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tes" table:style-name="ta1">
        <table:shapes>
          <draw:frame draw:z-index="0" draw:style-name="gr1" draw:text-style-name="P1" svg:width="399.87mm" svg:height="267.22mm" svg:x="26mm" svg:y="21.78mm">
            <draw:object draw:notify-on-update-of-ranges="Rates.A2:Rates.A100 Rates.B1:Rates.B1 Rates.B2:Rates.B100 Rates.C1:Rates.C1 Rates.C2:Rates.C100 Rates.D1:Rates.D1 Rates.D2:Rates.D100 Rates.E1:Rates.E1 Rates.E2:Rates.E100 Rates.F1:Rates.F1 Rates.F2:Rates.F100 Rates.G1:Rates.G1 Rates.G2:Rates.G100 Rates.H1:Rates.H1 Rates.H2:Rates.H100 Rates.I1:Rates.I1 Rates.I2:Rates.I100 Rates.J1:Rates.J1 Rates.J2:Rates.J100 Rates.K1:Rates.K1 Rates.K2:Rates.K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99.87mm" svg:height="267.22mm" svg:x="579.7mm" svg:y="22.58mm">
            <draw:object draw:notify-on-update-of-ranges="Rates.O1:Rates.O1 Rates.O2:Rates.O100 Rates.P1:Rates.P1 Rates.P2:Rates.P100 Rates.Q1:Rates.Q1 Rates.Q2:Rates.Q100 Rates.R1:Rates.R1 Rates.R2:Rates.R100 Rates.S1:Rates.S1 Rates.S2:Rates.S100 Rates.T1:Rates.T1 Rates.T2:Rates.T100 Rates.U1:Rates.U1 Rates.U2:Rates.U100 Rates.V1:Rates.V1 Rates.V2:Rates.V100 Rates.W1:Rates.W1 Rates.W2:Rates.W100 Rates.X1:Rates.X1 Rates.X2:Rates.X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1065194157464" calcext:value-type="float">
            <text:p>0,043106519415746</text:p>
          </table:table-cell>
          <table:table-cell office:value-type="float" office:value="0.0423940149625935" calcext:value-type="float">
            <text:p>0,042394014962594</text:p>
          </table:table-cell>
          <table:table-cell office:value-type="float" office:value="0.0413252582828643" calcext:value-type="float">
            <text:p>0,041325258282864</text:p>
          </table:table-cell>
          <table:table-cell office:value-type="float" office:value="0.0381189882436765" calcext:value-type="float">
            <text:p>0,038118988243677</text:p>
          </table:table-cell>
          <table:table-cell office:value-type="float" office:value="0.0377627360171001" calcext:value-type="float">
            <text:p>0,0377627360171</text:p>
          </table:table-cell>
          <table:table-cell office:value-type="float" office:value="0.0370502315639473" calcext:value-type="float">
            <text:p>0,037050231563947</text:p>
          </table:table-cell>
          <table:table-cell office:value-type="float" office:value="0.035981474884218" calcext:value-type="float">
            <text:p>0,035981474884218</text:p>
          </table:table-cell>
          <table:table-cell office:value-type="float" office:value="0.0356252226576416" calcext:value-type="float">
            <text:p>0,035625222657642</text:p>
          </table:table-cell>
          <table:table-cell office:value-type="float" office:value="0.0345564659779124" calcext:value-type="float">
            <text:p>0,034556465977912</text:p>
          </table:table-cell>
          <table:table-cell office:value-type="float" office:value="0.0334877092981831" calcext:value-type="float">
            <text:p>0,033487709298183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457800511509" calcext:value-type="float">
            <text:p>0,11457800511509</text:p>
          </table:table-cell>
          <table:table-cell office:value-type="float" office:value="0.109462915601023" calcext:value-type="float">
            <text:p>0,109462915601023</text:p>
          </table:table-cell>
          <table:table-cell office:value-type="float" office:value="0.0884910485933504" calcext:value-type="float">
            <text:p>0,08849104859335</text:p>
          </table:table-cell>
          <table:table-cell office:value-type="float" office:value="0.0859335038363171" calcext:value-type="float">
            <text:p>0,085933503836317</text:p>
          </table:table-cell>
          <table:table-cell office:value-type="float" office:value="0.0603580562659847" calcext:value-type="float">
            <text:p>0,060358056265985</text:p>
          </table:table-cell>
          <table:table-cell office:value-type="float" office:value="0.051150895140665" calcext:value-type="float">
            <text:p>0,051150895140665</text:p>
          </table:table-cell>
          <table:table-cell office:value-type="float" office:value="0.0491048593350384" calcext:value-type="float">
            <text:p>0,049104859335038</text:p>
          </table:table-cell>
          <table:table-cell office:value-type="float" office:value="0.0414322250639386" calcext:value-type="float">
            <text:p>0,041432225063939</text:p>
          </table:table-cell>
          <table:table-cell office:value-type="float" office:value="0.0296675191815857" calcext:value-type="float">
            <text:p>0,029667519181586</text:p>
          </table:table-cell>
          <table:table-cell office:value-type="float" office:value="0.0245524296675192" calcext:value-type="float">
            <text:p>0,024552429667519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7770419426049" calcext:value-type="float">
            <text:p>0,167770419426049</text:p>
          </table:table-cell>
          <table:table-cell office:value-type="float" office:value="0.160412067696836" calcext:value-type="float">
            <text:p>0,160412067696836</text:p>
          </table:table-cell>
          <table:table-cell office:value-type="float" office:value="0.0890360559234732" calcext:value-type="float">
            <text:p>0,089036055923473</text:p>
          </table:table-cell>
          <table:table-cell office:value-type="float" office:value="0.0743193524650478" calcext:value-type="float">
            <text:p>0,074319352465048</text:p>
          </table:table-cell>
          <table:table-cell office:value-type="float" office:value="0.047093451066961" calcext:value-type="float">
            <text:p>0,047093451066961</text:p>
          </table:table-cell>
          <table:table-cell office:value-type="float" office:value="0.0448859455481972" calcext:value-type="float">
            <text:p>0,044885945548197</text:p>
          </table:table-cell>
          <table:table-cell office:value-type="float" office:value="0.036055923473142" calcext:value-type="float">
            <text:p>0,036055923473142</text:p>
          </table:table-cell>
          <table:table-cell office:value-type="float" office:value="0.0323767476085357" calcext:value-type="float">
            <text:p>0,032376747608536</text:p>
          </table:table-cell>
          <table:table-cell table:number-columns-repeated="2" office:value-type="float" office:value="0.00294334069168506" calcext:value-type="float">
            <text:p>0,002943340691685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7597765363128" calcext:value-type="float">
            <text:p>0,167597765363128</text:p>
          </table:table-cell>
          <table:table-cell office:value-type="float" office:value="0.165203511572227" calcext:value-type="float">
            <text:p>0,165203511572227</text:p>
          </table:table-cell>
          <table:table-cell office:value-type="float" office:value="0.0933758978451716" calcext:value-type="float">
            <text:p>0,093375897845172</text:p>
          </table:table-cell>
          <table:table-cell office:value-type="float" office:value="0.0909816440542698" calcext:value-type="float">
            <text:p>0,09098164405427</text:p>
          </table:table-cell>
          <table:table-cell office:value-type="float" office:value="0.0494812450119713" calcext:value-type="float">
            <text:p>0,049481245011971</text:p>
          </table:table-cell>
          <table:table-cell office:value-type="float" office:value="0.0422984836392658" calcext:value-type="float">
            <text:p>0,042298483639266</text:p>
          </table:table-cell>
          <table:table-cell office:value-type="float" office:value="0.0207501995211492" calcext:value-type="float">
            <text:p>0,020750199521149</text:p>
          </table:table-cell>
          <table:table-cell office:value-type="float" office:value="0.00478850758180367" calcext:value-type="float">
            <text:p>0,004788507581804</text:p>
          </table:table-cell>
          <table:table-cell table:number-columns-repeated="2" office:value-type="float" office:value="0.00319233838786911" calcext:value-type="float">
            <text:p>0,003192338387869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3757273482959" calcext:value-type="float">
            <text:p>0,163757273482959</text:p>
          </table:table-cell>
          <table:table-cell office:value-type="float" office:value="0.134663341645885" calcext:value-type="float">
            <text:p>0,134663341645885</text:p>
          </table:table-cell>
          <table:table-cell office:value-type="float" office:value="0.0914380714879468" calcext:value-type="float">
            <text:p>0,091438071487947</text:p>
          </table:table-cell>
          <table:table-cell office:value-type="float" office:value="0.0897755610972569" calcext:value-type="float">
            <text:p>0,089775561097257</text:p>
          </table:table-cell>
          <table:table-cell office:value-type="float" office:value="0.0631753948462178" calcext:value-type="float">
            <text:p>0,063175394846218</text:p>
          </table:table-cell>
          <table:table-cell office:value-type="float" office:value="0.0590191188694929" calcext:value-type="float">
            <text:p>0,059019118869493</text:p>
          </table:table-cell>
          <table:table-cell office:value-type="float" office:value="0.0349127182044888" calcext:value-type="float">
            <text:p>0,034912718204489</text:p>
          </table:table-cell>
          <table:table-cell office:value-type="float" office:value="0.027431421446384" calcext:value-type="float">
            <text:p>0,027431421446384</text:p>
          </table:table-cell>
          <table:table-cell office:value-type="float" office:value="0.00498753117206983" calcext:value-type="float">
            <text:p>0,00498753117207</text:p>
          </table:table-cell>
          <table:table-cell office:value-type="float" office:value="0.00332502078137988" calcext:value-type="float">
            <text:p>0,00332502078138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5286343612335" calcext:value-type="float">
            <text:p>0,205286343612335</text:p>
          </table:table-cell>
          <table:table-cell office:value-type="float" office:value="0.183259911894273" calcext:value-type="float">
            <text:p>0,183259911894273</text:p>
          </table:table-cell>
          <table:table-cell office:value-type="float" office:value="0.129515418502203" calcext:value-type="float">
            <text:p>0,129515418502203</text:p>
          </table:table-cell>
          <table:table-cell office:value-type="float" office:value="0.0537444933920705" calcext:value-type="float">
            <text:p>0,053744493392071</text:p>
          </table:table-cell>
          <table:table-cell office:value-type="float" office:value="0.0361233480176212" calcext:value-type="float">
            <text:p>0,036123348017621</text:p>
          </table:table-cell>
          <table:table-cell office:value-type="float" office:value="0.0290748898678414" calcext:value-type="float">
            <text:p>0,029074889867841</text:p>
          </table:table-cell>
          <table:table-cell office:value-type="float" office:value="0.0176211453744493" calcext:value-type="float">
            <text:p>0,017621145374449</text:p>
          </table:table-cell>
          <table:table-cell table:number-columns-repeated="2" office:value-type="float" office:value="0.0052863436123348" calcext:value-type="float">
            <text:p>0,005286343612335</text:p>
          </table:table-cell>
          <table:table-cell office:value-type="float" office:value="0.00352422907488987" calcext:value-type="float">
            <text:p>0,00352422907489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208" calcext:value-type="float">
            <text:p>208</text:p>
          </table:table-cell>
          <table:table-cell office:value-type="float" office:value="147" calcext:value-type="float">
            <text:p>14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1660777385159" calcext:value-type="float">
            <text:p>0,161660777385159</text:p>
          </table:table-cell>
          <table:table-cell office:value-type="float" office:value="0.115724381625442" calcext:value-type="float">
            <text:p>0,115724381625442</text:p>
          </table:table-cell>
          <table:table-cell office:value-type="float" office:value="0.1113074204947" calcext:value-type="float">
            <text:p>0,1113074204947</text:p>
          </table:table-cell>
          <table:table-cell office:value-type="float" office:value="0.102473498233216" calcext:value-type="float">
            <text:p>0,102473498233216</text:p>
          </table:table-cell>
          <table:table-cell office:value-type="float" office:value="0.0777385159010601" calcext:value-type="float">
            <text:p>0,07773851590106</text:p>
          </table:table-cell>
          <table:table-cell office:value-type="float" office:value="0.0353356890459364" calcext:value-type="float">
            <text:p>0,035335689045936</text:p>
          </table:table-cell>
          <table:table-cell office:value-type="float" office:value="0.0159010600706714" calcext:value-type="float">
            <text:p>0,015901060070671</text:p>
          </table:table-cell>
          <table:table-cell table:number-columns-repeated="3" office:value-type="float" office:value="0.00441696113074205" calcext:value-type="float">
            <text:p>0,004416961130742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74207188160677" calcext:value-type="float">
            <text:p>0,374207188160677</text:p>
          </table:table-cell>
          <table:table-cell office:value-type="float" office:value="0.176532769556025" calcext:value-type="float">
            <text:p>0,176532769556025</text:p>
          </table:table-cell>
          <table:table-cell office:value-type="float" office:value="0.134249471458774" calcext:value-type="float">
            <text:p>0,134249471458774</text:p>
          </table:table-cell>
          <table:table-cell table:number-columns-repeated="2" office:value-type="float" office:value="0.00845665961945032" calcext:value-type="float">
            <text:p>0,00845665961945</text:p>
          </table:table-cell>
          <table:table-cell table:number-columns-repeated="4" office:value-type="float" office:value="0.00317124735729387" calcext:value-type="float">
            <text:p>0,003171247357294</text:p>
          </table:table-cell>
          <table:table-cell office:value-type="float" office:value="0.00211416490486258" calcext:value-type="float">
            <text:p>0,002114164904863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167" calcext:value-type="float">
            <text:p>16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807486631016" calcext:value-type="float">
            <text:p>0,27807486631016</text:p>
          </table:table-cell>
          <table:table-cell office:value-type="float" office:value="0.149732620320856" calcext:value-type="float">
            <text:p>0,149732620320856</text:p>
          </table:table-cell>
          <table:table-cell office:value-type="float" office:value="0.0898395721925134" calcext:value-type="float">
            <text:p>0,089839572192513</text:p>
          </table:table-cell>
          <table:table-cell office:value-type="float" office:value="0.0705882352941177" calcext:value-type="float">
            <text:p>0,070588235294118</text:p>
          </table:table-cell>
          <table:table-cell office:value-type="float" office:value="0.0545454545454545" calcext:value-type="float">
            <text:p>0,054545454545455</text:p>
          </table:table-cell>
          <table:table-cell office:value-type="float" office:value="0.00855614973262032" calcext:value-type="float">
            <text:p>0,00855614973262</text:p>
          </table:table-cell>
          <table:table-cell table:number-columns-repeated="3" office:value-type="float" office:value="0.00427807486631016" calcext:value-type="float">
            <text:p>0,00427807486631</text:p>
          </table:table-cell>
          <table:table-cell office:value-type="float" office:value="0.00320855614973262" calcext:value-type="float">
            <text:p>0,003208556149733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83422459893048" calcext:value-type="float">
            <text:p>0,283422459893048</text:p>
          </table:table-cell>
          <table:table-cell office:value-type="float" office:value="0.145454545454545" calcext:value-type="float">
            <text:p>0,145454545454545</text:p>
          </table:table-cell>
          <table:table-cell office:value-type="float" office:value="0.137967914438503" calcext:value-type="float">
            <text:p>0,137967914438503</text:p>
          </table:table-cell>
          <table:table-cell office:value-type="float" office:value="0.0502673796791444" calcext:value-type="float">
            <text:p>0,050267379679144</text:p>
          </table:table-cell>
          <table:table-cell office:value-type="float" office:value="0.0385026737967915" calcext:value-type="float">
            <text:p>0,038502673796792</text:p>
          </table:table-cell>
          <table:table-cell office:value-type="float" office:value="0.00748663101604278" calcext:value-type="float">
            <text:p>0,007486631016043</text:p>
          </table:table-cell>
          <table:table-cell office:value-type="float" office:value="0.0053475935828877" calcext:value-type="float">
            <text:p>0,005347593582888</text:p>
          </table:table-cell>
          <table:table-cell table:number-columns-repeated="2" office:value-type="float" office:value="0.00427807486631016" calcext:value-type="float">
            <text:p>0,00427807486631</text:p>
          </table:table-cell>
          <table:table-cell office:value-type="float" office:value="0.00320855614973262" calcext:value-type="float">
            <text:p>0,003208556149733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7062634989201" calcext:value-type="float">
            <text:p>0,217062634989201</text:p>
          </table:table-cell>
          <table:table-cell office:value-type="float" office:value="0.172786177105832" calcext:value-type="float">
            <text:p>0,172786177105832</text:p>
          </table:table-cell>
          <table:table-cell office:value-type="float" office:value="0.158747300215983" calcext:value-type="float">
            <text:p>0,158747300215983</text:p>
          </table:table-cell>
          <table:table-cell office:value-type="float" office:value="0.10475161987041" calcext:value-type="float">
            <text:p>0,10475161987041</text:p>
          </table:table-cell>
          <table:table-cell table:number-columns-repeated="2" office:value-type="float" office:value="0.00539956803455724" calcext:value-type="float">
            <text:p>0,005399568034557</text:p>
          </table:table-cell>
          <table:table-cell office:value-type="float" office:value="0.00431965442764579" calcext:value-type="float">
            <text:p>0,004319654427646</text:p>
          </table:table-cell>
          <table:table-cell table:number-columns-repeated="3" office:value-type="float" office:value="0.00323974082073434" calcext:value-type="float">
            <text:p>0,003239740820734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779376498801" calcext:value-type="float">
            <text:p>0,25779376498801</text:p>
          </table:table-cell>
          <table:table-cell office:value-type="float" office:value="0.218225419664269" calcext:value-type="float">
            <text:p>0,218225419664269</text:p>
          </table:table-cell>
          <table:table-cell office:value-type="float" office:value="0.13189448441247" calcext:value-type="float">
            <text:p>0,13189448441247</text:p>
          </table:table-cell>
          <table:table-cell office:value-type="float" office:value="0.0539568345323741" calcext:value-type="float">
            <text:p>0,053956834532374</text:p>
          </table:table-cell>
          <table:table-cell table:number-columns-repeated="2" office:value-type="float" office:value="0.00599520383693046" calcext:value-type="float">
            <text:p>0,00599520383693</text:p>
          </table:table-cell>
          <table:table-cell table:number-columns-repeated="3" office:value-type="float" office:value="0.00359712230215827" calcext:value-type="float">
            <text:p>0,003597122302158</text:p>
          </table:table-cell>
          <table:table-cell office:value-type="float" office:value="0.00239808153477218" calcext:value-type="float">
            <text:p>0,002398081534772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0955414012739" calcext:value-type="float">
            <text:p>0,250955414012739</text:p>
          </table:table-cell>
          <table:table-cell office:value-type="float" office:value="0.239490445859873" calcext:value-type="float">
            <text:p>0,239490445859873</text:p>
          </table:table-cell>
          <table:table-cell office:value-type="float" office:value="0.189808917197452" calcext:value-type="float">
            <text:p>0,189808917197452</text:p>
          </table:table-cell>
          <table:table-cell table:number-columns-repeated="2" office:value-type="float" office:value="0.00509554140127389" calcext:value-type="float">
            <text:p>0,005095541401274</text:p>
          </table:table-cell>
          <table:table-cell table:number-columns-repeated="3" office:value-type="float" office:value="0.00382165605095541" calcext:value-type="float">
            <text:p>0,003821656050955</text:p>
          </table:table-cell>
          <table:table-cell table:number-columns-repeated="2" office:value-type="float" office:value="0.00254777070063694" calcext:value-type="float">
            <text:p>0,002547770700637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9947643979058" calcext:value-type="float">
            <text:p>0,359947643979058</text:p>
          </table:table-cell>
          <table:table-cell office:value-type="float" office:value="0.235602094240838" calcext:value-type="float">
            <text:p>0,235602094240838</text:p>
          </table:table-cell>
          <table:table-cell office:value-type="float" office:value="0.0981675392670157" calcext:value-type="float">
            <text:p>0,098167539267016</text:p>
          </table:table-cell>
          <table:table-cell table:number-columns-repeated="2" office:value-type="float" office:value="0.00523560209424084" calcext:value-type="float">
            <text:p>0,005235602094241</text:p>
          </table:table-cell>
          <table:table-cell table:number-columns-repeated="5" office:value-type="float" office:value="0.00392670157068063" calcext:value-type="float">
            <text:p>0,003926701570681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1682368775236" calcext:value-type="float">
            <text:p>0,251682368775236</text:p>
          </table:table-cell>
          <table:table-cell office:value-type="float" office:value="0.165545087483176" calcext:value-type="float">
            <text:p>0,165545087483176</text:p>
          </table:table-cell>
          <table:table-cell office:value-type="float" office:value="0.160161507402423" calcext:value-type="float">
            <text:p>0,160161507402423</text:p>
          </table:table-cell>
          <table:table-cell office:value-type="float" office:value="0.117092866756393" calcext:value-type="float">
            <text:p>0,117092866756393</text:p>
          </table:table-cell>
          <table:table-cell table:number-columns-repeated="3" office:value-type="float" office:value="0.0053835800807537" calcext:value-type="float">
            <text:p>0,005383580080754</text:p>
          </table:table-cell>
          <table:table-cell office:value-type="float" office:value="0.00403768506056528" calcext:value-type="float">
            <text:p>0,004037685060565</text:p>
          </table:table-cell>
          <table:table-cell table:number-columns-repeated="2" office:value-type="float" office:value="0.00269179004037685" calcext:value-type="float">
            <text:p>0,002691790040377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01109570041609" calcext:value-type="float">
            <text:p>0,201109570041609</text:p>
          </table:table-cell>
          <table:table-cell office:value-type="float" office:value="0.142857142857143" calcext:value-type="float">
            <text:p>0,142857142857143</text:p>
          </table:table-cell>
          <table:table-cell office:value-type="float" office:value="0.134535367545076" calcext:value-type="float">
            <text:p>0,134535367545076</text:p>
          </table:table-cell>
          <table:table-cell office:value-type="float" office:value="0.087378640776699" calcext:value-type="float">
            <text:p>0,087378640776699</text:p>
          </table:table-cell>
          <table:table-cell office:value-type="float" office:value="0.0624133148404993" calcext:value-type="float">
            <text:p>0,062413314840499</text:p>
          </table:table-cell>
          <table:table-cell office:value-type="float" office:value="0.00693481276005548" calcext:value-type="float">
            <text:p>0,006934812760055</text:p>
          </table:table-cell>
          <table:table-cell table:number-columns-repeated="3" office:value-type="float" office:value="0.00416088765603329" calcext:value-type="float">
            <text:p>0,004160887656033</text:p>
          </table:table-cell>
          <table:table-cell office:value-type="float" office:value="0.00277392510402219" calcext:value-type="float">
            <text:p>0,002773925104022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0555555555556" calcext:value-type="float">
            <text:p>0,380555555555556</text:p>
          </table:table-cell>
          <table:table-cell office:value-type="float" office:value="0.286111111111111" calcext:value-type="float">
            <text:p>0,286111111111111</text:p>
          </table:table-cell>
          <table:table-cell table:number-columns-repeated="2" office:value-type="float" office:value="0.00833333333333333" calcext:value-type="float">
            <text:p>0,008333333333333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2" office:value-type="float" office:value="0.00555555555555556" calcext:value-type="float">
            <text:p>0,005555555555556</text:p>
          </table:table-cell>
          <table:table-cell table:number-columns-repeated="3" office:value-type="float" office:value="0.00416666666666667" calcext:value-type="float">
            <text:p>0,004166666666667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81944444444444" calcext:value-type="float">
            <text:p>0,481944444444444</text:p>
          </table:table-cell>
          <table:table-cell office:value-type="float" office:value="0.205555555555556" calcext:value-type="float">
            <text:p>0,205555555555556</text:p>
          </table:table-cell>
          <table:table-cell table:number-columns-repeated="2" office:value-type="float" office:value="0.00555555555555556" calcext:value-type="float">
            <text:p>0,005555555555556</text:p>
          </table:table-cell>
          <table:table-cell table:number-columns-repeated="3" office:value-type="float" office:value="0.00416666666666667" calcext:value-type="float">
            <text:p>0,004166666666667</text:p>
          </table:table-cell>
          <table:table-cell table:number-columns-repeated="3" office:value-type="float" office:value="0.00277777777777778" calcext:value-type="float">
            <text:p>0,002777777777778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78247734138973" calcext:value-type="float">
            <text:p>0,678247734138973</text:p>
          </table:table-cell>
          <table:table-cell table:number-columns-repeated="3" office:value-type="float" office:value="0.00604229607250755" calcext:value-type="float">
            <text:p>0,006042296072508</text:p>
          </table:table-cell>
          <table:table-cell table:number-columns-repeated="6" office:value-type="float" office:value="0.00453172205438066" calcext:value-type="float">
            <text:p>0,004531722054381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67776096822995" calcext:value-type="float">
            <text:p>0,267776096822995</text:p>
          </table:table-cell>
          <table:table-cell office:value-type="float" office:value="0.255673222390318" calcext:value-type="float">
            <text:p>0,255673222390318</text:p>
          </table:table-cell>
          <table:table-cell office:value-type="float" office:value="0.124054462934947" calcext:value-type="float">
            <text:p>0,124054462934947</text:p>
          </table:table-cell>
          <table:table-cell office:value-type="float" office:value="0.00907715582450832" calcext:value-type="float">
            <text:p>0,009077155824508</text:p>
          </table:table-cell>
          <table:table-cell office:value-type="float" office:value="0.0075642965204236" calcext:value-type="float">
            <text:p>0,007564296520424</text:p>
          </table:table-cell>
          <table:table-cell table:number-columns-repeated="2" office:value-type="float" office:value="0.00605143721633888" calcext:value-type="float">
            <text:p>0,006051437216339</text:p>
          </table:table-cell>
          <table:table-cell table:number-columns-repeated="3" office:value-type="float" office:value="0.00302571860816944" calcext:value-type="float">
            <text:p>0,003025718608169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2900763358779" calcext:value-type="float">
            <text:p>0,422900763358779</text:p>
          </table:table-cell>
          <table:table-cell office:value-type="float" office:value="0.242748091603053" calcext:value-type="float">
            <text:p>0,242748091603053</text:p>
          </table:table-cell>
          <table:table-cell table:number-columns-repeated="2" office:value-type="float" office:value="0.00610687022900763" calcext:value-type="float">
            <text:p>0,006106870229008</text:p>
          </table:table-cell>
          <table:table-cell table:number-columns-repeated="6" office:value-type="float" office:value="0.00458015267175573" calcext:value-type="float">
            <text:p>0,004580152671756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115562403698" calcext:value-type="float">
            <text:p>0,25115562403698</text:p>
          </table:table-cell>
          <table:table-cell table:number-columns-repeated="2" office:value-type="float" office:value="0.11864406779661" calcext:value-type="float">
            <text:p>0,11864406779661</text:p>
          </table:table-cell>
          <table:table-cell office:value-type="float" office:value="0.0600924499229584" calcext:value-type="float">
            <text:p>0,060092449922958</text:p>
          </table:table-cell>
          <table:table-cell office:value-type="float" office:value="0.0308166409861325" calcext:value-type="float">
            <text:p>0,030816640986133</text:p>
          </table:table-cell>
          <table:table-cell office:value-type="float" office:value="0.0184899845916795" calcext:value-type="float">
            <text:p>0,01848998459168</text:p>
          </table:table-cell>
          <table:table-cell office:value-type="float" office:value="0.00770416024653313" calcext:value-type="float">
            <text:p>0,007704160246533</text:p>
          </table:table-cell>
          <table:table-cell table:number-columns-repeated="3" office:value-type="float" office:value="0.0061633281972265" calcext:value-type="float">
            <text:p>0,006163328197227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29860031104199" calcext:value-type="float">
            <text:p>0,629860031104199</text:p>
          </table:table-cell>
          <table:table-cell office:value-type="float" office:value="0.0139968895800933" calcext:value-type="float">
            <text:p>0,013996889580093</text:p>
          </table:table-cell>
          <table:table-cell table:number-columns-repeated="2" office:value-type="float" office:value="0.00777604976671851" calcext:value-type="float">
            <text:p>0,007776049766719</text:p>
          </table:table-cell>
          <table:table-cell table:number-columns-repeated="4" office:value-type="float" office:value="0.00622083981337481" calcext:value-type="float">
            <text:p>0,006220839813375</text:p>
          </table:table-cell>
          <table:table-cell table:number-columns-repeated="2" office:value-type="float" office:value="0.00466562986003111" calcext:value-type="float">
            <text:p>0,004665629860031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00468018720749" calcext:value-type="float">
            <text:p>0,700468018720749</text:p>
          </table:table-cell>
          <table:table-cell office:value-type="float" office:value="0.0093603744149766" calcext:value-type="float">
            <text:p>0,009360374414977</text:p>
          </table:table-cell>
          <table:table-cell table:number-columns-repeated="2" office:value-type="float" office:value="0.0062402496099844" calcext:value-type="float">
            <text:p>0,006240249609984</text:p>
          </table:table-cell>
          <table:table-cell table:number-columns-repeated="4" office:value-type="float" office:value="0.0046801872074883" calcext:value-type="float">
            <text:p>0,004680187207488</text:p>
          </table:table-cell>
          <table:table-cell table:number-columns-repeated="2" office:value-type="float" office:value="0.0031201248049922" calcext:value-type="float">
            <text:p>0,003120124804992</text:p>
          </table:table-cell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2776911076443" calcext:value-type="float">
            <text:p>0,422776911076443</text:p>
          </table:table-cell>
          <table:table-cell office:value-type="float" office:value="0.241809672386895" calcext:value-type="float">
            <text:p>0,241809672386895</text:p>
          </table:table-cell>
          <table:table-cell table:number-columns-repeated="3" office:value-type="float" office:value="0.0062402496099844" calcext:value-type="float">
            <text:p>0,006240249609984</text:p>
          </table:table-cell>
          <table:table-cell table:number-columns-repeated="4" office:value-type="float" office:value="0.0046801872074883" calcext:value-type="float">
            <text:p>0,004680187207488</text:p>
          </table:table-cell>
          <table:table-cell office:value-type="float" office:value="0.0031201248049922" calcext:value-type="float">
            <text:p>0,003120124804992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02848101265823" calcext:value-type="float">
            <text:p>0,602848101265823</text:p>
          </table:table-cell>
          <table:table-cell office:value-type="float" office:value="0.0126582278481013" calcext:value-type="float">
            <text:p>0,012658227848101</text:p>
          </table:table-cell>
          <table:table-cell office:value-type="float" office:value="0.0110759493670886" calcext:value-type="float">
            <text:p>0,011075949367089</text:p>
          </table:table-cell>
          <table:table-cell office:value-type="float" office:value="0.00949367088607595" calcext:value-type="float">
            <text:p>0,009493670886076</text:p>
          </table:table-cell>
          <table:table-cell office:value-type="float" office:value="0.00791139240506329" calcext:value-type="float">
            <text:p>0,007911392405063</text:p>
          </table:table-cell>
          <table:table-cell table:number-columns-repeated="3" office:value-type="float" office:value="0.00632911392405063" calcext:value-type="float">
            <text:p>0,006329113924051</text:p>
          </table:table-cell>
          <table:table-cell table:number-columns-repeated="2" office:value-type="float" office:value="0.00474683544303798" calcext:value-type="float">
            <text:p>0,004746835443038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2902711323764" calcext:value-type="float">
            <text:p>0,42902711323764</text:p>
          </table:table-cell>
          <table:table-cell office:value-type="float" office:value="0.192982456140351" calcext:value-type="float">
            <text:p>0,192982456140351</text:p>
          </table:table-cell>
          <table:table-cell office:value-type="float" office:value="0.076555023923445" calcext:value-type="float">
            <text:p>0,076555023923445</text:p>
          </table:table-cell>
          <table:table-cell office:value-type="float" office:value="0.00637958532695375" calcext:value-type="float">
            <text:p>0,006379585326954</text:p>
          </table:table-cell>
          <table:table-cell table:number-columns-repeated="5" office:value-type="float" office:value="0.00478468899521531" calcext:value-type="float">
            <text:p>0,004784688995215</text:p>
          </table:table-cell>
          <table:table-cell office:value-type="float" office:value="0.00318979266347687" calcext:value-type="float">
            <text:p>0,00318979266347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121" calcext:value-type="float">
            <text:p>12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8849840255591" calcext:value-type="float">
            <text:p>0,68849840255591</text:p>
          </table:table-cell>
          <table:table-cell office:value-type="float" office:value="0.0175718849840256" calcext:value-type="float">
            <text:p>0,017571884984026</text:p>
          </table:table-cell>
          <table:table-cell office:value-type="float" office:value="0.00958466453674122" calcext:value-type="float">
            <text:p>0,009584664536741</text:p>
          </table:table-cell>
          <table:table-cell office:value-type="float" office:value="0.00798722044728434" calcext:value-type="float">
            <text:p>0,007987220447284</text:p>
          </table:table-cell>
          <table:table-cell table:number-columns-repeated="2" office:value-type="float" office:value="0.00638977635782748" calcext:value-type="float">
            <text:p>0,006389776357827</text:p>
          </table:table-cell>
          <table:table-cell table:number-columns-repeated="4" office:value-type="float" office:value="0.00479233226837061" calcext:value-type="float">
            <text:p>0,004792332268371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44" calcext:value-type="float">
            <text:p>0,344</text:p>
          </table:table-cell>
          <table:table-cell office:value-type="float" office:value="0.1872" calcext:value-type="float">
            <text:p>0,1872</text:p>
          </table:table-cell>
          <table:table-cell office:value-type="float" office:value="0.1344" calcext:value-type="float">
            <text:p>0,1344</text:p>
          </table:table-cell>
          <table:table-cell table:number-columns-repeated="3" office:value-type="float" office:value="0.0064" calcext:value-type="float">
            <text:p>0,0064</text:p>
          </table:table-cell>
          <table:table-cell table:number-columns-repeated="2" office:value-type="float" office:value="0.0048" calcext:value-type="float">
            <text:p>0,0048</text:p>
          </table:table-cell>
          <table:table-cell table:number-columns-repeated="2" office:value-type="float" office:value="0.0032" calcext:value-type="float">
            <text:p>0,0032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78029079159935" calcext:value-type="float">
            <text:p>0,378029079159935</text:p>
          </table:table-cell>
          <table:table-cell office:value-type="float" office:value="0.290791599353796" calcext:value-type="float">
            <text:p>0,290791599353796</text:p>
          </table:table-cell>
          <table:table-cell table:number-columns-repeated="2" office:value-type="float" office:value="0.00646203554119548" calcext:value-type="float">
            <text:p>0,006462035541195</text:p>
          </table:table-cell>
          <table:table-cell table:number-columns-repeated="6" office:value-type="float" office:value="0.00484652665589661" calcext:value-type="float">
            <text:p>0,004846526655897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8122977346278" calcext:value-type="float">
            <text:p>0,618122977346278</text:p>
          </table:table-cell>
          <table:table-cell office:value-type="float" office:value="0.011326860841424" calcext:value-type="float">
            <text:p>0,011326860841424</text:p>
          </table:table-cell>
          <table:table-cell table:number-columns-repeated="2" office:value-type="float" office:value="0.00809061488673139" calcext:value-type="float">
            <text:p>0,008090614886731</text:p>
          </table:table-cell>
          <table:table-cell table:number-columns-repeated="3" office:value-type="float" office:value="0.00647249190938511" calcext:value-type="float">
            <text:p>0,006472491909385</text:p>
          </table:table-cell>
          <table:table-cell office:value-type="float" office:value="0.00485436893203883" calcext:value-type="float">
            <text:p>0,004854368932039</text:p>
          </table:table-cell>
          <table:table-cell table:number-columns-repeated="2" office:value-type="float" office:value="0.00323624595469256" calcext:value-type="float">
            <text:p>0,003236245954693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99029126213592" calcext:value-type="float">
            <text:p>0,699029126213592</text:p>
          </table:table-cell>
          <table:table-cell office:value-type="float" office:value="0.00970873786407767" calcext:value-type="float">
            <text:p>0,009708737864078</text:p>
          </table:table-cell>
          <table:table-cell office:value-type="float" office:value="0.00809061488673139" calcext:value-type="float">
            <text:p>0,008090614886731</text:p>
          </table:table-cell>
          <table:table-cell table:number-columns-repeated="2" office:value-type="float" office:value="0.00647249190938511" calcext:value-type="float">
            <text:p>0,006472491909385</text:p>
          </table:table-cell>
          <table:table-cell table:number-columns-repeated="4" office:value-type="float" office:value="0.00485436893203883" calcext:value-type="float">
            <text:p>0,004854368932039</text:p>
          </table:table-cell>
          <table:table-cell office:value-type="float" office:value="0.00323624595469256" calcext:value-type="float">
            <text:p>0,003236245954693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88815789473684" calcext:value-type="float">
            <text:p>0,588815789473684</text:p>
          </table:table-cell>
          <table:table-cell table:number-columns-repeated="2" office:value-type="float" office:value="0.00986842105263158" calcext:value-type="float">
            <text:p>0,009868421052632</text:p>
          </table:table-cell>
          <table:table-cell office:value-type="float" office:value="0.00822368421052632" calcext:value-type="float">
            <text:p>0,008223684210526</text:p>
          </table:table-cell>
          <table:table-cell table:number-columns-repeated="3" office:value-type="float" office:value="0.00657894736842105" calcext:value-type="float">
            <text:p>0,006578947368421</text:p>
          </table:table-cell>
          <table:table-cell table:number-columns-repeated="3" office:value-type="float" office:value="0.00493421052631579" calcext:value-type="float">
            <text:p>0,004934210526316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2042833607908" calcext:value-type="float">
            <text:p>0,682042833607908</text:p>
          </table:table-cell>
          <table:table-cell office:value-type="float" office:value="0.0214168039538715" calcext:value-type="float">
            <text:p>0,021416803953872</text:p>
          </table:table-cell>
          <table:table-cell office:value-type="float" office:value="0.00823723228995058" calcext:value-type="float">
            <text:p>0,008237232289951</text:p>
          </table:table-cell>
          <table:table-cell office:value-type="float" office:value="0.00658978583196046" calcext:value-type="float">
            <text:p>0,00658978583196</text:p>
          </table:table-cell>
          <table:table-cell table:number-columns-repeated="4" office:value-type="float" office:value="0.00494233937397035" calcext:value-type="float">
            <text:p>0,00494233937397</text:p>
          </table:table-cell>
          <table:table-cell table:number-columns-repeated="2" office:value-type="float" office:value="0.00329489291598023" calcext:value-type="float">
            <text:p>0,00329489291598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69421487603306" calcext:value-type="float">
            <text:p>0,669421487603306</text:p>
          </table:table-cell>
          <table:table-cell office:value-type="float" office:value="0.0115702479338843" calcext:value-type="float">
            <text:p>0,011570247933884</text:p>
          </table:table-cell>
          <table:table-cell office:value-type="float" office:value="0.00991735537190083" calcext:value-type="float">
            <text:p>0,009917355371901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3" office:value-type="float" office:value="0.00495867768595041" calcext:value-type="float">
            <text:p>0,00495867768595</text:p>
          </table:table-cell>
          <table:table-cell table:number-columns-repeated="3" office:value-type="float" office:value="0.00330578512396694" calcext:value-type="float">
            <text:p>0,003305785123967</text:p>
          </table:table-cell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57851239669421" calcext:value-type="float">
            <text:p>0,657851239669421</text:p>
          </table:table-cell>
          <table:table-cell office:value-type="float" office:value="0.0181818181818182" calcext:value-type="float">
            <text:p>0,018181818181818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2" office:value-type="float" office:value="0.00661157024793388" calcext:value-type="float">
            <text:p>0,006611570247934</text:p>
          </table:table-cell>
          <table:table-cell table:number-columns-repeated="2" office:value-type="float" office:value="0.00495867768595041" calcext:value-type="float">
            <text:p>0,00495867768595</text:p>
          </table:table-cell>
          <table:table-cell table:number-columns-repeated="3" office:value-type="float" office:value="0.00330578512396694" calcext:value-type="float">
            <text:p>0,003305785123967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20860927152318" calcext:value-type="float">
            <text:p>0,620860927152318</text:p>
          </table:table-cell>
          <table:table-cell office:value-type="float" office:value="0.0165562913907285" calcext:value-type="float">
            <text:p>0,016556291390729</text:p>
          </table:table-cell>
          <table:table-cell office:value-type="float" office:value="0.0132450331125828" calcext:value-type="float">
            <text:p>0,013245033112583</text:p>
          </table:table-cell>
          <table:table-cell office:value-type="float" office:value="0.0115894039735099" calcext:value-type="float">
            <text:p>0,01158940397351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4" office:value-type="float" office:value="0.00496688741721854" calcext:value-type="float">
            <text:p>0,004966887417219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93046357615894" calcext:value-type="float">
            <text:p>0,293046357615894</text:p>
          </table:table-cell>
          <table:table-cell office:value-type="float" office:value="0.195364238410596" calcext:value-type="float">
            <text:p>0,195364238410596</text:p>
          </table:table-cell>
          <table:table-cell office:value-type="float" office:value="0.193708609271523" calcext:value-type="float">
            <text:p>0,193708609271523</text:p>
          </table:table-cell>
          <table:table-cell office:value-type="float" office:value="0.00662251655629139" calcext:value-type="float">
            <text:p>0,006622516556291</text:p>
          </table:table-cell>
          <table:table-cell table:number-columns-repeated="2" office:value-type="float" office:value="0.00496688741721854" calcext:value-type="float">
            <text:p>0,004966887417219</text:p>
          </table:table-cell>
          <table:table-cell table:number-columns-repeated="4" office:value-type="float" office:value="0.0033112582781457" calcext:value-type="float">
            <text:p>0,003311258278146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1523178807947" calcext:value-type="float">
            <text:p>0,71523178807947</text:p>
          </table:table-cell>
          <table:table-cell office:value-type="float" office:value="0.0149006622516556" calcext:value-type="float">
            <text:p>0,014900662251656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6" office:value-type="float" office:value="0.0033112582781457" calcext:value-type="float">
            <text:p>0,003311258278146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3333333333333" calcext:value-type="float">
            <text:p>0,643333333333333</text:p>
          </table:table-cell>
          <table:table-cell table:number-columns-repeated="3" office:value-type="float" office:value="0.00833333333333333" calcext:value-type="float">
            <text:p>0,008333333333333</text:p>
          </table:table-cell>
          <table:table-cell table:number-columns-repeated="2" office:value-type="float" office:value="0.00666666666666667" calcext:value-type="float">
            <text:p>0,006666666666667</text:p>
          </table:table-cell>
          <table:table-cell table:number-columns-repeated="4" office:value-type="float" office:value="0.005" calcext:value-type="float">
            <text:p>0,005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72787979966611" calcext:value-type="float">
            <text:p>0,672787979966611</text:p>
          </table:table-cell>
          <table:table-cell table:number-columns-repeated="2" office:value-type="float" office:value="0.011686143572621" calcext:value-type="float">
            <text:p>0,011686143572621</text:p>
          </table:table-cell>
          <table:table-cell table:number-columns-repeated="2" office:value-type="float" office:value="0.00667779632721202" calcext:value-type="float">
            <text:p>0,006677796327212</text:p>
          </table:table-cell>
          <table:table-cell table:number-columns-repeated="3" office:value-type="float" office:value="0.00500834724540901" calcext:value-type="float">
            <text:p>0,005008347245409</text:p>
          </table:table-cell>
          <table:table-cell table:number-columns-repeated="2" office:value-type="float" office:value="0.00333889816360601" calcext:value-type="float">
            <text:p>0,003338898163606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5418060200669" calcext:value-type="float">
            <text:p>0,625418060200669</text:p>
          </table:table-cell>
          <table:table-cell office:value-type="float" office:value="0.0150501672240803" calcext:value-type="float">
            <text:p>0,01505016722408</text:p>
          </table:table-cell>
          <table:table-cell office:value-type="float" office:value="0.0117056856187291" calcext:value-type="float">
            <text:p>0,011705685618729</text:p>
          </table:table-cell>
          <table:table-cell office:value-type="float" office:value="0.0100334448160535" calcext:value-type="float">
            <text:p>0,010033444816054</text:p>
          </table:table-cell>
          <table:table-cell table:number-columns-repeated="4" office:value-type="float" office:value="0.00501672240802676" calcext:value-type="float">
            <text:p>0,005016722408027</text:p>
          </table:table-cell>
          <table:table-cell table:number-columns-repeated="2" office:value-type="float" office:value="0.00334448160535117" calcext:value-type="float">
            <text:p>0,003344481605351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98993288590604" calcext:value-type="float">
            <text:p>0,598993288590604</text:p>
          </table:table-cell>
          <table:table-cell office:value-type="float" office:value="0.0302013422818792" calcext:value-type="float">
            <text:p>0,030201342281879</text:p>
          </table:table-cell>
          <table:table-cell table:number-columns-repeated="2" office:value-type="float" office:value="0.0134228187919463" calcext:value-type="float">
            <text:p>0,013422818791946</text:p>
          </table:table-cell>
          <table:table-cell table:number-columns-repeated="3" office:value-type="float" office:value="0.00503355704697987" calcext:value-type="float">
            <text:p>0,00503355704698</text:p>
          </table:table-cell>
          <table:table-cell table:number-columns-repeated="3" office:value-type="float" office:value="0.00335570469798658" calcext:value-type="float">
            <text:p>0,003355704697987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96969696969697" calcext:value-type="float">
            <text:p>0,696969696969697</text:p>
          </table:table-cell>
          <table:table-cell office:value-type="float" office:value="0.0101010101010101" calcext:value-type="float">
            <text:p>0,01010101010101</text:p>
          </table:table-cell>
          <table:table-cell table:number-columns-repeated="3" office:value-type="float" office:value="0.00673400673400673" calcext:value-type="float">
            <text:p>0,006734006734007</text:p>
          </table:table-cell>
          <table:table-cell office:value-type="float" office:value="0.00505050505050505" calcext:value-type="float">
            <text:p>0,005050505050505</text:p>
          </table:table-cell>
          <table:table-cell table:number-columns-repeated="4" office:value-type="float" office:value="0.00336700336700337" calcext:value-type="float">
            <text:p>0,003367003367003</text:p>
          </table:table-cell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30508474576271" calcext:value-type="float">
            <text:p>0,730508474576271</text:p>
          </table:table-cell>
          <table:table-cell office:value-type="float" office:value="0.0101694915254237" calcext:value-type="float">
            <text:p>0,010169491525424</text:p>
          </table:table-cell>
          <table:table-cell office:value-type="float" office:value="0.00677966101694915" calcext:value-type="float">
            <text:p>0,006779661016949</text:p>
          </table:table-cell>
          <table:table-cell table:number-columns-repeated="2" office:value-type="float" office:value="0.00508474576271186" calcext:value-type="float">
            <text:p>0,005084745762712</text:p>
          </table:table-cell>
          <table:table-cell table:number-columns-repeated="4" office:value-type="float" office:value="0.00338983050847458" calcext:value-type="float">
            <text:p>0,003389830508475</text:p>
          </table:table-cell>
          <table:table-cell office:value-type="float" office:value="0.00169491525423729" calcext:value-type="float">
            <text:p>0,001694915254237</text:p>
          </table:table-cell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63247863247863" calcext:value-type="float">
            <text:p>0,663247863247863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3" office:value-type="float" office:value="0.00683760683760684" calcext:value-type="float">
            <text:p>0,006837606837607</text:p>
          </table:table-cell>
          <table:table-cell office:value-type="float" office:value="0.00512820512820513" calcext:value-type="float">
            <text:p>0,005128205128205</text:p>
          </table:table-cell>
          <table:table-cell table:number-columns-repeated="4" office:value-type="float" office:value="0.00341880341880342" calcext:value-type="float">
            <text:p>0,003418803418803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16239316239316" calcext:value-type="float">
            <text:p>0,716239316239316</text:p>
          </table:table-cell>
          <table:table-cell office:value-type="float" office:value="0.0136752136752137" calcext:value-type="float">
            <text:p>0,013675213675214</text:p>
          </table:table-cell>
          <table:table-cell office:value-type="float" office:value="0.0102564102564103" calcext:value-type="float">
            <text:p>0,01025641025641</text:p>
          </table:table-cell>
          <table:table-cell table:number-columns-repeated="3" office:value-type="float" office:value="0.00512820512820513" calcext:value-type="float">
            <text:p>0,005128205128205</text:p>
          </table:table-cell>
          <table:table-cell table:number-columns-repeated="4" office:value-type="float" office:value="0.00341880341880342" calcext:value-type="float">
            <text:p>0,003418803418803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75342465753425" calcext:value-type="float">
            <text:p>0,575342465753425</text:p>
          </table:table-cell>
          <table:table-cell office:value-type="float" office:value="0.0154109589041096" calcext:value-type="float">
            <text:p>0,01541095890411</text:p>
          </table:table-cell>
          <table:table-cell office:value-type="float" office:value="0.011986301369863" calcext:value-type="float">
            <text:p>0,011986301369863</text:p>
          </table:table-cell>
          <table:table-cell office:value-type="float" office:value="0.00856164383561644" calcext:value-type="float">
            <text:p>0,008561643835616</text:p>
          </table:table-cell>
          <table:table-cell table:number-columns-repeated="3" office:value-type="float" office:value="0.00513698630136986" calcext:value-type="float">
            <text:p>0,00513698630137</text:p>
          </table:table-cell>
          <table:table-cell table:number-columns-repeated="3" office:value-type="float" office:value="0.00342465753424658" calcext:value-type="float">
            <text:p>0,003424657534247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61512027491409" calcext:value-type="float">
            <text:p>0,661512027491409</text:p>
          </table:table-cell>
          <table:table-cell office:value-type="float" office:value="0.0120274914089347" calcext:value-type="float">
            <text:p>0,012027491408935</text:p>
          </table:table-cell>
          <table:table-cell table:number-columns-repeated="2" office:value-type="float" office:value="0.00859106529209622" calcext:value-type="float">
            <text:p>0,008591065292096</text:p>
          </table:table-cell>
          <table:table-cell office:value-type="float" office:value="0.00687285223367698" calcext:value-type="float">
            <text:p>0,006872852233677</text:p>
          </table:table-cell>
          <table:table-cell table:number-columns-repeated="3" office:value-type="float" office:value="0.00515463917525773" calcext:value-type="float">
            <text:p>0,005154639175258</text:p>
          </table:table-cell>
          <table:table-cell table:number-columns-repeated="2" office:value-type="float" office:value="0.00343642611683849" calcext:value-type="float">
            <text:p>0,003436426116838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62650602409639" calcext:value-type="float">
            <text:p>0,662650602409639</text:p>
          </table:table-cell>
          <table:table-cell office:value-type="float" office:value="0.0103270223752152" calcext:value-type="float">
            <text:p>0,010327022375215</text:p>
          </table:table-cell>
          <table:table-cell office:value-type="float" office:value="0.00860585197934596" calcext:value-type="float">
            <text:p>0,008605851979346</text:p>
          </table:table-cell>
          <table:table-cell office:value-type="float" office:value="0.00688468158347676" calcext:value-type="float">
            <text:p>0,006884681583477</text:p>
          </table:table-cell>
          <table:table-cell table:number-columns-repeated="2" office:value-type="float" office:value="0.00516351118760757" calcext:value-type="float">
            <text:p>0,005163511187608</text:p>
          </table:table-cell>
          <table:table-cell table:number-columns-repeated="4" office:value-type="float" office:value="0.00344234079173838" calcext:value-type="float">
            <text:p>0,003442340791738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52667814113597" calcext:value-type="float">
            <text:p>0,452667814113597</text:p>
          </table:table-cell>
          <table:table-cell office:value-type="float" office:value="0.225473321858864" calcext:value-type="float">
            <text:p>0,225473321858864</text:p>
          </table:table-cell>
          <table:table-cell office:value-type="float" office:value="0.00688468158347676" calcext:value-type="float">
            <text:p>0,006884681583477</text:p>
          </table:table-cell>
          <table:table-cell table:number-columns-repeated="2" office:value-type="float" office:value="0.00516351118760757" calcext:value-type="float">
            <text:p>0,005163511187608</text:p>
          </table:table-cell>
          <table:table-cell table:number-columns-repeated="5" office:value-type="float" office:value="0.00344234079173838" calcext:value-type="float">
            <text:p>0,003442340791738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93631669535284" calcext:value-type="float">
            <text:p>0,693631669535284</text:p>
          </table:table-cell>
          <table:table-cell table:number-columns-repeated="2" office:value-type="float" office:value="0.00688468158347676" calcext:value-type="float">
            <text:p>0,006884681583477</text:p>
          </table:table-cell>
          <table:table-cell table:number-columns-repeated="3" office:value-type="float" office:value="0.00516351118760757" calcext:value-type="float">
            <text:p>0,005163511187608</text:p>
          </table:table-cell>
          <table:table-cell table:number-columns-repeated="4" office:value-type="float" office:value="0.00344234079173838" calcext:value-type="float">
            <text:p>0,003442340791738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51041666666667" calcext:value-type="float">
            <text:p>0,651041666666667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0121527777777778" calcext:value-type="float">
            <text:p>0,012152777777778</text:p>
          </table:table-cell>
          <table:table-cell office:value-type="float" office:value="0.0104166666666667" calcext:value-type="float">
            <text:p>0,010416666666667</text:p>
          </table:table-cell>
          <table:table-cell office:value-type="float" office:value="0.00694444444444444" calcext:value-type="float">
            <text:p>0,006944444444444</text:p>
          </table:table-cell>
          <table:table-cell office:value-type="float" office:value="0.00520833333333333" calcext:value-type="float">
            <text:p>0,005208333333333</text:p>
          </table:table-cell>
          <table:table-cell table:number-columns-repeated="4" office:value-type="float" office:value="0.00347222222222222" calcext:value-type="float">
            <text:p>0,003472222222222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68402777777778" calcext:value-type="float">
            <text:p>0,668402777777778</text:p>
          </table:table-cell>
          <table:table-cell office:value-type="float" office:value="0.0104166666666667" calcext:value-type="float">
            <text:p>0,010416666666667</text:p>
          </table:table-cell>
          <table:table-cell table:number-columns-repeated="2" office:value-type="float" office:value="0.00520833333333333" calcext:value-type="float">
            <text:p>0,005208333333333</text:p>
          </table:table-cell>
          <table:table-cell table:number-columns-repeated="6" office:value-type="float" office:value="0.00347222222222222" calcext:value-type="float">
            <text:p>0,003472222222222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7304347826087" calcext:value-type="float">
            <text:p>0,67304347826087</text:p>
          </table:table-cell>
          <table:table-cell table:number-columns-repeated="2" office:value-type="float" office:value="0.00695652173913044" calcext:value-type="float">
            <text:p>0,00695652173913</text:p>
          </table:table-cell>
          <table:table-cell table:number-columns-repeated="7" office:value-type="float" office:value="0.00521739130434783" calcext:value-type="float">
            <text:p>0,005217391304348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93379790940767" calcext:value-type="float">
            <text:p>0,693379790940767</text:p>
          </table:table-cell>
          <table:table-cell table:number-columns-repeated="6" office:value-type="float" office:value="0.00696864111498258" calcext:value-type="float">
            <text:p>0,006968641114983</text:p>
          </table:table-cell>
          <table:table-cell table:number-columns-repeated="3" office:value-type="float" office:value="0.00522648083623693" calcext:value-type="float">
            <text:p>0,005226480836237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9090909090909" calcext:value-type="float">
            <text:p>0,659090909090909</text:p>
          </table:table-cell>
          <table:table-cell table:number-columns-repeated="2" office:value-type="float" office:value="0.00699300699300699" calcext:value-type="float">
            <text:p>0,006993006993007</text:p>
          </table:table-cell>
          <table:table-cell office:value-type="float" office:value="0.00524475524475525" calcext:value-type="float">
            <text:p>0,005244755244755</text:p>
          </table:table-cell>
          <table:table-cell table:number-columns-repeated="6" office:value-type="float" office:value="0.0034965034965035" calcext:value-type="float">
            <text:p>0,003496503496504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35087719298246" calcext:value-type="float">
            <text:p>0,735087719298246</text:p>
          </table:table-cell>
          <table:table-cell table:number-columns-repeated="2" office:value-type="float" office:value="0.00701754385964912" calcext:value-type="float">
            <text:p>0,007017543859649</text:p>
          </table:table-cell>
          <table:table-cell table:number-columns-repeated="4" office:value-type="float" office:value="0.00526315789473684" calcext:value-type="float">
            <text:p>0,005263157894737</text:p>
          </table:table-cell>
          <table:table-cell table:number-columns-repeated="3" office:value-type="float" office:value="0.00350877192982456" calcext:value-type="float">
            <text:p>0,003508771929825</text:p>
          </table:table-cell>
          <table:table-cell table:number-columns-repeated="3"/>
          <table:table-cell office:value-type="float" office:value="419" calcext:value-type="float">
            <text:p>4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00704225352113" calcext:value-type="float">
            <text:p>0,700704225352113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office:value-type="float" office:value="0.00528169014084507" calcext:value-type="float">
            <text:p>0,005281690140845</text:p>
          </table:table-cell>
          <table:table-cell table:number-columns-repeated="6" office:value-type="float" office:value="0.00352112676056338" calcext:value-type="float">
            <text:p>0,003521126760563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84303350970018" calcext:value-type="float">
            <text:p>0,684303350970018</text:p>
          </table:table-cell>
          <table:table-cell office:value-type="float" office:value="0.00705467372134039" calcext:value-type="float">
            <text:p>0,00705467372134</text:p>
          </table:table-cell>
          <table:table-cell table:number-columns-repeated="5" office:value-type="float" office:value="0.00529100529100529" calcext:value-type="float">
            <text:p>0,005291005291005</text:p>
          </table:table-cell>
          <table:table-cell table:number-columns-repeated="3" office:value-type="float" office:value="0.00352733686067019" calcext:value-type="float">
            <text:p>0,00352733686067</text:p>
          </table:table-cell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54867256637168" calcext:value-type="float">
            <text:p>0,654867256637168</text:p>
          </table:table-cell>
          <table:table-cell office:value-type="float" office:value="0.0230088495575221" calcext:value-type="float">
            <text:p>0,023008849557522</text:p>
          </table:table-cell>
          <table:table-cell office:value-type="float" office:value="0.00707964601769912" calcext:value-type="float">
            <text:p>0,007079646017699</text:p>
          </table:table-cell>
          <table:table-cell table:number-columns-repeated="3" office:value-type="float" office:value="0.00530973451327434" calcext:value-type="float">
            <text:p>0,005309734513274</text:p>
          </table:table-cell>
          <table:table-cell table:number-columns-repeated="4" office:value-type="float" office:value="0.00353982300884956" calcext:value-type="float">
            <text:p>0,00353982300885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2477876106195" calcext:value-type="float">
            <text:p>0,642477876106195</text:p>
          </table:table-cell>
          <table:table-cell table:number-columns-repeated="2" office:value-type="float" office:value="0.0088495575221239" calcext:value-type="float">
            <text:p>0,008849557522124</text:p>
          </table:table-cell>
          <table:table-cell table:number-columns-repeated="2" office:value-type="float" office:value="0.00707964601769912" calcext:value-type="float">
            <text:p>0,007079646017699</text:p>
          </table:table-cell>
          <table:table-cell table:number-columns-repeated="2" office:value-type="float" office:value="0.00530973451327434" calcext:value-type="float">
            <text:p>0,005309734513274</text:p>
          </table:table-cell>
          <table:table-cell table:number-columns-repeated="3" office:value-type="float" office:value="0.00353982300884956" calcext:value-type="float">
            <text:p>0,00353982300885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05673758865248" calcext:value-type="float">
            <text:p>0,705673758865248</text:p>
          </table:table-cell>
          <table:table-cell office:value-type="float" office:value="0.0141843971631206" calcext:value-type="float">
            <text:p>0,014184397163121</text:p>
          </table:table-cell>
          <table:table-cell office:value-type="float" office:value="0.00886524822695036" calcext:value-type="float">
            <text:p>0,00886524822695</text:p>
          </table:table-cell>
          <table:table-cell table:number-columns-repeated="3" office:value-type="float" office:value="0.00531914893617021" calcext:value-type="float">
            <text:p>0,00531914893617</text:p>
          </table:table-cell>
          <table:table-cell table:number-columns-repeated="4" office:value-type="float" office:value="0.00354609929078014" calcext:value-type="float">
            <text:p>0,00354609929078</text:p>
          </table:table-cell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6028368794326" calcext:value-type="float">
            <text:p>0,656028368794326</text:p>
          </table:table-cell>
          <table:table-cell table:number-columns-repeated="2" office:value-type="float" office:value="0.0106382978723404" calcext:value-type="float">
            <text:p>0,01063829787234</text:p>
          </table:table-cell>
          <table:table-cell table:number-columns-repeated="2" office:value-type="float" office:value="0.00886524822695036" calcext:value-type="float">
            <text:p>0,00886524822695</text:p>
          </table:table-cell>
          <table:table-cell table:number-columns-repeated="5" office:value-type="float" office:value="0.00531914893617021" calcext:value-type="float">
            <text:p>0,00531914893617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2131438721137" calcext:value-type="float">
            <text:p>0,602131438721137</text:p>
          </table:table-cell>
          <table:table-cell table:number-columns-repeated="2" office:value-type="float" office:value="0.0213143872113677" calcext:value-type="float">
            <text:p>0,021314387211368</text:p>
          </table:table-cell>
          <table:table-cell office:value-type="float" office:value="0.0124333925399645" calcext:value-type="float">
            <text:p>0,012433392539965</text:p>
          </table:table-cell>
          <table:table-cell office:value-type="float" office:value="0.0088809946714032" calcext:value-type="float">
            <text:p>0,008880994671403</text:p>
          </table:table-cell>
          <table:table-cell office:value-type="float" office:value="0.00710479573712256" calcext:value-type="float">
            <text:p>0,007104795737123</text:p>
          </table:table-cell>
          <table:table-cell office:value-type="float" office:value="0.00532859680284192" calcext:value-type="float">
            <text:p>0,005328596802842</text:p>
          </table:table-cell>
          <table:table-cell table:number-columns-repeated="3" office:value-type="float" office:value="0.00355239786856128" calcext:value-type="float">
            <text:p>0,003552397868561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76021314387211" calcext:value-type="float">
            <text:p>0,476021314387211</text:p>
          </table:table-cell>
          <table:table-cell office:value-type="float" office:value="0.19360568383659" calcext:value-type="float">
            <text:p>0,19360568383659</text:p>
          </table:table-cell>
          <table:table-cell table:number-columns-repeated="2" office:value-type="float" office:value="0.00710479573712256" calcext:value-type="float">
            <text:p>0,007104795737123</text:p>
          </table:table-cell>
          <table:table-cell table:number-columns-repeated="2" office:value-type="float" office:value="0.00532859680284192" calcext:value-type="float">
            <text:p>0,005328596802842</text:p>
          </table:table-cell>
          <table:table-cell table:number-columns-repeated="4" office:value-type="float" office:value="0.00355239786856128" calcext:value-type="float">
            <text:p>0,003552397868561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07829181494662" calcext:value-type="float">
            <text:p>0,307829181494662</text:p>
          </table:table-cell>
          <table:table-cell office:value-type="float" office:value="0.297153024911032" calcext:value-type="float">
            <text:p>0,297153024911032</text:p>
          </table:table-cell>
          <table:table-cell office:value-type="float" office:value="0.0177935943060498" calcext:value-type="float">
            <text:p>0,01779359430605</text:p>
          </table:table-cell>
          <table:table-cell table:number-columns-repeated="2" office:value-type="float" office:value="0.00711743772241993" calcext:value-type="float">
            <text:p>0,00711743772242</text:p>
          </table:table-cell>
          <table:table-cell office:value-type="float" office:value="0.00533807829181495" calcext:value-type="float">
            <text:p>0,005338078291815</text:p>
          </table:table-cell>
          <table:table-cell table:number-columns-repeated="4" office:value-type="float" office:value="0.00355871886120996" calcext:value-type="float">
            <text:p>0,00355871886121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79715302491103" calcext:value-type="float">
            <text:p>0,679715302491103</text:p>
          </table:table-cell>
          <table:table-cell office:value-type="float" office:value="0.00889679715302491" calcext:value-type="float">
            <text:p>0,008896797153025</text:p>
          </table:table-cell>
          <table:table-cell table:number-columns-repeated="3" office:value-type="float" office:value="0.00533807829181495" calcext:value-type="float">
            <text:p>0,005338078291815</text:p>
          </table:table-cell>
          <table:table-cell table:number-columns-repeated="5" office:value-type="float" office:value="0.00355871886120996" calcext:value-type="float">
            <text:p>0,00355871886121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33928571428571" calcext:value-type="float">
            <text:p>0,633928571428571</text:p>
          </table:table-cell>
          <table:table-cell table:number-columns-repeated="4" office:value-type="float" office:value="0.00892857142857143" calcext:value-type="float">
            <text:p>0,008928571428571</text:p>
          </table:table-cell>
          <table:table-cell office:value-type="float" office:value="0.00714285714285714" calcext:value-type="float">
            <text:p>0,007142857142857</text:p>
          </table:table-cell>
          <table:table-cell office:value-type="float" office:value="0.00535714285714286" calcext:value-type="float">
            <text:p>0,005357142857143</text:p>
          </table:table-cell>
          <table:table-cell table:number-columns-repeated="3" office:value-type="float" office:value="0.00357142857142857" calcext:value-type="float">
            <text:p>0,003571428571429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08928571428571" calcext:value-type="float">
            <text:p>0,608928571428571</text:p>
          </table:table-cell>
          <table:table-cell office:value-type="float" office:value="0.0160714285714286" calcext:value-type="float">
            <text:p>0,016071428571429</text:p>
          </table:table-cell>
          <table:table-cell office:value-type="float" office:value="0.0107142857142857" calcext:value-type="float">
            <text:p>0,010714285714286</text:p>
          </table:table-cell>
          <table:table-cell table:number-columns-repeated="4" office:value-type="float" office:value="0.00714285714285714" calcext:value-type="float">
            <text:p>0,007142857142857</text:p>
          </table:table-cell>
          <table:table-cell office:value-type="float" office:value="0.00535714285714286" calcext:value-type="float">
            <text:p>0,005357142857143</text:p>
          </table:table-cell>
          <table:table-cell table:number-columns-repeated="2" office:value-type="float" office:value="0.00357142857142857" calcext:value-type="float">
            <text:p>0,003571428571429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40429338103757" calcext:value-type="float">
            <text:p>0,640429338103757</text:p>
          </table:table-cell>
          <table:table-cell office:value-type="float" office:value="0.0125223613595707" calcext:value-type="float">
            <text:p>0,012522361359571</text:p>
          </table:table-cell>
          <table:table-cell office:value-type="float" office:value="0.00894454382826476" calcext:value-type="float">
            <text:p>0,008944543828265</text:p>
          </table:table-cell>
          <table:table-cell table:number-columns-repeated="2" office:value-type="float" office:value="0.00536672629695886" calcext:value-type="float">
            <text:p>0,005366726296959</text:p>
          </table:table-cell>
          <table:table-cell table:number-columns-repeated="5" office:value-type="float" office:value="0.0035778175313059" calcext:value-type="float">
            <text:p>0,003577817531306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9373881932022" calcext:value-type="float">
            <text:p>0,649373881932022</text:p>
          </table:table-cell>
          <table:table-cell table:number-columns-repeated="4" office:value-type="float" office:value="0.00894454382826476" calcext:value-type="float">
            <text:p>0,008944543828265</text:p>
          </table:table-cell>
          <table:table-cell table:number-columns-repeated="2" office:value-type="float" office:value="0.00715563506261181" calcext:value-type="float">
            <text:p>0,007155635062612</text:p>
          </table:table-cell>
          <table:table-cell table:number-columns-repeated="2" office:value-type="float" office:value="0.00536672629695886" calcext:value-type="float">
            <text:p>0,005366726296959</text:p>
          </table:table-cell>
          <table:table-cell office:value-type="float" office:value="0.0035778175313059" calcext:value-type="float">
            <text:p>0,003577817531306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90664272890485" calcext:value-type="float">
            <text:p>0,590664272890485</text:p>
          </table:table-cell>
          <table:table-cell office:value-type="float" office:value="0.0143626570915619" calcext:value-type="float">
            <text:p>0,014362657091562</text:p>
          </table:table-cell>
          <table:table-cell office:value-type="float" office:value="0.0125673249551167" calcext:value-type="float">
            <text:p>0,012567324955117</text:p>
          </table:table-cell>
          <table:table-cell office:value-type="float" office:value="0.00897666068222621" calcext:value-type="float">
            <text:p>0,008976660682226</text:p>
          </table:table-cell>
          <table:table-cell table:number-columns-repeated="3" office:value-type="float" office:value="0.00718132854578097" calcext:value-type="float">
            <text:p>0,007181328545781</text:p>
          </table:table-cell>
          <table:table-cell table:number-columns-repeated="3" office:value-type="float" office:value="0.00538599640933573" calcext:value-type="float">
            <text:p>0,005385996409336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19389587073609" calcext:value-type="float">
            <text:p>0,619389587073609</text:p>
          </table:table-cell>
          <table:table-cell office:value-type="float" office:value="0.00897666068222621" calcext:value-type="float">
            <text:p>0,008976660682226</text:p>
          </table:table-cell>
          <table:table-cell office:value-type="float" office:value="0.00718132854578097" calcext:value-type="float">
            <text:p>0,007181328545781</text:p>
          </table:table-cell>
          <table:table-cell table:number-columns-repeated="6" office:value-type="float" office:value="0.00538599640933573" calcext:value-type="float">
            <text:p>0,005385996409336</text:p>
          </table:table-cell>
          <table:table-cell office:value-type="float" office:value="0.00359066427289049" calcext:value-type="float">
            <text:p>0,00359066427289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73249551166966" calcext:value-type="float">
            <text:p>0,673249551166966</text:p>
          </table:table-cell>
          <table:table-cell office:value-type="float" office:value="0.0143626570915619" calcext:value-type="float">
            <text:p>0,014362657091562</text:p>
          </table:table-cell>
          <table:table-cell office:value-type="float" office:value="0.00718132854578097" calcext:value-type="float">
            <text:p>0,007181328545781</text:p>
          </table:table-cell>
          <table:table-cell table:number-columns-repeated="2" office:value-type="float" office:value="0.00538599640933573" calcext:value-type="float">
            <text:p>0,005385996409336</text:p>
          </table:table-cell>
          <table:table-cell table:number-columns-repeated="5" office:value-type="float" office:value="0.00359066427289049" calcext:value-type="float">
            <text:p>0,00359066427289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0431654676259" calcext:value-type="float">
            <text:p>0,60431654676259</text:p>
          </table:table-cell>
          <table:table-cell table:number-columns-repeated="4" office:value-type="float" office:value="0.0107913669064748" calcext:value-type="float">
            <text:p>0,010791366906475</text:p>
          </table:table-cell>
          <table:table-cell office:value-type="float" office:value="0.00899280575539568" calcext:value-type="float">
            <text:p>0,008992805755396</text:p>
          </table:table-cell>
          <table:table-cell office:value-type="float" office:value="0.00719424460431655" calcext:value-type="float">
            <text:p>0,007194244604317</text:p>
          </table:table-cell>
          <table:table-cell table:number-columns-repeated="3" office:value-type="float" office:value="0.00539568345323741" calcext:value-type="float">
            <text:p>0,005395683453237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67811934900542" calcext:value-type="float">
            <text:p>0,567811934900542</text:p>
          </table:table-cell>
          <table:table-cell office:value-type="float" office:value="0.0614828209764919" calcext:value-type="float">
            <text:p>0,061482820976492</text:p>
          </table:table-cell>
          <table:table-cell office:value-type="float" office:value="0.00904159132007233" calcext:value-type="float">
            <text:p>0,009041591320072</text:p>
          </table:table-cell>
          <table:table-cell table:number-columns-repeated="2" office:value-type="float" office:value="0.00723327305605787" calcext:value-type="float">
            <text:p>0,007233273056058</text:p>
          </table:table-cell>
          <table:table-cell office:value-type="float" office:value="0.0054249547920434" calcext:value-type="float">
            <text:p>0,005424954792043</text:p>
          </table:table-cell>
          <table:table-cell table:number-columns-repeated="4" office:value-type="float" office:value="0.00361663652802893" calcext:value-type="float">
            <text:p>0,003616636528029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25" calcext:value-type="float">
            <text:p>0,625</text:p>
          </table:table-cell>
          <table:table-cell table:number-columns-repeated="2" office:value-type="float" office:value="0.00905797101449275" calcext:value-type="float">
            <text:p>0,009057971014493</text:p>
          </table:table-cell>
          <table:table-cell table:number-columns-repeated="2" office:value-type="float" office:value="0.0072463768115942" calcext:value-type="float">
            <text:p>0,007246376811594</text:p>
          </table:table-cell>
          <table:table-cell table:number-columns-repeated="2" office:value-type="float" office:value="0.00543478260869565" calcext:value-type="float">
            <text:p>0,005434782608696</text:p>
          </table:table-cell>
          <table:table-cell table:number-columns-repeated="3" office:value-type="float" office:value="0.0036231884057971" calcext:value-type="float">
            <text:p>0,003623188405797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77536231884058" calcext:value-type="float">
            <text:p>0,677536231884058</text:p>
          </table:table-cell>
          <table:table-cell table:number-columns-repeated="2" office:value-type="float" office:value="0.00905797101449275" calcext:value-type="float">
            <text:p>0,009057971014493</text:p>
          </table:table-cell>
          <table:table-cell table:number-columns-repeated="2" office:value-type="float" office:value="0.0072463768115942" calcext:value-type="float">
            <text:p>0,007246376811594</text:p>
          </table:table-cell>
          <table:table-cell office:value-type="float" office:value="0.00543478260869565" calcext:value-type="float">
            <text:p>0,005434782608696</text:p>
          </table:table-cell>
          <table:table-cell table:number-columns-repeated="4" office:value-type="float" office:value="0.0036231884057971" calcext:value-type="float">
            <text:p>0,003623188405797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005444646098" calcext:value-type="float">
            <text:p>0,7005444646098</text:p>
          </table:table-cell>
          <table:table-cell office:value-type="float" office:value="0.0127041742286751" calcext:value-type="float">
            <text:p>0,012704174228675</text:p>
          </table:table-cell>
          <table:table-cell office:value-type="float" office:value="0.00725952813067151" calcext:value-type="float">
            <text:p>0,007259528130672</text:p>
          </table:table-cell>
          <table:table-cell table:number-columns-repeated="2" office:value-type="float" office:value="0.00544464609800363" calcext:value-type="float">
            <text:p>0,005444646098004</text:p>
          </table:table-cell>
          <table:table-cell table:number-columns-repeated="5" office:value-type="float" office:value="0.00362976406533575" calcext:value-type="float">
            <text:p>0,003629764065336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35531135531136" calcext:value-type="float">
            <text:p>0,635531135531136</text:p>
          </table:table-cell>
          <table:table-cell table:number-columns-repeated="2" office:value-type="float" office:value="0.0183150183150183" calcext:value-type="float">
            <text:p>0,018315018315018</text:p>
          </table:table-cell>
          <table:table-cell table:number-columns-repeated="6" office:value-type="float" office:value="0.0054945054945055" calcext:value-type="float">
            <text:p>0,005494505494506</text:p>
          </table:table-cell>
          <table:table-cell office:value-type="float" office:value="0.00366300366300366" calcext:value-type="float">
            <text:p>0,003663003663004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39556377079482" calcext:value-type="float">
            <text:p>0,639556377079482</text:p>
          </table:table-cell>
          <table:table-cell office:value-type="float" office:value="0.0129390018484288" calcext:value-type="float">
            <text:p>0,012939001848429</text:p>
          </table:table-cell>
          <table:table-cell office:value-type="float" office:value="0.00739371534195933" calcext:value-type="float">
            <text:p>0,007393715341959</text:p>
          </table:table-cell>
          <table:table-cell table:number-columns-repeated="6" office:value-type="float" office:value="0.0055452865064695" calcext:value-type="float">
            <text:p>0,00554528650647</text:p>
          </table:table-cell>
          <table:table-cell office:value-type="float" office:value="0.00369685767097967" calcext:value-type="float">
            <text:p>0,00369685767098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4011090573013" calcext:value-type="float">
            <text:p>0,634011090573013</text:p>
          </table:table-cell>
          <table:table-cell office:value-type="float" office:value="0.0166358595194085" calcext:value-type="float">
            <text:p>0,016635859519409</text:p>
          </table:table-cell>
          <table:table-cell table:number-columns-repeated="2" office:value-type="float" office:value="0.00924214417744917" calcext:value-type="float">
            <text:p>0,009242144177449</text:p>
          </table:table-cell>
          <table:table-cell office:value-type="float" office:value="0.00739371534195933" calcext:value-type="float">
            <text:p>0,007393715341959</text:p>
          </table:table-cell>
          <table:table-cell office:value-type="float" office:value="0.0055452865064695" calcext:value-type="float">
            <text:p>0,00554528650647</text:p>
          </table:table-cell>
          <table:table-cell table:number-columns-repeated="4" office:value-type="float" office:value="0.00369685767097967" calcext:value-type="float">
            <text:p>0,00369685767098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43253234750462" calcext:value-type="float">
            <text:p>0,643253234750462</text:p>
          </table:table-cell>
          <table:table-cell table:number-columns-repeated="3" office:value-type="float" office:value="0.00739371534195933" calcext:value-type="float">
            <text:p>0,007393715341959</text:p>
          </table:table-cell>
          <table:table-cell table:number-columns-repeated="6" office:value-type="float" office:value="0.0055452865064695" calcext:value-type="float">
            <text:p>0,00554528650647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0111317254174397" calcext:value-type="float">
            <text:p>0,01113172541744</text:p>
          </table:table-cell>
          <table:table-cell table:number-columns-repeated="3" office:value-type="float" office:value="0.00742115027829313" calcext:value-type="float">
            <text:p>0,007421150278293</text:p>
          </table:table-cell>
          <table:table-cell table:number-columns-repeated="3" office:value-type="float" office:value="0.00556586270871985" calcext:value-type="float">
            <text:p>0,00556586270872</text:p>
          </table:table-cell>
          <table:table-cell table:number-columns-repeated="2" office:value-type="float" office:value="0.00371057513914657" calcext:value-type="float">
            <text:p>0,003710575139147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01298701298701" calcext:value-type="float">
            <text:p>0,701298701298701</text:p>
          </table:table-cell>
          <table:table-cell table:number-columns-repeated="2" office:value-type="float" office:value="0.0111317254174397" calcext:value-type="float">
            <text:p>0,01113172541744</text:p>
          </table:table-cell>
          <table:table-cell table:number-columns-repeated="3" office:value-type="float" office:value="0.00742115027829313" calcext:value-type="float">
            <text:p>0,007421150278293</text:p>
          </table:table-cell>
          <table:table-cell table:number-columns-repeated="4" office:value-type="float" office:value="0.00371057513914657" calcext:value-type="float">
            <text:p>0,003710575139147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2453531598513" calcext:value-type="float">
            <text:p>0,62453531598513</text:p>
          </table:table-cell>
          <table:table-cell office:value-type="float" office:value="0.0111524163568773" calcext:value-type="float">
            <text:p>0,011152416356877</text:p>
          </table:table-cell>
          <table:table-cell office:value-type="float" office:value="0.00929368029739777" calcext:value-type="float">
            <text:p>0,009293680297398</text:p>
          </table:table-cell>
          <table:table-cell table:number-columns-repeated="6" office:value-type="float" office:value="0.00557620817843866" calcext:value-type="float">
            <text:p>0,005576208178439</text:p>
          </table:table-cell>
          <table:table-cell office:value-type="float" office:value="0.00371747211895911" calcext:value-type="float">
            <text:p>0,003717472118959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21973929236499" calcext:value-type="float">
            <text:p>0,621973929236499</text:p>
          </table:table-cell>
          <table:table-cell table:number-columns-repeated="2" office:value-type="float" office:value="0.0130353817504656" calcext:value-type="float">
            <text:p>0,013035381750466</text:p>
          </table:table-cell>
          <table:table-cell table:number-columns-repeated="2" office:value-type="float" office:value="0.00931098696461825" calcext:value-type="float">
            <text:p>0,009310986964618</text:p>
          </table:table-cell>
          <table:table-cell table:number-columns-repeated="4" office:value-type="float" office:value="0.00558659217877095" calcext:value-type="float">
            <text:p>0,005586592178771</text:p>
          </table:table-cell>
          <table:table-cell office:value-type="float" office:value="0.0037243947858473" calcext:value-type="float">
            <text:p>0,003724394785847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29422718808194" calcext:value-type="float">
            <text:p>0,629422718808194</text:p>
          </table:table-cell>
          <table:table-cell office:value-type="float" office:value="0.00931098696461825" calcext:value-type="float">
            <text:p>0,009310986964618</text:p>
          </table:table-cell>
          <table:table-cell table:number-columns-repeated="2" office:value-type="float" office:value="0.0074487895716946" calcext:value-type="float">
            <text:p>0,007448789571695</text:p>
          </table:table-cell>
          <table:table-cell table:number-columns-repeated="3" office:value-type="float" office:value="0.00558659217877095" calcext:value-type="float">
            <text:p>0,005586592178771</text:p>
          </table:table-cell>
          <table:table-cell table:number-columns-repeated="3" office:value-type="float" office:value="0.0037243947858473" calcext:value-type="float">
            <text:p>0,003724394785847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94227188081937" calcext:value-type="float">
            <text:p>0,294227188081937</text:p>
          </table:table-cell>
          <table:table-cell office:value-type="float" office:value="0.245810055865922" calcext:value-type="float">
            <text:p>0,245810055865922</text:p>
          </table:table-cell>
          <table:table-cell office:value-type="float" office:value="0.113594040968343" calcext:value-type="float">
            <text:p>0,113594040968343</text:p>
          </table:table-cell>
          <table:table-cell table:number-columns-repeated="2" office:value-type="float" office:value="0.0074487895716946" calcext:value-type="float">
            <text:p>0,007448789571695</text:p>
          </table:table-cell>
          <table:table-cell table:number-columns-repeated="2" office:value-type="float" office:value="0.00558659217877095" calcext:value-type="float">
            <text:p>0,005586592178771</text:p>
          </table:table-cell>
          <table:table-cell table:number-columns-repeated="3" office:value-type="float" office:value="0.0037243947858473" calcext:value-type="float">
            <text:p>0,003724394785847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4179104477612" calcext:value-type="float">
            <text:p>0,664179104477612</text:p>
          </table:table-cell>
          <table:table-cell office:value-type="float" office:value="0.0205223880597015" calcext:value-type="float">
            <text:p>0,020522388059702</text:p>
          </table:table-cell>
          <table:table-cell office:value-type="float" office:value="0.00746268656716418" calcext:value-type="float">
            <text:p>0,007462686567164</text:p>
          </table:table-cell>
          <table:table-cell table:number-columns-repeated="3" office:value-type="float" office:value="0.00559701492537313" calcext:value-type="float">
            <text:p>0,005597014925373</text:p>
          </table:table-cell>
          <table:table-cell table:number-columns-repeated="4" office:value-type="float" office:value="0.00373134328358209" calcext:value-type="float">
            <text:p>0,003731343283582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7289719626168" calcext:value-type="float">
            <text:p>0,667289719626168</text:p>
          </table:table-cell>
          <table:table-cell office:value-type="float" office:value="0.011214953271028" calcext:value-type="float">
            <text:p>0,011214953271028</text:p>
          </table:table-cell>
          <table:table-cell table:number-columns-repeated="4" office:value-type="float" office:value="0.00747663551401869" calcext:value-type="float">
            <text:p>0,007476635514019</text:p>
          </table:table-cell>
          <table:table-cell table:number-columns-repeated="4" office:value-type="float" office:value="0.00560747663551402" calcext:value-type="float">
            <text:p>0,005607476635514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4821763602251" calcext:value-type="float">
            <text:p>0,714821763602251</text:p>
          </table:table-cell>
          <table:table-cell office:value-type="float" office:value="0.0168855534709193" calcext:value-type="float">
            <text:p>0,016885553470919</text:p>
          </table:table-cell>
          <table:table-cell office:value-type="float" office:value="0.0075046904315197" calcext:value-type="float">
            <text:p>0,00750469043152</text:p>
          </table:table-cell>
          <table:table-cell table:number-columns-repeated="2" office:value-type="float" office:value="0.00562851782363978" calcext:value-type="float">
            <text:p>0,00562851782364</text:p>
          </table:table-cell>
          <table:table-cell table:number-columns-repeated="5" office:value-type="float" office:value="0.00375234521575985" calcext:value-type="float">
            <text:p>0,00375234521576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59774436090226" calcext:value-type="float">
            <text:p>0,659774436090226</text:p>
          </table:table-cell>
          <table:table-cell office:value-type="float" office:value="0.0150375939849624" calcext:value-type="float">
            <text:p>0,015037593984962</text:p>
          </table:table-cell>
          <table:table-cell office:value-type="float" office:value="0.0112781954887218" calcext:value-type="float">
            <text:p>0,011278195488722</text:p>
          </table:table-cell>
          <table:table-cell table:number-columns-repeated="2" office:value-type="float" office:value="0.0075187969924812" calcext:value-type="float">
            <text:p>0,007518796992481</text:p>
          </table:table-cell>
          <table:table-cell table:number-columns-repeated="3" office:value-type="float" office:value="0.0056390977443609" calcext:value-type="float">
            <text:p>0,005639097744361</text:p>
          </table:table-cell>
          <table:table-cell table:number-columns-repeated="2" office:value-type="float" office:value="0.0037593984962406" calcext:value-type="float">
            <text:p>0,00375939849624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9097744360902" calcext:value-type="float">
            <text:p>0,389097744360902</text:p>
          </table:table-cell>
          <table:table-cell office:value-type="float" office:value="0.255639097744361" calcext:value-type="float">
            <text:p>0,255639097744361</text:p>
          </table:table-cell>
          <table:table-cell table:number-columns-repeated="4" office:value-type="float" office:value="0.0056390977443609" calcext:value-type="float">
            <text:p>0,005639097744361</text:p>
          </table:table-cell>
          <table:table-cell table:number-columns-repeated="4" office:value-type="float" office:value="0.0037593984962406" calcext:value-type="float">
            <text:p>0,003759398496241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136" calcext:value-type="float">
            <text:p>13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76691729323308" calcext:value-type="float">
            <text:p>0,676691729323308</text:p>
          </table:table-cell>
          <table:table-cell office:value-type="float" office:value="0.0169172932330827" calcext:value-type="float">
            <text:p>0,016917293233083</text:p>
          </table:table-cell>
          <table:table-cell table:number-columns-repeated="2" office:value-type="float" office:value="0.00939849624060151" calcext:value-type="float">
            <text:p>0,009398496240602</text:p>
          </table:table-cell>
          <table:table-cell table:number-columns-repeated="5" office:value-type="float" office:value="0.0056390977443609" calcext:value-type="float">
            <text:p>0,005639097744361</text:p>
          </table:table-cell>
          <table:table-cell office:value-type="float" office:value="0.0037593984962406" calcext:value-type="float">
            <text:p>0,003759398496241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0433145009416" calcext:value-type="float">
            <text:p>0,670433145009416</text:p>
          </table:table-cell>
          <table:table-cell office:value-type="float" office:value="0.0112994350282486" calcext:value-type="float">
            <text:p>0,011299435028249</text:p>
          </table:table-cell>
          <table:table-cell table:number-columns-repeated="3" office:value-type="float" office:value="0.00564971751412429" calcext:value-type="float">
            <text:p>0,005649717514124</text:p>
          </table:table-cell>
          <table:table-cell table:number-columns-repeated="5" office:value-type="float" office:value="0.00376647834274953" calcext:value-type="float">
            <text:p>0,00376647834275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6351606805293" calcext:value-type="float">
            <text:p>0,66351606805293</text:p>
          </table:table-cell>
          <table:table-cell office:value-type="float" office:value="0.0151228733459357" calcext:value-type="float">
            <text:p>0,015122873345936</text:p>
          </table:table-cell>
          <table:table-cell office:value-type="float" office:value="0.00756143667296787" calcext:value-type="float">
            <text:p>0,007561436672968</text:p>
          </table:table-cell>
          <table:table-cell table:number-columns-repeated="4" office:value-type="float" office:value="0.0056710775047259" calcext:value-type="float">
            <text:p>0,005671077504726</text:p>
          </table:table-cell>
          <table:table-cell table:number-columns-repeated="3" office:value-type="float" office:value="0.00378071833648393" calcext:value-type="float">
            <text:p>0,003780718336484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97353497164461" calcext:value-type="float">
            <text:p>0,597353497164461</text:p>
          </table:table-cell>
          <table:table-cell office:value-type="float" office:value="0.00945179584120983" calcext:value-type="float">
            <text:p>0,00945179584121</text:p>
          </table:table-cell>
          <table:table-cell table:number-columns-repeated="2" office:value-type="float" office:value="0.00756143667296787" calcext:value-type="float">
            <text:p>0,007561436672968</text:p>
          </table:table-cell>
          <table:table-cell table:number-columns-repeated="5" office:value-type="float" office:value="0.0056710775047259" calcext:value-type="float">
            <text:p>0,005671077504726</text:p>
          </table:table-cell>
          <table:table-cell office:value-type="float" office:value="0.00378071833648393" calcext:value-type="float">
            <text:p>0,003780718336484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46502835538752" calcext:value-type="float">
            <text:p>0,646502835538752</text:p>
          </table:table-cell>
          <table:table-cell office:value-type="float" office:value="0.0132325141776938" calcext:value-type="float">
            <text:p>0,013232514177694</text:p>
          </table:table-cell>
          <table:table-cell office:value-type="float" office:value="0.0113421550094518" calcext:value-type="float">
            <text:p>0,011342155009452</text:p>
          </table:table-cell>
          <table:table-cell office:value-type="float" office:value="0.00945179584120983" calcext:value-type="float">
            <text:p>0,00945179584121</text:p>
          </table:table-cell>
          <table:table-cell office:value-type="float" office:value="0.00756143667296787" calcext:value-type="float">
            <text:p>0,007561436672968</text:p>
          </table:table-cell>
          <table:table-cell table:number-columns-repeated="2" office:value-type="float" office:value="0.0056710775047259" calcext:value-type="float">
            <text:p>0,005671077504726</text:p>
          </table:table-cell>
          <table:table-cell table:number-columns-repeated="3" office:value-type="float" office:value="0.00378071833648393" calcext:value-type="float">
            <text:p>0,003780718336484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27788279773157" calcext:value-type="float">
            <text:p>0,727788279773157</text:p>
          </table:table-cell>
          <table:table-cell office:value-type="float" office:value="0.0113421550094518" calcext:value-type="float">
            <text:p>0,011342155009452</text:p>
          </table:table-cell>
          <table:table-cell table:number-columns-repeated="2" office:value-type="float" office:value="0.0056710775047259" calcext:value-type="float">
            <text:p>0,005671077504726</text:p>
          </table:table-cell>
          <table:table-cell table:number-columns-repeated="6" office:value-type="float" office:value="0.00378071833648393" calcext:value-type="float">
            <text:p>0,003780718336484</text:p>
          </table:table-cell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78030303030303" calcext:value-type="float">
            <text:p>0,678030303030303</text:p>
          </table:table-cell>
          <table:table-cell office:value-type="float" office:value="0.00946969696969697" calcext:value-type="float">
            <text:p>0,009469696969697</text:p>
          </table:table-cell>
          <table:table-cell office:value-type="float" office:value="0.00757575757575758" calcext:value-type="float">
            <text:p>0,007575757575758</text:p>
          </table:table-cell>
          <table:table-cell table:number-columns-repeated="4" office:value-type="float" office:value="0.00568181818181818" calcext:value-type="float">
            <text:p>0,005681818181818</text:p>
          </table:table-cell>
          <table:table-cell table:number-columns-repeated="3" office:value-type="float" office:value="0.00378787878787879" calcext:value-type="float">
            <text:p>0,003787878787879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706439393939394" calcext:value-type="float">
            <text:p>0,706439393939394</text:p>
          </table:table-cell>
          <table:table-cell office:value-type="float" office:value="0.0189393939393939" calcext:value-type="float">
            <text:p>0,018939393939394</text:p>
          </table:table-cell>
          <table:table-cell office:value-type="float" office:value="0.00946969696969697" calcext:value-type="float">
            <text:p>0,009469696969697</text:p>
          </table:table-cell>
          <table:table-cell office:value-type="float" office:value="0.00568181818181818" calcext:value-type="float">
            <text:p>0,005681818181818</text:p>
          </table:table-cell>
          <table:table-cell table:number-columns-repeated="6" office:value-type="float" office:value="0.00378787878787879" calcext:value-type="float">
            <text:p>0,003787878787879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54166666666667" calcext:value-type="float">
            <text:p>0,354166666666667</text:p>
          </table:table-cell>
          <table:table-cell office:value-type="float" office:value="0.193181818181818" calcext:value-type="float">
            <text:p>0,193181818181818</text:p>
          </table:table-cell>
          <table:table-cell office:value-type="float" office:value="0.071969696969697" calcext:value-type="float">
            <text:p>0,071969696969697</text:p>
          </table:table-cell>
          <table:table-cell office:value-type="float" office:value="0.0132575757575758" calcext:value-type="float">
            <text:p>0,013257575757576</text:p>
          </table:table-cell>
          <table:table-cell office:value-type="float" office:value="0.00946969696969697" calcext:value-type="float">
            <text:p>0,009469696969697</text:p>
          </table:table-cell>
          <table:table-cell office:value-type="float" office:value="0.00568181818181818" calcext:value-type="float">
            <text:p>0,005681818181818</text:p>
          </table:table-cell>
          <table:table-cell table:number-columns-repeated="4" office:value-type="float" office:value="0.00378787878787879" calcext:value-type="float">
            <text:p>0,003787878787879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3574144486692" calcext:value-type="float">
            <text:p>0,73574144486692</text:p>
          </table:table-cell>
          <table:table-cell office:value-type="float" office:value="0.0133079847908745" calcext:value-type="float">
            <text:p>0,013307984790875</text:p>
          </table:table-cell>
          <table:table-cell office:value-type="float" office:value="0.00760456273764259" calcext:value-type="float">
            <text:p>0,007604562737643</text:p>
          </table:table-cell>
          <table:table-cell office:value-type="float" office:value="0.00570342205323194" calcext:value-type="float">
            <text:p>0,005703422053232</text:p>
          </table:table-cell>
          <table:table-cell table:number-columns-repeated="6" office:value-type="float" office:value="0.00380228136882129" calcext:value-type="float">
            <text:p>0,003802281368821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828897338403" calcext:value-type="float">
            <text:p>0,64828897338403</text:p>
          </table:table-cell>
          <table:table-cell office:value-type="float" office:value="0.00950570342205323" calcext:value-type="float">
            <text:p>0,009505703422053</text:p>
          </table:table-cell>
          <table:table-cell table:number-columns-repeated="3" office:value-type="float" office:value="0.00760456273764259" calcext:value-type="float">
            <text:p>0,007604562737643</text:p>
          </table:table-cell>
          <table:table-cell table:number-columns-repeated="2" office:value-type="float" office:value="0.00570342205323194" calcext:value-type="float">
            <text:p>0,005703422053232</text:p>
          </table:table-cell>
          <table:table-cell table:number-columns-repeated="3" office:value-type="float" office:value="0.00380228136882129" calcext:value-type="float">
            <text:p>0,00380228136882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7338403041825" calcext:value-type="float">
            <text:p>0,397338403041825</text:p>
          </table:table-cell>
          <table:table-cell office:value-type="float" office:value="0.271863117870722" calcext:value-type="float">
            <text:p>0,271863117870722</text:p>
          </table:table-cell>
          <table:table-cell office:value-type="float" office:value="0.00760456273764259" calcext:value-type="float">
            <text:p>0,007604562737643</text:p>
          </table:table-cell>
          <table:table-cell table:number-columns-repeated="4" office:value-type="float" office:value="0.00570342205323194" calcext:value-type="float">
            <text:p>0,005703422053232</text:p>
          </table:table-cell>
          <table:table-cell table:number-columns-repeated="3" office:value-type="float" office:value="0.00380228136882129" calcext:value-type="float">
            <text:p>0,003802281368821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85714285714286" calcext:value-type="float">
            <text:p>0,685714285714286</text:p>
          </table:table-cell>
          <table:table-cell office:value-type="float" office:value="0.0171428571428571" calcext:value-type="float">
            <text:p>0,017142857142857</text:p>
          </table:table-cell>
          <table:table-cell table:number-columns-repeated="2" office:value-type="float" office:value="0.00761904761904762" calcext:value-type="float">
            <text:p>0,007619047619048</text:p>
          </table:table-cell>
          <table:table-cell table:number-columns-repeated="5" office:value-type="float" office:value="0.00571428571428571" calcext:value-type="float">
            <text:p>0,005714285714286</text:p>
          </table:table-cell>
          <table:table-cell office:value-type="float" office:value="0.00380952380952381" calcext:value-type="float">
            <text:p>0,003809523809524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91428571428571" calcext:value-type="float">
            <text:p>0,691428571428571</text:p>
          </table:table-cell>
          <table:table-cell table:number-columns-repeated="2" office:value-type="float" office:value="0.0152380952380952" calcext:value-type="float">
            <text:p>0,015238095238095</text:p>
          </table:table-cell>
          <table:table-cell office:value-type="float" office:value="0.00952380952380952" calcext:value-type="float">
            <text:p>0,00952380952381</text:p>
          </table:table-cell>
          <table:table-cell office:value-type="float" office:value="0.00761904761904762" calcext:value-type="float">
            <text:p>0,007619047619048</text:p>
          </table:table-cell>
          <table:table-cell table:number-columns-repeated="5" office:value-type="float" office:value="0.00380952380952381" calcext:value-type="float">
            <text:p>0,003809523809524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7047619047619" calcext:value-type="float">
            <text:p>0,67047619047619</text:p>
          </table:table-cell>
          <table:table-cell office:value-type="float" office:value="0.0209523809523809" calcext:value-type="float">
            <text:p>0,020952380952381</text:p>
          </table:table-cell>
          <table:table-cell office:value-type="float" office:value="0.0114285714285714" calcext:value-type="float">
            <text:p>0,011428571428571</text:p>
          </table:table-cell>
          <table:table-cell office:value-type="float" office:value="0.00952380952380952" calcext:value-type="float">
            <text:p>0,00952380952381</text:p>
          </table:table-cell>
          <table:table-cell table:number-columns-repeated="2" office:value-type="float" office:value="0.00571428571428571" calcext:value-type="float">
            <text:p>0,005714285714286</text:p>
          </table:table-cell>
          <table:table-cell table:number-columns-repeated="4" office:value-type="float" office:value="0.00380952380952381" calcext:value-type="float">
            <text:p>0,003809523809524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20229007633588" calcext:value-type="float">
            <text:p>0,620229007633588</text:p>
          </table:table-cell>
          <table:table-cell office:value-type="float" office:value="0.0133587786259542" calcext:value-type="float">
            <text:p>0,013358778625954</text:p>
          </table:table-cell>
          <table:table-cell office:value-type="float" office:value="0.0114503816793893" calcext:value-type="float">
            <text:p>0,011450381679389</text:p>
          </table:table-cell>
          <table:table-cell office:value-type="float" office:value="0.00954198473282443" calcext:value-type="float">
            <text:p>0,009541984732824</text:p>
          </table:table-cell>
          <table:table-cell table:number-columns-repeated="6" office:value-type="float" office:value="0.00572519083969466" calcext:value-type="float">
            <text:p>0,00572519083969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55831739961759" calcext:value-type="float">
            <text:p>0,655831739961759</text:p>
          </table:table-cell>
          <table:table-cell office:value-type="float" office:value="0.0133843212237094" calcext:value-type="float">
            <text:p>0,013384321223709</text:p>
          </table:table-cell>
          <table:table-cell office:value-type="float" office:value="0.011472275334608" calcext:value-type="float">
            <text:p>0,011472275334608</text:p>
          </table:table-cell>
          <table:table-cell table:number-columns-repeated="3" office:value-type="float" office:value="0.00573613766730402" calcext:value-type="float">
            <text:p>0,005736137667304</text:p>
          </table:table-cell>
          <table:table-cell table:number-columns-repeated="4" office:value-type="float" office:value="0.00382409177820268" calcext:value-type="float">
            <text:p>0,00382409177820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74952198852772" calcext:value-type="float">
            <text:p>0,674952198852772</text:p>
          </table:table-cell>
          <table:table-cell office:value-type="float" office:value="0.00764818355640535" calcext:value-type="float">
            <text:p>0,007648183556405</text:p>
          </table:table-cell>
          <table:table-cell table:number-columns-repeated="3" office:value-type="float" office:value="0.00573613766730402" calcext:value-type="float">
            <text:p>0,005736137667304</text:p>
          </table:table-cell>
          <table:table-cell table:number-columns-repeated="5" office:value-type="float" office:value="0.00382409177820268" calcext:value-type="float">
            <text:p>0,00382409177820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79158699808795" calcext:value-type="float">
            <text:p>0,279158699808795</text:p>
          </table:table-cell>
          <table:table-cell office:value-type="float" office:value="0.173996175908222" calcext:value-type="float">
            <text:p>0,173996175908222</text:p>
          </table:table-cell>
          <table:table-cell office:value-type="float" office:value="0.107074569789675" calcext:value-type="float">
            <text:p>0,107074569789675</text:p>
          </table:table-cell>
          <table:table-cell office:value-type="float" office:value="0.0535372848948375" calcext:value-type="float">
            <text:p>0,053537284894838</text:p>
          </table:table-cell>
          <table:table-cell office:value-type="float" office:value="0.0152963671128107" calcext:value-type="float">
            <text:p>0,015296367112811</text:p>
          </table:table-cell>
          <table:table-cell office:value-type="float" office:value="0.011472275334608" calcext:value-type="float">
            <text:p>0,011472275334608</text:p>
          </table:table-cell>
          <table:table-cell office:value-type="float" office:value="0.00956022944550669" calcext:value-type="float">
            <text:p>0,009560229445507</text:p>
          </table:table-cell>
          <table:table-cell office:value-type="float" office:value="0.00764818355640535" calcext:value-type="float">
            <text:p>0,007648183556405</text:p>
          </table:table-cell>
          <table:table-cell table:number-columns-repeated="2" office:value-type="float" office:value="0.00573613766730402" calcext:value-type="float">
            <text:p>0,005736137667304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5774378585086" calcext:value-type="float">
            <text:p>0,65774378585086</text:p>
          </table:table-cell>
          <table:table-cell table:number-columns-repeated="2" office:value-type="float" office:value="0.011472275334608" calcext:value-type="float">
            <text:p>0,011472275334608</text:p>
          </table:table-cell>
          <table:table-cell table:number-columns-repeated="2" office:value-type="float" office:value="0.00956022944550669" calcext:value-type="float">
            <text:p>0,009560229445507</text:p>
          </table:table-cell>
          <table:table-cell table:number-columns-repeated="2" office:value-type="float" office:value="0.00764818355640535" calcext:value-type="float">
            <text:p>0,007648183556405</text:p>
          </table:table-cell>
          <table:table-cell table:number-columns-repeated="2" office:value-type="float" office:value="0.00573613766730402" calcext:value-type="float">
            <text:p>0,005736137667304</text:p>
          </table:table-cell>
          <table:table-cell office:value-type="float" office:value="0.00382409177820268" calcext:value-type="float">
            <text:p>0,003824091778203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4367816091954" calcext:value-type="float">
            <text:p>0,64367816091954</text:p>
          </table:table-cell>
          <table:table-cell table:number-columns-repeated="2" office:value-type="float" office:value="0.0134099616858238" calcext:value-type="float">
            <text:p>0,013409961685824</text:p>
          </table:table-cell>
          <table:table-cell office:value-type="float" office:value="0.00957854406130268" calcext:value-type="float">
            <text:p>0,009578544061303</text:p>
          </table:table-cell>
          <table:table-cell table:number-columns-repeated="3" office:value-type="float" office:value="0.00574712643678161" calcext:value-type="float">
            <text:p>0,005747126436782</text:p>
          </table:table-cell>
          <table:table-cell table:number-columns-repeated="3" office:value-type="float" office:value="0.00383141762452107" calcext:value-type="float">
            <text:p>0,003831417624521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4299424184261" calcext:value-type="float">
            <text:p>0,64299424184261</text:p>
          </table:table-cell>
          <table:table-cell office:value-type="float" office:value="0.0134357005758157" calcext:value-type="float">
            <text:p>0,013435700575816</text:p>
          </table:table-cell>
          <table:table-cell office:value-type="float" office:value="0.0115163147792706" calcext:value-type="float">
            <text:p>0,011516314779271</text:p>
          </table:table-cell>
          <table:table-cell office:value-type="float" office:value="0.00959692898272553" calcext:value-type="float">
            <text:p>0,009596928982726</text:p>
          </table:table-cell>
          <table:table-cell table:number-columns-repeated="4" office:value-type="float" office:value="0.00575815738963532" calcext:value-type="float">
            <text:p>0,005758157389635</text:p>
          </table:table-cell>
          <table:table-cell table:number-columns-repeated="2" office:value-type="float" office:value="0.00383877159309021" calcext:value-type="float">
            <text:p>0,00383877159309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90978886756238" calcext:value-type="float">
            <text:p>0,690978886756238</text:p>
          </table:table-cell>
          <table:table-cell table:number-columns-repeated="2" office:value-type="float" office:value="0.00767754318618042" calcext:value-type="float">
            <text:p>0,00767754318618</text:p>
          </table:table-cell>
          <table:table-cell table:number-columns-repeated="3" office:value-type="float" office:value="0.00575815738963532" calcext:value-type="float">
            <text:p>0,005758157389635</text:p>
          </table:table-cell>
          <table:table-cell table:number-columns-repeated="4" office:value-type="float" office:value="0.00383877159309021" calcext:value-type="float">
            <text:p>0,00383877159309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7307692307692" calcext:value-type="float">
            <text:p>0,617307692307692</text:p>
          </table:table-cell>
          <table:table-cell office:value-type="float" office:value="0.00961538461538462" calcext:value-type="float">
            <text:p>0,009615384615385</text:p>
          </table:table-cell>
          <table:table-cell table:number-columns-repeated="2" office:value-type="float" office:value="0.00576923076923077" calcext:value-type="float">
            <text:p>0,005769230769231</text:p>
          </table:table-cell>
          <table:table-cell table:number-columns-repeated="6" office:value-type="float" office:value="0.00384615384615385" calcext:value-type="float">
            <text:p>0,00384615384615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76923076923077" calcext:value-type="float">
            <text:p>0,676923076923077</text:p>
          </table:table-cell>
          <table:table-cell table:number-columns-repeated="2" office:value-type="float" office:value="0.00961538461538462" calcext:value-type="float">
            <text:p>0,009615384615385</text:p>
          </table:table-cell>
          <table:table-cell table:number-columns-repeated="3" office:value-type="float" office:value="0.00769230769230769" calcext:value-type="float">
            <text:p>0,007692307692308</text:p>
          </table:table-cell>
          <table:table-cell table:number-columns-repeated="4" office:value-type="float" office:value="0.00576923076923077" calcext:value-type="float">
            <text:p>0,005769230769231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67307692307692" calcext:value-type="float">
            <text:p>0,667307692307692</text:p>
          </table:table-cell>
          <table:table-cell office:value-type="float" office:value="0.0269230769230769" calcext:value-type="float">
            <text:p>0,026923076923077</text:p>
          </table:table-cell>
          <table:table-cell office:value-type="float" office:value="0.0134615384615385" calcext:value-type="float">
            <text:p>0,013461538461539</text:p>
          </table:table-cell>
          <table:table-cell office:value-type="float" office:value="0.00769230769230769" calcext:value-type="float">
            <text:p>0,007692307692308</text:p>
          </table:table-cell>
          <table:table-cell office:value-type="float" office:value="0.00576923076923077" calcext:value-type="float">
            <text:p>0,005769230769231</text:p>
          </table:table-cell>
          <table:table-cell table:number-columns-repeated="5" office:value-type="float" office:value="0.00384615384615385" calcext:value-type="float">
            <text:p>0,003846153846154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58959537572254" calcext:value-type="float">
            <text:p>0,658959537572254</text:p>
          </table:table-cell>
          <table:table-cell office:value-type="float" office:value="0.00963391136801541" calcext:value-type="float">
            <text:p>0,009633911368015</text:p>
          </table:table-cell>
          <table:table-cell table:number-columns-repeated="2" office:value-type="float" office:value="0.00770712909441233" calcext:value-type="float">
            <text:p>0,007707129094412</text:p>
          </table:table-cell>
          <table:table-cell table:number-columns-repeated="2" office:value-type="float" office:value="0.00578034682080925" calcext:value-type="float">
            <text:p>0,005780346820809</text:p>
          </table:table-cell>
          <table:table-cell table:number-columns-repeated="4" office:value-type="float" office:value="0.00385356454720617" calcext:value-type="float">
            <text:p>0,003853564547206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99229287090559" calcext:value-type="float">
            <text:p>0,599229287090559</text:p>
          </table:table-cell>
          <table:table-cell office:value-type="float" office:value="0.0173410404624277" calcext:value-type="float">
            <text:p>0,017341040462428</text:p>
          </table:table-cell>
          <table:table-cell office:value-type="float" office:value="0.00963391136801541" calcext:value-type="float">
            <text:p>0,009633911368015</text:p>
          </table:table-cell>
          <table:table-cell table:number-columns-repeated="2" office:value-type="float" office:value="0.00770712909441233" calcext:value-type="float">
            <text:p>0,007707129094412</text:p>
          </table:table-cell>
          <table:table-cell table:number-columns-repeated="2" office:value-type="float" office:value="0.00578034682080925" calcext:value-type="float">
            <text:p>0,005780346820809</text:p>
          </table:table-cell>
          <table:table-cell table:number-columns-repeated="3" office:value-type="float" office:value="0.00385356454720617" calcext:value-type="float">
            <text:p>0,003853564547206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52509652509653" calcext:value-type="float">
            <text:p>0,652509652509653</text:p>
          </table:table-cell>
          <table:table-cell office:value-type="float" office:value="0.00965250965250965" calcext:value-type="float">
            <text:p>0,00965250965251</text:p>
          </table:table-cell>
          <table:table-cell table:number-columns-repeated="2" office:value-type="float" office:value="0.00772200772200772" calcext:value-type="float">
            <text:p>0,007722007722008</text:p>
          </table:table-cell>
          <table:table-cell table:number-columns-repeated="2" office:value-type="float" office:value="0.00579150579150579" calcext:value-type="float">
            <text:p>0,005791505791506</text:p>
          </table:table-cell>
          <table:table-cell table:number-columns-repeated="4" office:value-type="float" office:value="0.00386100386100386" calcext:value-type="float">
            <text:p>0,003861003861004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86872586872587" calcext:value-type="float">
            <text:p>0,586872586872587</text:p>
          </table:table-cell>
          <table:table-cell office:value-type="float" office:value="0.0193050193050193" calcext:value-type="float">
            <text:p>0,019305019305019</text:p>
          </table:table-cell>
          <table:table-cell table:number-columns-repeated="2" office:value-type="float" office:value="0.0115830115830116" calcext:value-type="float">
            <text:p>0,011583011583012</text:p>
          </table:table-cell>
          <table:table-cell table:number-columns-repeated="2" office:value-type="float" office:value="0.00965250965250965" calcext:value-type="float">
            <text:p>0,00965250965251</text:p>
          </table:table-cell>
          <table:table-cell table:number-columns-repeated="2" office:value-type="float" office:value="0.00772200772200772" calcext:value-type="float">
            <text:p>0,007722007722008</text:p>
          </table:table-cell>
          <table:table-cell table:number-columns-repeated="2" office:value-type="float" office:value="0.00386100386100386" calcext:value-type="float">
            <text:p>0,0038610038610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003861003861" calcext:value-type="float">
            <text:p>0,6003861003861</text:p>
          </table:table-cell>
          <table:table-cell office:value-type="float" office:value="0.0193050193050193" calcext:value-type="float">
            <text:p>0,019305019305019</text:p>
          </table:table-cell>
          <table:table-cell office:value-type="float" office:value="0.0115830115830116" calcext:value-type="float">
            <text:p>0,011583011583012</text:p>
          </table:table-cell>
          <table:table-cell office:value-type="float" office:value="0.00965250965250965" calcext:value-type="float">
            <text:p>0,00965250965251</text:p>
          </table:table-cell>
          <table:table-cell table:number-columns-repeated="3" office:value-type="float" office:value="0.00579150579150579" calcext:value-type="float">
            <text:p>0,005791505791506</text:p>
          </table:table-cell>
          <table:table-cell table:number-columns-repeated="3" office:value-type="float" office:value="0.00386100386100386" calcext:value-type="float">
            <text:p>0,003861003861004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29206963249516" calcext:value-type="float">
            <text:p>0,729206963249516</text:p>
          </table:table-cell>
          <table:table-cell table:number-columns-repeated="3" office:value-type="float" office:value="0.0058027079303675" calcext:value-type="float">
            <text:p>0,005802707930368</text:p>
          </table:table-cell>
          <table:table-cell table:number-columns-repeated="6" office:value-type="float" office:value="0.00386847195357834" calcext:value-type="float">
            <text:p>0,003868471953578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81395348837209" calcext:value-type="float">
            <text:p>0,581395348837209</text:p>
          </table:table-cell>
          <table:table-cell office:value-type="float" office:value="0.0213178294573643" calcext:value-type="float">
            <text:p>0,021317829457364</text:p>
          </table:table-cell>
          <table:table-cell table:number-columns-repeated="2" office:value-type="float" office:value="0.00775193798449612" calcext:value-type="float">
            <text:p>0,007751937984496</text:p>
          </table:table-cell>
          <table:table-cell table:number-columns-repeated="4" office:value-type="float" office:value="0.00581395348837209" calcext:value-type="float">
            <text:p>0,005813953488372</text:p>
          </table:table-cell>
          <table:table-cell table:number-columns-repeated="2" office:value-type="float" office:value="0.00387596899224806" calcext:value-type="float">
            <text:p>0,003875968992248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76356589147287" calcext:value-type="float">
            <text:p>0,676356589147287</text:p>
          </table:table-cell>
          <table:table-cell table:number-columns-repeated="2" office:value-type="float" office:value="0.0135658914728682" calcext:value-type="float">
            <text:p>0,013565891472868</text:p>
          </table:table-cell>
          <table:table-cell table:number-columns-repeated="2" office:value-type="float" office:value="0.00968992248062016" calcext:value-type="float">
            <text:p>0,00968992248062</text:p>
          </table:table-cell>
          <table:table-cell table:number-columns-repeated="2" office:value-type="float" office:value="0.00581395348837209" calcext:value-type="float">
            <text:p>0,005813953488372</text:p>
          </table:table-cell>
          <table:table-cell table:number-columns-repeated="3" office:value-type="float" office:value="0.00387596899224806" calcext:value-type="float">
            <text:p>0,003875968992248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80232558139535" calcext:value-type="float">
            <text:p>0,680232558139535</text:p>
          </table:table-cell>
          <table:table-cell office:value-type="float" office:value="0.0135658914728682" calcext:value-type="float">
            <text:p>0,013565891472868</text:p>
          </table:table-cell>
          <table:table-cell table:number-columns-repeated="3" office:value-type="float" office:value="0.00775193798449612" calcext:value-type="float">
            <text:p>0,007751937984496</text:p>
          </table:table-cell>
          <table:table-cell table:number-columns-repeated="3" office:value-type="float" office:value="0.00581395348837209" calcext:value-type="float">
            <text:p>0,005813953488372</text:p>
          </table:table-cell>
          <table:table-cell table:number-columns-repeated="2" office:value-type="float" office:value="0.00387596899224806" calcext:value-type="float">
            <text:p>0,003875968992248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62790697674419" calcext:value-type="float">
            <text:p>0,662790697674419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4" office:value-type="float" office:value="0.00775193798449612" calcext:value-type="float">
            <text:p>0,007751937984496</text:p>
          </table:table-cell>
          <table:table-cell office:value-type="float" office:value="0.00581395348837209" calcext:value-type="float">
            <text:p>0,005813953488372</text:p>
          </table:table-cell>
          <table:table-cell table:number-columns-repeated="3" office:value-type="float" office:value="0.00387596899224806" calcext:value-type="float">
            <text:p>0,003875968992248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65369649805447" calcext:value-type="float">
            <text:p>0,665369649805447</text:p>
          </table:table-cell>
          <table:table-cell office:value-type="float" office:value="0.0116731517509728" calcext:value-type="float">
            <text:p>0,011673151750973</text:p>
          </table:table-cell>
          <table:table-cell table:number-columns-repeated="4" office:value-type="float" office:value="0.00778210116731518" calcext:value-type="float">
            <text:p>0,007782101167315</text:p>
          </table:table-cell>
          <table:table-cell table:number-columns-repeated="3" office:value-type="float" office:value="0.00583657587548638" calcext:value-type="float">
            <text:p>0,005836575875486</text:p>
          </table:table-cell>
          <table:table-cell office:value-type="float" office:value="0.00389105058365759" calcext:value-type="float">
            <text:p>0,003891050583658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69260700389105" calcext:value-type="float">
            <text:p>0,669260700389105</text:p>
          </table:table-cell>
          <table:table-cell table:number-columns-repeated="2" office:value-type="float" office:value="0.00778210116731518" calcext:value-type="float">
            <text:p>0,007782101167315</text:p>
          </table:table-cell>
          <table:table-cell table:number-columns-repeated="3" office:value-type="float" office:value="0.00583657587548638" calcext:value-type="float">
            <text:p>0,005836575875486</text:p>
          </table:table-cell>
          <table:table-cell table:number-columns-repeated="4" office:value-type="float" office:value="0.00389105058365759" calcext:value-type="float">
            <text:p>0,003891050583658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8869395711501" calcext:value-type="float">
            <text:p>0,658869395711501</text:p>
          </table:table-cell>
          <table:table-cell office:value-type="float" office:value="0.0155945419103314" calcext:value-type="float">
            <text:p>0,015594541910331</text:p>
          </table:table-cell>
          <table:table-cell office:value-type="float" office:value="0.01364522417154" calcext:value-type="float">
            <text:p>0,01364522417154</text:p>
          </table:table-cell>
          <table:table-cell office:value-type="float" office:value="0.0116959064327485" calcext:value-type="float">
            <text:p>0,011695906432749</text:p>
          </table:table-cell>
          <table:table-cell office:value-type="float" office:value="0.00974658869395712" calcext:value-type="float">
            <text:p>0,009746588693957</text:p>
          </table:table-cell>
          <table:table-cell office:value-type="float" office:value="0.00779727095516569" calcext:value-type="float">
            <text:p>0,007797270955166</text:p>
          </table:table-cell>
          <table:table-cell table:number-columns-repeated="4" office:value-type="float" office:value="0.00584795321637427" calcext:value-type="float">
            <text:p>0,005847953216374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7056530214425" calcext:value-type="float">
            <text:p>0,67056530214425</text:p>
          </table:table-cell>
          <table:table-cell office:value-type="float" office:value="0.0116959064327485" calcext:value-type="float">
            <text:p>0,011695906432749</text:p>
          </table:table-cell>
          <table:table-cell table:number-columns-repeated="3" office:value-type="float" office:value="0.00974658869395712" calcext:value-type="float">
            <text:p>0,009746588693957</text:p>
          </table:table-cell>
          <table:table-cell office:value-type="float" office:value="0.00779727095516569" calcext:value-type="float">
            <text:p>0,007797270955166</text:p>
          </table:table-cell>
          <table:table-cell table:number-columns-repeated="2" office:value-type="float" office:value="0.00584795321637427" calcext:value-type="float">
            <text:p>0,005847953216374</text:p>
          </table:table-cell>
          <table:table-cell table:number-columns-repeated="2" office:value-type="float" office:value="0.00389863547758285" calcext:value-type="float">
            <text:p>0,003898635477583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78362573099415" calcext:value-type="float">
            <text:p>0,678362573099415</text:p>
          </table:table-cell>
          <table:table-cell table:number-columns-repeated="2" office:value-type="float" office:value="0.00974658869395712" calcext:value-type="float">
            <text:p>0,009746588693957</text:p>
          </table:table-cell>
          <table:table-cell table:number-columns-repeated="3" office:value-type="float" office:value="0.00779727095516569" calcext:value-type="float">
            <text:p>0,007797270955166</text:p>
          </table:table-cell>
          <table:table-cell table:number-columns-repeated="4" office:value-type="float" office:value="0.00389863547758285" calcext:value-type="float">
            <text:p>0,003898635477583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4327485380117" calcext:value-type="float">
            <text:p>0,64327485380117</text:p>
          </table:table-cell>
          <table:table-cell table:number-columns-repeated="3" office:value-type="float" office:value="0.00584795321637427" calcext:value-type="float">
            <text:p>0,005847953216374</text:p>
          </table:table-cell>
          <table:table-cell table:number-columns-repeated="6" office:value-type="float" office:value="0.00389863547758285" calcext:value-type="float">
            <text:p>0,003898635477583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46484375" calcext:value-type="float">
            <text:p>0,646484375</text:p>
          </table:table-cell>
          <table:table-cell table:number-columns-repeated="3" office:value-type="float" office:value="0.0078125" calcext:value-type="float">
            <text:p>0,0078125</text:p>
          </table:table-cell>
          <table:table-cell table:number-columns-repeated="5" office:value-type="float" office:value="0.005859375" calcext:value-type="float">
            <text:p>0,005859375</text:p>
          </table:table-cell>
          <table:table-cell office:value-type="float" office:value="0.00390625" calcext:value-type="float">
            <text:p>0,00390625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38671875" calcext:value-type="float">
            <text:p>0,638671875</text:p>
          </table:table-cell>
          <table:table-cell office:value-type="float" office:value="0.021484375" calcext:value-type="float">
            <text:p>0,021484375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005859375" calcext:value-type="float">
            <text:p>0,005859375</text:p>
          </table:table-cell>
          <table:table-cell table:number-columns-repeated="6" office:value-type="float" office:value="0.00390625" calcext:value-type="float">
            <text:p>0,00390625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75146771037182" calcext:value-type="float">
            <text:p>0,675146771037182</text:p>
          </table:table-cell>
          <table:table-cell office:value-type="float" office:value="0.0136986301369863" calcext:value-type="float">
            <text:p>0,013698630136986</text:p>
          </table:table-cell>
          <table:table-cell office:value-type="float" office:value="0.00978473581213307" calcext:value-type="float">
            <text:p>0,009784735812133</text:p>
          </table:table-cell>
          <table:table-cell office:value-type="float" office:value="0.00782778864970646" calcext:value-type="float">
            <text:p>0,007827788649706</text:p>
          </table:table-cell>
          <table:table-cell table:number-columns-repeated="6" office:value-type="float" office:value="0.00587084148727984" calcext:value-type="float">
            <text:p>0,00587084148728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54901960784314" calcext:value-type="float">
            <text:p>0,654901960784314</text:p>
          </table:table-cell>
          <table:table-cell office:value-type="float" office:value="0.00980392156862745" calcext:value-type="float">
            <text:p>0,009803921568627</text:p>
          </table:table-cell>
          <table:table-cell table:number-columns-repeated="4" office:value-type="float" office:value="0.00588235294117647" calcext:value-type="float">
            <text:p>0,005882352941176</text:p>
          </table:table-cell>
          <table:table-cell table:number-columns-repeated="4" office:value-type="float" office:value="0.00392156862745098" calcext:value-type="float">
            <text:p>0,003921568627451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98039215686274" calcext:value-type="float">
            <text:p>0,698039215686274</text:p>
          </table:table-cell>
          <table:table-cell office:value-type="float" office:value="0.00784313725490196" calcext:value-type="float">
            <text:p>0,007843137254902</text:p>
          </table:table-cell>
          <table:table-cell table:number-columns-repeated="3" office:value-type="float" office:value="0.00588235294117647" calcext:value-type="float">
            <text:p>0,005882352941176</text:p>
          </table:table-cell>
          <table:table-cell table:number-columns-repeated="5" office:value-type="float" office:value="0.00392156862745098" calcext:value-type="float">
            <text:p>0,003921568627451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01960784313725" calcext:value-type="float">
            <text:p>0,701960784313725</text:p>
          </table:table-cell>
          <table:table-cell table:number-columns-repeated="2" office:value-type="float" office:value="0.00784313725490196" calcext:value-type="float">
            <text:p>0,007843137254902</text:p>
          </table:table-cell>
          <table:table-cell table:number-columns-repeated="3" office:value-type="float" office:value="0.00588235294117647" calcext:value-type="float">
            <text:p>0,005882352941176</text:p>
          </table:table-cell>
          <table:table-cell table:number-columns-repeated="4" office:value-type="float" office:value="0.00392156862745098" calcext:value-type="float">
            <text:p>0,003921568627451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96078431372549" calcext:value-type="float">
            <text:p>0,696078431372549</text:p>
          </table:table-cell>
          <table:table-cell table:number-columns-repeated="2" office:value-type="float" office:value="0.00784313725490196" calcext:value-type="float">
            <text:p>0,007843137254902</text:p>
          </table:table-cell>
          <table:table-cell table:number-columns-repeated="2" office:value-type="float" office:value="0.00588235294117647" calcext:value-type="float">
            <text:p>0,005882352941176</text:p>
          </table:table-cell>
          <table:table-cell table:number-columns-repeated="5" office:value-type="float" office:value="0.00392156862745098" calcext:value-type="float">
            <text:p>0,003921568627451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32809430255403" calcext:value-type="float">
            <text:p>0,732809430255403</text:p>
          </table:table-cell>
          <table:table-cell office:value-type="float" office:value="0.00785854616895874" calcext:value-type="float">
            <text:p>0,007858546168959</text:p>
          </table:table-cell>
          <table:table-cell table:number-columns-repeated="2" office:value-type="float" office:value="0.00589390962671906" calcext:value-type="float">
            <text:p>0,005893909626719</text:p>
          </table:table-cell>
          <table:table-cell table:number-columns-repeated="6" office:value-type="float" office:value="0.00392927308447937" calcext:value-type="float">
            <text:p>0,003929273084479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64047151277014" calcext:value-type="float">
            <text:p>0,664047151277014</text:p>
          </table:table-cell>
          <table:table-cell office:value-type="float" office:value="0.0157170923379175" calcext:value-type="float">
            <text:p>0,015717092337918</text:p>
          </table:table-cell>
          <table:table-cell office:value-type="float" office:value="0.0117878192534381" calcext:value-type="float">
            <text:p>0,011787819253438</text:p>
          </table:table-cell>
          <table:table-cell office:value-type="float" office:value="0.00785854616895874" calcext:value-type="float">
            <text:p>0,007858546168959</text:p>
          </table:table-cell>
          <table:table-cell table:number-columns-repeated="3" office:value-type="float" office:value="0.00589390962671906" calcext:value-type="float">
            <text:p>0,005893909626719</text:p>
          </table:table-cell>
          <table:table-cell table:number-columns-repeated="3" office:value-type="float" office:value="0.00392927308447937" calcext:value-type="float">
            <text:p>0,003929273084479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75638506876228" calcext:value-type="float">
            <text:p>0,575638506876228</text:p>
          </table:table-cell>
          <table:table-cell office:value-type="float" office:value="0.0785854616895874" calcext:value-type="float">
            <text:p>0,078585461689587</text:p>
          </table:table-cell>
          <table:table-cell office:value-type="float" office:value="0.0117878192534381" calcext:value-type="float">
            <text:p>0,011787819253438</text:p>
          </table:table-cell>
          <table:table-cell office:value-type="float" office:value="0.00785854616895874" calcext:value-type="float">
            <text:p>0,007858546168959</text:p>
          </table:table-cell>
          <table:table-cell table:number-columns-repeated="5" office:value-type="float" office:value="0.00589390962671906" calcext:value-type="float">
            <text:p>0,005893909626719</text:p>
          </table:table-cell>
          <table:table-cell office:value-type="float" office:value="0.00392927308447937" calcext:value-type="float">
            <text:p>0,003929273084479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9291338582677" calcext:value-type="float">
            <text:p>0,669291338582677</text:p>
          </table:table-cell>
          <table:table-cell office:value-type="float" office:value="0.015748031496063" calcext:value-type="float">
            <text:p>0,015748031496063</text:p>
          </table:table-cell>
          <table:table-cell table:number-columns-repeated="2" office:value-type="float" office:value="0.0078740157480315" calcext:value-type="float">
            <text:p>0,007874015748032</text:p>
          </table:table-cell>
          <table:table-cell table:number-columns-repeated="3" office:value-type="float" office:value="0.00590551181102362" calcext:value-type="float">
            <text:p>0,005905511811024</text:p>
          </table:table-cell>
          <table:table-cell table:number-columns-repeated="3" office:value-type="float" office:value="0.00393700787401575" calcext:value-type="float">
            <text:p>0,003937007874016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65354330708661" calcext:value-type="float">
            <text:p>0,665354330708661</text:p>
          </table:table-cell>
          <table:table-cell office:value-type="float" office:value="0.0275590551181102" calcext:value-type="float">
            <text:p>0,02755905511811</text:p>
          </table:table-cell>
          <table:table-cell office:value-type="float" office:value="0.0118110236220472" calcext:value-type="float">
            <text:p>0,011811023622047</text:p>
          </table:table-cell>
          <table:table-cell office:value-type="float" office:value="0.0078740157480315" calcext:value-type="float">
            <text:p>0,007874015748032</text:p>
          </table:table-cell>
          <table:table-cell table:number-columns-repeated="2" office:value-type="float" office:value="0.00590551181102362" calcext:value-type="float">
            <text:p>0,005905511811024</text:p>
          </table:table-cell>
          <table:table-cell table:number-columns-repeated="4" office:value-type="float" office:value="0.00393700787401575" calcext:value-type="float">
            <text:p>0,003937007874016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81102362204724" calcext:value-type="float">
            <text:p>0,681102362204724</text:p>
          </table:table-cell>
          <table:table-cell office:value-type="float" office:value="0.0118110236220472" calcext:value-type="float">
            <text:p>0,011811023622047</text:p>
          </table:table-cell>
          <table:table-cell office:value-type="float" office:value="0.0078740157480315" calcext:value-type="float">
            <text:p>0,007874015748032</text:p>
          </table:table-cell>
          <table:table-cell table:number-columns-repeated="2" office:value-type="float" office:value="0.00590551181102362" calcext:value-type="float">
            <text:p>0,005905511811024</text:p>
          </table:table-cell>
          <table:table-cell table:number-columns-repeated="5" office:value-type="float" office:value="0.00393700787401575" calcext:value-type="float">
            <text:p>0,00393700787401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31952662721893" calcext:value-type="float">
            <text:p>0,431952662721893</text:p>
          </table:table-cell>
          <table:table-cell office:value-type="float" office:value="0.216962524654832" calcext:value-type="float">
            <text:p>0,216962524654832</text:p>
          </table:table-cell>
          <table:table-cell office:value-type="float" office:value="0.0118343195266272" calcext:value-type="float">
            <text:p>0,011834319526627</text:p>
          </table:table-cell>
          <table:table-cell table:number-columns-repeated="2" office:value-type="float" office:value="0.00986193293885602" calcext:value-type="float">
            <text:p>0,009861932938856</text:p>
          </table:table-cell>
          <table:table-cell table:number-columns-repeated="2" office:value-type="float" office:value="0.00591715976331361" calcext:value-type="float">
            <text:p>0,005917159763314</text:p>
          </table:table-cell>
          <table:table-cell table:number-columns-repeated="3" office:value-type="float" office:value="0.00394477317554241" calcext:value-type="float">
            <text:p>0,003944773175542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3905325443787" calcext:value-type="float">
            <text:p>0,63905325443787</text:p>
          </table:table-cell>
          <table:table-cell office:value-type="float" office:value="0.00986193293885602" calcext:value-type="float">
            <text:p>0,009861932938856</text:p>
          </table:table-cell>
          <table:table-cell table:number-columns-repeated="2" office:value-type="float" office:value="0.00788954635108481" calcext:value-type="float">
            <text:p>0,007889546351085</text:p>
          </table:table-cell>
          <table:table-cell table:number-columns-repeated="2" office:value-type="float" office:value="0.00591715976331361" calcext:value-type="float">
            <text:p>0,005917159763314</text:p>
          </table:table-cell>
          <table:table-cell table:number-columns-repeated="3" office:value-type="float" office:value="0.00394477317554241" calcext:value-type="float">
            <text:p>0,003944773175542</text:p>
          </table:table-cell>
          <table:table-cell office:value-type="float" office:value="0.0019723865877712" calcext:value-type="float">
            <text:p>0,001972386587771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37080867850099" calcext:value-type="float">
            <text:p>0,637080867850099</text:p>
          </table:table-cell>
          <table:table-cell office:value-type="float" office:value="0.0177514792899408" calcext:value-type="float">
            <text:p>0,017751479289941</text:p>
          </table:table-cell>
          <table:table-cell table:number-columns-repeated="4" office:value-type="float" office:value="0.00591715976331361" calcext:value-type="float">
            <text:p>0,005917159763314</text:p>
          </table:table-cell>
          <table:table-cell table:number-columns-repeated="4" office:value-type="float" office:value="0.00394477317554241" calcext:value-type="float">
            <text:p>0,003944773175542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70611439842209" calcext:value-type="float">
            <text:p>0,670611439842209</text:p>
          </table:table-cell>
          <table:table-cell office:value-type="float" office:value="0.0157790927021696" calcext:value-type="float">
            <text:p>0,01577909270217</text:p>
          </table:table-cell>
          <table:table-cell table:number-columns-repeated="2" office:value-type="float" office:value="0.00986193293885602" calcext:value-type="float">
            <text:p>0,009861932938856</text:p>
          </table:table-cell>
          <table:table-cell office:value-type="float" office:value="0.00788954635108481" calcext:value-type="float">
            <text:p>0,007889546351085</text:p>
          </table:table-cell>
          <table:table-cell office:value-type="float" office:value="0.00591715976331361" calcext:value-type="float">
            <text:p>0,005917159763314</text:p>
          </table:table-cell>
          <table:table-cell table:number-columns-repeated="4" office:value-type="float" office:value="0.00394477317554241" calcext:value-type="float">
            <text:p>0,003944773175542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76528599605523" calcext:value-type="float">
            <text:p>0,676528599605523</text:p>
          </table:table-cell>
          <table:table-cell table:number-columns-repeated="5" office:value-type="float" office:value="0.00591715976331361" calcext:value-type="float">
            <text:p>0,005917159763314</text:p>
          </table:table-cell>
          <table:table-cell table:number-columns-repeated="4" office:value-type="float" office:value="0.00394477317554241" calcext:value-type="float">
            <text:p>0,003944773175542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50197628458498" calcext:value-type="float">
            <text:p>0,650197628458498</text:p>
          </table:table-cell>
          <table:table-cell table:number-columns-repeated="2" office:value-type="float" office:value="0.00790513833992095" calcext:value-type="float">
            <text:p>0,007905138339921</text:p>
          </table:table-cell>
          <table:table-cell table:number-columns-repeated="4" office:value-type="float" office:value="0.00592885375494071" calcext:value-type="float">
            <text:p>0,005928853754941</text:p>
          </table:table-cell>
          <table:table-cell table:number-columns-repeated="3" office:value-type="float" office:value="0.00395256916996047" calcext:value-type="float">
            <text:p>0,00395256916996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81422924901186" calcext:value-type="float">
            <text:p>0,381422924901186</text:p>
          </table:table-cell>
          <table:table-cell office:value-type="float" office:value="0.266798418972332" calcext:value-type="float">
            <text:p>0,266798418972332</text:p>
          </table:table-cell>
          <table:table-cell office:value-type="float" office:value="0.00790513833992095" calcext:value-type="float">
            <text:p>0,007905138339921</text:p>
          </table:table-cell>
          <table:table-cell table:number-columns-repeated="3" office:value-type="float" office:value="0.00592885375494071" calcext:value-type="float">
            <text:p>0,005928853754941</text:p>
          </table:table-cell>
          <table:table-cell table:number-columns-repeated="4" office:value-type="float" office:value="0.00395256916996047" calcext:value-type="float">
            <text:p>0,0039525691699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40316205533597" calcext:value-type="float">
            <text:p>0,640316205533597</text:p>
          </table:table-cell>
          <table:table-cell office:value-type="float" office:value="0.0197628458498024" calcext:value-type="float">
            <text:p>0,019762845849802</text:p>
          </table:table-cell>
          <table:table-cell office:value-type="float" office:value="0.0118577075098814" calcext:value-type="float">
            <text:p>0,011857707509881</text:p>
          </table:table-cell>
          <table:table-cell office:value-type="float" office:value="0.00790513833992095" calcext:value-type="float">
            <text:p>0,007905138339921</text:p>
          </table:table-cell>
          <table:table-cell office:value-type="float" office:value="0.00592885375494071" calcext:value-type="float">
            <text:p>0,005928853754941</text:p>
          </table:table-cell>
          <table:table-cell table:number-columns-repeated="5" office:value-type="float" office:value="0.00395256916996047" calcext:value-type="float">
            <text:p>0,00395256916996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91089108910891" calcext:value-type="float">
            <text:p>0,691089108910891</text:p>
          </table:table-cell>
          <table:table-cell table:number-columns-repeated="2" office:value-type="float" office:value="0.0099009900990099" calcext:value-type="float">
            <text:p>0,00990099009901</text:p>
          </table:table-cell>
          <table:table-cell table:number-columns-repeated="3" office:value-type="float" office:value="0.00594059405940594" calcext:value-type="float">
            <text:p>0,005940594059406</text:p>
          </table:table-cell>
          <table:table-cell table:number-columns-repeated="4" office:value-type="float" office:value="0.00396039603960396" calcext:value-type="float">
            <text:p>0,003960396039604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51485148514851" calcext:value-type="float">
            <text:p>0,651485148514851</text:p>
          </table:table-cell>
          <table:table-cell office:value-type="float" office:value="0.0099009900990099" calcext:value-type="float">
            <text:p>0,00990099009901</text:p>
          </table:table-cell>
          <table:table-cell office:value-type="float" office:value="0.00792079207920792" calcext:value-type="float">
            <text:p>0,007920792079208</text:p>
          </table:table-cell>
          <table:table-cell table:number-columns-repeated="4" office:value-type="float" office:value="0.00594059405940594" calcext:value-type="float">
            <text:p>0,005940594059406</text:p>
          </table:table-cell>
          <table:table-cell table:number-columns-repeated="3" office:value-type="float" office:value="0.00396039603960396" calcext:value-type="float">
            <text:p>0,003960396039604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37623762376238" calcext:value-type="float">
            <text:p>0,637623762376238</text:p>
          </table:table-cell>
          <table:table-cell office:value-type="float" office:value="0.0237623762376238" calcext:value-type="float">
            <text:p>0,023762376237624</text:p>
          </table:table-cell>
          <table:table-cell office:value-type="float" office:value="0.0138613861386139" calcext:value-type="float">
            <text:p>0,013861386138614</text:p>
          </table:table-cell>
          <table:table-cell office:value-type="float" office:value="0.0099009900990099" calcext:value-type="float">
            <text:p>0,00990099009901</text:p>
          </table:table-cell>
          <table:table-cell office:value-type="float" office:value="0.00792079207920792" calcext:value-type="float">
            <text:p>0,007920792079208</text:p>
          </table:table-cell>
          <table:table-cell table:number-columns-repeated="3" office:value-type="float" office:value="0.00594059405940594" calcext:value-type="float">
            <text:p>0,005940594059406</text:p>
          </table:table-cell>
          <table:table-cell table:number-columns-repeated="2" office:value-type="float" office:value="0.00396039603960396" calcext:value-type="float">
            <text:p>0,003960396039604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92460317460317" calcext:value-type="float">
            <text:p>0,692460317460317</text:p>
          </table:table-cell>
          <table:table-cell office:value-type="float" office:value="0.0119047619047619" calcext:value-type="float">
            <text:p>0,011904761904762</text:p>
          </table:table-cell>
          <table:table-cell office:value-type="float" office:value="0.00793650793650794" calcext:value-type="float">
            <text:p>0,007936507936508</text:p>
          </table:table-cell>
          <table:table-cell table:number-columns-repeated="4" office:value-type="float" office:value="0.00595238095238095" calcext:value-type="float">
            <text:p>0,005952380952381</text:p>
          </table:table-cell>
          <table:table-cell table:number-columns-repeated="3" office:value-type="float" office:value="0.00396825396825397" calcext:value-type="float">
            <text:p>0,003968253968254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54761904761905" calcext:value-type="float">
            <text:p>0,654761904761905</text:p>
          </table:table-cell>
          <table:table-cell office:value-type="float" office:value="0.00992063492063492" calcext:value-type="float">
            <text:p>0,009920634920635</text:p>
          </table:table-cell>
          <table:table-cell office:value-type="float" office:value="0.00793650793650794" calcext:value-type="float">
            <text:p>0,007936507936508</text:p>
          </table:table-cell>
          <table:table-cell table:number-columns-repeated="4" office:value-type="float" office:value="0.00595238095238095" calcext:value-type="float">
            <text:p>0,005952380952381</text:p>
          </table:table-cell>
          <table:table-cell table:number-columns-repeated="3" office:value-type="float" office:value="0.00396825396825397" calcext:value-type="float">
            <text:p>0,003968253968254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720238095238095" calcext:value-type="float">
            <text:p>0,720238095238095</text:p>
          </table:table-cell>
          <table:table-cell office:value-type="float" office:value="0.0198412698412698" calcext:value-type="float">
            <text:p>0,01984126984127</text:p>
          </table:table-cell>
          <table:table-cell table:number-columns-repeated="8" office:value-type="float" office:value="0.00396825396825397" calcext:value-type="float">
            <text:p>0,003968253968254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01590457256461" calcext:value-type="float">
            <text:p>0,401590457256461</text:p>
          </table:table-cell>
          <table:table-cell office:value-type="float" office:value="0.170974155069583" calcext:value-type="float">
            <text:p>0,170974155069583</text:p>
          </table:table-cell>
          <table:table-cell office:value-type="float" office:value="0.0755467196819085" calcext:value-type="float">
            <text:p>0,075546719681909</text:p>
          </table:table-cell>
          <table:table-cell office:value-type="float" office:value="0.0119284294234592" calcext:value-type="float">
            <text:p>0,011928429423459</text:p>
          </table:table-cell>
          <table:table-cell table:number-columns-repeated="2" office:value-type="float" office:value="0.00795228628230616" calcext:value-type="float">
            <text:p>0,007952286282306</text:p>
          </table:table-cell>
          <table:table-cell table:number-columns-repeated="4" office:value-type="float" office:value="0.00397614314115308" calcext:value-type="float">
            <text:p>0,003976143141153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54075546719682" calcext:value-type="float">
            <text:p>0,654075546719682</text:p>
          </table:table-cell>
          <table:table-cell table:number-columns-repeated="2" office:value-type="float" office:value="0.00795228628230616" calcext:value-type="float">
            <text:p>0,007952286282306</text:p>
          </table:table-cell>
          <table:table-cell table:number-columns-repeated="3" office:value-type="float" office:value="0.00596421471172962" calcext:value-type="float">
            <text:p>0,00596421471173</text:p>
          </table:table-cell>
          <table:table-cell table:number-columns-repeated="4" office:value-type="float" office:value="0.00397614314115308" calcext:value-type="float">
            <text:p>0,003976143141153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71968190854871" calcext:value-type="float">
            <text:p>0,671968190854871</text:p>
          </table:table-cell>
          <table:table-cell office:value-type="float" office:value="0.0099403578528827" calcext:value-type="float">
            <text:p>0,009940357852883</text:p>
          </table:table-cell>
          <table:table-cell table:number-columns-repeated="2" office:value-type="float" office:value="0.00596421471172962" calcext:value-type="float">
            <text:p>0,00596421471173</text:p>
          </table:table-cell>
          <table:table-cell table:number-columns-repeated="6" office:value-type="float" office:value="0.00397614314115308" calcext:value-type="float">
            <text:p>0,003976143141153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745526838966203" calcext:value-type="float">
            <text:p>0,745526838966203</text:p>
          </table:table-cell>
          <table:table-cell office:value-type="float" office:value="0.00596421471172962" calcext:value-type="float">
            <text:p>0,00596421471173</text:p>
          </table:table-cell>
          <table:table-cell table:number-columns-repeated="8" office:value-type="float" office:value="0.00397614314115308" calcext:value-type="float">
            <text:p>0,003976143141153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56063618290258" calcext:value-type="float">
            <text:p>0,656063618290258</text:p>
          </table:table-cell>
          <table:table-cell table:number-columns-repeated="2" office:value-type="float" office:value="0.0099403578528827" calcext:value-type="float">
            <text:p>0,009940357852883</text:p>
          </table:table-cell>
          <table:table-cell table:number-columns-repeated="2" office:value-type="float" office:value="0.00795228628230616" calcext:value-type="float">
            <text:p>0,007952286282306</text:p>
          </table:table-cell>
          <table:table-cell office:value-type="float" office:value="0.00596421471172962" calcext:value-type="float">
            <text:p>0,00596421471173</text:p>
          </table:table-cell>
          <table:table-cell table:number-columns-repeated="4" office:value-type="float" office:value="0.00397614314115308" calcext:value-type="float">
            <text:p>0,003976143141153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0597609561753" calcext:value-type="float">
            <text:p>0,50597609561753</text:p>
          </table:table-cell>
          <table:table-cell office:value-type="float" office:value="0.187250996015936" calcext:value-type="float">
            <text:p>0,187250996015936</text:p>
          </table:table-cell>
          <table:table-cell table:number-columns-repeated="2" office:value-type="float" office:value="0.00796812749003984" calcext:value-type="float">
            <text:p>0,00796812749004</text:p>
          </table:table-cell>
          <table:table-cell table:number-columns-repeated="3" office:value-type="float" office:value="0.00597609561752988" calcext:value-type="float">
            <text:p>0,00597609561753</text:p>
          </table:table-cell>
          <table:table-cell table:number-columns-repeated="3" office:value-type="float" office:value="0.00398406374501992" calcext:value-type="float">
            <text:p>0,00398406374502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23505976095618" calcext:value-type="float">
            <text:p>0,623505976095618</text:p>
          </table:table-cell>
          <table:table-cell table:number-columns-repeated="2" office:value-type="float" office:value="0.0119521912350598" calcext:value-type="float">
            <text:p>0,01195219123506</text:p>
          </table:table-cell>
          <table:table-cell office:value-type="float" office:value="0.0099601593625498" calcext:value-type="float">
            <text:p>0,00996015936255</text:p>
          </table:table-cell>
          <table:table-cell office:value-type="float" office:value="0.00796812749003984" calcext:value-type="float">
            <text:p>0,00796812749004</text:p>
          </table:table-cell>
          <table:table-cell table:number-columns-repeated="2" office:value-type="float" office:value="0.00597609561752988" calcext:value-type="float">
            <text:p>0,00597609561753</text:p>
          </table:table-cell>
          <table:table-cell table:number-columns-repeated="3" office:value-type="float" office:value="0.00398406374501992" calcext:value-type="float">
            <text:p>0,00398406374502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76646706586826" calcext:value-type="float">
            <text:p>0,676646706586826</text:p>
          </table:table-cell>
          <table:table-cell table:number-columns-repeated="2" office:value-type="float" office:value="0.00798403193612774" calcext:value-type="float">
            <text:p>0,007984031936128</text:p>
          </table:table-cell>
          <table:table-cell office:value-type="float" office:value="0.00598802395209581" calcext:value-type="float">
            <text:p>0,005988023952096</text:p>
          </table:table-cell>
          <table:table-cell table:number-columns-repeated="6" office:value-type="float" office:value="0.00399201596806387" calcext:value-type="float">
            <text:p>0,003992015968064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0798403193613" calcext:value-type="float">
            <text:p>0,600798403193613</text:p>
          </table:table-cell>
          <table:table-cell office:value-type="float" office:value="0.0139720558882236" calcext:value-type="float">
            <text:p>0,013972055888224</text:p>
          </table:table-cell>
          <table:table-cell office:value-type="float" office:value="0.0119760479041916" calcext:value-type="float">
            <text:p>0,011976047904192</text:p>
          </table:table-cell>
          <table:table-cell table:number-columns-repeated="4" office:value-type="float" office:value="0.00598802395209581" calcext:value-type="float">
            <text:p>0,005988023952096</text:p>
          </table:table-cell>
          <table:table-cell table:number-columns-repeated="3" office:value-type="float" office:value="0.00399201596806387" calcext:value-type="float">
            <text:p>0,003992015968064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00998003992015968" calcext:value-type="float">
            <text:p>0,00998003992016</text:p>
          </table:table-cell>
          <table:table-cell table:number-columns-repeated="4" office:value-type="float" office:value="0.00598802395209581" calcext:value-type="float">
            <text:p>0,005988023952096</text:p>
          </table:table-cell>
          <table:table-cell table:number-columns-repeated="4" office:value-type="float" office:value="0.00399201596806387" calcext:value-type="float">
            <text:p>0,003992015968064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62" calcext:value-type="float">
            <text:p>0,66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08" calcext:value-type="float">
            <text:p>0,008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2" calcext:value-type="float">
            <text:p>0,68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.006" calcext:value-type="float">
            <text:p>0,006</text:p>
          </table:table-cell>
          <table:table-cell table:number-columns-repeated="2" office:value-type="float" office:value="0.004" calcext:value-type="float">
            <text:p>0,004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2" calcext:value-type="float">
            <text:p>0,662</text:p>
          </table:table-cell>
          <table:table-cell office:value-type="float" office:value="0.012" calcext:value-type="float">
            <text:p>0,012</text:p>
          </table:table-cell>
          <table:table-cell table:number-columns-repeated="4" office:value-type="float" office:value="0.006" calcext:value-type="float">
            <text:p>0,006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62" calcext:value-type="float">
            <text:p>0,662</text:p>
          </table:table-cell>
          <table:table-cell office:value-type="float" office:value="0.016" calcext:value-type="float">
            <text:p>0,016</text:p>
          </table:table-cell>
          <table:table-cell table:number-columns-repeated="3" office:value-type="float" office:value="0.006" calcext:value-type="float">
            <text:p>0,006</text:p>
          </table:table-cell>
          <table:table-cell table:number-columns-repeated="5" office:value-type="float" office:value="0.004" calcext:value-type="float">
            <text:p>0,004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84" calcext:value-type="float">
            <text:p>0,684</text:p>
          </table:table-cell>
          <table:table-cell office:value-type="float" office:value="0.018" calcext:value-type="float">
            <text:p>0,018</text:p>
          </table:table-cell>
          <table:table-cell table:number-columns-repeated="2" office:value-type="float" office:value="0.008" calcext:value-type="float">
            <text:p>0,008</text:p>
          </table:table-cell>
          <table:table-cell table:number-columns-repeated="2" office:value-type="float" office:value="0.006" calcext:value-type="float">
            <text:p>0,006</text:p>
          </table:table-cell>
          <table:table-cell table:number-columns-repeated="4" office:value-type="float" office:value="0.004" calcext:value-type="float">
            <text:p>0,004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74" calcext:value-type="float">
            <text:p>0,67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6" calcext:value-type="float">
            <text:p>0,006</text:p>
          </table:table-cell>
          <table:table-cell table:number-columns-repeated="7" office:value-type="float" office:value="0.004" calcext:value-type="float">
            <text:p>0,004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2124248496994" calcext:value-type="float">
            <text:p>0,62124248496994</text:p>
          </table:table-cell>
          <table:table-cell office:value-type="float" office:value="0.0200400801603206" calcext:value-type="float">
            <text:p>0,020040080160321</text:p>
          </table:table-cell>
          <table:table-cell office:value-type="float" office:value="0.0180360721442886" calcext:value-type="float">
            <text:p>0,018036072144289</text:p>
          </table:table-cell>
          <table:table-cell table:number-columns-repeated="2" office:value-type="float" office:value="0.00801603206412826" calcext:value-type="float">
            <text:p>0,008016032064128</text:p>
          </table:table-cell>
          <table:table-cell office:value-type="float" office:value="0.00601202404809619" calcext:value-type="float">
            <text:p>0,006012024048096</text:p>
          </table:table-cell>
          <table:table-cell table:number-columns-repeated="4" office:value-type="float" office:value="0.00400801603206413" calcext:value-type="float">
            <text:p>0,004008016032064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8937875751503" calcext:value-type="float">
            <text:p>0,68937875751503</text:p>
          </table:table-cell>
          <table:table-cell office:value-type="float" office:value="0.0100200400801603" calcext:value-type="float">
            <text:p>0,01002004008016</text:p>
          </table:table-cell>
          <table:table-cell office:value-type="float" office:value="0.00601202404809619" calcext:value-type="float">
            <text:p>0,006012024048096</text:p>
          </table:table-cell>
          <table:table-cell table:number-columns-repeated="6" office:value-type="float" office:value="0.00400801603206413" calcext:value-type="float">
            <text:p>0,004008016032064</text:p>
          </table:table-cell>
          <table:table-cell office:value-type="float" office:value="0.00200400801603206" calcext:value-type="float">
            <text:p>0,002004008016032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60642570281124" calcext:value-type="float">
            <text:p>0,660642570281124</text:p>
          </table:table-cell>
          <table:table-cell office:value-type="float" office:value="0.0120481927710843" calcext:value-type="float">
            <text:p>0,012048192771084</text:p>
          </table:table-cell>
          <table:table-cell office:value-type="float" office:value="0.0100401606425703" calcext:value-type="float">
            <text:p>0,01004016064257</text:p>
          </table:table-cell>
          <table:table-cell table:number-columns-repeated="2" office:value-type="float" office:value="0.00803212851405622" calcext:value-type="float">
            <text:p>0,008032128514056</text:p>
          </table:table-cell>
          <table:table-cell table:number-columns-repeated="4" office:value-type="float" office:value="0.00602409638554217" calcext:value-type="float">
            <text:p>0,006024096385542</text:p>
          </table:table-cell>
          <table:table-cell office:value-type="float" office:value="0.00401606425702811" calcext:value-type="float">
            <text:p>0,004016064257028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92771084337349" calcext:value-type="float">
            <text:p>0,692771084337349</text:p>
          </table:table-cell>
          <table:table-cell table:number-columns-repeated="2" office:value-type="float" office:value="0.00602409638554217" calcext:value-type="float">
            <text:p>0,006024096385542</text:p>
          </table:table-cell>
          <table:table-cell table:number-columns-repeated="7" office:value-type="float" office:value="0.00401606425702811" calcext:value-type="float">
            <text:p>0,004016064257028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88755020080321" calcext:value-type="float">
            <text:p>0,188755020080321</text:p>
          </table:table-cell>
          <table:table-cell office:value-type="float" office:value="0.174698795180723" calcext:value-type="float">
            <text:p>0,174698795180723</text:p>
          </table:table-cell>
          <table:table-cell office:value-type="float" office:value="0.112449799196787" calcext:value-type="float">
            <text:p>0,112449799196787</text:p>
          </table:table-cell>
          <table:table-cell office:value-type="float" office:value="0.0943775100401606" calcext:value-type="float">
            <text:p>0,094377510040161</text:p>
          </table:table-cell>
          <table:table-cell office:value-type="float" office:value="0.034136546184739" calcext:value-type="float">
            <text:p>0,034136546184739</text:p>
          </table:table-cell>
          <table:table-cell office:value-type="float" office:value="0.0140562248995984" calcext:value-type="float">
            <text:p>0,014056224899598</text:p>
          </table:table-cell>
          <table:table-cell table:number-columns-repeated="3" office:value-type="float" office:value="0.00602409638554217" calcext:value-type="float">
            <text:p>0,006024096385542</text:p>
          </table:table-cell>
          <table:table-cell office:value-type="float" office:value="0.00401606425702811" calcext:value-type="float">
            <text:p>0,00401606425702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68008048289738" calcext:value-type="float">
            <text:p>0,668008048289738</text:p>
          </table:table-cell>
          <table:table-cell office:value-type="float" office:value="0.0201207243460765" calcext:value-type="float">
            <text:p>0,020120724346077</text:p>
          </table:table-cell>
          <table:table-cell office:value-type="float" office:value="0.0181086519114688" calcext:value-type="float">
            <text:p>0,018108651911469</text:p>
          </table:table-cell>
          <table:table-cell office:value-type="float" office:value="0.00804828973843059" calcext:value-type="float">
            <text:p>0,008048289738431</text:p>
          </table:table-cell>
          <table:table-cell office:value-type="float" office:value="0.00603621730382294" calcext:value-type="float">
            <text:p>0,006036217303823</text:p>
          </table:table-cell>
          <table:table-cell table:number-columns-repeated="5" office:value-type="float" office:value="0.00402414486921529" calcext:value-type="float">
            <text:p>0,004024144869215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06237424547284" calcext:value-type="float">
            <text:p>0,706237424547284</text:p>
          </table:table-cell>
          <table:table-cell table:number-columns-repeated="3" office:value-type="float" office:value="0.00603621730382294" calcext:value-type="float">
            <text:p>0,006036217303823</text:p>
          </table:table-cell>
          <table:table-cell table:number-columns-repeated="6" office:value-type="float" office:value="0.00402414486921529" calcext:value-type="float">
            <text:p>0,004024144869215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52822580645161" calcext:value-type="float">
            <text:p>0,352822580645161</text:p>
          </table:table-cell>
          <table:table-cell office:value-type="float" office:value="0.326612903225806" calcext:value-type="float">
            <text:p>0,326612903225806</text:p>
          </table:table-cell>
          <table:table-cell office:value-type="float" office:value="0.0100806451612903" calcext:value-type="float">
            <text:p>0,01008064516129</text:p>
          </table:table-cell>
          <table:table-cell table:number-columns-repeated="3" office:value-type="float" office:value="0.00604838709677419" calcext:value-type="float">
            <text:p>0,006048387096774</text:p>
          </table:table-cell>
          <table:table-cell table:number-columns-repeated="4" office:value-type="float" office:value="0.00403225806451613" calcext:value-type="float">
            <text:p>0,004032258064516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22983870967742" calcext:value-type="float">
            <text:p>0,622983870967742</text:p>
          </table:table-cell>
          <table:table-cell office:value-type="float" office:value="0.0161290322580645" calcext:value-type="float">
            <text:p>0,016129032258065</text:p>
          </table:table-cell>
          <table:table-cell office:value-type="float" office:value="0.00806451612903226" calcext:value-type="float">
            <text:p>0,008064516129032</text:p>
          </table:table-cell>
          <table:table-cell table:number-columns-repeated="5" office:value-type="float" office:value="0.00604838709677419" calcext:value-type="float">
            <text:p>0,006048387096774</text:p>
          </table:table-cell>
          <table:table-cell table:number-columns-repeated="2" office:value-type="float" office:value="0.00403225806451613" calcext:value-type="float">
            <text:p>0,004032258064516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01209677419355" calcext:value-type="float">
            <text:p>0,401209677419355</text:p>
          </table:table-cell>
          <table:table-cell office:value-type="float" office:value="0.272177419354839" calcext:value-type="float">
            <text:p>0,272177419354839</text:p>
          </table:table-cell>
          <table:table-cell office:value-type="float" office:value="0.0161290322580645" calcext:value-type="float">
            <text:p>0,016129032258065</text:p>
          </table:table-cell>
          <table:table-cell office:value-type="float" office:value="0.00806451612903226" calcext:value-type="float">
            <text:p>0,008064516129032</text:p>
          </table:table-cell>
          <table:table-cell table:number-columns-repeated="2" office:value-type="float" office:value="0.00604838709677419" calcext:value-type="float">
            <text:p>0,006048387096774</text:p>
          </table:table-cell>
          <table:table-cell table:number-columns-repeated="4" office:value-type="float" office:value="0.00403225806451613" calcext:value-type="float">
            <text:p>0,004032258064516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44354838709677" calcext:value-type="float">
            <text:p>0,544354838709677</text:p>
          </table:table-cell>
          <table:table-cell office:value-type="float" office:value="0.0120967741935484" calcext:value-type="float">
            <text:p>0,012096774193548</text:p>
          </table:table-cell>
          <table:table-cell table:number-columns-repeated="3" office:value-type="float" office:value="0.00806451612903226" calcext:value-type="float">
            <text:p>0,008064516129032</text:p>
          </table:table-cell>
          <table:table-cell office:value-type="float" office:value="0.00604838709677419" calcext:value-type="float">
            <text:p>0,006048387096774</text:p>
          </table:table-cell>
          <table:table-cell table:number-columns-repeated="4" office:value-type="float" office:value="0.00403225806451613" calcext:value-type="float">
            <text:p>0,004032258064516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62626262626263" calcext:value-type="float">
            <text:p>0,662626262626263</text:p>
          </table:table-cell>
          <table:table-cell office:value-type="float" office:value="0.00808080808080808" calcext:value-type="float">
            <text:p>0,008080808080808</text:p>
          </table:table-cell>
          <table:table-cell table:number-columns-repeated="5" office:value-type="float" office:value="0.00606060606060606" calcext:value-type="float">
            <text:p>0,006060606060606</text:p>
          </table:table-cell>
          <table:table-cell table:number-columns-repeated="3" office:value-type="float" office:value="0.00404040404040404" calcext:value-type="float">
            <text:p>0,004040404040404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90909090909091" calcext:value-type="float">
            <text:p>0,690909090909091</text:p>
          </table:table-cell>
          <table:table-cell office:value-type="float" office:value="0.00808080808080808" calcext:value-type="float">
            <text:p>0,008080808080808</text:p>
          </table:table-cell>
          <table:table-cell table:number-columns-repeated="2" office:value-type="float" office:value="0.00606060606060606" calcext:value-type="float">
            <text:p>0,006060606060606</text:p>
          </table:table-cell>
          <table:table-cell table:number-columns-repeated="6" office:value-type="float" office:value="0.00404040404040404" calcext:value-type="float">
            <text:p>0,004040404040404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715151515151515" calcext:value-type="float">
            <text:p>0,715151515151515</text:p>
          </table:table-cell>
          <table:table-cell office:value-type="float" office:value="0.0101010101010101" calcext:value-type="float">
            <text:p>0,01010101010101</text:p>
          </table:table-cell>
          <table:table-cell office:value-type="float" office:value="0.00808080808080808" calcext:value-type="float">
            <text:p>0,008080808080808</text:p>
          </table:table-cell>
          <table:table-cell table:number-columns-repeated="6" office:value-type="float" office:value="0.00606060606060606" calcext:value-type="float">
            <text:p>0,006060606060606</text:p>
          </table:table-cell>
          <table:table-cell office:value-type="float" office:value="0.00404040404040404" calcext:value-type="float">
            <text:p>0,004040404040404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63636363636364" calcext:value-type="float">
            <text:p>0,763636363636364</text:p>
          </table:table-cell>
          <table:table-cell office:value-type="float" office:value="0.00606060606060606" calcext:value-type="float">
            <text:p>0,006060606060606</text:p>
          </table:table-cell>
          <table:table-cell table:number-columns-repeated="7" office:value-type="float" office:value="0.00404040404040404" calcext:value-type="float">
            <text:p>0,004040404040404</text:p>
          </table:table-cell>
          <table:table-cell office:value-type="float" office:value="0.00202020202020202" calcext:value-type="float">
            <text:p>0,002020202020202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46464646464646" calcext:value-type="float">
            <text:p>0,646464646464646</text:p>
          </table:table-cell>
          <table:table-cell office:value-type="float" office:value="0.0242424242424242" calcext:value-type="float">
            <text:p>0,024242424242424</text:p>
          </table:table-cell>
          <table:table-cell office:value-type="float" office:value="0.0121212121212121" calcext:value-type="float">
            <text:p>0,012121212121212</text:p>
          </table:table-cell>
          <table:table-cell office:value-type="float" office:value="0.0101010101010101" calcext:value-type="float">
            <text:p>0,01010101010101</text:p>
          </table:table-cell>
          <table:table-cell table:number-columns-repeated="3" office:value-type="float" office:value="0.00606060606060606" calcext:value-type="float">
            <text:p>0,006060606060606</text:p>
          </table:table-cell>
          <table:table-cell table:number-columns-repeated="3" office:value-type="float" office:value="0.00404040404040404" calcext:value-type="float">
            <text:p>0,004040404040404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92307692307692" calcext:value-type="float">
            <text:p>0,692307692307692</text:p>
          </table:table-cell>
          <table:table-cell table:number-columns-repeated="4" office:value-type="float" office:value="0.00607287449392713" calcext:value-type="float">
            <text:p>0,006072874493927</text:p>
          </table:table-cell>
          <table:table-cell table:number-columns-repeated="5" office:value-type="float" office:value="0.00404858299595142" calcext:value-type="float">
            <text:p>0,004048582995951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53846153846154" calcext:value-type="float">
            <text:p>0,653846153846154</text:p>
          </table:table-cell>
          <table:table-cell table:number-columns-repeated="2" office:value-type="float" office:value="0.0101214574898785" calcext:value-type="float">
            <text:p>0,010121457489879</text:p>
          </table:table-cell>
          <table:table-cell office:value-type="float" office:value="0.00809716599190283" calcext:value-type="float">
            <text:p>0,008097165991903</text:p>
          </table:table-cell>
          <table:table-cell table:number-columns-repeated="3" office:value-type="float" office:value="0.00607287449392713" calcext:value-type="float">
            <text:p>0,006072874493927</text:p>
          </table:table-cell>
          <table:table-cell table:number-columns-repeated="3" office:value-type="float" office:value="0.00404858299595142" calcext:value-type="float">
            <text:p>0,004048582995951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713995943204868" calcext:value-type="float">
            <text:p>0,713995943204868</text:p>
          </table:table-cell>
          <table:table-cell office:value-type="float" office:value="0.00811359026369168" calcext:value-type="float">
            <text:p>0,008113590263692</text:p>
          </table:table-cell>
          <table:table-cell table:number-columns-repeated="3" office:value-type="float" office:value="0.00608519269776876" calcext:value-type="float">
            <text:p>0,006085192697769</text:p>
          </table:table-cell>
          <table:table-cell table:number-columns-repeated="4" office:value-type="float" office:value="0.00405679513184584" calcext:value-type="float">
            <text:p>0,004056795131846</text:p>
          </table:table-cell>
          <table:table-cell office:value-type="float" office:value="0.00202839756592292" calcext:value-type="float">
            <text:p>0,002028397565923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40973630831643" calcext:value-type="float">
            <text:p>0,640973630831643</text:p>
          </table:table-cell>
          <table:table-cell office:value-type="float" office:value="0.0141987829614604" calcext:value-type="float">
            <text:p>0,01419878296146</text:p>
          </table:table-cell>
          <table:table-cell table:number-columns-repeated="3" office:value-type="float" office:value="0.0101419878296146" calcext:value-type="float">
            <text:p>0,010141987829615</text:p>
          </table:table-cell>
          <table:table-cell office:value-type="float" office:value="0.00811359026369168" calcext:value-type="float">
            <text:p>0,008113590263692</text:p>
          </table:table-cell>
          <table:table-cell table:number-columns-repeated="3" office:value-type="float" office:value="0.00608519269776876" calcext:value-type="float">
            <text:p>0,006085192697769</text:p>
          </table:table-cell>
          <table:table-cell office:value-type="float" office:value="0.00405679513184584" calcext:value-type="float">
            <text:p>0,00405679513184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81541582150101" calcext:value-type="float">
            <text:p>0,681541582150101</text:p>
          </table:table-cell>
          <table:table-cell office:value-type="float" office:value="0.0101419878296146" calcext:value-type="float">
            <text:p>0,010141987829615</text:p>
          </table:table-cell>
          <table:table-cell table:number-columns-repeated="3" office:value-type="float" office:value="0.00811359026369168" calcext:value-type="float">
            <text:p>0,008113590263692</text:p>
          </table:table-cell>
          <table:table-cell table:number-columns-repeated="5" office:value-type="float" office:value="0.00405679513184584" calcext:value-type="float">
            <text:p>0,004056795131846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05284552845528" calcext:value-type="float">
            <text:p>0,705284552845528</text:p>
          </table:table-cell>
          <table:table-cell office:value-type="float" office:value="0.0142276422764228" calcext:value-type="float">
            <text:p>0,014227642276423</text:p>
          </table:table-cell>
          <table:table-cell table:number-columns-repeated="2" office:value-type="float" office:value="0.00813008130081301" calcext:value-type="float">
            <text:p>0,008130081300813</text:p>
          </table:table-cell>
          <table:table-cell table:number-columns-repeated="6" office:value-type="float" office:value="0.0040650406504065" calcext:value-type="float">
            <text:p>0,00406504065040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16260162601626" calcext:value-type="float">
            <text:p>0,016260162601626</text:p>
          </table:table-cell>
          <table:table-cell office:value-type="float" office:value="0.0101626016260163" calcext:value-type="float">
            <text:p>0,010162601626016</text:p>
          </table:table-cell>
          <table:table-cell office:value-type="float" office:value="0.00813008130081301" calcext:value-type="float">
            <text:p>0,008130081300813</text:p>
          </table:table-cell>
          <table:table-cell table:number-columns-repeated="3" office:value-type="float" office:value="0.00609756097560976" calcext:value-type="float">
            <text:p>0,00609756097561</text:p>
          </table:table-cell>
          <table:table-cell table:number-columns-repeated="2" office:value-type="float" office:value="0.0040650406504065" calcext:value-type="float">
            <text:p>0,004065040650407</text:p>
          </table:table-cell>
          <table:table-cell office:value-type="float" office:value="0.00203252032520325" calcext:value-type="float">
            <text:p>0,002032520325203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32113821138211" calcext:value-type="float">
            <text:p>0,632113821138211</text:p>
          </table:table-cell>
          <table:table-cell office:value-type="float" office:value="0.0182926829268293" calcext:value-type="float">
            <text:p>0,018292682926829</text:p>
          </table:table-cell>
          <table:table-cell office:value-type="float" office:value="0.0121951219512195" calcext:value-type="float">
            <text:p>0,01219512195122</text:p>
          </table:table-cell>
          <table:table-cell office:value-type="float" office:value="0.00813008130081301" calcext:value-type="float">
            <text:p>0,008130081300813</text:p>
          </table:table-cell>
          <table:table-cell table:number-columns-repeated="3" office:value-type="float" office:value="0.00609756097560976" calcext:value-type="float">
            <text:p>0,00609756097561</text:p>
          </table:table-cell>
          <table:table-cell table:number-columns-repeated="3" office:value-type="float" office:value="0.0040650406504065" calcext:value-type="float">
            <text:p>0,004065040650407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23217922606925" calcext:value-type="float">
            <text:p>0,623217922606925</text:p>
          </table:table-cell>
          <table:table-cell office:value-type="float" office:value="0.0122199592668024" calcext:value-type="float">
            <text:p>0,012219959266802</text:p>
          </table:table-cell>
          <table:table-cell office:value-type="float" office:value="0.010183299389002" calcext:value-type="float">
            <text:p>0,010183299389002</text:p>
          </table:table-cell>
          <table:table-cell office:value-type="float" office:value="0.00814663951120163" calcext:value-type="float">
            <text:p>0,008146639511202</text:p>
          </table:table-cell>
          <table:table-cell office:value-type="float" office:value="0.00610997963340122" calcext:value-type="float">
            <text:p>0,006109979633401</text:p>
          </table:table-cell>
          <table:table-cell table:number-columns-repeated="5" office:value-type="float" office:value="0.00407331975560081" calcext:value-type="float">
            <text:p>0,004073319755601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06720977596741" calcext:value-type="float">
            <text:p>0,706720977596741</text:p>
          </table:table-cell>
          <table:table-cell office:value-type="float" office:value="0.010183299389002" calcext:value-type="float">
            <text:p>0,010183299389002</text:p>
          </table:table-cell>
          <table:table-cell office:value-type="float" office:value="0.00814663951120163" calcext:value-type="float">
            <text:p>0,008146639511202</text:p>
          </table:table-cell>
          <table:table-cell table:number-columns-repeated="3" office:value-type="float" office:value="0.00610997963340122" calcext:value-type="float">
            <text:p>0,006109979633401</text:p>
          </table:table-cell>
          <table:table-cell table:number-columns-repeated="4" office:value-type="float" office:value="0.00407331975560081" calcext:value-type="float">
            <text:p>0,004073319755601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58248472505092" calcext:value-type="float">
            <text:p>0,458248472505092</text:p>
          </table:table-cell>
          <table:table-cell office:value-type="float" office:value="0.25050916496945" calcext:value-type="float">
            <text:p>0,25050916496945</text:p>
          </table:table-cell>
          <table:table-cell office:value-type="float" office:value="0.00610997963340122" calcext:value-type="float">
            <text:p>0,006109979633401</text:p>
          </table:table-cell>
          <table:table-cell table:number-columns-repeated="6" office:value-type="float" office:value="0.00407331975560081" calcext:value-type="float">
            <text:p>0,004073319755601</text:p>
          </table:table-cell>
          <table:table-cell office:value-type="float" office:value="0.00203665987780041" calcext:value-type="float">
            <text:p>0,0020366598778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20408163265306" calcext:value-type="float">
            <text:p>0,620408163265306</text:p>
          </table:table-cell>
          <table:table-cell office:value-type="float" office:value="0.0204081632653061" calcext:value-type="float">
            <text:p>0,020408163265306</text:p>
          </table:table-cell>
          <table:table-cell office:value-type="float" office:value="0.0122448979591837" calcext:value-type="float">
            <text:p>0,012244897959184</text:p>
          </table:table-cell>
          <table:table-cell table:number-columns-repeated="2" office:value-type="float" office:value="0.0102040816326531" calcext:value-type="float">
            <text:p>0,010204081632653</text:p>
          </table:table-cell>
          <table:table-cell office:value-type="float" office:value="0.00612244897959184" calcext:value-type="float">
            <text:p>0,006122448979592</text:p>
          </table:table-cell>
          <table:table-cell table:number-columns-repeated="4" office:value-type="float" office:value="0.00408163265306123" calcext:value-type="float">
            <text:p>0,004081632653061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28571428571429" calcext:value-type="float">
            <text:p>0,628571428571429</text:p>
          </table:table-cell>
          <table:table-cell office:value-type="float" office:value="0.0122448979591837" calcext:value-type="float">
            <text:p>0,012244897959184</text:p>
          </table:table-cell>
          <table:table-cell office:value-type="float" office:value="0.0102040816326531" calcext:value-type="float">
            <text:p>0,010204081632653</text:p>
          </table:table-cell>
          <table:table-cell table:number-columns-repeated="5" office:value-type="float" office:value="0.00612244897959184" calcext:value-type="float">
            <text:p>0,006122448979592</text:p>
          </table:table-cell>
          <table:table-cell table:number-columns-repeated="2" office:value-type="float" office:value="0.00408163265306123" calcext:value-type="float">
            <text:p>0,004081632653061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08163265306122" calcext:value-type="float">
            <text:p>0,608163265306122</text:p>
          </table:table-cell>
          <table:table-cell office:value-type="float" office:value="0.0163265306122449" calcext:value-type="float">
            <text:p>0,016326530612245</text:p>
          </table:table-cell>
          <table:table-cell office:value-type="float" office:value="0.0122448979591837" calcext:value-type="float">
            <text:p>0,012244897959184</text:p>
          </table:table-cell>
          <table:table-cell table:number-columns-repeated="3" office:value-type="float" office:value="0.00816326530612245" calcext:value-type="float">
            <text:p>0,008163265306122</text:p>
          </table:table-cell>
          <table:table-cell table:number-columns-repeated="4" office:value-type="float" office:value="0.00612244897959184" calcext:value-type="float">
            <text:p>0,006122448979592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95918367346939" calcext:value-type="float">
            <text:p>0,695918367346939</text:p>
          </table:table-cell>
          <table:table-cell office:value-type="float" office:value="0.0163265306122449" calcext:value-type="float">
            <text:p>0,016326530612245</text:p>
          </table:table-cell>
          <table:table-cell table:number-columns-repeated="2" office:value-type="float" office:value="0.00816326530612245" calcext:value-type="float">
            <text:p>0,008163265306122</text:p>
          </table:table-cell>
          <table:table-cell table:number-columns-repeated="6" office:value-type="float" office:value="0.00408163265306123" calcext:value-type="float">
            <text:p>0,00408163265306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5439672801636" calcext:value-type="float">
            <text:p>0,65439672801636</text:p>
          </table:table-cell>
          <table:table-cell office:value-type="float" office:value="0.0245398773006135" calcext:value-type="float">
            <text:p>0,024539877300614</text:p>
          </table:table-cell>
          <table:table-cell table:number-columns-repeated="4" office:value-type="float" office:value="0.0081799591002045" calcext:value-type="float">
            <text:p>0,008179959100205</text:p>
          </table:table-cell>
          <table:table-cell table:number-columns-repeated="4" office:value-type="float" office:value="0.00408997955010225" calcext:value-type="float">
            <text:p>0,004089979550102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68711656441718" calcext:value-type="float">
            <text:p>0,668711656441718</text:p>
          </table:table-cell>
          <table:table-cell office:value-type="float" office:value="0.0265848670756646" calcext:value-type="float">
            <text:p>0,026584867075665</text:p>
          </table:table-cell>
          <table:table-cell office:value-type="float" office:value="0.0081799591002045" calcext:value-type="float">
            <text:p>0,008179959100205</text:p>
          </table:table-cell>
          <table:table-cell office:value-type="float" office:value="0.00613496932515337" calcext:value-type="float">
            <text:p>0,006134969325153</text:p>
          </table:table-cell>
          <table:table-cell table:number-columns-repeated="6" office:value-type="float" office:value="0.00408997955010225" calcext:value-type="float">
            <text:p>0,004089979550102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80981595092024" calcext:value-type="float">
            <text:p>0,680981595092024</text:p>
          </table:table-cell>
          <table:table-cell office:value-type="float" office:value="0.0102249488752556" calcext:value-type="float">
            <text:p>0,010224948875256</text:p>
          </table:table-cell>
          <table:table-cell office:value-type="float" office:value="0.0081799591002045" calcext:value-type="float">
            <text:p>0,008179959100205</text:p>
          </table:table-cell>
          <table:table-cell office:value-type="float" office:value="0.00613496932515337" calcext:value-type="float">
            <text:p>0,006134969325153</text:p>
          </table:table-cell>
          <table:table-cell table:number-columns-repeated="6" office:value-type="float" office:value="0.00408997955010225" calcext:value-type="float">
            <text:p>0,004089979550102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98770491803279" calcext:value-type="float">
            <text:p>0,698770491803279</text:p>
          </table:table-cell>
          <table:table-cell office:value-type="float" office:value="0.014344262295082" calcext:value-type="float">
            <text:p>0,014344262295082</text:p>
          </table:table-cell>
          <table:table-cell office:value-type="float" office:value="0.00819672131147541" calcext:value-type="float">
            <text:p>0,008196721311475</text:p>
          </table:table-cell>
          <table:table-cell table:number-columns-repeated="7" office:value-type="float" office:value="0.00409836065573771" calcext:value-type="float">
            <text:p>0,004098360655738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49590163934426" calcext:value-type="float">
            <text:p>0,649590163934426</text:p>
          </table:table-cell>
          <table:table-cell office:value-type="float" office:value="0.0204918032786885" calcext:value-type="float">
            <text:p>0,020491803278689</text:p>
          </table:table-cell>
          <table:table-cell office:value-type="float" office:value="0.00819672131147541" calcext:value-type="float">
            <text:p>0,008196721311475</text:p>
          </table:table-cell>
          <table:table-cell table:number-columns-repeated="2" office:value-type="float" office:value="0.00614754098360656" calcext:value-type="float">
            <text:p>0,006147540983607</text:p>
          </table:table-cell>
          <table:table-cell table:number-columns-repeated="5" office:value-type="float" office:value="0.00409836065573771" calcext:value-type="float">
            <text:p>0,004098360655738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39344262295082" calcext:value-type="float">
            <text:p>0,639344262295082</text:p>
          </table:table-cell>
          <table:table-cell table:number-columns-repeated="2" office:value-type="float" office:value="0.0102459016393443" calcext:value-type="float">
            <text:p>0,010245901639344</text:p>
          </table:table-cell>
          <table:table-cell table:number-columns-repeated="2" office:value-type="float" office:value="0.00819672131147541" calcext:value-type="float">
            <text:p>0,008196721311475</text:p>
          </table:table-cell>
          <table:table-cell table:number-columns-repeated="4" office:value-type="float" office:value="0.00614754098360656" calcext:value-type="float">
            <text:p>0,006147540983607</text:p>
          </table:table-cell>
          <table:table-cell office:value-type="float" office:value="0.00409836065573771" calcext:value-type="float">
            <text:p>0,004098360655738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2131147540984" calcext:value-type="float">
            <text:p>0,672131147540984</text:p>
          </table:table-cell>
          <table:table-cell office:value-type="float" office:value="0.0163934426229508" calcext:value-type="float">
            <text:p>0,016393442622951</text:p>
          </table:table-cell>
          <table:table-cell office:value-type="float" office:value="0.0122950819672131" calcext:value-type="float">
            <text:p>0,012295081967213</text:p>
          </table:table-cell>
          <table:table-cell office:value-type="float" office:value="0.0102459016393443" calcext:value-type="float">
            <text:p>0,010245901639344</text:p>
          </table:table-cell>
          <table:table-cell office:value-type="float" office:value="0.00819672131147541" calcext:value-type="float">
            <text:p>0,008196721311475</text:p>
          </table:table-cell>
          <table:table-cell table:number-columns-repeated="3" office:value-type="float" office:value="0.00614754098360656" calcext:value-type="float">
            <text:p>0,006147540983607</text:p>
          </table:table-cell>
          <table:table-cell table:number-columns-repeated="2" office:value-type="float" office:value="0.00409836065573771" calcext:value-type="float">
            <text:p>0,004098360655738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88524590163934" calcext:value-type="float">
            <text:p>0,688524590163934</text:p>
          </table:table-cell>
          <table:table-cell office:value-type="float" office:value="0.0102459016393443" calcext:value-type="float">
            <text:p>0,010245901639344</text:p>
          </table:table-cell>
          <table:table-cell table:number-columns-repeated="2" office:value-type="float" office:value="0.00614754098360656" calcext:value-type="float">
            <text:p>0,006147540983607</text:p>
          </table:table-cell>
          <table:table-cell table:number-columns-repeated="6" office:value-type="float" office:value="0.00409836065573771" calcext:value-type="float">
            <text:p>0,004098360655738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38603696098563" calcext:value-type="float">
            <text:p>0,638603696098563</text:p>
          </table:table-cell>
          <table:table-cell table:number-columns-repeated="4" office:value-type="float" office:value="0.00821355236139631" calcext:value-type="float">
            <text:p>0,008213552361396</text:p>
          </table:table-cell>
          <table:table-cell table:number-columns-repeated="3" office:value-type="float" office:value="0.00616016427104723" calcext:value-type="float">
            <text:p>0,006160164271047</text:p>
          </table:table-cell>
          <table:table-cell table:number-columns-repeated="2" office:value-type="float" office:value="0.00410677618069815" calcext:value-type="float">
            <text:p>0,004106776180698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75564681724846" calcext:value-type="float">
            <text:p>0,675564681724846</text:p>
          </table:table-cell>
          <table:table-cell office:value-type="float" office:value="0.0123203285420945" calcext:value-type="float">
            <text:p>0,012320328542095</text:p>
          </table:table-cell>
          <table:table-cell table:number-columns-repeated="2" office:value-type="float" office:value="0.0102669404517454" calcext:value-type="float">
            <text:p>0,010266940451745</text:p>
          </table:table-cell>
          <table:table-cell table:number-columns-repeated="3" office:value-type="float" office:value="0.00616016427104723" calcext:value-type="float">
            <text:p>0,006160164271047</text:p>
          </table:table-cell>
          <table:table-cell table:number-columns-repeated="3" office:value-type="float" office:value="0.00410677618069815" calcext:value-type="float">
            <text:p>0,004106776180698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71457905544148" calcext:value-type="float">
            <text:p>0,671457905544148</text:p>
          </table:table-cell>
          <table:table-cell table:number-columns-repeated="4" office:value-type="float" office:value="0.00821355236139631" calcext:value-type="float">
            <text:p>0,008213552361396</text:p>
          </table:table-cell>
          <table:table-cell table:number-columns-repeated="4" office:value-type="float" office:value="0.00616016427104723" calcext:value-type="float">
            <text:p>0,006160164271047</text:p>
          </table:table-cell>
          <table:table-cell office:value-type="float" office:value="0.00410677618069815" calcext:value-type="float">
            <text:p>0,004106776180698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40657084188912" calcext:value-type="float">
            <text:p>0,640657084188912</text:p>
          </table:table-cell>
          <table:table-cell office:value-type="float" office:value="0.0205338809034908" calcext:value-type="float">
            <text:p>0,020533880903491</text:p>
          </table:table-cell>
          <table:table-cell office:value-type="float" office:value="0.0123203285420945" calcext:value-type="float">
            <text:p>0,012320328542095</text:p>
          </table:table-cell>
          <table:table-cell table:number-columns-repeated="2" office:value-type="float" office:value="0.00616016427104723" calcext:value-type="float">
            <text:p>0,006160164271047</text:p>
          </table:table-cell>
          <table:table-cell table:number-columns-repeated="5" office:value-type="float" office:value="0.00410677618069815" calcext:value-type="float">
            <text:p>0,004106776180698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704312114989733" calcext:value-type="float">
            <text:p>0,704312114989733</text:p>
          </table:table-cell>
          <table:table-cell office:value-type="float" office:value="0.0205338809034908" calcext:value-type="float">
            <text:p>0,020533880903491</text:p>
          </table:table-cell>
          <table:table-cell office:value-type="float" office:value="0.0123203285420945" calcext:value-type="float">
            <text:p>0,012320328542095</text:p>
          </table:table-cell>
          <table:table-cell office:value-type="float" office:value="0.00821355236139631" calcext:value-type="float">
            <text:p>0,008213552361396</text:p>
          </table:table-cell>
          <table:table-cell office:value-type="float" office:value="0.00616016427104723" calcext:value-type="float">
            <text:p>0,006160164271047</text:p>
          </table:table-cell>
          <table:table-cell table:number-columns-repeated="5" office:value-type="float" office:value="0.00410677618069815" calcext:value-type="float">
            <text:p>0,004106776180698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6016427104723" calcext:value-type="float">
            <text:p>0,616016427104723</text:p>
          </table:table-cell>
          <table:table-cell office:value-type="float" office:value="0.026694045174538" calcext:value-type="float">
            <text:p>0,026694045174538</text:p>
          </table:table-cell>
          <table:table-cell table:number-columns-repeated="4" office:value-type="float" office:value="0.00821355236139631" calcext:value-type="float">
            <text:p>0,008213552361396</text:p>
          </table:table-cell>
          <table:table-cell table:number-columns-repeated="2" office:value-type="float" office:value="0.00616016427104723" calcext:value-type="float">
            <text:p>0,006160164271047</text:p>
          </table:table-cell>
          <table:table-cell table:number-columns-repeated="2" office:value-type="float" office:value="0.00410677618069815" calcext:value-type="float">
            <text:p>0,004106776180698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91991786447639" calcext:value-type="float">
            <text:p>0,691991786447639</text:p>
          </table:table-cell>
          <table:table-cell office:value-type="float" office:value="0.0205338809034908" calcext:value-type="float">
            <text:p>0,020533880903491</text:p>
          </table:table-cell>
          <table:table-cell office:value-type="float" office:value="0.0123203285420945" calcext:value-type="float">
            <text:p>0,012320328542095</text:p>
          </table:table-cell>
          <table:table-cell office:value-type="float" office:value="0.0102669404517454" calcext:value-type="float">
            <text:p>0,010266940451745</text:p>
          </table:table-cell>
          <table:table-cell table:number-columns-repeated="2" office:value-type="float" office:value="0.00821355236139631" calcext:value-type="float">
            <text:p>0,008213552361396</text:p>
          </table:table-cell>
          <table:table-cell table:number-columns-repeated="2" office:value-type="float" office:value="0.00616016427104723" calcext:value-type="float">
            <text:p>0,006160164271047</text:p>
          </table:table-cell>
          <table:table-cell table:number-columns-repeated="2" office:value-type="float" office:value="0.00410677618069815" calcext:value-type="float">
            <text:p>0,004106776180698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9856262833676" calcext:value-type="float">
            <text:p>0,609856262833676</text:p>
          </table:table-cell>
          <table:table-cell office:value-type="float" office:value="0.0123203285420945" calcext:value-type="float">
            <text:p>0,012320328542095</text:p>
          </table:table-cell>
          <table:table-cell table:number-columns-repeated="4" office:value-type="float" office:value="0.00821355236139631" calcext:value-type="float">
            <text:p>0,008213552361396</text:p>
          </table:table-cell>
          <table:table-cell table:number-columns-repeated="3" office:value-type="float" office:value="0.00616016427104723" calcext:value-type="float">
            <text:p>0,006160164271047</text:p>
          </table:table-cell>
          <table:table-cell office:value-type="float" office:value="0.00410677618069815" calcext:value-type="float">
            <text:p>0,004106776180698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31275720164609" calcext:value-type="float">
            <text:p>0,331275720164609</text:p>
          </table:table-cell>
          <table:table-cell office:value-type="float" office:value="0.283950617283951" calcext:value-type="float">
            <text:p>0,283950617283951</text:p>
          </table:table-cell>
          <table:table-cell office:value-type="float" office:value="0.0473251028806584" calcext:value-type="float">
            <text:p>0,047325102880658</text:p>
          </table:table-cell>
          <table:table-cell office:value-type="float" office:value="0.0102880658436214" calcext:value-type="float">
            <text:p>0,010288065843621</text:p>
          </table:table-cell>
          <table:table-cell table:number-columns-repeated="2" office:value-type="float" office:value="0.00617283950617284" calcext:value-type="float">
            <text:p>0,006172839506173</text:p>
          </table:table-cell>
          <table:table-cell table:number-columns-repeated="4" office:value-type="float" office:value="0.00411522633744856" calcext:value-type="float">
            <text:p>0,004115226337449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1069958847737" calcext:value-type="float">
            <text:p>0,681069958847737</text:p>
          </table:table-cell>
          <table:table-cell office:value-type="float" office:value="0.0226337448559671" calcext:value-type="float">
            <text:p>0,022633744855967</text:p>
          </table:table-cell>
          <table:table-cell office:value-type="float" office:value="0.00823045267489712" calcext:value-type="float">
            <text:p>0,008230452674897</text:p>
          </table:table-cell>
          <table:table-cell table:number-columns-repeated="6" office:value-type="float" office:value="0.00411522633744856" calcext:value-type="float">
            <text:p>0,004115226337449</text:p>
          </table:table-cell>
          <table:table-cell office:value-type="float" office:value="0.00205761316872428" calcext:value-type="float">
            <text:p>0,002057613168724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4567901234568" calcext:value-type="float">
            <text:p>0,734567901234568</text:p>
          </table:table-cell>
          <table:table-cell table:number-columns-repeated="5" office:value-type="float" office:value="0.00617283950617284" calcext:value-type="float">
            <text:p>0,006172839506173</text:p>
          </table:table-cell>
          <table:table-cell table:number-columns-repeated="2" office:value-type="float" office:value="0.00411522633744856" calcext:value-type="float">
            <text:p>0,004115226337449</text:p>
          </table:table-cell>
          <table:table-cell table:number-columns-repeated="2" office:value-type="float" office:value="0.00205761316872428" calcext:value-type="float">
            <text:p>0,002057613168724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0102880658436214" calcext:value-type="float">
            <text:p>0,010288065843621</text:p>
          </table:table-cell>
          <table:table-cell office:value-type="float" office:value="0.00823045267489712" calcext:value-type="float">
            <text:p>0,008230452674897</text:p>
          </table:table-cell>
          <table:table-cell office:value-type="float" office:value="0.00617283950617284" calcext:value-type="float">
            <text:p>0,006172839506173</text:p>
          </table:table-cell>
          <table:table-cell table:number-columns-repeated="6" office:value-type="float" office:value="0.00411522633744856" calcext:value-type="float">
            <text:p>0,004115226337449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037037037037037" calcext:value-type="float">
            <text:p>0,037037037037037</text:p>
          </table:table-cell>
          <table:table-cell office:value-type="float" office:value="0.0205761316872428" calcext:value-type="float">
            <text:p>0,020576131687243</text:p>
          </table:table-cell>
          <table:table-cell table:number-columns-repeated="2" office:value-type="float" office:value="0.00823045267489712" calcext:value-type="float">
            <text:p>0,008230452674897</text:p>
          </table:table-cell>
          <table:table-cell table:number-columns-repeated="2" office:value-type="float" office:value="0.00617283950617284" calcext:value-type="float">
            <text:p>0,006172839506173</text:p>
          </table:table-cell>
          <table:table-cell table:number-columns-repeated="3" office:value-type="float" office:value="0.00411522633744856" calcext:value-type="float">
            <text:p>0,004115226337449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62139917695473" calcext:value-type="float">
            <text:p>0,362139917695473</text:p>
          </table:table-cell>
          <table:table-cell office:value-type="float" office:value="0.331275720164609" calcext:value-type="float">
            <text:p>0,331275720164609</text:p>
          </table:table-cell>
          <table:table-cell office:value-type="float" office:value="0.00823045267489712" calcext:value-type="float">
            <text:p>0,008230452674897</text:p>
          </table:table-cell>
          <table:table-cell office:value-type="float" office:value="0.00617283950617284" calcext:value-type="float">
            <text:p>0,006172839506173</text:p>
          </table:table-cell>
          <table:table-cell table:number-columns-repeated="6" office:value-type="float" office:value="0.00411522633744856" calcext:value-type="float">
            <text:p>0,00411522633744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5360824742268" calcext:value-type="float">
            <text:p>0,65360824742268</text:p>
          </table:table-cell>
          <table:table-cell office:value-type="float" office:value="0.0123711340206186" calcext:value-type="float">
            <text:p>0,012371134020619</text:p>
          </table:table-cell>
          <table:table-cell table:number-columns-repeated="3" office:value-type="float" office:value="0.00618556701030928" calcext:value-type="float">
            <text:p>0,006185567010309</text:p>
          </table:table-cell>
          <table:table-cell table:number-columns-repeated="5" office:value-type="float" office:value="0.00412371134020619" calcext:value-type="float">
            <text:p>0,004123711340206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82474226804124" calcext:value-type="float">
            <text:p>0,682474226804124</text:p>
          </table:table-cell>
          <table:table-cell office:value-type="float" office:value="0.0103092783505155" calcext:value-type="float">
            <text:p>0,010309278350516</text:p>
          </table:table-cell>
          <table:table-cell table:number-columns-repeated="3" office:value-type="float" office:value="0.00824742268041237" calcext:value-type="float">
            <text:p>0,008247422680412</text:p>
          </table:table-cell>
          <table:table-cell table:number-columns-repeated="4" office:value-type="float" office:value="0.00618556701030928" calcext:value-type="float">
            <text:p>0,006185567010309</text:p>
          </table:table-cell>
          <table:table-cell office:value-type="float" office:value="0.00412371134020619" calcext:value-type="float">
            <text:p>0,004123711340206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43298969072165" calcext:value-type="float">
            <text:p>0,643298969072165</text:p>
          </table:table-cell>
          <table:table-cell table:number-columns-repeated="2" office:value-type="float" office:value="0.00618556701030928" calcext:value-type="float">
            <text:p>0,006185567010309</text:p>
          </table:table-cell>
          <table:table-cell table:number-columns-repeated="5" office:value-type="float" office:value="0.00412371134020619" calcext:value-type="float">
            <text:p>0,004123711340206</text:p>
          </table:table-cell>
          <table:table-cell table:number-columns-repeated="2" office:value-type="float" office:value="0.00206185567010309" calcext:value-type="float">
            <text:p>0,002061855670103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736082474226804" calcext:value-type="float">
            <text:p>0,736082474226804</text:p>
          </table:table-cell>
          <table:table-cell office:value-type="float" office:value="0.00824742268041237" calcext:value-type="float">
            <text:p>0,008247422680412</text:p>
          </table:table-cell>
          <table:table-cell table:number-columns-repeated="4" office:value-type="float" office:value="0.00618556701030928" calcext:value-type="float">
            <text:p>0,006185567010309</text:p>
          </table:table-cell>
          <table:table-cell table:number-columns-repeated="2" office:value-type="float" office:value="0.00412371134020619" calcext:value-type="float">
            <text:p>0,004123711340206</text:p>
          </table:table-cell>
          <table:table-cell table:number-columns-repeated="2" office:value-type="float" office:value="0.00206185567010309" calcext:value-type="float">
            <text:p>0,002061855670103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51546391752577" calcext:value-type="float">
            <text:p>0,651546391752577</text:p>
          </table:table-cell>
          <table:table-cell office:value-type="float" office:value="0.0103092783505155" calcext:value-type="float">
            <text:p>0,010309278350516</text:p>
          </table:table-cell>
          <table:table-cell table:number-columns-repeated="2" office:value-type="float" office:value="0.00824742268041237" calcext:value-type="float">
            <text:p>0,008247422680412</text:p>
          </table:table-cell>
          <table:table-cell table:number-columns-repeated="3" office:value-type="float" office:value="0.00618556701030928" calcext:value-type="float">
            <text:p>0,006185567010309</text:p>
          </table:table-cell>
          <table:table-cell table:number-columns-repeated="3" office:value-type="float" office:value="0.00412371134020619" calcext:value-type="float">
            <text:p>0,00412371134020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1340206185567" calcext:value-type="float">
            <text:p>0,51340206185567</text:p>
          </table:table-cell>
          <table:table-cell office:value-type="float" office:value="0.022680412371134" calcext:value-type="float">
            <text:p>0,022680412371134</text:p>
          </table:table-cell>
          <table:table-cell office:value-type="float" office:value="0.0103092783505155" calcext:value-type="float">
            <text:p>0,010309278350516</text:p>
          </table:table-cell>
          <table:table-cell table:number-columns-repeated="6" office:value-type="float" office:value="0.00618556701030928" calcext:value-type="float">
            <text:p>0,006185567010309</text:p>
          </table:table-cell>
          <table:table-cell office:value-type="float" office:value="0.00412371134020619" calcext:value-type="float">
            <text:p>0,004123711340206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98969072164948" calcext:value-type="float">
            <text:p>0,698969072164948</text:p>
          </table:table-cell>
          <table:table-cell office:value-type="float" office:value="0.0144329896907217" calcext:value-type="float">
            <text:p>0,014432989690722</text:p>
          </table:table-cell>
          <table:table-cell table:number-columns-repeated="2" office:value-type="float" office:value="0.00824742268041237" calcext:value-type="float">
            <text:p>0,008247422680412</text:p>
          </table:table-cell>
          <table:table-cell office:value-type="float" office:value="0.00618556701030928" calcext:value-type="float">
            <text:p>0,006185567010309</text:p>
          </table:table-cell>
          <table:table-cell table:number-columns-repeated="5" office:value-type="float" office:value="0.00412371134020619" calcext:value-type="float">
            <text:p>0,004123711340206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52892561983471" calcext:value-type="float">
            <text:p>0,652892561983471</text:p>
          </table:table-cell>
          <table:table-cell office:value-type="float" office:value="0.0144628099173554" calcext:value-type="float">
            <text:p>0,014462809917355</text:p>
          </table:table-cell>
          <table:table-cell office:value-type="float" office:value="0.012396694214876" calcext:value-type="float">
            <text:p>0,012396694214876</text:p>
          </table:table-cell>
          <table:table-cell office:value-type="float" office:value="0.0103305785123967" calcext:value-type="float">
            <text:p>0,010330578512397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5" office:value-type="float" office:value="0.00413223140495868" calcext:value-type="float">
            <text:p>0,004132231404959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21900826446281" calcext:value-type="float">
            <text:p>0,621900826446281</text:p>
          </table:table-cell>
          <table:table-cell office:value-type="float" office:value="0.0165289256198347" calcext:value-type="float">
            <text:p>0,016528925619835</text:p>
          </table:table-cell>
          <table:table-cell office:value-type="float" office:value="0.012396694214876" calcext:value-type="float">
            <text:p>0,012396694214876</text:p>
          </table:table-cell>
          <table:table-cell table:number-columns-repeated="3" office:value-type="float" office:value="0.0103305785123967" calcext:value-type="float">
            <text:p>0,010330578512397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2" office:value-type="float" office:value="0.00619834710743802" calcext:value-type="float">
            <text:p>0,006198347107438</text:p>
          </table:table-cell>
          <table:table-cell office:value-type="float" office:value="0.00413223140495868" calcext:value-type="float">
            <text:p>0,004132231404959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0185950413223141" calcext:value-type="float">
            <text:p>0,018595041322314</text:p>
          </table:table-cell>
          <table:table-cell table:number-columns-repeated="2" office:value-type="float" office:value="0.0103305785123967" calcext:value-type="float">
            <text:p>0,010330578512397</text:p>
          </table:table-cell>
          <table:table-cell office:value-type="float" office:value="0.00826446280991736" calcext:value-type="float">
            <text:p>0,008264462809917</text:p>
          </table:table-cell>
          <table:table-cell table:number-columns-repeated="3" office:value-type="float" office:value="0.00619834710743802" calcext:value-type="float">
            <text:p>0,006198347107438</text:p>
          </table:table-cell>
          <table:table-cell table:number-columns-repeated="2" office:value-type="float" office:value="0.00413223140495868" calcext:value-type="float">
            <text:p>0,004132231404959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96280991735537" calcext:value-type="float">
            <text:p>0,696280991735537</text:p>
          </table:table-cell>
          <table:table-cell table:number-columns-repeated="4" office:value-type="float" office:value="0.00619834710743802" calcext:value-type="float">
            <text:p>0,006198347107438</text:p>
          </table:table-cell>
          <table:table-cell table:number-columns-repeated="5" office:value-type="float" office:value="0.00413223140495868" calcext:value-type="float">
            <text:p>0,004132231404959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81780538302277" calcext:value-type="float">
            <text:p>0,581780538302277</text:p>
          </table:table-cell>
          <table:table-cell table:number-columns-repeated="2" office:value-type="float" office:value="0.0124223602484472" calcext:value-type="float">
            <text:p>0,012422360248447</text:p>
          </table:table-cell>
          <table:table-cell office:value-type="float" office:value="0.010351966873706" calcext:value-type="float">
            <text:p>0,010351966873706</text:p>
          </table:table-cell>
          <table:table-cell office:value-type="float" office:value="0.0082815734989648" calcext:value-type="float">
            <text:p>0,008281573498965</text:p>
          </table:table-cell>
          <table:table-cell table:number-columns-repeated="5" office:value-type="float" office:value="0.0062111801242236" calcext:value-type="float">
            <text:p>0,006211180124224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87163561076605" calcext:value-type="float">
            <text:p>0,387163561076605</text:p>
          </table:table-cell>
          <table:table-cell office:value-type="float" office:value="0.279503105590062" calcext:value-type="float">
            <text:p>0,279503105590062</text:p>
          </table:table-cell>
          <table:table-cell table:number-columns-repeated="2" office:value-type="float" office:value="0.0062111801242236" calcext:value-type="float">
            <text:p>0,006211180124224</text:p>
          </table:table-cell>
          <table:table-cell table:number-columns-repeated="6" office:value-type="float" office:value="0.0041407867494824" calcext:value-type="float">
            <text:p>0,004140786749482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50103519668737" calcext:value-type="float">
            <text:p>0,650103519668737</text:p>
          </table:table-cell>
          <table:table-cell office:value-type="float" office:value="0.0144927536231884" calcext:value-type="float">
            <text:p>0,014492753623188</text:p>
          </table:table-cell>
          <table:table-cell office:value-type="float" office:value="0.0124223602484472" calcext:value-type="float">
            <text:p>0,012422360248447</text:p>
          </table:table-cell>
          <table:table-cell table:number-columns-repeated="2" office:value-type="float" office:value="0.0082815734989648" calcext:value-type="float">
            <text:p>0,008281573498965</text:p>
          </table:table-cell>
          <table:table-cell table:number-columns-repeated="4" office:value-type="float" office:value="0.0062111801242236" calcext:value-type="float">
            <text:p>0,006211180124224</text:p>
          </table:table-cell>
          <table:table-cell office:value-type="float" office:value="0.0041407867494824" calcext:value-type="float">
            <text:p>0,004140786749482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97722567287785" calcext:value-type="float">
            <text:p>0,697722567287785</text:p>
          </table:table-cell>
          <table:table-cell office:value-type="float" office:value="0.0124223602484472" calcext:value-type="float">
            <text:p>0,012422360248447</text:p>
          </table:table-cell>
          <table:table-cell table:number-columns-repeated="2" office:value-type="float" office:value="0.0082815734989648" calcext:value-type="float">
            <text:p>0,008281573498965</text:p>
          </table:table-cell>
          <table:table-cell office:value-type="float" office:value="0.0062111801242236" calcext:value-type="float">
            <text:p>0,006211180124224</text:p>
          </table:table-cell>
          <table:table-cell table:number-columns-repeated="5" office:value-type="float" office:value="0.0041407867494824" calcext:value-type="float">
            <text:p>0,004140786749482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95652173913043" calcext:value-type="float">
            <text:p>0,695652173913043</text:p>
          </table:table-cell>
          <table:table-cell table:number-columns-repeated="6" office:value-type="float" office:value="0.0062111801242236" calcext:value-type="float">
            <text:p>0,006211180124224</text:p>
          </table:table-cell>
          <table:table-cell table:number-columns-repeated="3" office:value-type="float" office:value="0.0041407867494824" calcext:value-type="float">
            <text:p>0,004140786749482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68737060041408" calcext:value-type="float">
            <text:p>0,668737060041408</text:p>
          </table:table-cell>
          <table:table-cell office:value-type="float" office:value="0.0144927536231884" calcext:value-type="float">
            <text:p>0,014492753623188</text:p>
          </table:table-cell>
          <table:table-cell office:value-type="float" office:value="0.0124223602484472" calcext:value-type="float">
            <text:p>0,012422360248447</text:p>
          </table:table-cell>
          <table:table-cell office:value-type="float" office:value="0.010351966873706" calcext:value-type="float">
            <text:p>0,010351966873706</text:p>
          </table:table-cell>
          <table:table-cell table:number-columns-repeated="3" office:value-type="float" office:value="0.0062111801242236" calcext:value-type="float">
            <text:p>0,006211180124224</text:p>
          </table:table-cell>
          <table:table-cell table:number-columns-repeated="3" office:value-type="float" office:value="0.0041407867494824" calcext:value-type="float">
            <text:p>0,004140786749482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88796680497925" calcext:value-type="float">
            <text:p>0,688796680497925</text:p>
          </table:table-cell>
          <table:table-cell table:number-columns-repeated="2" office:value-type="float" office:value="0.012448132780083" calcext:value-type="float">
            <text:p>0,012448132780083</text:p>
          </table:table-cell>
          <table:table-cell office:value-type="float" office:value="0.0103734439834025" calcext:value-type="float">
            <text:p>0,010373443983403</text:p>
          </table:table-cell>
          <table:table-cell table:number-columns-repeated="2" office:value-type="float" office:value="0.00622406639004149" calcext:value-type="float">
            <text:p>0,006224066390041</text:p>
          </table:table-cell>
          <table:table-cell table:number-columns-repeated="4" office:value-type="float" office:value="0.004149377593361" calcext:value-type="float">
            <text:p>0,004149377593361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57676348547718" calcext:value-type="float">
            <text:p>0,657676348547718</text:p>
          </table:table-cell>
          <table:table-cell office:value-type="float" office:value="0.0186721991701245" calcext:value-type="float">
            <text:p>0,018672199170125</text:p>
          </table:table-cell>
          <table:table-cell office:value-type="float" office:value="0.0145228215767635" calcext:value-type="float">
            <text:p>0,014522821576764</text:p>
          </table:table-cell>
          <table:table-cell table:number-columns-repeated="2" office:value-type="float" office:value="0.00829875518672199" calcext:value-type="float">
            <text:p>0,008298755186722</text:p>
          </table:table-cell>
          <table:table-cell table:number-columns-repeated="2" office:value-type="float" office:value="0.00622406639004149" calcext:value-type="float">
            <text:p>0,006224066390041</text:p>
          </table:table-cell>
          <table:table-cell table:number-columns-repeated="3" office:value-type="float" office:value="0.0020746887966805" calcext:value-type="float">
            <text:p>0,002074688796681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84647302904564" calcext:value-type="float">
            <text:p>0,684647302904564</text:p>
          </table:table-cell>
          <table:table-cell office:value-type="float" office:value="0.016597510373444" calcext:value-type="float">
            <text:p>0,016597510373444</text:p>
          </table:table-cell>
          <table:table-cell office:value-type="float" office:value="0.0145228215767635" calcext:value-type="float">
            <text:p>0,014522821576764</text:p>
          </table:table-cell>
          <table:table-cell table:number-columns-repeated="2" office:value-type="float" office:value="0.00829875518672199" calcext:value-type="float">
            <text:p>0,008298755186722</text:p>
          </table:table-cell>
          <table:table-cell table:number-columns-repeated="2" office:value-type="float" office:value="0.00622406639004149" calcext:value-type="float">
            <text:p>0,006224066390041</text:p>
          </table:table-cell>
          <table:table-cell table:number-columns-repeated="3" office:value-type="float" office:value="0.004149377593361" calcext:value-type="float">
            <text:p>0,004149377593361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53526970954357" calcext:value-type="float">
            <text:p>0,653526970954357</text:p>
          </table:table-cell>
          <table:table-cell office:value-type="float" office:value="0.0145228215767635" calcext:value-type="float">
            <text:p>0,014522821576764</text:p>
          </table:table-cell>
          <table:table-cell table:number-columns-repeated="3" office:value-type="float" office:value="0.00622406639004149" calcext:value-type="float">
            <text:p>0,006224066390041</text:p>
          </table:table-cell>
          <table:table-cell table:number-columns-repeated="5" office:value-type="float" office:value="0.004149377593361" calcext:value-type="float">
            <text:p>0,004149377593361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84647302904564" calcext:value-type="float">
            <text:p>0,684647302904564</text:p>
          </table:table-cell>
          <table:table-cell table:number-columns-repeated="2" office:value-type="float" office:value="0.00622406639004149" calcext:value-type="float">
            <text:p>0,006224066390041</text:p>
          </table:table-cell>
          <table:table-cell table:number-columns-repeated="7" office:value-type="float" office:value="0.004149377593361" calcext:value-type="float">
            <text:p>0,004149377593361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16182572614108" calcext:value-type="float">
            <text:p>0,616182572614108</text:p>
          </table:table-cell>
          <table:table-cell office:value-type="float" office:value="0.0103734439834025" calcext:value-type="float">
            <text:p>0,010373443983403</text:p>
          </table:table-cell>
          <table:table-cell table:number-columns-repeated="2" office:value-type="float" office:value="0.00829875518672199" calcext:value-type="float">
            <text:p>0,008298755186722</text:p>
          </table:table-cell>
          <table:table-cell table:number-columns-repeated="4" office:value-type="float" office:value="0.00622406639004149" calcext:value-type="float">
            <text:p>0,006224066390041</text:p>
          </table:table-cell>
          <table:table-cell table:number-columns-repeated="2" office:value-type="float" office:value="0.004149377593361" calcext:value-type="float">
            <text:p>0,004149377593361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47302904564315" calcext:value-type="float">
            <text:p>0,647302904564315</text:p>
          </table:table-cell>
          <table:table-cell office:value-type="float" office:value="0.0145228215767635" calcext:value-type="float">
            <text:p>0,014522821576764</text:p>
          </table:table-cell>
          <table:table-cell office:value-type="float" office:value="0.012448132780083" calcext:value-type="float">
            <text:p>0,012448132780083</text:p>
          </table:table-cell>
          <table:table-cell table:number-columns-repeated="2" office:value-type="float" office:value="0.0103734439834025" calcext:value-type="float">
            <text:p>0,010373443983403</text:p>
          </table:table-cell>
          <table:table-cell office:value-type="float" office:value="0.00622406639004149" calcext:value-type="float">
            <text:p>0,006224066390041</text:p>
          </table:table-cell>
          <table:table-cell table:number-columns-repeated="4" office:value-type="float" office:value="0.004149377593361" calcext:value-type="float">
            <text:p>0,004149377593361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09958506224066" calcext:value-type="float">
            <text:p>0,609958506224066</text:p>
          </table:table-cell>
          <table:table-cell table:number-columns-repeated="2" office:value-type="float" office:value="0.0103734439834025" calcext:value-type="float">
            <text:p>0,010373443983403</text:p>
          </table:table-cell>
          <table:table-cell table:number-columns-repeated="2" office:value-type="float" office:value="0.00829875518672199" calcext:value-type="float">
            <text:p>0,008298755186722</text:p>
          </table:table-cell>
          <table:table-cell table:number-columns-repeated="2" office:value-type="float" office:value="0.00622406639004149" calcext:value-type="float">
            <text:p>0,006224066390041</text:p>
          </table:table-cell>
          <table:table-cell table:number-columns-repeated="3" office:value-type="float" office:value="0.004149377593361" calcext:value-type="float">
            <text:p>0,004149377593361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56964656964657" calcext:value-type="float">
            <text:p>0,656964656964657</text:p>
          </table:table-cell>
          <table:table-cell office:value-type="float" office:value="0.0145530145530146" calcext:value-type="float">
            <text:p>0,014553014553015</text:p>
          </table:table-cell>
          <table:table-cell office:value-type="float" office:value="0.0124740124740125" calcext:value-type="float">
            <text:p>0,012474012474013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5" office:value-type="float" office:value="0.00415800415800416" calcext:value-type="float">
            <text:p>0,004158004158004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7359667359667" calcext:value-type="float">
            <text:p>0,667359667359667</text:p>
          </table:table-cell>
          <table:table-cell office:value-type="float" office:value="0.0187110187110187" calcext:value-type="float">
            <text:p>0,018711018711019</text:p>
          </table:table-cell>
          <table:table-cell office:value-type="float" office:value="0.0145530145530146" calcext:value-type="float">
            <text:p>0,014553014553015</text:p>
          </table:table-cell>
          <table:table-cell table:number-columns-repeated="3" office:value-type="float" office:value="0.00623700623700624" calcext:value-type="float">
            <text:p>0,006237006237006</text:p>
          </table:table-cell>
          <table:table-cell table:number-columns-repeated="4" office:value-type="float" office:value="0.00415800415800416" calcext:value-type="float">
            <text:p>0,00415800415800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725571725571726" calcext:value-type="float">
            <text:p>0,725571725571726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7" office:value-type="float" office:value="0.00415800415800416" calcext:value-type="float">
            <text:p>0,004158004158004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92307692307692" calcext:value-type="float">
            <text:p>0,692307692307692</text:p>
          </table:table-cell>
          <table:table-cell office:value-type="float" office:value="0.00831600831600832" calcext:value-type="float">
            <text:p>0,008316008316008</text:p>
          </table:table-cell>
          <table:table-cell table:number-columns-repeated="3" office:value-type="float" office:value="0.00623700623700624" calcext:value-type="float">
            <text:p>0,006237006237006</text:p>
          </table:table-cell>
          <table:table-cell table:number-columns-repeated="5" office:value-type="float" office:value="0.00415800415800416" calcext:value-type="float">
            <text:p>0,004158004158004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96465696465696" calcext:value-type="float">
            <text:p>0,696465696465696</text:p>
          </table:table-cell>
          <table:table-cell office:value-type="float" office:value="0.0124740124740125" calcext:value-type="float">
            <text:p>0,012474012474013</text:p>
          </table:table-cell>
          <table:table-cell office:value-type="float" office:value="0.00831600831600832" calcext:value-type="float">
            <text:p>0,008316008316008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5" office:value-type="float" office:value="0.00415800415800416" calcext:value-type="float">
            <text:p>0,004158004158004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86070686070686" calcext:value-type="float">
            <text:p>0,686070686070686</text:p>
          </table:table-cell>
          <table:table-cell office:value-type="float" office:value="0.0145530145530146" calcext:value-type="float">
            <text:p>0,014553014553015</text:p>
          </table:table-cell>
          <table:table-cell office:value-type="float" office:value="0.0103950103950104" calcext:value-type="float">
            <text:p>0,01039501039501</text:p>
          </table:table-cell>
          <table:table-cell table:number-columns-repeated="3" office:value-type="float" office:value="0.00623700623700624" calcext:value-type="float">
            <text:p>0,006237006237006</text:p>
          </table:table-cell>
          <table:table-cell table:number-columns-repeated="4" office:value-type="float" office:value="0.00415800415800416" calcext:value-type="float">
            <text:p>0,004158004158004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56964656964657" calcext:value-type="float">
            <text:p>0,656964656964657</text:p>
          </table:table-cell>
          <table:table-cell office:value-type="float" office:value="0.00831600831600832" calcext:value-type="float">
            <text:p>0,008316008316008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6" office:value-type="float" office:value="0.00415800415800416" calcext:value-type="float">
            <text:p>0,004158004158004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86070686070686" calcext:value-type="float">
            <text:p>0,686070686070686</text:p>
          </table:table-cell>
          <table:table-cell office:value-type="float" office:value="0.0103950103950104" calcext:value-type="float">
            <text:p>0,01039501039501</text:p>
          </table:table-cell>
          <table:table-cell table:number-columns-repeated="2" office:value-type="float" office:value="0.00831600831600832" calcext:value-type="float">
            <text:p>0,008316008316008</text:p>
          </table:table-cell>
          <table:table-cell table:number-columns-repeated="2" office:value-type="float" office:value="0.00623700623700624" calcext:value-type="float">
            <text:p>0,006237006237006</text:p>
          </table:table-cell>
          <table:table-cell table:number-columns-repeated="4" office:value-type="float" office:value="0.00415800415800416" calcext:value-type="float">
            <text:p>0,004158004158004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32016632016632" calcext:value-type="float">
            <text:p>0,632016632016632</text:p>
          </table:table-cell>
          <table:table-cell office:value-type="float" office:value="0.0187110187110187" calcext:value-type="float">
            <text:p>0,018711018711019</text:p>
          </table:table-cell>
          <table:table-cell office:value-type="float" office:value="0.0145530145530146" calcext:value-type="float">
            <text:p>0,014553014553015</text:p>
          </table:table-cell>
          <table:table-cell office:value-type="float" office:value="0.00831600831600832" calcext:value-type="float">
            <text:p>0,008316008316008</text:p>
          </table:table-cell>
          <table:table-cell table:number-columns-repeated="5" office:value-type="float" office:value="0.00623700623700624" calcext:value-type="float">
            <text:p>0,006237006237006</text:p>
          </table:table-cell>
          <table:table-cell office:value-type="float" office:value="0.00415800415800416" calcext:value-type="float">
            <text:p>0,0041580041580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75" calcext:value-type="float">
            <text:p>0,675</text:p>
          </table:table-cell>
          <table:table-cell table:number-columns-repeated="2" office:value-type="float" office:value="0.0104166666666667" calcext:value-type="float">
            <text:p>0,010416666666667</text:p>
          </table:table-cell>
          <table:table-cell office:value-type="float" office:value="0.00833333333333333" calcext:value-type="float">
            <text:p>0,008333333333333</text:p>
          </table:table-cell>
          <table:table-cell table:number-columns-repeated="2" office:value-type="float" office:value="0.00625" calcext:value-type="float">
            <text:p>0,00625</text:p>
          </table:table-cell>
          <table:table-cell table:number-columns-repeated="4" office:value-type="float" office:value="0.00416666666666667" calcext:value-type="float">
            <text:p>0,004166666666667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60416666666667" calcext:value-type="float">
            <text:p>0,360416666666667</text:p>
          </table:table-cell>
          <table:table-cell office:value-type="float" office:value="0.3" calcext:value-type="float">
            <text:p>0,3</text:p>
          </table:table-cell>
          <table:table-cell office:value-type="float" office:value="0.0145833333333333" calcext:value-type="float">
            <text:p>0,014583333333333</text:p>
          </table:table-cell>
          <table:table-cell table:number-columns-repeated="3" office:value-type="float" office:value="0.00625" calcext:value-type="float">
            <text:p>0,00625</text:p>
          </table:table-cell>
          <table:table-cell table:number-columns-repeated="4" office:value-type="float" office:value="0.00416666666666667" calcext:value-type="float">
            <text:p>0,00416666666666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97916666666667" calcext:value-type="float">
            <text:p>0,697916666666667</text:p>
          </table:table-cell>
          <table:table-cell office:value-type="float" office:value="0.0145833333333333" calcext:value-type="float">
            <text:p>0,014583333333333</text:p>
          </table:table-cell>
          <table:table-cell table:number-columns-repeated="4" office:value-type="float" office:value="0.00625" calcext:value-type="float">
            <text:p>0,00625</text:p>
          </table:table-cell>
          <table:table-cell table:number-columns-repeated="4" office:value-type="float" office:value="0.00416666666666667" calcext:value-type="float">
            <text:p>0,004166666666667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75" calcext:value-type="float">
            <text:p>0,75</text:p>
          </table:table-cell>
          <table:table-cell office:value-type="float" office:value="0.00833333333333333" calcext:value-type="float">
            <text:p>0,008333333333333</text:p>
          </table:table-cell>
          <table:table-cell table:number-columns-repeated="3" office:value-type="float" office:value="0.00625" calcext:value-type="float">
            <text:p>0,00625</text:p>
          </table:table-cell>
          <table:table-cell table:number-columns-repeated="3" office:value-type="float" office:value="0.00416666666666667" calcext:value-type="float">
            <text:p>0,004166666666667</text:p>
          </table:table-cell>
          <table:table-cell table:number-columns-repeated="2" office:value-type="float" office:value="0.00208333333333333" calcext:value-type="float">
            <text:p>0,002083333333333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3125" calcext:value-type="float">
            <text:p>0,63125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04166666666667" calcext:value-type="float">
            <text:p>0,010416666666667</text:p>
          </table:table-cell>
          <table:table-cell office:value-type="float" office:value="0.00833333333333333" calcext:value-type="float">
            <text:p>0,008333333333333</text:p>
          </table:table-cell>
          <table:table-cell table:number-columns-repeated="4" office:value-type="float" office:value="0.00625" calcext:value-type="float">
            <text:p>0,00625</text:p>
          </table:table-cell>
          <table:table-cell table:number-columns-repeated="2" office:value-type="float" office:value="0.00416666666666667" calcext:value-type="float">
            <text:p>0,004166666666667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625" calcext:value-type="float">
            <text:p>0,6625</text:p>
          </table:table-cell>
          <table:table-cell office:value-type="float" office:value="0.0104166666666667" calcext:value-type="float">
            <text:p>0,010416666666667</text:p>
          </table:table-cell>
          <table:table-cell table:number-columns-repeated="2" office:value-type="float" office:value="0.00833333333333333" calcext:value-type="float">
            <text:p>0,008333333333333</text:p>
          </table:table-cell>
          <table:table-cell office:value-type="float" office:value="0.00625" calcext:value-type="float">
            <text:p>0,00625</text:p>
          </table:table-cell>
          <table:table-cell table:number-columns-repeated="5" office:value-type="float" office:value="0.00416666666666667" calcext:value-type="float">
            <text:p>0,004166666666667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65970772442589" calcext:value-type="float">
            <text:p>0,665970772442589</text:p>
          </table:table-cell>
          <table:table-cell table:number-columns-repeated="2" office:value-type="float" office:value="0.0104384133611691" calcext:value-type="float">
            <text:p>0,010438413361169</text:p>
          </table:table-cell>
          <table:table-cell table:number-columns-repeated="2" office:value-type="float" office:value="0.00835073068893528" calcext:value-type="float">
            <text:p>0,008350730688935</text:p>
          </table:table-cell>
          <table:table-cell table:number-columns-repeated="5" office:value-type="float" office:value="0.00417536534446764" calcext:value-type="float">
            <text:p>0,004175365344468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30480167014614" calcext:value-type="float">
            <text:p>0,630480167014614</text:p>
          </table:table-cell>
          <table:table-cell office:value-type="float" office:value="0.0125260960334029" calcext:value-type="float">
            <text:p>0,012526096033403</text:p>
          </table:table-cell>
          <table:table-cell table:number-columns-repeated="6" office:value-type="float" office:value="0.00626304801670146" calcext:value-type="float">
            <text:p>0,006263048016701</text:p>
          </table:table-cell>
          <table:table-cell table:number-columns-repeated="2" office:value-type="float" office:value="0.00417536534446764" calcext:value-type="float">
            <text:p>0,004175365344468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78496868475992" calcext:value-type="float">
            <text:p>0,678496868475992</text:p>
          </table:table-cell>
          <table:table-cell table:number-columns-repeated="4" office:value-type="float" office:value="0.00835073068893528" calcext:value-type="float">
            <text:p>0,008350730688935</text:p>
          </table:table-cell>
          <table:table-cell table:number-columns-repeated="2" office:value-type="float" office:value="0.00626304801670146" calcext:value-type="float">
            <text:p>0,006263048016701</text:p>
          </table:table-cell>
          <table:table-cell table:number-columns-repeated="3" office:value-type="float" office:value="0.00417536534446764" calcext:value-type="float">
            <text:p>0,004175365344468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734864300626305" calcext:value-type="float">
            <text:p>0,734864300626305</text:p>
          </table:table-cell>
          <table:table-cell office:value-type="float" office:value="0.0187891440501044" calcext:value-type="float">
            <text:p>0,018789144050104</text:p>
          </table:table-cell>
          <table:table-cell table:number-columns-repeated="6" office:value-type="float" office:value="0.00417536534446764" calcext:value-type="float">
            <text:p>0,004175365344468</text:p>
          </table:table-cell>
          <table:table-cell table:number-columns-repeated="2" office:value-type="float" office:value="0.00208768267223382" calcext:value-type="float">
            <text:p>0,002087682672234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7223382045929" calcext:value-type="float">
            <text:p>0,67223382045929</text:p>
          </table:table-cell>
          <table:table-cell office:value-type="float" office:value="0.0125260960334029" calcext:value-type="float">
            <text:p>0,012526096033403</text:p>
          </table:table-cell>
          <table:table-cell office:value-type="float" office:value="0.0104384133611691" calcext:value-type="float">
            <text:p>0,010438413361169</text:p>
          </table:table-cell>
          <table:table-cell office:value-type="float" office:value="0.00835073068893528" calcext:value-type="float">
            <text:p>0,008350730688935</text:p>
          </table:table-cell>
          <table:table-cell table:number-columns-repeated="3" office:value-type="float" office:value="0.00626304801670146" calcext:value-type="float">
            <text:p>0,006263048016701</text:p>
          </table:table-cell>
          <table:table-cell table:number-columns-repeated="3" office:value-type="float" office:value="0.00417536534446764" calcext:value-type="float">
            <text:p>0,004175365344468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72651356993737" calcext:value-type="float">
            <text:p>0,72651356993737</text:p>
          </table:table-cell>
          <table:table-cell office:value-type="float" office:value="0.00835073068893528" calcext:value-type="float">
            <text:p>0,008350730688935</text:p>
          </table:table-cell>
          <table:table-cell table:number-columns-repeated="2" office:value-type="float" office:value="0.00626304801670146" calcext:value-type="float">
            <text:p>0,006263048016701</text:p>
          </table:table-cell>
          <table:table-cell table:number-columns-repeated="6" office:value-type="float" office:value="0.00417536534446764" calcext:value-type="float">
            <text:p>0,00417536534446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65970772442589" calcext:value-type="float">
            <text:p>0,665970772442589</text:p>
          </table:table-cell>
          <table:table-cell office:value-type="float" office:value="0.0125260960334029" calcext:value-type="float">
            <text:p>0,012526096033403</text:p>
          </table:table-cell>
          <table:table-cell table:number-columns-repeated="2" office:value-type="float" office:value="0.00626304801670146" calcext:value-type="float">
            <text:p>0,006263048016701</text:p>
          </table:table-cell>
          <table:table-cell table:number-columns-repeated="4" office:value-type="float" office:value="0.00417536534446764" calcext:value-type="float">
            <text:p>0,004175365344468</text:p>
          </table:table-cell>
          <table:table-cell table:number-columns-repeated="2" office:value-type="float" office:value="0.00208768267223382" calcext:value-type="float">
            <text:p>0,002087682672234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36820083682008" calcext:value-type="float">
            <text:p>0,336820083682008</text:p>
          </table:table-cell>
          <table:table-cell office:value-type="float" office:value="0.334728033472803" calcext:value-type="float">
            <text:p>0,334728033472803</text:p>
          </table:table-cell>
          <table:table-cell table:number-columns-repeated="2" office:value-type="float" office:value="0.00627615062761506" calcext:value-type="float">
            <text:p>0,006276150627615</text:p>
          </table:table-cell>
          <table:table-cell table:number-columns-repeated="5" office:value-type="float" office:value="0.00418410041841004" calcext:value-type="float">
            <text:p>0,00418410041841</text:p>
          </table:table-cell>
          <table:table-cell office:value-type="float" office:value="0.00209205020920502" calcext:value-type="float">
            <text:p>0,002092050209205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44769874476987" calcext:value-type="float">
            <text:p>0,744769874476987</text:p>
          </table:table-cell>
          <table:table-cell table:number-columns-repeated="5" office:value-type="float" office:value="0.00418410041841004" calcext:value-type="float">
            <text:p>0,00418410041841</text:p>
          </table:table-cell>
          <table:table-cell table:number-columns-repeated="4" office:value-type="float" office:value="0.00209205020920502" calcext:value-type="float">
            <text:p>0,002092050209205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10878661087866" calcext:value-type="float">
            <text:p>0,610878661087866</text:p>
          </table:table-cell>
          <table:table-cell office:value-type="float" office:value="0.0167364016736402" calcext:value-type="float">
            <text:p>0,01673640167364</text:p>
          </table:table-cell>
          <table:table-cell office:value-type="float" office:value="0.0104602510460251" calcext:value-type="float">
            <text:p>0,010460251046025</text:p>
          </table:table-cell>
          <table:table-cell table:number-columns-repeated="2" office:value-type="float" office:value="0.00836820083682008" calcext:value-type="float">
            <text:p>0,00836820083682</text:p>
          </table:table-cell>
          <table:table-cell office:value-type="float" office:value="0.00627615062761506" calcext:value-type="float">
            <text:p>0,006276150627615</text:p>
          </table:table-cell>
          <table:table-cell table:number-columns-repeated="4" office:value-type="float" office:value="0.00418410041841004" calcext:value-type="float">
            <text:p>0,00418410041841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65271966527197" calcext:value-type="float">
            <text:p>0,665271966527197</text:p>
          </table:table-cell>
          <table:table-cell office:value-type="float" office:value="0.0104602510460251" calcext:value-type="float">
            <text:p>0,010460251046025</text:p>
          </table:table-cell>
          <table:table-cell table:number-columns-repeated="4" office:value-type="float" office:value="0.00627615062761506" calcext:value-type="float">
            <text:p>0,006276150627615</text:p>
          </table:table-cell>
          <table:table-cell table:number-columns-repeated="4" office:value-type="float" office:value="0.00418410041841004" calcext:value-type="float">
            <text:p>0,00418410041841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67364016736402" calcext:value-type="float">
            <text:p>0,667364016736402</text:p>
          </table:table-cell>
          <table:table-cell office:value-type="float" office:value="0.0104602510460251" calcext:value-type="float">
            <text:p>0,010460251046025</text:p>
          </table:table-cell>
          <table:table-cell table:number-columns-repeated="3" office:value-type="float" office:value="0.00627615062761506" calcext:value-type="float">
            <text:p>0,006276150627615</text:p>
          </table:table-cell>
          <table:table-cell table:number-columns-repeated="5" office:value-type="float" office:value="0.00418410041841004" calcext:value-type="float">
            <text:p>0,00418410041841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31799163179916" calcext:value-type="float">
            <text:p>0,631799163179916</text:p>
          </table:table-cell>
          <table:table-cell office:value-type="float" office:value="0.0146443514644351" calcext:value-type="float">
            <text:p>0,014644351464435</text:p>
          </table:table-cell>
          <table:table-cell office:value-type="float" office:value="0.0125523012552301" calcext:value-type="float">
            <text:p>0,01255230125523</text:p>
          </table:table-cell>
          <table:table-cell office:value-type="float" office:value="0.00836820083682008" calcext:value-type="float">
            <text:p>0,00836820083682</text:p>
          </table:table-cell>
          <table:table-cell table:number-columns-repeated="2" office:value-type="float" office:value="0.00627615062761506" calcext:value-type="float">
            <text:p>0,006276150627615</text:p>
          </table:table-cell>
          <table:table-cell table:number-columns-repeated="4" office:value-type="float" office:value="0.00418410041841004" calcext:value-type="float">
            <text:p>0,00418410041841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738493723849372" calcext:value-type="float">
            <text:p>0,738493723849372</text:p>
          </table:table-cell>
          <table:table-cell table:number-columns-repeated="2" office:value-type="float" office:value="0.00836820083682008" calcext:value-type="float">
            <text:p>0,00836820083682</text:p>
          </table:table-cell>
          <table:table-cell table:number-columns-repeated="2" office:value-type="float" office:value="0.00627615062761506" calcext:value-type="float">
            <text:p>0,006276150627615</text:p>
          </table:table-cell>
          <table:table-cell table:number-columns-repeated="5" office:value-type="float" office:value="0.00418410041841004" calcext:value-type="float">
            <text:p>0,00418410041841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47798742138365" calcext:value-type="float">
            <text:p>0,647798742138365</text:p>
          </table:table-cell>
          <table:table-cell office:value-type="float" office:value="0.010482180293501" calcext:value-type="float">
            <text:p>0,010482180293501</text:p>
          </table:table-cell>
          <table:table-cell table:number-columns-repeated="2" office:value-type="float" office:value="0.00838574423480084" calcext:value-type="float">
            <text:p>0,008385744234801</text:p>
          </table:table-cell>
          <table:table-cell table:number-columns-repeated="2" office:value-type="float" office:value="0.00628930817610063" calcext:value-type="float">
            <text:p>0,006289308176101</text:p>
          </table:table-cell>
          <table:table-cell table:number-columns-repeated="4" office:value-type="float" office:value="0.00419287211740042" calcext:value-type="float">
            <text:p>0,0041928721174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58280922431866" calcext:value-type="float">
            <text:p>0,658280922431866</text:p>
          </table:table-cell>
          <table:table-cell table:number-columns-repeated="2" office:value-type="float" office:value="0.00838574423480084" calcext:value-type="float">
            <text:p>0,008385744234801</text:p>
          </table:table-cell>
          <table:table-cell table:number-columns-repeated="4" office:value-type="float" office:value="0.00628930817610063" calcext:value-type="float">
            <text:p>0,006289308176101</text:p>
          </table:table-cell>
          <table:table-cell table:number-columns-repeated="3" office:value-type="float" office:value="0.00419287211740042" calcext:value-type="float">
            <text:p>0,004192872117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70859538784067" calcext:value-type="float">
            <text:p>0,670859538784067</text:p>
          </table:table-cell>
          <table:table-cell office:value-type="float" office:value="0.0167714884696017" calcext:value-type="float">
            <text:p>0,016771488469602</text:p>
          </table:table-cell>
          <table:table-cell table:number-columns-repeated="2" office:value-type="float" office:value="0.00838574423480084" calcext:value-type="float">
            <text:p>0,008385744234801</text:p>
          </table:table-cell>
          <table:table-cell table:number-columns-repeated="6" office:value-type="float" office:value="0.00419287211740042" calcext:value-type="float">
            <text:p>0,0041928721174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72955974842767" calcext:value-type="float">
            <text:p>0,672955974842767</text:p>
          </table:table-cell>
          <table:table-cell office:value-type="float" office:value="0.00838574423480084" calcext:value-type="float">
            <text:p>0,008385744234801</text:p>
          </table:table-cell>
          <table:table-cell table:number-columns-repeated="5" office:value-type="float" office:value="0.00628930817610063" calcext:value-type="float">
            <text:p>0,006289308176101</text:p>
          </table:table-cell>
          <table:table-cell table:number-columns-repeated="3" office:value-type="float" office:value="0.00419287211740042" calcext:value-type="float">
            <text:p>0,004192872117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60377358490566" calcext:value-type="float">
            <text:p>0,660377358490566</text:p>
          </table:table-cell>
          <table:table-cell table:number-columns-repeated="2" office:value-type="float" office:value="0.010482180293501" calcext:value-type="float">
            <text:p>0,010482180293501</text:p>
          </table:table-cell>
          <table:table-cell office:value-type="float" office:value="0.00838574423480084" calcext:value-type="float">
            <text:p>0,008385744234801</text:p>
          </table:table-cell>
          <table:table-cell table:number-columns-repeated="2" office:value-type="float" office:value="0.00628930817610063" calcext:value-type="float">
            <text:p>0,006289308176101</text:p>
          </table:table-cell>
          <table:table-cell table:number-columns-repeated="4" office:value-type="float" office:value="0.00419287211740042" calcext:value-type="float">
            <text:p>0,0041928721174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10062893081761" calcext:value-type="float">
            <text:p>0,610062893081761</text:p>
          </table:table-cell>
          <table:table-cell office:value-type="float" office:value="0.0146750524109015" calcext:value-type="float">
            <text:p>0,014675052410902</text:p>
          </table:table-cell>
          <table:table-cell table:number-columns-repeated="2" office:value-type="float" office:value="0.00838574423480084" calcext:value-type="float">
            <text:p>0,008385744234801</text:p>
          </table:table-cell>
          <table:table-cell table:number-columns-repeated="2" office:value-type="float" office:value="0.00628930817610063" calcext:value-type="float">
            <text:p>0,006289308176101</text:p>
          </table:table-cell>
          <table:table-cell table:number-columns-repeated="4" office:value-type="float" office:value="0.00419287211740042" calcext:value-type="float">
            <text:p>0,0041928721174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82352941176471" calcext:value-type="float">
            <text:p>0,382352941176471</text:p>
          </table:table-cell>
          <table:table-cell office:value-type="float" office:value="0.313025210084034" calcext:value-type="float">
            <text:p>0,313025210084034</text:p>
          </table:table-cell>
          <table:table-cell table:number-columns-repeated="7" office:value-type="float" office:value="0.00420168067226891" calcext:value-type="float">
            <text:p>0,004201680672269</text:p>
          </table:table-cell>
          <table:table-cell office:value-type="float" office:value="0.00210084033613445" calcext:value-type="float">
            <text:p>0,002100840336134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149" calcext:value-type="float">
            <text:p>149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5966386554622" calcext:value-type="float">
            <text:p>0,665966386554622</text:p>
          </table:table-cell>
          <table:table-cell office:value-type="float" office:value="0.0105042016806723" calcext:value-type="float">
            <text:p>0,010504201680672</text:p>
          </table:table-cell>
          <table:table-cell table:number-columns-repeated="3" office:value-type="float" office:value="0.00840336134453782" calcext:value-type="float">
            <text:p>0,008403361344538</text:p>
          </table:table-cell>
          <table:table-cell office:value-type="float" office:value="0.00630252100840336" calcext:value-type="float">
            <text:p>0,006302521008403</text:p>
          </table:table-cell>
          <table:table-cell table:number-columns-repeated="4" office:value-type="float" office:value="0.00420168067226891" calcext:value-type="float">
            <text:p>0,004201680672269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95378151260504" calcext:value-type="float">
            <text:p>0,695378151260504</text:p>
          </table:table-cell>
          <table:table-cell office:value-type="float" office:value="0.0126050420168067" calcext:value-type="float">
            <text:p>0,012605042016807</text:p>
          </table:table-cell>
          <table:table-cell office:value-type="float" office:value="0.00840336134453782" calcext:value-type="float">
            <text:p>0,008403361344538</text:p>
          </table:table-cell>
          <table:table-cell table:number-columns-repeated="2" office:value-type="float" office:value="0.00630252100840336" calcext:value-type="float">
            <text:p>0,006302521008403</text:p>
          </table:table-cell>
          <table:table-cell table:number-columns-repeated="4" office:value-type="float" office:value="0.00420168067226891" calcext:value-type="float">
            <text:p>0,004201680672269</text:p>
          </table:table-cell>
          <table:table-cell office:value-type="float" office:value="0.00210084033613445" calcext:value-type="float">
            <text:p>0,002100840336134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82773109243697" calcext:value-type="float">
            <text:p>0,682773109243697</text:p>
          </table:table-cell>
          <table:table-cell table:number-columns-repeated="3" office:value-type="float" office:value="0.00630252100840336" calcext:value-type="float">
            <text:p>0,006302521008403</text:p>
          </table:table-cell>
          <table:table-cell table:number-columns-repeated="6" office:value-type="float" office:value="0.00420168067226891" calcext:value-type="float">
            <text:p>0,004201680672269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44210526315789" calcext:value-type="float">
            <text:p>0,644210526315789</text:p>
          </table:table-cell>
          <table:table-cell office:value-type="float" office:value="0.00842105263157895" calcext:value-type="float">
            <text:p>0,008421052631579</text:p>
          </table:table-cell>
          <table:table-cell table:number-columns-repeated="5" office:value-type="float" office:value="0.00631578947368421" calcext:value-type="float">
            <text:p>0,006315789473684</text:p>
          </table:table-cell>
          <table:table-cell table:number-columns-repeated="3" office:value-type="float" office:value="0.00421052631578947" calcext:value-type="float">
            <text:p>0,004210526315789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63157894736842" calcext:value-type="float">
            <text:p>0,663157894736842</text:p>
          </table:table-cell>
          <table:table-cell office:value-type="float" office:value="0.0210526315789474" calcext:value-type="float">
            <text:p>0,021052631578947</text:p>
          </table:table-cell>
          <table:table-cell office:value-type="float" office:value="0.0189473684210526" calcext:value-type="float">
            <text:p>0,018947368421053</text:p>
          </table:table-cell>
          <table:table-cell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office:value-type="float" office:value="0.00631578947368421" calcext:value-type="float">
            <text:p>0,006315789473684</text:p>
          </table:table-cell>
          <table:table-cell table:number-columns-repeated="4" office:value-type="float" office:value="0.00421052631578947" calcext:value-type="float">
            <text:p>0,004210526315789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85263157894737" calcext:value-type="float">
            <text:p>0,585263157894737</text:p>
          </table:table-cell>
          <table:table-cell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table:number-columns-repeated="4" office:value-type="float" office:value="0.00631578947368421" calcext:value-type="float">
            <text:p>0,006315789473684</text:p>
          </table:table-cell>
          <table:table-cell table:number-columns-repeated="3" office:value-type="float" office:value="0.00421052631578947" calcext:value-type="float">
            <text:p>0,004210526315789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90526315789474" calcext:value-type="float">
            <text:p>0,690526315789474</text:p>
          </table:table-cell>
          <table:table-cell table:number-columns-repeated="4" office:value-type="float" office:value="0.00631578947368421" calcext:value-type="float">
            <text:p>0,006315789473684</text:p>
          </table:table-cell>
          <table:table-cell table:number-columns-repeated="5" office:value-type="float" office:value="0.00421052631578947" calcext:value-type="float">
            <text:p>0,004210526315789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92631578947368" calcext:value-type="float">
            <text:p>0,692631578947368</text:p>
          </table:table-cell>
          <table:table-cell office:value-type="float" office:value="0.0105263157894737" calcext:value-type="float">
            <text:p>0,010526315789474</text:p>
          </table:table-cell>
          <table:table-cell table:number-columns-repeated="2" office:value-type="float" office:value="0.00842105263157895" calcext:value-type="float">
            <text:p>0,008421052631579</text:p>
          </table:table-cell>
          <table:table-cell table:number-columns-repeated="2" office:value-type="float" office:value="0.00631578947368421" calcext:value-type="float">
            <text:p>0,006315789473684</text:p>
          </table:table-cell>
          <table:table-cell table:number-columns-repeated="4" office:value-type="float" office:value="0.00421052631578947" calcext:value-type="float">
            <text:p>0,00421052631578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10526315789474" calcext:value-type="float">
            <text:p>0,610526315789474</text:p>
          </table:table-cell>
          <table:table-cell table:number-columns-repeated="2" office:value-type="float" office:value="0.0126315789473684" calcext:value-type="float">
            <text:p>0,012631578947368</text:p>
          </table:table-cell>
          <table:table-cell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office:value-type="float" office:value="0.00631578947368421" calcext:value-type="float">
            <text:p>0,006315789473684</text:p>
          </table:table-cell>
          <table:table-cell table:number-columns-repeated="4" office:value-type="float" office:value="0.00421052631578947" calcext:value-type="float">
            <text:p>0,004210526315789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77894736842105" calcext:value-type="float">
            <text:p>0,677894736842105</text:p>
          </table:table-cell>
          <table:table-cell office:value-type="float" office:value="0.0147368421052632" calcext:value-type="float">
            <text:p>0,014736842105263</text:p>
          </table:table-cell>
          <table:table-cell table:number-columns-repeated="2"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table:number-columns-repeated="2" office:value-type="float" office:value="0.00631578947368421" calcext:value-type="float">
            <text:p>0,006315789473684</text:p>
          </table:table-cell>
          <table:table-cell table:number-columns-repeated="3" office:value-type="float" office:value="0.00421052631578947" calcext:value-type="float">
            <text:p>0,004210526315789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88421052631579" calcext:value-type="float">
            <text:p>0,688421052631579</text:p>
          </table:table-cell>
          <table:table-cell office:value-type="float" office:value="0.0105263157894737" calcext:value-type="float">
            <text:p>0,010526315789474</text:p>
          </table:table-cell>
          <table:table-cell office:value-type="float" office:value="0.00842105263157895" calcext:value-type="float">
            <text:p>0,008421052631579</text:p>
          </table:table-cell>
          <table:table-cell table:number-columns-repeated="5" office:value-type="float" office:value="0.00631578947368421" calcext:value-type="float">
            <text:p>0,006315789473684</text:p>
          </table:table-cell>
          <table:table-cell table:number-columns-repeated="2" office:value-type="float" office:value="0.00421052631578947" calcext:value-type="float">
            <text:p>0,004210526315789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24472573839662" calcext:value-type="float">
            <text:p>0,624472573839662</text:p>
          </table:table-cell>
          <table:table-cell office:value-type="float" office:value="0.0210970464135021" calcext:value-type="float">
            <text:p>0,021097046413502</text:p>
          </table:table-cell>
          <table:table-cell office:value-type="float" office:value="0.0168776371308017" calcext:value-type="float">
            <text:p>0,016877637130802</text:p>
          </table:table-cell>
          <table:table-cell office:value-type="float" office:value="0.0105485232067511" calcext:value-type="float">
            <text:p>0,010548523206751</text:p>
          </table:table-cell>
          <table:table-cell table:number-columns-repeated="2" office:value-type="float" office:value="0.00632911392405063" calcext:value-type="float">
            <text:p>0,006329113924051</text:p>
          </table:table-cell>
          <table:table-cell table:number-columns-repeated="4" office:value-type="float" office:value="0.00421940928270042" calcext:value-type="float">
            <text:p>0,0042194092827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37130801687764" calcext:value-type="float">
            <text:p>0,637130801687764</text:p>
          </table:table-cell>
          <table:table-cell office:value-type="float" office:value="0.0105485232067511" calcext:value-type="float">
            <text:p>0,010548523206751</text:p>
          </table:table-cell>
          <table:table-cell table:number-columns-repeated="5" office:value-type="float" office:value="0.00632911392405063" calcext:value-type="float">
            <text:p>0,006329113924051</text:p>
          </table:table-cell>
          <table:table-cell table:number-columns-repeated="3" office:value-type="float" office:value="0.00421940928270042" calcext:value-type="float">
            <text:p>0,0042194092827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45569620253165" calcext:value-type="float">
            <text:p>0,645569620253165</text:p>
          </table:table-cell>
          <table:table-cell office:value-type="float" office:value="0.0126582278481013" calcext:value-type="float">
            <text:p>0,012658227848101</text:p>
          </table:table-cell>
          <table:table-cell office:value-type="float" office:value="0.0105485232067511" calcext:value-type="float">
            <text:p>0,010548523206751</text:p>
          </table:table-cell>
          <table:table-cell table:number-columns-repeated="2" office:value-type="float" office:value="0.00843881856540084" calcext:value-type="float">
            <text:p>0,008438818565401</text:p>
          </table:table-cell>
          <table:table-cell table:number-columns-repeated="3" office:value-type="float" office:value="0.00632911392405063" calcext:value-type="float">
            <text:p>0,006329113924051</text:p>
          </table:table-cell>
          <table:table-cell table:number-columns-repeated="2" office:value-type="float" office:value="0.00421940928270042" calcext:value-type="float">
            <text:p>0,0042194092827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81434599156118" calcext:value-type="float">
            <text:p>0,681434599156118</text:p>
          </table:table-cell>
          <table:table-cell office:value-type="float" office:value="0.00843881856540084" calcext:value-type="float">
            <text:p>0,008438818565401</text:p>
          </table:table-cell>
          <table:table-cell table:number-columns-repeated="5" office:value-type="float" office:value="0.00632911392405063" calcext:value-type="float">
            <text:p>0,006329113924051</text:p>
          </table:table-cell>
          <table:table-cell table:number-columns-repeated="3" office:value-type="float" office:value="0.00421940928270042" calcext:value-type="float">
            <text:p>0,0042194092827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94092827004219" calcext:value-type="float">
            <text:p>0,694092827004219</text:p>
          </table:table-cell>
          <table:table-cell office:value-type="float" office:value="0.0168776371308017" calcext:value-type="float">
            <text:p>0,016877637130802</text:p>
          </table:table-cell>
          <table:table-cell office:value-type="float" office:value="0.00843881856540084" calcext:value-type="float">
            <text:p>0,008438818565401</text:p>
          </table:table-cell>
          <table:table-cell table:number-columns-repeated="2" office:value-type="float" office:value="0.00632911392405063" calcext:value-type="float">
            <text:p>0,006329113924051</text:p>
          </table:table-cell>
          <table:table-cell table:number-columns-repeated="4" office:value-type="float" office:value="0.00421940928270042" calcext:value-type="float">
            <text:p>0,0042194092827</text:p>
          </table:table-cell>
          <table:table-cell office:value-type="float" office:value="0.00210970464135021" calcext:value-type="float">
            <text:p>0,00210970464135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706751054852321" calcext:value-type="float">
            <text:p>0,706751054852321</text:p>
          </table:table-cell>
          <table:table-cell office:value-type="float" office:value="0.00843881856540084" calcext:value-type="float">
            <text:p>0,008438818565401</text:p>
          </table:table-cell>
          <table:table-cell table:number-columns-repeated="4" office:value-type="float" office:value="0.00632911392405063" calcext:value-type="float">
            <text:p>0,006329113924051</text:p>
          </table:table-cell>
          <table:table-cell table:number-columns-repeated="4" office:value-type="float" office:value="0.00421940928270042" calcext:value-type="float">
            <text:p>0,0042194092827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715189873417722" calcext:value-type="float">
            <text:p>0,715189873417722</text:p>
          </table:table-cell>
          <table:table-cell table:number-columns-repeated="4" office:value-type="float" office:value="0.00843881856540084" calcext:value-type="float">
            <text:p>0,008438818565401</text:p>
          </table:table-cell>
          <table:table-cell table:number-columns-repeated="2" office:value-type="float" office:value="0.00632911392405063" calcext:value-type="float">
            <text:p>0,006329113924051</text:p>
          </table:table-cell>
          <table:table-cell table:number-columns-repeated="3" office:value-type="float" office:value="0.00421940928270042" calcext:value-type="float">
            <text:p>0,0042194092827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23678646934461" calcext:value-type="float">
            <text:p>0,623678646934461</text:p>
          </table:table-cell>
          <table:table-cell office:value-type="float" office:value="0.0169133192389006" calcext:value-type="float">
            <text:p>0,016913319238901</text:p>
          </table:table-cell>
          <table:table-cell office:value-type="float" office:value="0.0147991543340381" calcext:value-type="float">
            <text:p>0,014799154334038</text:p>
          </table:table-cell>
          <table:table-cell table:number-columns-repeated="2" office:value-type="float" office:value="0.0105708245243129" calcext:value-type="float">
            <text:p>0,010570824524313</text:p>
          </table:table-cell>
          <table:table-cell table:number-columns-repeated="2" office:value-type="float" office:value="0.00845665961945032" calcext:value-type="float">
            <text:p>0,00845665961945</text:p>
          </table:table-cell>
          <table:table-cell table:number-columns-repeated="2" office:value-type="float" office:value="0.00634249471458774" calcext:value-type="float">
            <text:p>0,006342494714588</text:p>
          </table:table-cell>
          <table:table-cell office:value-type="float" office:value="0.00422832980972516" calcext:value-type="float">
            <text:p>0,00422832980972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68076109936575" calcext:value-type="float">
            <text:p>0,668076109936575</text:p>
          </table:table-cell>
          <table:table-cell table:number-columns-repeated="5" office:value-type="float" office:value="0.00634249471458774" calcext:value-type="float">
            <text:p>0,006342494714588</text:p>
          </table:table-cell>
          <table:table-cell table:number-columns-repeated="4" office:value-type="float" office:value="0.00422832980972516" calcext:value-type="float">
            <text:p>0,004228329809725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46934460887949" calcext:value-type="float">
            <text:p>0,646934460887949</text:p>
          </table:table-cell>
          <table:table-cell table:number-columns-repeated="2" office:value-type="float" office:value="0.00845665961945032" calcext:value-type="float">
            <text:p>0,00845665961945</text:p>
          </table:table-cell>
          <table:table-cell table:number-columns-repeated="2" office:value-type="float" office:value="0.00634249471458774" calcext:value-type="float">
            <text:p>0,006342494714588</text:p>
          </table:table-cell>
          <table:table-cell table:number-columns-repeated="5" office:value-type="float" office:value="0.00422832980972516" calcext:value-type="float">
            <text:p>0,004228329809725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91331923890063" calcext:value-type="float">
            <text:p>0,691331923890063</text:p>
          </table:table-cell>
          <table:table-cell table:number-columns-repeated="2" office:value-type="float" office:value="0.00634249471458774" calcext:value-type="float">
            <text:p>0,006342494714588</text:p>
          </table:table-cell>
          <table:table-cell table:number-columns-repeated="7" office:value-type="float" office:value="0.00422832980972516" calcext:value-type="float">
            <text:p>0,004228329809725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449152542372881" calcext:value-type="float">
            <text:p>0,449152542372881</text:p>
          </table:table-cell>
          <table:table-cell office:value-type="float" office:value="0.0233050847457627" calcext:value-type="float">
            <text:p>0,023305084745763</text:p>
          </table:table-cell>
          <table:table-cell office:value-type="float" office:value="0.0169491525423729" calcext:value-type="float">
            <text:p>0,016949152542373</text:p>
          </table:table-cell>
          <table:table-cell office:value-type="float" office:value="0.0148305084745763" calcext:value-type="float">
            <text:p>0,014830508474576</text:p>
          </table:table-cell>
          <table:table-cell office:value-type="float" office:value="0.0105932203389831" calcext:value-type="float">
            <text:p>0,010593220338983</text:p>
          </table:table-cell>
          <table:table-cell table:number-columns-repeated="5" office:value-type="float" office:value="0.00635593220338983" calcext:value-type="float">
            <text:p>0,00635593220339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52542372881356" calcext:value-type="float">
            <text:p>0,652542372881356</text:p>
          </table:table-cell>
          <table:table-cell office:value-type="float" office:value="0.0105932203389831" calcext:value-type="float">
            <text:p>0,010593220338983</text:p>
          </table:table-cell>
          <table:table-cell office:value-type="float" office:value="0.00847457627118644" calcext:value-type="float">
            <text:p>0,008474576271186</text:p>
          </table:table-cell>
          <table:table-cell table:number-columns-repeated="2" office:value-type="float" office:value="0.00635593220338983" calcext:value-type="float">
            <text:p>0,00635593220339</text:p>
          </table:table-cell>
          <table:table-cell table:number-columns-repeated="5" office:value-type="float" office:value="0.00423728813559322" calcext:value-type="float">
            <text:p>0,004237288135593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88559322033898" calcext:value-type="float">
            <text:p>0,688559322033898</text:p>
          </table:table-cell>
          <table:table-cell office:value-type="float" office:value="0.00847457627118644" calcext:value-type="float">
            <text:p>0,008474576271186</text:p>
          </table:table-cell>
          <table:table-cell table:number-columns-repeated="4" office:value-type="float" office:value="0.00635593220338983" calcext:value-type="float">
            <text:p>0,00635593220339</text:p>
          </table:table-cell>
          <table:table-cell table:number-columns-repeated="4" office:value-type="float" office:value="0.00423728813559322" calcext:value-type="float">
            <text:p>0,004237288135593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39830508474576" calcext:value-type="float">
            <text:p>0,639830508474576</text:p>
          </table:table-cell>
          <table:table-cell office:value-type="float" office:value="0.0466101694915254" calcext:value-type="float">
            <text:p>0,046610169491525</text:p>
          </table:table-cell>
          <table:table-cell office:value-type="float" office:value="0.0127118644067797" calcext:value-type="float">
            <text:p>0,01271186440678</text:p>
          </table:table-cell>
          <table:table-cell table:number-columns-repeated="3" office:value-type="float" office:value="0.00635593220338983" calcext:value-type="float">
            <text:p>0,00635593220339</text:p>
          </table:table-cell>
          <table:table-cell table:number-columns-repeated="4" office:value-type="float" office:value="0.00423728813559322" calcext:value-type="float">
            <text:p>0,004237288135593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4968152866242" calcext:value-type="float">
            <text:p>0,64968152866242</text:p>
          </table:table-cell>
          <table:table-cell table:number-columns-repeated="2" office:value-type="float" office:value="0.00849256900212314" calcext:value-type="float">
            <text:p>0,008492569002123</text:p>
          </table:table-cell>
          <table:table-cell table:number-columns-repeated="3" office:value-type="float" office:value="0.00636942675159236" calcext:value-type="float">
            <text:p>0,006369426751592</text:p>
          </table:table-cell>
          <table:table-cell table:number-columns-repeated="4" office:value-type="float" office:value="0.00424628450106157" calcext:value-type="float">
            <text:p>0,004246284501062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721868365180467" calcext:value-type="float">
            <text:p>0,721868365180467</text:p>
          </table:table-cell>
          <table:table-cell office:value-type="float" office:value="0.0148619957537155" calcext:value-type="float">
            <text:p>0,014861995753716</text:p>
          </table:table-cell>
          <table:table-cell office:value-type="float" office:value="0.0127388535031847" calcext:value-type="float">
            <text:p>0,012738853503185</text:p>
          </table:table-cell>
          <table:table-cell table:number-columns-repeated="2" office:value-type="float" office:value="0.00636942675159236" calcext:value-type="float">
            <text:p>0,006369426751592</text:p>
          </table:table-cell>
          <table:table-cell table:number-columns-repeated="5" office:value-type="float" office:value="0.00424628450106157" calcext:value-type="float">
            <text:p>0,004246284501062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62420382165605" calcext:value-type="float">
            <text:p>0,662420382165605</text:p>
          </table:table-cell>
          <table:table-cell office:value-type="float" office:value="0.0106157112526539" calcext:value-type="float">
            <text:p>0,010615711252654</text:p>
          </table:table-cell>
          <table:table-cell office:value-type="float" office:value="0.00849256900212314" calcext:value-type="float">
            <text:p>0,008492569002123</text:p>
          </table:table-cell>
          <table:table-cell table:number-columns-repeated="4" office:value-type="float" office:value="0.00636942675159236" calcext:value-type="float">
            <text:p>0,006369426751592</text:p>
          </table:table-cell>
          <table:table-cell table:number-columns-repeated="3" office:value-type="float" office:value="0.00424628450106157" calcext:value-type="float">
            <text:p>0,00424628450106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8936170212766" calcext:value-type="float">
            <text:p>0,68936170212766</text:p>
          </table:table-cell>
          <table:table-cell table:number-columns-repeated="6" office:value-type="float" office:value="0.00638297872340426" calcext:value-type="float">
            <text:p>0,006382978723404</text:p>
          </table:table-cell>
          <table:table-cell table:number-columns-repeated="2" office:value-type="float" office:value="0.00425531914893617" calcext:value-type="float">
            <text:p>0,004255319148936</text:p>
          </table:table-cell>
          <table:table-cell office:value-type="float" office:value="0.00212765957446808" calcext:value-type="float">
            <text:p>0,002127659574468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740425531914894" calcext:value-type="float">
            <text:p>0,740425531914894</text:p>
          </table:table-cell>
          <table:table-cell office:value-type="float" office:value="0.0106382978723404" calcext:value-type="float">
            <text:p>0,01063829787234</text:p>
          </table:table-cell>
          <table:table-cell office:value-type="float" office:value="0.00638297872340426" calcext:value-type="float">
            <text:p>0,006382978723404</text:p>
          </table:table-cell>
          <table:table-cell table:number-columns-repeated="6" office:value-type="float" office:value="0.00425531914893617" calcext:value-type="float">
            <text:p>0,004255319148936</text:p>
          </table:table-cell>
          <table:table-cell office:value-type="float" office:value="0.00212765957446808" calcext:value-type="float">
            <text:p>0,00212765957446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45531914893617" calcext:value-type="float">
            <text:p>0,45531914893617</text:p>
          </table:table-cell>
          <table:table-cell office:value-type="float" office:value="0.195744680851064" calcext:value-type="float">
            <text:p>0,195744680851064</text:p>
          </table:table-cell>
          <table:table-cell table:number-columns-repeated="2" office:value-type="float" office:value="0.00851063829787234" calcext:value-type="float">
            <text:p>0,008510638297872</text:p>
          </table:table-cell>
          <table:table-cell table:number-columns-repeated="3" office:value-type="float" office:value="0.00638297872340426" calcext:value-type="float">
            <text:p>0,006382978723404</text:p>
          </table:table-cell>
          <table:table-cell table:number-columns-repeated="3" office:value-type="float" office:value="0.00425531914893617" calcext:value-type="float">
            <text:p>0,004255319148936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70212765957447" calcext:value-type="float">
            <text:p>0,670212765957447</text:p>
          </table:table-cell>
          <table:table-cell table:number-columns-repeated="2" office:value-type="float" office:value="0.0106382978723404" calcext:value-type="float">
            <text:p>0,01063829787234</text:p>
          </table:table-cell>
          <table:table-cell office:value-type="float" office:value="0.00851063829787234" calcext:value-type="float">
            <text:p>0,008510638297872</text:p>
          </table:table-cell>
          <table:table-cell table:number-columns-repeated="2" office:value-type="float" office:value="0.00638297872340426" calcext:value-type="float">
            <text:p>0,006382978723404</text:p>
          </table:table-cell>
          <table:table-cell table:number-columns-repeated="4" office:value-type="float" office:value="0.00425531914893617" calcext:value-type="float">
            <text:p>0,004255319148936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70212765957447" calcext:value-type="float">
            <text:p>0,670212765957447</text:p>
          </table:table-cell>
          <table:table-cell table:number-columns-repeated="2" office:value-type="float" office:value="0.0127659574468085" calcext:value-type="float">
            <text:p>0,012765957446809</text:p>
          </table:table-cell>
          <table:table-cell office:value-type="float" office:value="0.00851063829787234" calcext:value-type="float">
            <text:p>0,008510638297872</text:p>
          </table:table-cell>
          <table:table-cell table:number-columns-repeated="2" office:value-type="float" office:value="0.00638297872340426" calcext:value-type="float">
            <text:p>0,006382978723404</text:p>
          </table:table-cell>
          <table:table-cell table:number-columns-repeated="4" office:value-type="float" office:value="0.00425531914893617" calcext:value-type="float">
            <text:p>0,004255319148936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33262260127932" calcext:value-type="float">
            <text:p>0,633262260127932</text:p>
          </table:table-cell>
          <table:table-cell office:value-type="float" office:value="0.0319829424307036" calcext:value-type="float">
            <text:p>0,031982942430704</text:p>
          </table:table-cell>
          <table:table-cell office:value-type="float" office:value="0.0149253731343284" calcext:value-type="float">
            <text:p>0,014925373134328</text:p>
          </table:table-cell>
          <table:table-cell office:value-type="float" office:value="0.00852878464818763" calcext:value-type="float">
            <text:p>0,008528784648188</text:p>
          </table:table-cell>
          <table:table-cell table:number-columns-repeated="3" office:value-type="float" office:value="0.00639658848614073" calcext:value-type="float">
            <text:p>0,006396588486141</text:p>
          </table:table-cell>
          <table:table-cell table:number-columns-repeated="3"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92963752665245" calcext:value-type="float">
            <text:p>0,692963752665245</text:p>
          </table:table-cell>
          <table:table-cell office:value-type="float" office:value="0.0149253731343284" calcext:value-type="float">
            <text:p>0,014925373134328</text:p>
          </table:table-cell>
          <table:table-cell office:value-type="float" office:value="0.0106609808102345" calcext:value-type="float">
            <text:p>0,010660980810235</text:p>
          </table:table-cell>
          <table:table-cell office:value-type="float" office:value="0.00852878464818763" calcext:value-type="float">
            <text:p>0,008528784648188</text:p>
          </table:table-cell>
          <table:table-cell table:number-columns-repeated="2" office:value-type="float" office:value="0.00639658848614073" calcext:value-type="float">
            <text:p>0,006396588486141</text:p>
          </table:table-cell>
          <table:table-cell table:number-columns-repeated="4"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02771855010661" calcext:value-type="float">
            <text:p>0,302771855010661</text:p>
          </table:table-cell>
          <table:table-cell office:value-type="float" office:value="0.279317697228145" calcext:value-type="float">
            <text:p>0,279317697228145</text:p>
          </table:table-cell>
          <table:table-cell office:value-type="float" office:value="0.0426439232409382" calcext:value-type="float">
            <text:p>0,042643923240938</text:p>
          </table:table-cell>
          <table:table-cell office:value-type="float" office:value="0.0362473347547974" calcext:value-type="float">
            <text:p>0,036247334754797</text:p>
          </table:table-cell>
          <table:table-cell office:value-type="float" office:value="0.0106609808102345" calcext:value-type="float">
            <text:p>0,010660980810235</text:p>
          </table:table-cell>
          <table:table-cell office:value-type="float" office:value="0.00852878464818763" calcext:value-type="float">
            <text:p>0,008528784648188</text:p>
          </table:table-cell>
          <table:table-cell office:value-type="float" office:value="0.00639658848614073" calcext:value-type="float">
            <text:p>0,006396588486141</text:p>
          </table:table-cell>
          <table:table-cell table:number-columns-repeated="3"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712153518123667" calcext:value-type="float">
            <text:p>0,712153518123667</text:p>
          </table:table-cell>
          <table:table-cell office:value-type="float" office:value="0.00852878464818763" calcext:value-type="float">
            <text:p>0,008528784648188</text:p>
          </table:table-cell>
          <table:table-cell table:number-columns-repeated="8"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1407249466951" calcext:value-type="float">
            <text:p>0,61407249466951</text:p>
          </table:table-cell>
          <table:table-cell office:value-type="float" office:value="0.0127931769722815" calcext:value-type="float">
            <text:p>0,012793176972282</text:p>
          </table:table-cell>
          <table:table-cell table:number-columns-repeated="2" office:value-type="float" office:value="0.00852878464818763" calcext:value-type="float">
            <text:p>0,008528784648188</text:p>
          </table:table-cell>
          <table:table-cell table:number-columns-repeated="5" office:value-type="float" office:value="0.00639658848614073" calcext:value-type="float">
            <text:p>0,006396588486141</text:p>
          </table:table-cell>
          <table:table-cell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2046908315565" calcext:value-type="float">
            <text:p>0,62046908315565</text:p>
          </table:table-cell>
          <table:table-cell table:number-columns-repeated="2" office:value-type="float" office:value="0.0149253731343284" calcext:value-type="float">
            <text:p>0,014925373134328</text:p>
          </table:table-cell>
          <table:table-cell table:number-columns-repeated="2" office:value-type="float" office:value="0.0106609808102345" calcext:value-type="float">
            <text:p>0,010660980810235</text:p>
          </table:table-cell>
          <table:table-cell table:number-columns-repeated="2" office:value-type="float" office:value="0.00639658848614073" calcext:value-type="float">
            <text:p>0,006396588486141</text:p>
          </table:table-cell>
          <table:table-cell table:number-columns-repeated="3"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99147121535181" calcext:value-type="float">
            <text:p>0,599147121535181</text:p>
          </table:table-cell>
          <table:table-cell office:value-type="float" office:value="0.0213219616204691" calcext:value-type="float">
            <text:p>0,021321961620469</text:p>
          </table:table-cell>
          <table:table-cell office:value-type="float" office:value="0.0127931769722815" calcext:value-type="float">
            <text:p>0,012793176972282</text:p>
          </table:table-cell>
          <table:table-cell table:number-columns-repeated="2" office:value-type="float" office:value="0.00852878464818763" calcext:value-type="float">
            <text:p>0,008528784648188</text:p>
          </table:table-cell>
          <table:table-cell table:number-columns-repeated="3" office:value-type="float" office:value="0.00639658848614073" calcext:value-type="float">
            <text:p>0,006396588486141</text:p>
          </table:table-cell>
          <table:table-cell table:number-columns-repeated="2"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8336886993603" calcext:value-type="float">
            <text:p>0,618336886993603</text:p>
          </table:table-cell>
          <table:table-cell office:value-type="float" office:value="0.0127931769722815" calcext:value-type="float">
            <text:p>0,012793176972282</text:p>
          </table:table-cell>
          <table:table-cell table:number-columns-repeated="4" office:value-type="float" office:value="0.00639658848614073" calcext:value-type="float">
            <text:p>0,006396588486141</text:p>
          </table:table-cell>
          <table:table-cell table:number-columns-repeated="4"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99360341151386" calcext:value-type="float">
            <text:p>0,699360341151386</text:p>
          </table:table-cell>
          <table:table-cell office:value-type="float" office:value="0.0127931769722815" calcext:value-type="float">
            <text:p>0,012793176972282</text:p>
          </table:table-cell>
          <table:table-cell table:number-columns-repeated="2" office:value-type="float" office:value="0.00852878464818763" calcext:value-type="float">
            <text:p>0,008528784648188</text:p>
          </table:table-cell>
          <table:table-cell office:value-type="float" office:value="0.00639658848614073" calcext:value-type="float">
            <text:p>0,006396588486141</text:p>
          </table:table-cell>
          <table:table-cell table:number-columns-repeated="2" office:value-type="float" office:value="0.00426439232409382" calcext:value-type="float">
            <text:p>0,004264392324094</text:p>
          </table:table-cell>
          <table:table-cell table:number-columns-repeated="3" office:value-type="float" office:value="0.00213219616204691" calcext:value-type="float">
            <text:p>0,002132196162047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67377398720682" calcext:value-type="float">
            <text:p>0,667377398720682</text:p>
          </table:table-cell>
          <table:table-cell office:value-type="float" office:value="0.0213219616204691" calcext:value-type="float">
            <text:p>0,021321961620469</text:p>
          </table:table-cell>
          <table:table-cell office:value-type="float" office:value="0.00852878464818763" calcext:value-type="float">
            <text:p>0,008528784648188</text:p>
          </table:table-cell>
          <table:table-cell table:number-columns-repeated="4" office:value-type="float" office:value="0.00639658848614073" calcext:value-type="float">
            <text:p>0,006396588486141</text:p>
          </table:table-cell>
          <table:table-cell table:number-columns-repeated="3"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80170575692964" calcext:value-type="float">
            <text:p>0,680170575692964</text:p>
          </table:table-cell>
          <table:table-cell table:number-columns-repeated="2" office:value-type="float" office:value="0.00852878464818763" calcext:value-type="float">
            <text:p>0,008528784648188</text:p>
          </table:table-cell>
          <table:table-cell table:number-columns-repeated="5" office:value-type="float" office:value="0.00639658848614073" calcext:value-type="float">
            <text:p>0,006396588486141</text:p>
          </table:table-cell>
          <table:table-cell table:number-columns-repeated="2" office:value-type="float" office:value="0.00426439232409382" calcext:value-type="float">
            <text:p>0,004264392324094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36752136752137" calcext:value-type="float">
            <text:p>0,636752136752137</text:p>
          </table:table-cell>
          <table:table-cell table:number-columns-repeated="2" office:value-type="float" office:value="0.014957264957265" calcext:value-type="float">
            <text:p>0,014957264957265</text:p>
          </table:table-cell>
          <table:table-cell table:number-columns-repeated="2" office:value-type="float" office:value="0.00854700854700855" calcext:value-type="float">
            <text:p>0,008547008547009</text:p>
          </table:table-cell>
          <table:table-cell office:value-type="float" office:value="0.00641025641025641" calcext:value-type="float">
            <text:p>0,006410256410256</text:p>
          </table:table-cell>
          <table:table-cell table:number-columns-repeated="4" office:value-type="float" office:value="0.00427350427350427" calcext:value-type="float">
            <text:p>0,004273504273504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21794871794872" calcext:value-type="float">
            <text:p>0,621794871794872</text:p>
          </table:table-cell>
          <table:table-cell table:number-columns-repeated="2" office:value-type="float" office:value="0.0106837606837607" calcext:value-type="float">
            <text:p>0,010683760683761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4" office:value-type="float" office:value="0.00641025641025641" calcext:value-type="float">
            <text:p>0,006410256410256</text:p>
          </table:table-cell>
          <table:table-cell table:number-columns-repeated="2" office:value-type="float" office:value="0.00427350427350427" calcext:value-type="float">
            <text:p>0,004273504273504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9017094017094" calcext:value-type="float">
            <text:p>0,69017094017094</text:p>
          </table:table-cell>
          <table:table-cell office:value-type="float" office:value="0.0170940170940171" calcext:value-type="float">
            <text:p>0,017094017094017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7" office:value-type="float" office:value="0.00427350427350427" calcext:value-type="float">
            <text:p>0,004273504273504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512820512820513" calcext:value-type="float">
            <text:p>0,512820512820513</text:p>
          </table:table-cell>
          <table:table-cell office:value-type="float" office:value="0.0897435897435897" calcext:value-type="float">
            <text:p>0,08974358974359</text:p>
          </table:table-cell>
          <table:table-cell office:value-type="float" office:value="0.0192307692307692" calcext:value-type="float">
            <text:p>0,019230769230769</text:p>
          </table:table-cell>
          <table:table-cell office:value-type="float" office:value="0.0170940170940171" calcext:value-type="float">
            <text:p>0,017094017094017</text:p>
          </table:table-cell>
          <table:table-cell table:number-columns-repeated="2" office:value-type="float" office:value="0.00854700854700855" calcext:value-type="float">
            <text:p>0,008547008547009</text:p>
          </table:table-cell>
          <table:table-cell table:number-columns-repeated="2" office:value-type="float" office:value="0.00641025641025641" calcext:value-type="float">
            <text:p>0,006410256410256</text:p>
          </table:table-cell>
          <table:table-cell table:number-columns-repeated="2" office:value-type="float" office:value="0.00427350427350427" calcext:value-type="float">
            <text:p>0,004273504273504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26068376068376" calcext:value-type="float">
            <text:p>0,626068376068376</text:p>
          </table:table-cell>
          <table:table-cell table:number-columns-repeated="2" office:value-type="float" office:value="0.0106837606837607" calcext:value-type="float">
            <text:p>0,010683760683761</text:p>
          </table:table-cell>
          <table:table-cell table:number-columns-repeated="2" office:value-type="float" office:value="0.00854700854700855" calcext:value-type="float">
            <text:p>0,008547008547009</text:p>
          </table:table-cell>
          <table:table-cell table:number-columns-repeated="5" office:value-type="float" office:value="0.00427350427350427" calcext:value-type="float">
            <text:p>0,004273504273504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13247863247863" calcext:value-type="float">
            <text:p>0,613247863247863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3" office:value-type="float" office:value="0.00641025641025641" calcext:value-type="float">
            <text:p>0,006410256410256</text:p>
          </table:table-cell>
          <table:table-cell table:number-columns-repeated="5" office:value-type="float" office:value="0.00427350427350427" calcext:value-type="float">
            <text:p>0,004273504273504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705128205128205" calcext:value-type="float">
            <text:p>0,705128205128205</text:p>
          </table:table-cell>
          <table:table-cell office:value-type="float" office:value="0.0128205128205128" calcext:value-type="float">
            <text:p>0,012820512820513</text:p>
          </table:table-cell>
          <table:table-cell office:value-type="float" office:value="0.00854700854700855" calcext:value-type="float">
            <text:p>0,008547008547009</text:p>
          </table:table-cell>
          <table:table-cell office:value-type="float" office:value="0.00641025641025641" calcext:value-type="float">
            <text:p>0,006410256410256</text:p>
          </table:table-cell>
          <table:table-cell table:number-columns-repeated="5" office:value-type="float" office:value="0.00427350427350427" calcext:value-type="float">
            <text:p>0,004273504273504</text:p>
          </table:table-cell>
          <table:table-cell office:value-type="float" office:value="0.00213675213675214" calcext:value-type="float">
            <text:p>0,002136752136752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594017094017094" calcext:value-type="float">
            <text:p>0,594017094017094</text:p>
          </table:table-cell>
          <table:table-cell office:value-type="float" office:value="0.014957264957265" calcext:value-type="float">
            <text:p>0,014957264957265</text:p>
          </table:table-cell>
          <table:table-cell office:value-type="float" office:value="0.0106837606837607" calcext:value-type="float">
            <text:p>0,010683760683761</text:p>
          </table:table-cell>
          <table:table-cell office:value-type="float" office:value="0.00854700854700855" calcext:value-type="float">
            <text:p>0,008547008547009</text:p>
          </table:table-cell>
          <table:table-cell table:number-columns-repeated="4" office:value-type="float" office:value="0.00641025641025641" calcext:value-type="float">
            <text:p>0,006410256410256</text:p>
          </table:table-cell>
          <table:table-cell table:number-columns-repeated="2" office:value-type="float" office:value="0.00427350427350427" calcext:value-type="float">
            <text:p>0,004273504273504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8458244111349" calcext:value-type="float">
            <text:p>0,58458244111349</text:p>
          </table:table-cell>
          <table:table-cell office:value-type="float" office:value="0.019271948608137" calcext:value-type="float">
            <text:p>0,019271948608137</text:p>
          </table:table-cell>
          <table:table-cell office:value-type="float" office:value="0.0149892933618844" calcext:value-type="float">
            <text:p>0,014989293361884</text:p>
          </table:table-cell>
          <table:table-cell table:number-columns-repeated="2" office:value-type="float" office:value="0.0107066381156317" calcext:value-type="float">
            <text:p>0,010706638115632</text:p>
          </table:table-cell>
          <table:table-cell table:number-columns-repeated="3" office:value-type="float" office:value="0.00642398286937902" calcext:value-type="float">
            <text:p>0,006423982869379</text:p>
          </table:table-cell>
          <table:table-cell table:number-columns-repeated="2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93790149892934" calcext:value-type="float">
            <text:p>0,693790149892934</text:p>
          </table:table-cell>
          <table:table-cell table:number-columns-repeated="2" office:value-type="float" office:value="0.00856531049250535" calcext:value-type="float">
            <text:p>0,008565310492505</text:p>
          </table:table-cell>
          <table:table-cell table:number-columns-repeated="4" office:value-type="float" office:value="0.00642398286937902" calcext:value-type="float">
            <text:p>0,006423982869379</text:p>
          </table:table-cell>
          <table:table-cell table:number-columns-repeated="3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0149892933618844" calcext:value-type="float">
            <text:p>0,014989293361884</text:p>
          </table:table-cell>
          <table:table-cell office:value-type="float" office:value="0.012847965738758" calcext:value-type="float">
            <text:p>0,012847965738758</text:p>
          </table:table-cell>
          <table:table-cell table:number-columns-repeated="3" office:value-type="float" office:value="0.00856531049250535" calcext:value-type="float">
            <text:p>0,008565310492505</text:p>
          </table:table-cell>
          <table:table-cell table:number-columns-repeated="2" office:value-type="float" office:value="0.00642398286937902" calcext:value-type="float">
            <text:p>0,006423982869379</text:p>
          </table:table-cell>
          <table:table-cell table:number-columns-repeated="2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53104925053533" calcext:value-type="float">
            <text:p>0,653104925053533</text:p>
          </table:table-cell>
          <table:table-cell office:value-type="float" office:value="0.0107066381156317" calcext:value-type="float">
            <text:p>0,010706638115632</text:p>
          </table:table-cell>
          <table:table-cell table:number-columns-repeated="3" office:value-type="float" office:value="0.00856531049250535" calcext:value-type="float">
            <text:p>0,008565310492505</text:p>
          </table:table-cell>
          <table:table-cell office:value-type="float" office:value="0.00642398286937902" calcext:value-type="float">
            <text:p>0,006423982869379</text:p>
          </table:table-cell>
          <table:table-cell table:number-columns-repeated="4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32334047109208" calcext:value-type="float">
            <text:p>0,732334047109208</text:p>
          </table:table-cell>
          <table:table-cell office:value-type="float" office:value="0.00856531049250535" calcext:value-type="float">
            <text:p>0,008565310492505</text:p>
          </table:table-cell>
          <table:table-cell office:value-type="float" office:value="0.00642398286937902" calcext:value-type="float">
            <text:p>0,006423982869379</text:p>
          </table:table-cell>
          <table:table-cell table:number-columns-repeated="5" office:value-type="float" office:value="0.00428265524625268" calcext:value-type="float">
            <text:p>0,004282655246253</text:p>
          </table:table-cell>
          <table:table-cell table:number-columns-repeated="2" office:value-type="float" office:value="0.00214132762312634" calcext:value-type="float">
            <text:p>0,002141327623126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29550321199143" calcext:value-type="float">
            <text:p>0,629550321199143</text:p>
          </table:table-cell>
          <table:table-cell table:number-columns-repeated="2" office:value-type="float" office:value="0.00856531049250535" calcext:value-type="float">
            <text:p>0,008565310492505</text:p>
          </table:table-cell>
          <table:table-cell table:number-columns-repeated="4" office:value-type="float" office:value="0.00642398286937902" calcext:value-type="float">
            <text:p>0,006423982869379</text:p>
          </table:table-cell>
          <table:table-cell table:number-columns-repeated="3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88865096359743" calcext:value-type="float">
            <text:p>0,588865096359743</text:p>
          </table:table-cell>
          <table:table-cell office:value-type="float" office:value="0.019271948608137" calcext:value-type="float">
            <text:p>0,019271948608137</text:p>
          </table:table-cell>
          <table:table-cell office:value-type="float" office:value="0.0149892933618844" calcext:value-type="float">
            <text:p>0,014989293361884</text:p>
          </table:table-cell>
          <table:table-cell office:value-type="float" office:value="0.012847965738758" calcext:value-type="float">
            <text:p>0,012847965738758</text:p>
          </table:table-cell>
          <table:table-cell office:value-type="float" office:value="0.00856531049250535" calcext:value-type="float">
            <text:p>0,008565310492505</text:p>
          </table:table-cell>
          <table:table-cell table:number-columns-repeated="3" office:value-type="float" office:value="0.00642398286937902" calcext:value-type="float">
            <text:p>0,006423982869379</text:p>
          </table:table-cell>
          <table:table-cell table:number-columns-repeated="2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23126338329764" calcext:value-type="float">
            <text:p>0,623126338329764</text:p>
          </table:table-cell>
          <table:table-cell office:value-type="float" office:value="0.0171306209850107" calcext:value-type="float">
            <text:p>0,017130620985011</text:p>
          </table:table-cell>
          <table:table-cell office:value-type="float" office:value="0.012847965738758" calcext:value-type="float">
            <text:p>0,012847965738758</text:p>
          </table:table-cell>
          <table:table-cell office:value-type="float" office:value="0.0107066381156317" calcext:value-type="float">
            <text:p>0,010706638115632</text:p>
          </table:table-cell>
          <table:table-cell office:value-type="float" office:value="0.00642398286937902" calcext:value-type="float">
            <text:p>0,006423982869379</text:p>
          </table:table-cell>
          <table:table-cell table:number-columns-repeated="5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65310492505353" calcext:value-type="float">
            <text:p>0,565310492505353</text:p>
          </table:table-cell>
          <table:table-cell office:value-type="float" office:value="0.012847965738758" calcext:value-type="float">
            <text:p>0,012847965738758</text:p>
          </table:table-cell>
          <table:table-cell table:number-columns-repeated="2" office:value-type="float" office:value="0.0107066381156317" calcext:value-type="float">
            <text:p>0,010706638115632</text:p>
          </table:table-cell>
          <table:table-cell table:number-columns-repeated="3" office:value-type="float" office:value="0.00856531049250535" calcext:value-type="float">
            <text:p>0,008565310492505</text:p>
          </table:table-cell>
          <table:table-cell table:number-columns-repeated="3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87366167023555" calcext:value-type="float">
            <text:p>0,687366167023555</text:p>
          </table:table-cell>
          <table:table-cell table:number-columns-repeated="2" office:value-type="float" office:value="0.0107066381156317" calcext:value-type="float">
            <text:p>0,010706638115632</text:p>
          </table:table-cell>
          <table:table-cell table:number-columns-repeated="4" office:value-type="float" office:value="0.00642398286937902" calcext:value-type="float">
            <text:p>0,006423982869379</text:p>
          </table:table-cell>
          <table:table-cell table:number-columns-repeated="3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44539614561028" calcext:value-type="float">
            <text:p>0,644539614561028</text:p>
          </table:table-cell>
          <table:table-cell table:number-columns-repeated="2" office:value-type="float" office:value="0.0149892933618844" calcext:value-type="float">
            <text:p>0,014989293361884</text:p>
          </table:table-cell>
          <table:table-cell table:number-columns-repeated="2" office:value-type="float" office:value="0.0107066381156317" calcext:value-type="float">
            <text:p>0,010706638115632</text:p>
          </table:table-cell>
          <table:table-cell office:value-type="float" office:value="0.00856531049250535" calcext:value-type="float">
            <text:p>0,008565310492505</text:p>
          </table:table-cell>
          <table:table-cell table:number-columns-repeated="2" office:value-type="float" office:value="0.00642398286937902" calcext:value-type="float">
            <text:p>0,006423982869379</text:p>
          </table:table-cell>
          <table:table-cell table:number-columns-repeated="2" office:value-type="float" office:value="0.00428265524625268" calcext:value-type="float">
            <text:p>0,004282655246253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931330472103" calcext:value-type="float">
            <text:p>0,6931330472103</text:p>
          </table:table-cell>
          <table:table-cell office:value-type="float" office:value="0.0128755364806867" calcext:value-type="float">
            <text:p>0,012875536480687</text:p>
          </table:table-cell>
          <table:table-cell office:value-type="float" office:value="0.00643776824034335" calcext:value-type="float">
            <text:p>0,006437768240343</text:p>
          </table:table-cell>
          <table:table-cell table:number-columns-repeated="6" office:value-type="float" office:value="0.00429184549356223" calcext:value-type="float">
            <text:p>0,004291845493562</text:p>
          </table:table-cell>
          <table:table-cell office:value-type="float" office:value="0.00214592274678112" calcext:value-type="float">
            <text:p>0,002145922746781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71673819742489" calcext:value-type="float">
            <text:p>0,671673819742489</text:p>
          </table:table-cell>
          <table:table-cell office:value-type="float" office:value="0.00858369098712446" calcext:value-type="float">
            <text:p>0,008583690987124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6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33905579399142" calcext:value-type="float">
            <text:p>0,733905579399142</text:p>
          </table:table-cell>
          <table:table-cell table:number-columns-repeated="5" office:value-type="float" office:value="0.00643776824034335" calcext:value-type="float">
            <text:p>0,006437768240343</text:p>
          </table:table-cell>
          <table:table-cell table:number-columns-repeated="4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75965665236051" calcext:value-type="float">
            <text:p>0,675965665236051</text:p>
          </table:table-cell>
          <table:table-cell table:number-columns-repeated="5" office:value-type="float" office:value="0.00643776824034335" calcext:value-type="float">
            <text:p>0,006437768240343</text:p>
          </table:table-cell>
          <table:table-cell table:number-columns-repeated="4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8025751072961" calcext:value-type="float">
            <text:p>0,618025751072961</text:p>
          </table:table-cell>
          <table:table-cell table:number-columns-repeated="2" office:value-type="float" office:value="0.0107296137339056" calcext:value-type="float">
            <text:p>0,010729613733906</text:p>
          </table:table-cell>
          <table:table-cell table:number-columns-repeated="2" office:value-type="float" office:value="0.00858369098712446" calcext:value-type="float">
            <text:p>0,008583690987124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3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37339055793991" calcext:value-type="float">
            <text:p>0,637339055793991</text:p>
          </table:table-cell>
          <table:table-cell office:value-type="float" office:value="0.0107296137339056" calcext:value-type="float">
            <text:p>0,010729613733906</text:p>
          </table:table-cell>
          <table:table-cell office:value-type="float" office:value="0.00858369098712446" calcext:value-type="float">
            <text:p>0,008583690987124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5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5450643776824" calcext:value-type="float">
            <text:p>0,65450643776824</text:p>
          </table:table-cell>
          <table:table-cell office:value-type="float" office:value="0.00858369098712446" calcext:value-type="float">
            <text:p>0,008583690987124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6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90987124463519" calcext:value-type="float">
            <text:p>0,690987124463519</text:p>
          </table:table-cell>
          <table:table-cell office:value-type="float" office:value="0.0128755364806867" calcext:value-type="float">
            <text:p>0,012875536480687</text:p>
          </table:table-cell>
          <table:table-cell table:number-columns-repeated="2" office:value-type="float" office:value="0.00643776824034335" calcext:value-type="float">
            <text:p>0,006437768240343</text:p>
          </table:table-cell>
          <table:table-cell table:number-columns-repeated="6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97424892703863" calcext:value-type="float">
            <text:p>0,697424892703863</text:p>
          </table:table-cell>
          <table:table-cell table:number-columns-repeated="4" office:value-type="float" office:value="0.00643776824034335" calcext:value-type="float">
            <text:p>0,006437768240343</text:p>
          </table:table-cell>
          <table:table-cell table:number-columns-repeated="5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43776824034335" calcext:value-type="float">
            <text:p>0,643776824034335</text:p>
          </table:table-cell>
          <table:table-cell table:number-columns-repeated="2" office:value-type="float" office:value="0.00858369098712446" calcext:value-type="float">
            <text:p>0,008583690987124</text:p>
          </table:table-cell>
          <table:table-cell table:number-columns-repeated="3" office:value-type="float" office:value="0.00643776824034335" calcext:value-type="float">
            <text:p>0,006437768240343</text:p>
          </table:table-cell>
          <table:table-cell table:number-columns-repeated="4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68669527896996" calcext:value-type="float">
            <text:p>0,568669527896996</text:p>
          </table:table-cell>
          <table:table-cell office:value-type="float" office:value="0.01931330472103" calcext:value-type="float">
            <text:p>0,01931330472103</text:p>
          </table:table-cell>
          <table:table-cell office:value-type="float" office:value="0.0128755364806867" calcext:value-type="float">
            <text:p>0,012875536480687</text:p>
          </table:table-cell>
          <table:table-cell office:value-type="float" office:value="0.0107296137339056" calcext:value-type="float">
            <text:p>0,010729613733906</text:p>
          </table:table-cell>
          <table:table-cell office:value-type="float" office:value="0.00643776824034335" calcext:value-type="float">
            <text:p>0,006437768240343</text:p>
          </table:table-cell>
          <table:table-cell table:number-columns-repeated="5" office:value-type="float" office:value="0.00429184549356223" calcext:value-type="float">
            <text:p>0,004291845493562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597849462365591" calcext:value-type="float">
            <text:p>0,597849462365591</text:p>
          </table:table-cell>
          <table:table-cell office:value-type="float" office:value="0.0129032258064516" calcext:value-type="float">
            <text:p>0,012903225806452</text:p>
          </table:table-cell>
          <table:table-cell office:value-type="float" office:value="0.010752688172043" calcext:value-type="float">
            <text:p>0,010752688172043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4" office:value-type="float" office:value="0.0043010752688172" calcext:value-type="float">
            <text:p>0,004301075268817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94623655913978" calcext:value-type="float">
            <text:p>0,694623655913978</text:p>
          </table:table-cell>
          <table:table-cell office:value-type="float" office:value="0.0129032258064516" calcext:value-type="float">
            <text:p>0,012903225806452</text:p>
          </table:table-cell>
          <table:table-cell table:number-columns-repeated="2" office:value-type="float" office:value="0.00860215053763441" calcext:value-type="float">
            <text:p>0,008602150537634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3" office:value-type="float" office:value="0.0043010752688172" calcext:value-type="float">
            <text:p>0,004301075268817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0.00860215053763441" calcext:value-type="float">
            <text:p>0,008602150537634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4" office:value-type="float" office:value="0.0043010752688172" calcext:value-type="float">
            <text:p>0,004301075268817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78494623655914" calcext:value-type="float">
            <text:p>0,578494623655914</text:p>
          </table:table-cell>
          <table:table-cell office:value-type="float" office:value="0.010752688172043" calcext:value-type="float">
            <text:p>0,010752688172043</text:p>
          </table:table-cell>
          <table:table-cell office:value-type="float" office:value="0.00860215053763441" calcext:value-type="float">
            <text:p>0,008602150537634</text:p>
          </table:table-cell>
          <table:table-cell table:number-columns-repeated="5" office:value-type="float" office:value="0.00645161290322581" calcext:value-type="float">
            <text:p>0,006451612903226</text:p>
          </table:table-cell>
          <table:table-cell table:number-columns-repeated="2" office:value-type="float" office:value="0.0043010752688172" calcext:value-type="float">
            <text:p>0,00430107526881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73118279569892" calcext:value-type="float">
            <text:p>0,673118279569892</text:p>
          </table:table-cell>
          <table:table-cell table:number-columns-repeated="4" office:value-type="float" office:value="0.00645161290322581" calcext:value-type="float">
            <text:p>0,006451612903226</text:p>
          </table:table-cell>
          <table:table-cell table:number-columns-repeated="5" office:value-type="float" office:value="0.0043010752688172" calcext:value-type="float">
            <text:p>0,004301075268817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129032258064516" calcext:value-type="float">
            <text:p>0,012903225806452</text:p>
          </table:table-cell>
          <table:table-cell table:number-columns-repeated="2" office:value-type="float" office:value="0.010752688172043" calcext:value-type="float">
            <text:p>0,010752688172043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3" office:value-type="float" office:value="0.0043010752688172" calcext:value-type="float">
            <text:p>0,004301075268817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7741935483871" calcext:value-type="float">
            <text:p>0,67741935483871</text:p>
          </table:table-cell>
          <table:table-cell table:number-columns-repeated="4" office:value-type="float" office:value="0.00645161290322581" calcext:value-type="float">
            <text:p>0,006451612903226</text:p>
          </table:table-cell>
          <table:table-cell table:number-columns-repeated="5" office:value-type="float" office:value="0.0043010752688172" calcext:value-type="float">
            <text:p>0,004301075268817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716129032258065" calcext:value-type="float">
            <text:p>0,716129032258065</text:p>
          </table:table-cell>
          <table:table-cell office:value-type="float" office:value="0.010752688172043" calcext:value-type="float">
            <text:p>0,010752688172043</text:p>
          </table:table-cell>
          <table:table-cell office:value-type="float" office:value="0.00860215053763441" calcext:value-type="float">
            <text:p>0,008602150537634</text:p>
          </table:table-cell>
          <table:table-cell table:number-columns-repeated="2" office:value-type="float" office:value="0.00645161290322581" calcext:value-type="float">
            <text:p>0,006451612903226</text:p>
          </table:table-cell>
          <table:table-cell table:number-columns-repeated="5" office:value-type="float" office:value="0.0043010752688172" calcext:value-type="float">
            <text:p>0,004301075268817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705376344086021" calcext:value-type="float">
            <text:p>0,705376344086021</text:p>
          </table:table-cell>
          <table:table-cell table:number-columns-repeated="2" office:value-type="float" office:value="0.00860215053763441" calcext:value-type="float">
            <text:p>0,008602150537634</text:p>
          </table:table-cell>
          <table:table-cell table:number-columns-repeated="3" office:value-type="float" office:value="0.00645161290322581" calcext:value-type="float">
            <text:p>0,006451612903226</text:p>
          </table:table-cell>
          <table:table-cell table:number-columns-repeated="3" office:value-type="float" office:value="0.0043010752688172" calcext:value-type="float">
            <text:p>0,004301075268817</text:p>
          </table:table-cell>
          <table:table-cell office:value-type="float" office:value="0.0021505376344086" calcext:value-type="float">
            <text:p>0,002150537634409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497844827586207" calcext:value-type="float">
            <text:p>0,497844827586207</text:p>
          </table:table-cell>
          <table:table-cell office:value-type="float" office:value="0.137931034482759" calcext:value-type="float">
            <text:p>0,137931034482759</text:p>
          </table:table-cell>
          <table:table-cell office:value-type="float" office:value="0.0129310344827586" calcext:value-type="float">
            <text:p>0,012931034482759</text:p>
          </table:table-cell>
          <table:table-cell office:value-type="float" office:value="0.0107758620689655" calcext:value-type="float">
            <text:p>0,010775862068966</text:p>
          </table:table-cell>
          <table:table-cell office:value-type="float" office:value="0.00862068965517241" calcext:value-type="float">
            <text:p>0,008620689655172</text:p>
          </table:table-cell>
          <table:table-cell table:number-columns-repeated="3" office:value-type="float" office:value="0.00646551724137931" calcext:value-type="float">
            <text:p>0,006465517241379</text:p>
          </table:table-cell>
          <table:table-cell table:number-columns-repeated="2" office:value-type="float" office:value="0.00431034482758621" calcext:value-type="float">
            <text:p>0,004310344827586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68103448275862" calcext:value-type="float">
            <text:p>0,668103448275862</text:p>
          </table:table-cell>
          <table:table-cell office:value-type="float" office:value="0.0150862068965517" calcext:value-type="float">
            <text:p>0,015086206896552</text:p>
          </table:table-cell>
          <table:table-cell office:value-type="float" office:value="0.00862068965517241" calcext:value-type="float">
            <text:p>0,008620689655172</text:p>
          </table:table-cell>
          <table:table-cell table:number-columns-repeated="2" office:value-type="float" office:value="0.00646551724137931" calcext:value-type="float">
            <text:p>0,006465517241379</text:p>
          </table:table-cell>
          <table:table-cell table:number-columns-repeated="5" office:value-type="float" office:value="0.00431034482758621" calcext:value-type="float">
            <text:p>0,004310344827586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20689655172414" calcext:value-type="float">
            <text:p>0,620689655172414</text:p>
          </table:table-cell>
          <table:table-cell office:value-type="float" office:value="0.0129310344827586" calcext:value-type="float">
            <text:p>0,012931034482759</text:p>
          </table:table-cell>
          <table:table-cell office:value-type="float" office:value="0.0107758620689655" calcext:value-type="float">
            <text:p>0,010775862068966</text:p>
          </table:table-cell>
          <table:table-cell office:value-type="float" office:value="0.00862068965517241" calcext:value-type="float">
            <text:p>0,008620689655172</text:p>
          </table:table-cell>
          <table:table-cell table:number-columns-repeated="4" office:value-type="float" office:value="0.00646551724137931" calcext:value-type="float">
            <text:p>0,006465517241379</text:p>
          </table:table-cell>
          <table:table-cell table:number-columns-repeated="2" office:value-type="float" office:value="0.00431034482758621" calcext:value-type="float">
            <text:p>0,004310344827586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58747300215983" calcext:value-type="float">
            <text:p>0,658747300215983</text:p>
          </table:table-cell>
          <table:table-cell office:value-type="float" office:value="0.0151187904967603" calcext:value-type="float">
            <text:p>0,01511879049676</text:p>
          </table:table-cell>
          <table:table-cell table:number-columns-repeated="3" office:value-type="float" office:value="0.00647948164146868" calcext:value-type="float">
            <text:p>0,006479481641469</text:p>
          </table:table-cell>
          <table:table-cell table:number-columns-repeated="4" office:value-type="float" office:value="0.00431965442764579" calcext:value-type="float">
            <text:p>0,004319654427646</text:p>
          </table:table-cell>
          <table:table-cell office:value-type="float" office:value="0.00215982721382289" calcext:value-type="float">
            <text:p>0,002159827213823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69546436285097" calcext:value-type="float">
            <text:p>0,669546436285097</text:p>
          </table:table-cell>
          <table:table-cell table:number-columns-repeated="2" office:value-type="float" office:value="0.0151187904967603" calcext:value-type="float">
            <text:p>0,01511879049676</text:p>
          </table:table-cell>
          <table:table-cell office:value-type="float" office:value="0.0107991360691145" calcext:value-type="float">
            <text:p>0,010799136069115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5" office:value-type="float" office:value="0.00431965442764579" calcext:value-type="float">
            <text:p>0,004319654427646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736501079913607" calcext:value-type="float">
            <text:p>0,736501079913607</text:p>
          </table:table-cell>
          <table:table-cell office:value-type="float" office:value="0.0172786177105832" calcext:value-type="float">
            <text:p>0,017278617710583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5" office:value-type="float" office:value="0.00431965442764579" calcext:value-type="float">
            <text:p>0,004319654427646</text:p>
          </table:table-cell>
          <table:table-cell table:number-columns-repeated="2" office:value-type="float" office:value="0.00215982721382289" calcext:value-type="float">
            <text:p>0,002159827213823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6911447084233" calcext:value-type="float">
            <text:p>0,606911447084233</text:p>
          </table:table-cell>
          <table:table-cell office:value-type="float" office:value="0.0345572354211663" calcext:value-type="float">
            <text:p>0,034557235421166</text:p>
          </table:table-cell>
          <table:table-cell office:value-type="float" office:value="0.0172786177105832" calcext:value-type="float">
            <text:p>0,017278617710583</text:p>
          </table:table-cell>
          <table:table-cell office:value-type="float" office:value="0.0129589632829374" calcext:value-type="float">
            <text:p>0,012958963282937</text:p>
          </table:table-cell>
          <table:table-cell office:value-type="float" office:value="0.0107991360691145" calcext:value-type="float">
            <text:p>0,010799136069115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4" office:value-type="float" office:value="0.00431965442764579" calcext:value-type="float">
            <text:p>0,004319654427646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37149028077754" calcext:value-type="float">
            <text:p>0,637149028077754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8" office:value-type="float" office:value="0.00431965442764579" calcext:value-type="float">
            <text:p>0,004319654427646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63066954643629" calcext:value-type="float">
            <text:p>0,663066954643629</text:p>
          </table:table-cell>
          <table:table-cell office:value-type="float" office:value="0.00863930885529158" calcext:value-type="float">
            <text:p>0,008639308855292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5" office:value-type="float" office:value="0.00431965442764579" calcext:value-type="float">
            <text:p>0,004319654427646</text:p>
          </table:table-cell>
          <table:table-cell table:number-columns-repeated="2" office:value-type="float" office:value="0.00215982721382289" calcext:value-type="float">
            <text:p>0,002159827213823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73866090712743" calcext:value-type="float">
            <text:p>0,73866090712743</text:p>
          </table:table-cell>
          <table:table-cell office:value-type="float" office:value="0.00863930885529158" calcext:value-type="float">
            <text:p>0,008639308855292</text:p>
          </table:table-cell>
          <table:table-cell table:number-columns-repeated="4" office:value-type="float" office:value="0.00647948164146868" calcext:value-type="float">
            <text:p>0,006479481641469</text:p>
          </table:table-cell>
          <table:table-cell table:number-columns-repeated="4" office:value-type="float" office:value="0.00431965442764579" calcext:value-type="float">
            <text:p>0,004319654427646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84665226781857" calcext:value-type="float">
            <text:p>0,684665226781857</text:p>
          </table:table-cell>
          <table:table-cell office:value-type="float" office:value="0.0107991360691145" calcext:value-type="float">
            <text:p>0,010799136069115</text:p>
          </table:table-cell>
          <table:table-cell table:number-columns-repeated="2" office:value-type="float" office:value="0.00863930885529158" calcext:value-type="float">
            <text:p>0,008639308855292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5" office:value-type="float" office:value="0.00431965442764579" calcext:value-type="float">
            <text:p>0,004319654427646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58747300215983" calcext:value-type="float">
            <text:p>0,658747300215983</text:p>
          </table:table-cell>
          <table:table-cell table:number-columns-repeated="2" office:value-type="float" office:value="0.0107991360691145" calcext:value-type="float">
            <text:p>0,010799136069115</text:p>
          </table:table-cell>
          <table:table-cell office:value-type="float" office:value="0.00647948164146868" calcext:value-type="float">
            <text:p>0,006479481641469</text:p>
          </table:table-cell>
          <table:table-cell table:number-columns-repeated="6" office:value-type="float" office:value="0.00431965442764579" calcext:value-type="float">
            <text:p>0,004319654427646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735930735930736" calcext:value-type="float">
            <text:p>0,735930735930736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2" office:value-type="float" office:value="0.00649350649350649" calcext:value-type="float">
            <text:p>0,006493506493506</text:p>
          </table:table-cell>
          <table:table-cell table:number-columns-repeated="6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0108225108225108" calcext:value-type="float">
            <text:p>0,010822510822511</text:p>
          </table:table-cell>
          <table:table-cell office:value-type="float" office:value="0.00865800865800866" calcext:value-type="float">
            <text:p>0,008658008658009</text:p>
          </table:table-cell>
          <table:table-cell office:value-type="float" office:value="0.00649350649350649" calcext:value-type="float">
            <text:p>0,006493506493506</text:p>
          </table:table-cell>
          <table:table-cell table:number-columns-repeated="6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83982683982684" calcext:value-type="float">
            <text:p>0,683982683982684</text:p>
          </table:table-cell>
          <table:table-cell table:number-columns-repeated="2" office:value-type="float" office:value="0.0108225108225108" calcext:value-type="float">
            <text:p>0,010822510822511</text:p>
          </table:table-cell>
          <table:table-cell office:value-type="float" office:value="0.00649350649350649" calcext:value-type="float">
            <text:p>0,006493506493506</text:p>
          </table:table-cell>
          <table:table-cell table:number-columns-repeated="6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292207792207792" calcext:value-type="float">
            <text:p>0,292207792207792</text:p>
          </table:table-cell>
          <table:table-cell office:value-type="float" office:value="0.242424242424242" calcext:value-type="float">
            <text:p>0,242424242424242</text:p>
          </table:table-cell>
          <table:table-cell office:value-type="float" office:value="0.119047619047619" calcext:value-type="float">
            <text:p>0,119047619047619</text:p>
          </table:table-cell>
          <table:table-cell office:value-type="float" office:value="0.0108225108225108" calcext:value-type="float">
            <text:p>0,010822510822511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5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34199134199134" calcext:value-type="float">
            <text:p>0,634199134199134</text:p>
          </table:table-cell>
          <table:table-cell table:number-columns-repeated="2" office:value-type="float" office:value="0.0108225108225108" calcext:value-type="float">
            <text:p>0,010822510822511</text:p>
          </table:table-cell>
          <table:table-cell table:number-columns-repeated="2" office:value-type="float" office:value="0.00649350649350649" calcext:value-type="float">
            <text:p>0,006493506493506</text:p>
          </table:table-cell>
          <table:table-cell table:number-columns-repeated="5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96969696969697" calcext:value-type="float">
            <text:p>0,696969696969697</text:p>
          </table:table-cell>
          <table:table-cell table:number-columns-repeated="2" office:value-type="float" office:value="0.00649350649350649" calcext:value-type="float">
            <text:p>0,006493506493506</text:p>
          </table:table-cell>
          <table:table-cell table:number-columns-repeated="6" office:value-type="float" office:value="0.00432900432900433" calcext:value-type="float">
            <text:p>0,004329004329004</text:p>
          </table:table-cell>
          <table:table-cell office:value-type="float" office:value="0.00216450216450216" calcext:value-type="float">
            <text:p>0,00216450216450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47186147186147" calcext:value-type="float">
            <text:p>0,647186147186147</text:p>
          </table:table-cell>
          <table:table-cell office:value-type="float" office:value="0.0108225108225108" calcext:value-type="float">
            <text:p>0,010822510822511</text:p>
          </table:table-cell>
          <table:table-cell table:number-columns-repeated="3" office:value-type="float" office:value="0.00649350649350649" calcext:value-type="float">
            <text:p>0,006493506493506</text:p>
          </table:table-cell>
          <table:table-cell table:number-columns-repeated="5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0.012987012987013" calcext:value-type="float">
            <text:p>0,012987012987013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3" office:value-type="float" office:value="0.00649350649350649" calcext:value-type="float">
            <text:p>0,006493506493506</text:p>
          </table:table-cell>
          <table:table-cell table:number-columns-repeated="3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03030303030303" calcext:value-type="float">
            <text:p>0,303030303030303</text:p>
          </table:table-cell>
          <table:table-cell office:value-type="float" office:value="0.281385281385281" calcext:value-type="float">
            <text:p>0,281385281385281</text:p>
          </table:table-cell>
          <table:table-cell office:value-type="float" office:value="0.0108225108225108" calcext:value-type="float">
            <text:p>0,010822510822511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4" office:value-type="float" office:value="0.00649350649350649" calcext:value-type="float">
            <text:p>0,006493506493506</text:p>
          </table:table-cell>
          <table:table-cell table:number-columns-repeated="2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40692640692641" calcext:value-type="float">
            <text:p>0,640692640692641</text:p>
          </table:table-cell>
          <table:table-cell office:value-type="float" office:value="0.0151515151515152" calcext:value-type="float">
            <text:p>0,015151515151515</text:p>
          </table:table-cell>
          <table:table-cell office:value-type="float" office:value="0.012987012987013" calcext:value-type="float">
            <text:p>0,012987012987013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3" office:value-type="float" office:value="0.00649350649350649" calcext:value-type="float">
            <text:p>0,006493506493506</text:p>
          </table:table-cell>
          <table:table-cell table:number-columns-repeated="3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12121212121212" calcext:value-type="float">
            <text:p>0,712121212121212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2" office:value-type="float" office:value="0.00649350649350649" calcext:value-type="float">
            <text:p>0,006493506493506</text:p>
          </table:table-cell>
          <table:table-cell table:number-columns-repeated="6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58008658008658" calcext:value-type="float">
            <text:p>0,658008658008658</text:p>
          </table:table-cell>
          <table:table-cell office:value-type="float" office:value="0.0108225108225108" calcext:value-type="float">
            <text:p>0,010822510822511</text:p>
          </table:table-cell>
          <table:table-cell office:value-type="float" office:value="0.00865800865800866" calcext:value-type="float">
            <text:p>0,008658008658009</text:p>
          </table:table-cell>
          <table:table-cell table:number-columns-repeated="5" office:value-type="float" office:value="0.00649350649350649" calcext:value-type="float">
            <text:p>0,006493506493506</text:p>
          </table:table-cell>
          <table:table-cell table:number-columns-repeated="2" office:value-type="float" office:value="0.00432900432900433" calcext:value-type="float">
            <text:p>0,0043290043290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529284164859" calcext:value-type="float">
            <text:p>0,6529284164859</text:p>
          </table:table-cell>
          <table:table-cell office:value-type="float" office:value="0.0151843817787419" calcext:value-type="float">
            <text:p>0,015184381778742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4" office:value-type="float" office:value="0.00650759219088937" calcext:value-type="float">
            <text:p>0,006507592190889</text:p>
          </table:table-cell>
          <table:table-cell table:number-columns-repeated="3" office:value-type="float" office:value="0.00433839479392625" calcext:value-type="float">
            <text:p>0,004338394793926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46420824295011" calcext:value-type="float">
            <text:p>0,646420824295011</text:p>
          </table:table-cell>
          <table:table-cell office:value-type="float" office:value="0.0151843817787419" calcext:value-type="float">
            <text:p>0,015184381778742</text:p>
          </table:table-cell>
          <table:table-cell table:number-columns-repeated="3" office:value-type="float" office:value="0.0086767895878525" calcext:value-type="float">
            <text:p>0,008676789587853</text:p>
          </table:table-cell>
          <table:table-cell table:number-columns-repeated="5" office:value-type="float" office:value="0.00650759219088937" calcext:value-type="float">
            <text:p>0,006507592190889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8763557483731" calcext:value-type="float">
            <text:p>0,68763557483731</text:p>
          </table:table-cell>
          <table:table-cell office:value-type="float" office:value="0.0130151843817787" calcext:value-type="float">
            <text:p>0,013015184381779</text:p>
          </table:table-cell>
          <table:table-cell office:value-type="float" office:value="0.0108459869848156" calcext:value-type="float">
            <text:p>0,010845986984816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2" office:value-type="float" office:value="0.00650759219088937" calcext:value-type="float">
            <text:p>0,006507592190889</text:p>
          </table:table-cell>
          <table:table-cell table:number-columns-repeated="4" office:value-type="float" office:value="0.00433839479392625" calcext:value-type="float">
            <text:p>0,004338394793926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16052060737527" calcext:value-type="float">
            <text:p>0,616052060737527</text:p>
          </table:table-cell>
          <table:table-cell office:value-type="float" office:value="0.017353579175705" calcext:value-type="float">
            <text:p>0,017353579175705</text:p>
          </table:table-cell>
          <table:table-cell office:value-type="float" office:value="0.0151843817787419" calcext:value-type="float">
            <text:p>0,015184381778742</text:p>
          </table:table-cell>
          <table:table-cell table:number-columns-repeated="3" office:value-type="float" office:value="0.0108459869848156" calcext:value-type="float">
            <text:p>0,010845986984816</text:p>
          </table:table-cell>
          <table:table-cell table:number-columns-repeated="4" office:value-type="float" office:value="0.0086767895878525" calcext:value-type="float">
            <text:p>0,008676789587853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711496746203905" calcext:value-type="float">
            <text:p>0,711496746203905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6" office:value-type="float" office:value="0.00650759219088937" calcext:value-type="float">
            <text:p>0,006507592190889</text:p>
          </table:table-cell>
          <table:table-cell office:value-type="float" office:value="0.00433839479392625" calcext:value-type="float">
            <text:p>0,004338394793926</text:p>
          </table:table-cell>
          <table:table-cell office:value-type="float" office:value="0.00216919739696312" calcext:value-type="float">
            <text:p>0,002169197396963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700650759219089" calcext:value-type="float">
            <text:p>0,700650759219089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3" office:value-type="float" office:value="0.00650759219088937" calcext:value-type="float">
            <text:p>0,006507592190889</text:p>
          </table:table-cell>
          <table:table-cell table:number-columns-repeated="5" office:value-type="float" office:value="0.00433839479392625" calcext:value-type="float">
            <text:p>0,004338394793926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24511930585683" calcext:value-type="float">
            <text:p>0,724511930585683</text:p>
          </table:table-cell>
          <table:table-cell office:value-type="float" office:value="0.0108459869848156" calcext:value-type="float">
            <text:p>0,010845986984816</text:p>
          </table:table-cell>
          <table:table-cell office:value-type="float" office:value="0.0086767895878525" calcext:value-type="float">
            <text:p>0,008676789587853</text:p>
          </table:table-cell>
          <table:table-cell table:number-columns-repeated="5" office:value-type="float" office:value="0.00433839479392625" calcext:value-type="float">
            <text:p>0,004338394793926</text:p>
          </table:table-cell>
          <table:table-cell table:number-columns-repeated="2" office:value-type="float" office:value="0.00216919739696312" calcext:value-type="float">
            <text:p>0,002169197396963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54347826086956" calcext:value-type="float">
            <text:p>0,654347826086956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2" office:value-type="float" office:value="0.00652173913043478" calcext:value-type="float">
            <text:p>0,006521739130435</text:p>
          </table:table-cell>
          <table:table-cell table:number-columns-repeated="6" office:value-type="float" office:value="0.00434782608695652" calcext:value-type="float">
            <text:p>0,004347826086957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84782608695652" calcext:value-type="float">
            <text:p>0,684782608695652</text:p>
          </table:table-cell>
          <table:table-cell office:value-type="float" office:value="0.0152173913043478" calcext:value-type="float">
            <text:p>0,015217391304348</text:p>
          </table:table-cell>
          <table:table-cell office:value-type="float" office:value="0.00869565217391305" calcext:value-type="float">
            <text:p>0,008695652173913</text:p>
          </table:table-cell>
          <table:table-cell table:number-columns-repeated="3" office:value-type="float" office:value="0.00652173913043478" calcext:value-type="float">
            <text:p>0,006521739130435</text:p>
          </table:table-cell>
          <table:table-cell table:number-columns-repeated="4" office:value-type="float" office:value="0.00434782608695652" calcext:value-type="float">
            <text:p>0,004347826086957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23913043478261" calcext:value-type="float">
            <text:p>0,723913043478261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2" office:value-type="float" office:value="0.00652173913043478" calcext:value-type="float">
            <text:p>0,006521739130435</text:p>
          </table:table-cell>
          <table:table-cell table:number-columns-repeated="6" office:value-type="float" office:value="0.00434782608695652" calcext:value-type="float">
            <text:p>0,004347826086957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23913043478261" calcext:value-type="float">
            <text:p>0,623913043478261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3" office:value-type="float" office:value="0.00869565217391305" calcext:value-type="float">
            <text:p>0,008695652173913</text:p>
          </table:table-cell>
          <table:table-cell table:number-columns-repeated="3" office:value-type="float" office:value="0.00652173913043478" calcext:value-type="float">
            <text:p>0,006521739130435</text:p>
          </table:table-cell>
          <table:table-cell table:number-columns-repeated="2" office:value-type="float" office:value="0.00434782608695652" calcext:value-type="float">
            <text:p>0,00434782608695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76086956521739" calcext:value-type="float">
            <text:p>0,676086956521739</text:p>
          </table:table-cell>
          <table:table-cell office:value-type="float" office:value="0.0152173913043478" calcext:value-type="float">
            <text:p>0,015217391304348</text:p>
          </table:table-cell>
          <table:table-cell table:number-columns-repeated="2" office:value-type="float" office:value="0.00869565217391305" calcext:value-type="float">
            <text:p>0,008695652173913</text:p>
          </table:table-cell>
          <table:table-cell office:value-type="float" office:value="0.00652173913043478" calcext:value-type="float">
            <text:p>0,006521739130435</text:p>
          </table:table-cell>
          <table:table-cell table:number-columns-repeated="5" office:value-type="float" office:value="0.00434782608695652" calcext:value-type="float">
            <text:p>0,004347826086957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26086956521739" calcext:value-type="float">
            <text:p>0,626086956521739</text:p>
          </table:table-cell>
          <table:table-cell office:value-type="float" office:value="0.0152173913043478" calcext:value-type="float">
            <text:p>0,015217391304348</text:p>
          </table:table-cell>
          <table:table-cell office:value-type="float" office:value="0.00869565217391305" calcext:value-type="float">
            <text:p>0,008695652173913</text:p>
          </table:table-cell>
          <table:table-cell table:number-columns-repeated="3" office:value-type="float" office:value="0.00652173913043478" calcext:value-type="float">
            <text:p>0,006521739130435</text:p>
          </table:table-cell>
          <table:table-cell table:number-columns-repeated="4" office:value-type="float" office:value="0.00434782608695652" calcext:value-type="float">
            <text:p>0,004347826086957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43478260869565" calcext:value-type="float">
            <text:p>0,643478260869565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4" office:value-type="float" office:value="0.00869565217391305" calcext:value-type="float">
            <text:p>0,008695652173913</text:p>
          </table:table-cell>
          <table:table-cell table:number-columns-repeated="2" office:value-type="float" office:value="0.00652173913043478" calcext:value-type="float">
            <text:p>0,006521739130435</text:p>
          </table:table-cell>
          <table:table-cell table:number-columns-repeated="2" office:value-type="float" office:value="0.00434782608695652" calcext:value-type="float">
            <text:p>0,004347826086957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06521739130435" calcext:value-type="float">
            <text:p>0,706521739130435</text:p>
          </table:table-cell>
          <table:table-cell office:value-type="float" office:value="0.0130434782608696" calcext:value-type="float">
            <text:p>0,01304347826087</text:p>
          </table:table-cell>
          <table:table-cell office:value-type="float" office:value="0.0108695652173913" calcext:value-type="float">
            <text:p>0,010869565217391</text:p>
          </table:table-cell>
          <table:table-cell table:number-columns-repeated="4" office:value-type="float" office:value="0.00434782608695652" calcext:value-type="float">
            <text:p>0,004347826086957</text:p>
          </table:table-cell>
          <table:table-cell table:number-columns-repeated="3" office:value-type="float" office:value="0.00217391304347826" calcext:value-type="float">
            <text:p>0,002173913043478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0108932461873638" calcext:value-type="float">
            <text:p>0,010893246187364</text:p>
          </table:table-cell>
          <table:table-cell table:number-columns-repeated="2" office:value-type="float" office:value="0.00871459694989107" calcext:value-type="float">
            <text:p>0,008714596949891</text:p>
          </table:table-cell>
          <table:table-cell table:number-columns-repeated="5" office:value-type="float" office:value="0.0065359477124183" calcext:value-type="float">
            <text:p>0,006535947712418</text:p>
          </table:table-cell>
          <table:table-cell office:value-type="float" office:value="0.00435729847494553" calcext:value-type="float">
            <text:p>0,004357298474946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08061002178649" calcext:value-type="float">
            <text:p>0,708061002178649</text:p>
          </table:table-cell>
          <table:table-cell office:value-type="float" office:value="0.0174291938997821" calcext:value-type="float">
            <text:p>0,017429193899782</text:p>
          </table:table-cell>
          <table:table-cell table:number-columns-repeated="3" office:value-type="float" office:value="0.00871459694989107" calcext:value-type="float">
            <text:p>0,008714596949891</text:p>
          </table:table-cell>
          <table:table-cell table:number-columns-repeated="3" office:value-type="float" office:value="0.0065359477124183" calcext:value-type="float">
            <text:p>0,006535947712418</text:p>
          </table:table-cell>
          <table:table-cell table:number-columns-repeated="2" office:value-type="float" office:value="0.00435729847494553" calcext:value-type="float">
            <text:p>0,004357298474946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91938997821351" calcext:value-type="float">
            <text:p>0,291938997821351</text:p>
          </table:table-cell>
          <table:table-cell office:value-type="float" office:value="0.224400871459695" calcext:value-type="float">
            <text:p>0,224400871459695</text:p>
          </table:table-cell>
          <table:table-cell office:value-type="float" office:value="0.163398692810458" calcext:value-type="float">
            <text:p>0,163398692810458</text:p>
          </table:table-cell>
          <table:table-cell office:value-type="float" office:value="0.0065359477124183" calcext:value-type="float">
            <text:p>0,006535947712418</text:p>
          </table:table-cell>
          <table:table-cell table:number-columns-repeated="6" office:value-type="float" office:value="0.00435729847494553" calcext:value-type="float">
            <text:p>0,004357298474946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44880174291939" calcext:value-type="float">
            <text:p>0,644880174291939</text:p>
          </table:table-cell>
          <table:table-cell table:number-columns-repeated="2" office:value-type="float" office:value="0.00871459694989107" calcext:value-type="float">
            <text:p>0,008714596949891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5" office:value-type="float" office:value="0.00435729847494553" calcext:value-type="float">
            <text:p>0,00435729847494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21132897603486" calcext:value-type="float">
            <text:p>0,721132897603486</text:p>
          </table:table-cell>
          <table:table-cell office:value-type="float" office:value="0.0108932461873638" calcext:value-type="float">
            <text:p>0,010893246187364</text:p>
          </table:table-cell>
          <table:table-cell office:value-type="float" office:value="0.00871459694989107" calcext:value-type="float">
            <text:p>0,008714596949891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5" office:value-type="float" office:value="0.00435729847494553" calcext:value-type="float">
            <text:p>0,004357298474946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2962962962963" calcext:value-type="float">
            <text:p>0,62962962962963</text:p>
          </table:table-cell>
          <table:table-cell office:value-type="float" office:value="0.0196078431372549" calcext:value-type="float">
            <text:p>0,019607843137255</text:p>
          </table:table-cell>
          <table:table-cell office:value-type="float" office:value="0.0152505446623094" calcext:value-type="float">
            <text:p>0,015250544662309</text:p>
          </table:table-cell>
          <table:table-cell office:value-type="float" office:value="0.0108932461873638" calcext:value-type="float">
            <text:p>0,010893246187364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4" office:value-type="float" office:value="0.00435729847494553" calcext:value-type="float">
            <text:p>0,004357298474946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174291938997821" calcext:value-type="float">
            <text:p>0,017429193899782</text:p>
          </table:table-cell>
          <table:table-cell office:value-type="float" office:value="0.0152505446623094" calcext:value-type="float">
            <text:p>0,015250544662309</text:p>
          </table:table-cell>
          <table:table-cell table:number-columns-repeated="2" office:value-type="float" office:value="0.00871459694989107" calcext:value-type="float">
            <text:p>0,008714596949891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3" office:value-type="float" office:value="0.00435729847494553" calcext:value-type="float">
            <text:p>0,00435729847494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62309368191721" calcext:value-type="float">
            <text:p>0,662309368191721</text:p>
          </table:table-cell>
          <table:table-cell office:value-type="float" office:value="0.0152505446623094" calcext:value-type="float">
            <text:p>0,015250544662309</text:p>
          </table:table-cell>
          <table:table-cell office:value-type="float" office:value="0.0108932461873638" calcext:value-type="float">
            <text:p>0,010893246187364</text:p>
          </table:table-cell>
          <table:table-cell office:value-type="float" office:value="0.00871459694989107" calcext:value-type="float">
            <text:p>0,008714596949891</text:p>
          </table:table-cell>
          <table:table-cell table:number-columns-repeated="2" office:value-type="float" office:value="0.0065359477124183" calcext:value-type="float">
            <text:p>0,006535947712418</text:p>
          </table:table-cell>
          <table:table-cell table:number-columns-repeated="4" office:value-type="float" office:value="0.00435729847494553" calcext:value-type="float">
            <text:p>0,004357298474946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18736383442266" calcext:value-type="float">
            <text:p>0,618736383442266</text:p>
          </table:table-cell>
          <table:table-cell table:number-columns-repeated="2" office:value-type="float" office:value="0.00871459694989107" calcext:value-type="float">
            <text:p>0,008714596949891</text:p>
          </table:table-cell>
          <table:table-cell table:number-columns-repeated="3" office:value-type="float" office:value="0.0065359477124183" calcext:value-type="float">
            <text:p>0,006535947712418</text:p>
          </table:table-cell>
          <table:table-cell table:number-columns-repeated="4" office:value-type="float" office:value="0.00435729847494553" calcext:value-type="float">
            <text:p>0,004357298474946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64628820960699" calcext:value-type="float">
            <text:p>0,364628820960699</text:p>
          </table:table-cell>
          <table:table-cell office:value-type="float" office:value="0.338427947598253" calcext:value-type="float">
            <text:p>0,338427947598253</text:p>
          </table:table-cell>
          <table:table-cell table:number-columns-repeated="2" office:value-type="float" office:value="0.00655021834061135" calcext:value-type="float">
            <text:p>0,006550218340611</text:p>
          </table:table-cell>
          <table:table-cell table:number-columns-repeated="6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50655021834061" calcext:value-type="float">
            <text:p>0,650655021834061</text:p>
          </table:table-cell>
          <table:table-cell office:value-type="float" office:value="0.0152838427947598" calcext:value-type="float">
            <text:p>0,01528384279476</text:p>
          </table:table-cell>
          <table:table-cell office:value-type="float" office:value="0.0131004366812227" calcext:value-type="float">
            <text:p>0,013100436681223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3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4410480349345" calcext:value-type="float">
            <text:p>0,64410480349345</text:p>
          </table:table-cell>
          <table:table-cell office:value-type="float" office:value="0.0131004366812227" calcext:value-type="float">
            <text:p>0,013100436681223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5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700873362445415" calcext:value-type="float">
            <text:p>0,700873362445415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3" office:value-type="float" office:value="0.00873362445414847" calcext:value-type="float">
            <text:p>0,008733624454148</text:p>
          </table:table-cell>
          <table:table-cell office:value-type="float" office:value="0.00655021834061135" calcext:value-type="float">
            <text:p>0,006550218340611</text:p>
          </table:table-cell>
          <table:table-cell office:value-type="float" office:value="0.00436681222707424" calcext:value-type="float">
            <text:p>0,004366812227074</text:p>
          </table:table-cell>
          <table:table-cell table:number-columns-repeated="3" office:value-type="float" office:value="0.00218340611353712" calcext:value-type="float">
            <text:p>0,002183406113537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48471615720524" calcext:value-type="float">
            <text:p>0,648471615720524</text:p>
          </table:table-cell>
          <table:table-cell office:value-type="float" office:value="0.0131004366812227" calcext:value-type="float">
            <text:p>0,013100436681223</text:p>
          </table:table-cell>
          <table:table-cell table:number-columns-repeated="2" office:value-type="float" office:value="0.00873362445414847" calcext:value-type="float">
            <text:p>0,008733624454148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3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578602620087336" calcext:value-type="float">
            <text:p>0,578602620087336</text:p>
          </table:table-cell>
          <table:table-cell office:value-type="float" office:value="0.0152838427947598" calcext:value-type="float">
            <text:p>0,01528384279476</text:p>
          </table:table-cell>
          <table:table-cell office:value-type="float" office:value="0.0131004366812227" calcext:value-type="float">
            <text:p>0,013100436681223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4" office:value-type="float" office:value="0.00655021834061135" calcext:value-type="float">
            <text:p>0,006550218340611</text:p>
          </table:table-cell>
          <table:table-cell table:number-columns-repeated="2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89956331877729" calcext:value-type="float">
            <text:p>0,689956331877729</text:p>
          </table:table-cell>
          <table:table-cell office:value-type="float" office:value="0.0131004366812227" calcext:value-type="float">
            <text:p>0,013100436681223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4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5938864628821" calcext:value-type="float">
            <text:p>0,65938864628821</text:p>
          </table:table-cell>
          <table:table-cell table:number-columns-repeated="4" office:value-type="float" office:value="0.00873362445414847" calcext:value-type="float">
            <text:p>0,008733624454148</text:p>
          </table:table-cell>
          <table:table-cell table:number-columns-repeated="2" office:value-type="float" office:value="0.00655021834061135" calcext:value-type="float">
            <text:p>0,006550218340611</text:p>
          </table:table-cell>
          <table:table-cell table:number-columns-repeated="3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41921397379913" calcext:value-type="float">
            <text:p>0,641921397379913</text:p>
          </table:table-cell>
          <table:table-cell office:value-type="float" office:value="0.0196506550218341" calcext:value-type="float">
            <text:p>0,019650655021834</text:p>
          </table:table-cell>
          <table:table-cell office:value-type="float" office:value="0.0131004366812227" calcext:value-type="float">
            <text:p>0,013100436681223</text:p>
          </table:table-cell>
          <table:table-cell office:value-type="float" office:value="0.00873362445414847" calcext:value-type="float">
            <text:p>0,008733624454148</text:p>
          </table:table-cell>
          <table:table-cell table:number-columns-repeated="2" office:value-type="float" office:value="0.00655021834061135" calcext:value-type="float">
            <text:p>0,006550218340611</text:p>
          </table:table-cell>
          <table:table-cell table:number-columns-repeated="4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70305676855895" calcext:value-type="float">
            <text:p>0,670305676855895</text:p>
          </table:table-cell>
          <table:table-cell office:value-type="float" office:value="0.0109170305676856" calcext:value-type="float">
            <text:p>0,010917030567686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5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722707423580786" calcext:value-type="float">
            <text:p>0,722707423580786</text:p>
          </table:table-cell>
          <table:table-cell table:number-columns-repeated="3" office:value-type="float" office:value="0.00873362445414847" calcext:value-type="float">
            <text:p>0,008733624454148</text:p>
          </table:table-cell>
          <table:table-cell table:number-columns-repeated="4" office:value-type="float" office:value="0.00436681222707424" calcext:value-type="float">
            <text:p>0,004366812227074</text:p>
          </table:table-cell>
          <table:table-cell table:number-columns-repeated="2" office:value-type="float" office:value="0.00218340611353712" calcext:value-type="float">
            <text:p>0,002183406113537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700873362445415" calcext:value-type="float">
            <text:p>0,700873362445415</text:p>
          </table:table-cell>
          <table:table-cell office:value-type="float" office:value="0.0131004366812227" calcext:value-type="float">
            <text:p>0,013100436681223</text:p>
          </table:table-cell>
          <table:table-cell table:number-columns-repeated="2" office:value-type="float" office:value="0.00873362445414847" calcext:value-type="float">
            <text:p>0,008733624454148</text:p>
          </table:table-cell>
          <table:table-cell table:number-columns-repeated="3" office:value-type="float" office:value="0.00655021834061135" calcext:value-type="float">
            <text:p>0,006550218340611</text:p>
          </table:table-cell>
          <table:table-cell table:number-columns-repeated="3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1353711790393" calcext:value-type="float">
            <text:p>0,61353711790393</text:p>
          </table:table-cell>
          <table:table-cell table:number-columns-repeated="2" office:value-type="float" office:value="0.0109170305676856" calcext:value-type="float">
            <text:p>0,010917030567686</text:p>
          </table:table-cell>
          <table:table-cell table:number-columns-repeated="5" office:value-type="float" office:value="0.00655021834061135" calcext:value-type="float">
            <text:p>0,006550218340611</text:p>
          </table:table-cell>
          <table:table-cell table:number-columns-repeated="2" office:value-type="float" office:value="0.00436681222707424" calcext:value-type="float">
            <text:p>0,004366812227074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726477024070022" calcext:value-type="float">
            <text:p>0,726477024070022</text:p>
          </table:table-cell>
          <table:table-cell table:number-columns-repeated="2" office:value-type="float" office:value="0.0109409190371991" calcext:value-type="float">
            <text:p>0,010940919037199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4" office:value-type="float" office:value="0.00437636761487965" calcext:value-type="float">
            <text:p>0,00437636761488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73960612691466" calcext:value-type="float">
            <text:p>0,673960612691466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4" office:value-type="float" office:value="0.00437636761487965" calcext:value-type="float">
            <text:p>0,00437636761488</text:p>
          </table:table-cell>
          <table:table-cell table:number-columns-repeated="2" office:value-type="float" office:value="0.00218818380743983" calcext:value-type="float">
            <text:p>0,00218818380744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76148796498906" calcext:value-type="float">
            <text:p>0,676148796498906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7" office:value-type="float" office:value="0.00437636761487965" calcext:value-type="float">
            <text:p>0,00437636761488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719912472647702" calcext:value-type="float">
            <text:p>0,719912472647702</text:p>
          </table:table-cell>
          <table:table-cell table:number-columns-repeated="4" office:value-type="float" office:value="0.00656455142231948" calcext:value-type="float">
            <text:p>0,006564551422319</text:p>
          </table:table-cell>
          <table:table-cell table:number-columns-repeated="3" office:value-type="float" office:value="0.00437636761487965" calcext:value-type="float">
            <text:p>0,00437636761488</text:p>
          </table:table-cell>
          <table:table-cell table:number-columns-repeated="2" office:value-type="float" office:value="0.00218818380743983" calcext:value-type="float">
            <text:p>0,00218818380744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63019693654267" calcext:value-type="float">
            <text:p>0,663019693654267</text:p>
          </table:table-cell>
          <table:table-cell office:value-type="float" office:value="0.013129102844639" calcext:value-type="float">
            <text:p>0,013129102844639</text:p>
          </table:table-cell>
          <table:table-cell office:value-type="float" office:value="0.0109409190371991" calcext:value-type="float">
            <text:p>0,010940919037199</text:p>
          </table:table-cell>
          <table:table-cell table:number-columns-repeated="2" office:value-type="float" office:value="0.0087527352297593" calcext:value-type="float">
            <text:p>0,008752735229759</text:p>
          </table:table-cell>
          <table:table-cell table:number-columns-repeated="3" office:value-type="float" office:value="0.00656455142231948" calcext:value-type="float">
            <text:p>0,006564551422319</text:p>
          </table:table-cell>
          <table:table-cell table:number-columns-repeated="2" office:value-type="float" office:value="0.00437636761487965" calcext:value-type="float">
            <text:p>0,00437636761488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69584245076586" calcext:value-type="float">
            <text:p>0,669584245076586</text:p>
          </table:table-cell>
          <table:table-cell table:number-columns-repeated="2" office:value-type="float" office:value="0.0087527352297593" calcext:value-type="float">
            <text:p>0,008752735229759</text:p>
          </table:table-cell>
          <table:table-cell office:value-type="float" office:value="0.00656455142231948" calcext:value-type="float">
            <text:p>0,006564551422319</text:p>
          </table:table-cell>
          <table:table-cell table:number-columns-repeated="6" office:value-type="float" office:value="0.00437636761487965" calcext:value-type="float">
            <text:p>0,00437636761488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568927789934354" calcext:value-type="float">
            <text:p>0,568927789934354</text:p>
          </table:table-cell>
          <table:table-cell office:value-type="float" office:value="0.0175054704595186" calcext:value-type="float">
            <text:p>0,017505470459519</text:p>
          </table:table-cell>
          <table:table-cell office:value-type="float" office:value="0.013129102844639" calcext:value-type="float">
            <text:p>0,013129102844639</text:p>
          </table:table-cell>
          <table:table-cell table:number-columns-repeated="3" office:value-type="float" office:value="0.0087527352297593" calcext:value-type="float">
            <text:p>0,008752735229759</text:p>
          </table:table-cell>
          <table:table-cell office:value-type="float" office:value="0.00656455142231948" calcext:value-type="float">
            <text:p>0,006564551422319</text:p>
          </table:table-cell>
          <table:table-cell table:number-columns-repeated="3" office:value-type="float" office:value="0.00437636761487965" calcext:value-type="float">
            <text:p>0,00437636761488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67396061269147" calcext:value-type="float">
            <text:p>0,667396061269147</text:p>
          </table:table-cell>
          <table:table-cell office:value-type="float" office:value="0.0175054704595186" calcext:value-type="float">
            <text:p>0,017505470459519</text:p>
          </table:table-cell>
          <table:table-cell office:value-type="float" office:value="0.0109409190371991" calcext:value-type="float">
            <text:p>0,010940919037199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office:value-type="float" office:value="0.00437636761487965" calcext:value-type="float">
            <text:p>0,00437636761488</text:p>
          </table:table-cell>
          <table:table-cell table:number-columns-repeated="3" office:value-type="float" office:value="0.00218818380743983" calcext:value-type="float">
            <text:p>0,00218818380744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722100656455142" calcext:value-type="float">
            <text:p>0,722100656455142</text:p>
          </table:table-cell>
          <table:table-cell office:value-type="float" office:value="0.0109409190371991" calcext:value-type="float">
            <text:p>0,010940919037199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3" office:value-type="float" office:value="0.00656455142231948" calcext:value-type="float">
            <text:p>0,006564551422319</text:p>
          </table:table-cell>
          <table:table-cell table:number-columns-repeated="3" office:value-type="float" office:value="0.00437636761487965" calcext:value-type="float">
            <text:p>0,00437636761488</text:p>
          </table:table-cell>
          <table:table-cell office:value-type="float" office:value="0.00218818380743983" calcext:value-type="float">
            <text:p>0,00218818380744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43326039387308" calcext:value-type="float">
            <text:p>0,643326039387308</text:p>
          </table:table-cell>
          <table:table-cell table:number-columns-repeated="2" office:value-type="float" office:value="0.0109409190371991" calcext:value-type="float">
            <text:p>0,010940919037199</text:p>
          </table:table-cell>
          <table:table-cell office:value-type="float" office:value="0.0087527352297593" calcext:value-type="float">
            <text:p>0,008752735229759</text:p>
          </table:table-cell>
          <table:table-cell table:number-columns-repeated="4" office:value-type="float" office:value="0.00656455142231948" calcext:value-type="float">
            <text:p>0,006564551422319</text:p>
          </table:table-cell>
          <table:table-cell table:number-columns-repeated="2" office:value-type="float" office:value="0.00437636761487965" calcext:value-type="float">
            <text:p>0,00437636761488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67396061269147" calcext:value-type="float">
            <text:p>0,667396061269147</text:p>
          </table:table-cell>
          <table:table-cell table:number-columns-repeated="2" office:value-type="float" office:value="0.013129102844639" calcext:value-type="float">
            <text:p>0,013129102844639</text:p>
          </table:table-cell>
          <table:table-cell table:number-columns-repeated="2"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3" office:value-type="float" office:value="0.00437636761487965" calcext:value-type="float">
            <text:p>0,00437636761488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84901531728665" calcext:value-type="float">
            <text:p>0,684901531728665</text:p>
          </table:table-cell>
          <table:table-cell office:value-type="float" office:value="0.00656455142231948" calcext:value-type="float">
            <text:p>0,006564551422319</text:p>
          </table:table-cell>
          <table:table-cell table:number-columns-repeated="6" office:value-type="float" office:value="0.00437636761487965" calcext:value-type="float">
            <text:p>0,00437636761488</text:p>
          </table:table-cell>
          <table:table-cell table:number-columns-repeated="2" office:value-type="float" office:value="0.00218818380743983" calcext:value-type="float">
            <text:p>0,00218818380744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63019693654267" calcext:value-type="float">
            <text:p>0,663019693654267</text:p>
          </table:table-cell>
          <table:table-cell office:value-type="float" office:value="0.013129102844639" calcext:value-type="float">
            <text:p>0,013129102844639</text:p>
          </table:table-cell>
          <table:table-cell table:number-columns-repeated="2" office:value-type="float" office:value="0.0087527352297593" calcext:value-type="float">
            <text:p>0,008752735229759</text:p>
          </table:table-cell>
          <table:table-cell table:number-columns-repeated="2" office:value-type="float" office:value="0.00656455142231948" calcext:value-type="float">
            <text:p>0,006564551422319</text:p>
          </table:table-cell>
          <table:table-cell table:number-columns-repeated="4" office:value-type="float" office:value="0.00437636761487965" calcext:value-type="float">
            <text:p>0,00437636761488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75054704595186" calcext:value-type="float">
            <text:p>0,75054704595186</text:p>
          </table:table-cell>
          <table:table-cell office:value-type="float" office:value="0.013129102844639" calcext:value-type="float">
            <text:p>0,013129102844639</text:p>
          </table:table-cell>
          <table:table-cell office:value-type="float" office:value="0.00656455142231948" calcext:value-type="float">
            <text:p>0,006564551422319</text:p>
          </table:table-cell>
          <table:table-cell table:number-columns-repeated="6" office:value-type="float" office:value="0.00437636761487965" calcext:value-type="float">
            <text:p>0,00437636761488</text:p>
          </table:table-cell>
          <table:table-cell office:value-type="float" office:value="0.00218818380743983" calcext:value-type="float">
            <text:p>0,00218818380744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78336980306346" calcext:value-type="float">
            <text:p>0,678336980306346</text:p>
          </table:table-cell>
          <table:table-cell office:value-type="float" office:value="0.013129102844639" calcext:value-type="float">
            <text:p>0,013129102844639</text:p>
          </table:table-cell>
          <table:table-cell office:value-type="float" office:value="0.0109409190371991" calcext:value-type="float">
            <text:p>0,010940919037199</text:p>
          </table:table-cell>
          <table:table-cell table:number-columns-repeated="3" office:value-type="float" office:value="0.0087527352297593" calcext:value-type="float">
            <text:p>0,008752735229759</text:p>
          </table:table-cell>
          <table:table-cell table:number-columns-repeated="4" office:value-type="float" office:value="0.00656455142231948" calcext:value-type="float">
            <text:p>0,006564551422319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706140350877193" calcext:value-type="float">
            <text:p>0,706140350877193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2" office:value-type="float" office:value="0.00657894736842105" calcext:value-type="float">
            <text:p>0,006578947368421</text:p>
          </table:table-cell>
          <table:table-cell table:number-columns-repeated="5" office:value-type="float" office:value="0.0043859649122807" calcext:value-type="float">
            <text:p>0,004385964912281</text:p>
          </table:table-cell>
          <table:table-cell office:value-type="float" office:value="0.00219298245614035" calcext:value-type="float">
            <text:p>0,00219298245614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50877192982456" calcext:value-type="float">
            <text:p>0,350877192982456</text:p>
          </table:table-cell>
          <table:table-cell office:value-type="float" office:value="0.276315789473684" calcext:value-type="float">
            <text:p>0,276315789473684</text:p>
          </table:table-cell>
          <table:table-cell table:number-columns-repeated="3" office:value-type="float" office:value="0.0087719298245614" calcext:value-type="float">
            <text:p>0,008771929824561</text:p>
          </table:table-cell>
          <table:table-cell office:value-type="float" office:value="0.00657894736842105" calcext:value-type="float">
            <text:p>0,006578947368421</text:p>
          </table:table-cell>
          <table:table-cell table:number-columns-repeated="4" office:value-type="float" office:value="0.0043859649122807" calcext:value-type="float">
            <text:p>0,004385964912281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64473684210526" calcext:value-type="float">
            <text:p>0,664473684210526</text:p>
          </table:table-cell>
          <table:table-cell office:value-type="float" office:value="0.0153508771929825" calcext:value-type="float">
            <text:p>0,015350877192983</text:p>
          </table:table-cell>
          <table:table-cell table:number-columns-repeated="3" office:value-type="float" office:value="0.0087719298245614" calcext:value-type="float">
            <text:p>0,008771929824561</text:p>
          </table:table-cell>
          <table:table-cell table:number-columns-repeated="2" office:value-type="float" office:value="0.00657894736842105" calcext:value-type="float">
            <text:p>0,006578947368421</text:p>
          </table:table-cell>
          <table:table-cell table:number-columns-repeated="3" office:value-type="float" office:value="0.0043859649122807" calcext:value-type="float">
            <text:p>0,004385964912281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46929824561403" calcext:value-type="float">
            <text:p>0,646929824561403</text:p>
          </table:table-cell>
          <table:table-cell office:value-type="float" office:value="0.0131578947368421" calcext:value-type="float">
            <text:p>0,013157894736842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4" office:value-type="float" office:value="0.00657894736842105" calcext:value-type="float">
            <text:p>0,006578947368421</text:p>
          </table:table-cell>
          <table:table-cell table:number-columns-repeated="3" office:value-type="float" office:value="0.0043859649122807" calcext:value-type="float">
            <text:p>0,004385964912281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71052631578947" calcext:value-type="float">
            <text:p>0,671052631578947</text:p>
          </table:table-cell>
          <table:table-cell office:value-type="float" office:value="0.0131578947368421" calcext:value-type="float">
            <text:p>0,013157894736842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2" office:value-type="float" office:value="0.00657894736842105" calcext:value-type="float">
            <text:p>0,006578947368421</text:p>
          </table:table-cell>
          <table:table-cell table:number-columns-repeated="5" office:value-type="float" office:value="0.0043859649122807" calcext:value-type="float">
            <text:p>0,004385964912281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25" calcext:value-type="float">
            <text:p>0,625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2" office:value-type="float" office:value="0.00657894736842105" calcext:value-type="float">
            <text:p>0,006578947368421</text:p>
          </table:table-cell>
          <table:table-cell table:number-columns-repeated="5" office:value-type="float" office:value="0.0043859649122807" calcext:value-type="float">
            <text:p>0,004385964912281</text:p>
          </table:table-cell>
          <table:table-cell office:value-type="float" office:value="0.00219298245614035" calcext:value-type="float">
            <text:p>0,00219298245614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06140350877193" calcext:value-type="float">
            <text:p>0,706140350877193</text:p>
          </table:table-cell>
          <table:table-cell office:value-type="float" office:value="0.0131578947368421" calcext:value-type="float">
            <text:p>0,013157894736842</text:p>
          </table:table-cell>
          <table:table-cell table:number-columns-repeated="5" office:value-type="float" office:value="0.00657894736842105" calcext:value-type="float">
            <text:p>0,006578947368421</text:p>
          </table:table-cell>
          <table:table-cell table:number-columns-repeated="3" office:value-type="float" office:value="0.0043859649122807" calcext:value-type="float">
            <text:p>0,004385964912281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73245614035088" calcext:value-type="float">
            <text:p>0,673245614035088</text:p>
          </table:table-cell>
          <table:table-cell office:value-type="float" office:value="0.0263157894736842" calcext:value-type="float">
            <text:p>0,026315789473684</text:p>
          </table:table-cell>
          <table:table-cell table:number-columns-repeated="3" office:value-type="float" office:value="0.0087719298245614" calcext:value-type="float">
            <text:p>0,008771929824561</text:p>
          </table:table-cell>
          <table:table-cell office:value-type="float" office:value="0.00657894736842105" calcext:value-type="float">
            <text:p>0,006578947368421</text:p>
          </table:table-cell>
          <table:table-cell table:number-columns-repeated="4" office:value-type="float" office:value="0.0043859649122807" calcext:value-type="float">
            <text:p>0,004385964912281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8640350877193" calcext:value-type="float">
            <text:p>0,68640350877193</text:p>
          </table:table-cell>
          <table:table-cell office:value-type="float" office:value="0.0219298245614035" calcext:value-type="float">
            <text:p>0,021929824561404</text:p>
          </table:table-cell>
          <table:table-cell office:value-type="float" office:value="0.0153508771929825" calcext:value-type="float">
            <text:p>0,015350877192983</text:p>
          </table:table-cell>
          <table:table-cell office:value-type="float" office:value="0.0087719298245614" calcext:value-type="float">
            <text:p>0,008771929824561</text:p>
          </table:table-cell>
          <table:table-cell table:number-columns-repeated="6" office:value-type="float" office:value="0.0043859649122807" calcext:value-type="float">
            <text:p>0,004385964912281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32967032967033" calcext:value-type="float">
            <text:p>0,632967032967033</text:p>
          </table:table-cell>
          <table:table-cell office:value-type="float" office:value="0.0131868131868132" calcext:value-type="float">
            <text:p>0,013186813186813</text:p>
          </table:table-cell>
          <table:table-cell table:number-columns-repeated="2" office:value-type="float" office:value="0.00879120879120879" calcext:value-type="float">
            <text:p>0,008791208791209</text:p>
          </table:table-cell>
          <table:table-cell office:value-type="float" office:value="0.00659340659340659" calcext:value-type="float">
            <text:p>0,006593406593407</text:p>
          </table:table-cell>
          <table:table-cell table:number-columns-repeated="5" office:value-type="float" office:value="0.0043956043956044" calcext:value-type="float">
            <text:p>0,004395604395604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79120879120879" calcext:value-type="float">
            <text:p>0,679120879120879</text:p>
          </table:table-cell>
          <table:table-cell office:value-type="float" office:value="0.00879120879120879" calcext:value-type="float">
            <text:p>0,008791208791209</text:p>
          </table:table-cell>
          <table:table-cell table:number-columns-repeated="5" office:value-type="float" office:value="0.00659340659340659" calcext:value-type="float">
            <text:p>0,006593406593407</text:p>
          </table:table-cell>
          <table:table-cell table:number-columns-repeated="3" office:value-type="float" office:value="0.0043956043956044" calcext:value-type="float">
            <text:p>0,004395604395604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35164835164835" calcext:value-type="float">
            <text:p>0,635164835164835</text:p>
          </table:table-cell>
          <table:table-cell office:value-type="float" office:value="0.0241758241758242" calcext:value-type="float">
            <text:p>0,024175824175824</text:p>
          </table:table-cell>
          <table:table-cell office:value-type="float" office:value="0.0175824175824176" calcext:value-type="float">
            <text:p>0,017582417582418</text:p>
          </table:table-cell>
          <table:table-cell office:value-type="float" office:value="0.00879120879120879" calcext:value-type="float">
            <text:p>0,008791208791209</text:p>
          </table:table-cell>
          <table:table-cell table:number-columns-repeated="4" office:value-type="float" office:value="0.00659340659340659" calcext:value-type="float">
            <text:p>0,006593406593407</text:p>
          </table:table-cell>
          <table:table-cell table:number-columns-repeated="2" office:value-type="float" office:value="0.0043956043956044" calcext:value-type="float">
            <text:p>0,004395604395604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61538461538462" calcext:value-type="float">
            <text:p>0,661538461538462</text:p>
          </table:table-cell>
          <table:table-cell office:value-type="float" office:value="0.010989010989011" calcext:value-type="float">
            <text:p>0,010989010989011</text:p>
          </table:table-cell>
          <table:table-cell table:number-columns-repeated="2" office:value-type="float" office:value="0.00879120879120879" calcext:value-type="float">
            <text:p>0,008791208791209</text:p>
          </table:table-cell>
          <table:table-cell office:value-type="float" office:value="0.00659340659340659" calcext:value-type="float">
            <text:p>0,006593406593407</text:p>
          </table:table-cell>
          <table:table-cell table:number-columns-repeated="5" office:value-type="float" office:value="0.0043956043956044" calcext:value-type="float">
            <text:p>0,004395604395604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72967032967033" calcext:value-type="float">
            <text:p>0,72967032967033</text:p>
          </table:table-cell>
          <table:table-cell office:value-type="float" office:value="0.0131868131868132" calcext:value-type="float">
            <text:p>0,013186813186813</text:p>
          </table:table-cell>
          <table:table-cell table:number-columns-repeated="2" office:value-type="float" office:value="0.00659340659340659" calcext:value-type="float">
            <text:p>0,006593406593407</text:p>
          </table:table-cell>
          <table:table-cell table:number-columns-repeated="6" office:value-type="float" office:value="0.0043956043956044" calcext:value-type="float">
            <text:p>0,004395604395604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65934065934066" calcext:value-type="float">
            <text:p>0,665934065934066</text:p>
          </table:table-cell>
          <table:table-cell office:value-type="float" office:value="0.0241758241758242" calcext:value-type="float">
            <text:p>0,024175824175824</text:p>
          </table:table-cell>
          <table:table-cell office:value-type="float" office:value="0.0153846153846154" calcext:value-type="float">
            <text:p>0,015384615384615</text:p>
          </table:table-cell>
          <table:table-cell office:value-type="float" office:value="0.00659340659340659" calcext:value-type="float">
            <text:p>0,006593406593407</text:p>
          </table:table-cell>
          <table:table-cell table:number-columns-repeated="6" office:value-type="float" office:value="0.0043956043956044" calcext:value-type="float">
            <text:p>0,004395604395604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711453744493392" calcext:value-type="float">
            <text:p>0,711453744493392</text:p>
          </table:table-cell>
          <table:table-cell table:number-columns-repeated="2" office:value-type="float" office:value="0.0066079295154185" calcext:value-type="float">
            <text:p>0,006607929515419</text:p>
          </table:table-cell>
          <table:table-cell table:number-columns-repeated="7" office:value-type="float" office:value="0.00440528634361234" calcext:value-type="float">
            <text:p>0,004405286343612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51982378854625" calcext:value-type="float">
            <text:p>0,651982378854625</text:p>
          </table:table-cell>
          <table:table-cell office:value-type="float" office:value="0.0110132158590308" calcext:value-type="float">
            <text:p>0,011013215859031</text:p>
          </table:table-cell>
          <table:table-cell table:number-columns-repeated="3" office:value-type="float" office:value="0.0066079295154185" calcext:value-type="float">
            <text:p>0,006607929515419</text:p>
          </table:table-cell>
          <table:table-cell table:number-columns-repeated="5" office:value-type="float" office:value="0.00440528634361234" calcext:value-type="float">
            <text:p>0,004405286343612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40969162995595" calcext:value-type="float">
            <text:p>0,640969162995595</text:p>
          </table:table-cell>
          <table:table-cell office:value-type="float" office:value="0.0110132158590308" calcext:value-type="float">
            <text:p>0,011013215859031</text:p>
          </table:table-cell>
          <table:table-cell table:number-columns-repeated="2" office:value-type="float" office:value="0.00881057268722467" calcext:value-type="float">
            <text:p>0,008810572687225</text:p>
          </table:table-cell>
          <table:table-cell office:value-type="float" office:value="0.0066079295154185" calcext:value-type="float">
            <text:p>0,006607929515419</text:p>
          </table:table-cell>
          <table:table-cell table:number-columns-repeated="5" office:value-type="float" office:value="0.00440528634361234" calcext:value-type="float">
            <text:p>0,004405286343612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568281938325991" calcext:value-type="float">
            <text:p>0,568281938325991</text:p>
          </table:table-cell>
          <table:table-cell office:value-type="float" office:value="0.0176211453744493" calcext:value-type="float">
            <text:p>0,017621145374449</text:p>
          </table:table-cell>
          <table:table-cell table:number-columns-repeated="5" office:value-type="float" office:value="0.00881057268722467" calcext:value-type="float">
            <text:p>0,008810572687225</text:p>
          </table:table-cell>
          <table:table-cell table:number-columns-repeated="3" office:value-type="float" office:value="0.0066079295154185" calcext:value-type="float">
            <text:p>0,006607929515419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3215859030837" calcext:value-type="float">
            <text:p>0,63215859030837</text:p>
          </table:table-cell>
          <table:table-cell office:value-type="float" office:value="0.0154185022026432" calcext:value-type="float">
            <text:p>0,015418502202643</text:p>
          </table:table-cell>
          <table:table-cell office:value-type="float" office:value="0.00881057268722467" calcext:value-type="float">
            <text:p>0,008810572687225</text:p>
          </table:table-cell>
          <table:table-cell table:number-columns-repeated="2" office:value-type="float" office:value="0.0066079295154185" calcext:value-type="float">
            <text:p>0,006607929515419</text:p>
          </table:table-cell>
          <table:table-cell table:number-columns-repeated="5" office:value-type="float" office:value="0.00440528634361234" calcext:value-type="float">
            <text:p>0,004405286343612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49779735682819" calcext:value-type="float">
            <text:p>0,649779735682819</text:p>
          </table:table-cell>
          <table:table-cell office:value-type="float" office:value="0.0176211453744493" calcext:value-type="float">
            <text:p>0,017621145374449</text:p>
          </table:table-cell>
          <table:table-cell table:number-columns-repeated="2" office:value-type="float" office:value="0.0110132158590308" calcext:value-type="float">
            <text:p>0,011013215859031</text:p>
          </table:table-cell>
          <table:table-cell table:number-columns-repeated="2" office:value-type="float" office:value="0.0066079295154185" calcext:value-type="float">
            <text:p>0,006607929515419</text:p>
          </table:table-cell>
          <table:table-cell table:number-columns-repeated="4" office:value-type="float" office:value="0.00440528634361234" calcext:value-type="float">
            <text:p>0,004405286343612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11479028697572" calcext:value-type="float">
            <text:p>0,611479028697572</text:p>
          </table:table-cell>
          <table:table-cell office:value-type="float" office:value="0.022075055187638" calcext:value-type="float">
            <text:p>0,022075055187638</text:p>
          </table:table-cell>
          <table:table-cell office:value-type="float" office:value="0.0176600441501104" calcext:value-type="float">
            <text:p>0,01766004415011</text:p>
          </table:table-cell>
          <table:table-cell table:number-columns-repeated="3" office:value-type="float" office:value="0.00883002207505519" calcext:value-type="float">
            <text:p>0,008830022075055</text:p>
          </table:table-cell>
          <table:table-cell table:number-columns-repeated="3" office:value-type="float" office:value="0.00662251655629139" calcext:value-type="float">
            <text:p>0,006622516556291</text:p>
          </table:table-cell>
          <table:table-cell office:value-type="float" office:value="0.00441501103752759" calcext:value-type="float">
            <text:p>0,004415011037528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20309050772627" calcext:value-type="float">
            <text:p>0,620309050772627</text:p>
          </table:table-cell>
          <table:table-cell office:value-type="float" office:value="0.0154525386313466" calcext:value-type="float">
            <text:p>0,015452538631347</text:p>
          </table:table-cell>
          <table:table-cell office:value-type="float" office:value="0.00883002207505519" calcext:value-type="float">
            <text:p>0,008830022075055</text:p>
          </table:table-cell>
          <table:table-cell table:number-columns-repeated="4" office:value-type="float" office:value="0.00662251655629139" calcext:value-type="float">
            <text:p>0,006622516556291</text:p>
          </table:table-cell>
          <table:table-cell table:number-columns-repeated="3" office:value-type="float" office:value="0.00441501103752759" calcext:value-type="float">
            <text:p>0,004415011037528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49006622516556" calcext:value-type="float">
            <text:p>0,649006622516556</text:p>
          </table:table-cell>
          <table:table-cell office:value-type="float" office:value="0.0154525386313466" calcext:value-type="float">
            <text:p>0,015452538631347</text:p>
          </table:table-cell>
          <table:table-cell office:value-type="float" office:value="0.0132450331125828" calcext:value-type="float">
            <text:p>0,013245033112583</text:p>
          </table:table-cell>
          <table:table-cell office:value-type="float" office:value="0.00883002207505519" calcext:value-type="float">
            <text:p>0,008830022075055</text:p>
          </table:table-cell>
          <table:table-cell office:value-type="float" office:value="0.00662251655629139" calcext:value-type="float">
            <text:p>0,006622516556291</text:p>
          </table:table-cell>
          <table:table-cell table:number-columns-repeated="5" office:value-type="float" office:value="0.00441501103752759" calcext:value-type="float">
            <text:p>0,004415011037528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35761589403974" calcext:value-type="float">
            <text:p>0,635761589403974</text:p>
          </table:table-cell>
          <table:table-cell office:value-type="float" office:value="0.0154525386313466" calcext:value-type="float">
            <text:p>0,015452538631347</text:p>
          </table:table-cell>
          <table:table-cell table:number-columns-repeated="2" office:value-type="float" office:value="0.011037527593819" calcext:value-type="float">
            <text:p>0,011037527593819</text:p>
          </table:table-cell>
          <table:table-cell table:number-columns-repeated="4" office:value-type="float" office:value="0.00662251655629139" calcext:value-type="float">
            <text:p>0,006622516556291</text:p>
          </table:table-cell>
          <table:table-cell table:number-columns-repeated="2" office:value-type="float" office:value="0.00441501103752759" calcext:value-type="float">
            <text:p>0,00441501103752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71081677704194" calcext:value-type="float">
            <text:p>0,671081677704194</text:p>
          </table:table-cell>
          <table:table-cell table:number-columns-repeated="9" office:value-type="float" office:value="0.00441501103752759" calcext:value-type="float">
            <text:p>0,004415011037528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49006622516556" calcext:value-type="float">
            <text:p>0,649006622516556</text:p>
          </table:table-cell>
          <table:table-cell office:value-type="float" office:value="0.0132450331125828" calcext:value-type="float">
            <text:p>0,013245033112583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6" office:value-type="float" office:value="0.00441501103752759" calcext:value-type="float">
            <text:p>0,004415011037528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64459161147903" calcext:value-type="float">
            <text:p>0,664459161147903</text:p>
          </table:table-cell>
          <table:table-cell office:value-type="float" office:value="0.00662251655629139" calcext:value-type="float">
            <text:p>0,006622516556291</text:p>
          </table:table-cell>
          <table:table-cell table:number-columns-repeated="7" office:value-type="float" office:value="0.00441501103752759" calcext:value-type="float">
            <text:p>0,004415011037528</text:p>
          </table:table-cell>
          <table:table-cell office:value-type="float" office:value="0.0022075055187638" calcext:value-type="float">
            <text:p>0,002207505518764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3355408388521" calcext:value-type="float">
            <text:p>0,63355408388521</text:p>
          </table:table-cell>
          <table:table-cell table:number-columns-repeated="2" office:value-type="float" office:value="0.0132450331125828" calcext:value-type="float">
            <text:p>0,013245033112583</text:p>
          </table:table-cell>
          <table:table-cell office:value-type="float" office:value="0.00883002207505519" calcext:value-type="float">
            <text:p>0,008830022075055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4" office:value-type="float" office:value="0.00441501103752759" calcext:value-type="float">
            <text:p>0,004415011037528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264900662251656" calcext:value-type="float">
            <text:p>0,026490066225166</text:p>
          </table:table-cell>
          <table:table-cell table:number-columns-repeated="2" office:value-type="float" office:value="0.00883002207505519" calcext:value-type="float">
            <text:p>0,008830022075055</text:p>
          </table:table-cell>
          <table:table-cell table:number-columns-repeated="3" office:value-type="float" office:value="0.00662251655629139" calcext:value-type="float">
            <text:p>0,006622516556291</text:p>
          </table:table-cell>
          <table:table-cell table:number-columns-repeated="3" office:value-type="float" office:value="0.00441501103752759" calcext:value-type="float">
            <text:p>0,004415011037528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81898454746137" calcext:value-type="float">
            <text:p>0,381898454746137</text:p>
          </table:table-cell>
          <table:table-cell office:value-type="float" office:value="0.247240618101545" calcext:value-type="float">
            <text:p>0,247240618101545</text:p>
          </table:table-cell>
          <table:table-cell office:value-type="float" office:value="0.011037527593819" calcext:value-type="float">
            <text:p>0,011037527593819</text:p>
          </table:table-cell>
          <table:table-cell table:number-columns-repeated="2" office:value-type="float" office:value="0.00662251655629139" calcext:value-type="float">
            <text:p>0,006622516556291</text:p>
          </table:table-cell>
          <table:table-cell table:number-columns-repeated="5" office:value-type="float" office:value="0.00441501103752759" calcext:value-type="float">
            <text:p>0,004415011037528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730684326710817" calcext:value-type="float">
            <text:p>0,730684326710817</text:p>
          </table:table-cell>
          <table:table-cell office:value-type="float" office:value="0.0154525386313466" calcext:value-type="float">
            <text:p>0,015452538631347</text:p>
          </table:table-cell>
          <table:table-cell table:number-columns-repeated="4" office:value-type="float" office:value="0.00662251655629139" calcext:value-type="float">
            <text:p>0,006622516556291</text:p>
          </table:table-cell>
          <table:table-cell table:number-columns-repeated="3" office:value-type="float" office:value="0.00441501103752759" calcext:value-type="float">
            <text:p>0,004415011037528</text:p>
          </table:table-cell>
          <table:table-cell office:value-type="float" office:value="0.0022075055187638" calcext:value-type="float">
            <text:p>0,002207505518764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719026548672566" calcext:value-type="float">
            <text:p>0,719026548672566</text:p>
          </table:table-cell>
          <table:table-cell table:number-columns-repeated="4" office:value-type="float" office:value="0.00663716814159292" calcext:value-type="float">
            <text:p>0,006637168141593</text:p>
          </table:table-cell>
          <table:table-cell table:number-columns-repeated="5" office:value-type="float" office:value="0.00442477876106195" calcext:value-type="float">
            <text:p>0,004424778761062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8141592920354" calcext:value-type="float">
            <text:p>0,68141592920354</text:p>
          </table:table-cell>
          <table:table-cell office:value-type="float" office:value="0.0088495575221239" calcext:value-type="float">
            <text:p>0,008849557522124</text:p>
          </table:table-cell>
          <table:table-cell table:number-columns-repeated="2" office:value-type="float" office:value="0.00663716814159292" calcext:value-type="float">
            <text:p>0,006637168141593</text:p>
          </table:table-cell>
          <table:table-cell table:number-columns-repeated="6" office:value-type="float" office:value="0.00442477876106195" calcext:value-type="float">
            <text:p>0,004424778761062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30530973451327" calcext:value-type="float">
            <text:p>0,630530973451327</text:p>
          </table:table-cell>
          <table:table-cell office:value-type="float" office:value="0.0110619469026549" calcext:value-type="float">
            <text:p>0,011061946902655</text:p>
          </table:table-cell>
          <table:table-cell table:number-columns-repeated="2" office:value-type="float" office:value="0.0088495575221239" calcext:value-type="float">
            <text:p>0,008849557522124</text:p>
          </table:table-cell>
          <table:table-cell table:number-columns-repeated="2" office:value-type="float" office:value="0.00663716814159292" calcext:value-type="float">
            <text:p>0,006637168141593</text:p>
          </table:table-cell>
          <table:table-cell table:number-columns-repeated="4" office:value-type="float" office:value="0.00442477876106195" calcext:value-type="float">
            <text:p>0,004424778761062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3716814159292" calcext:value-type="float">
            <text:p>0,63716814159292</text:p>
          </table:table-cell>
          <table:table-cell table:number-columns-repeated="2" office:value-type="float" office:value="0.0088495575221239" calcext:value-type="float">
            <text:p>0,008849557522124</text:p>
          </table:table-cell>
          <table:table-cell table:number-columns-repeated="3" office:value-type="float" office:value="0.00663716814159292" calcext:value-type="float">
            <text:p>0,006637168141593</text:p>
          </table:table-cell>
          <table:table-cell table:number-columns-repeated="4" office:value-type="float" office:value="0.00442477876106195" calcext:value-type="float">
            <text:p>0,004424778761062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85840707964602" calcext:value-type="float">
            <text:p>0,685840707964602</text:p>
          </table:table-cell>
          <table:table-cell table:number-columns-repeated="2" office:value-type="float" office:value="0.00663716814159292" calcext:value-type="float">
            <text:p>0,006637168141593</text:p>
          </table:table-cell>
          <table:table-cell table:number-columns-repeated="5" office:value-type="float" office:value="0.00442477876106195" calcext:value-type="float">
            <text:p>0,004424778761062</text:p>
          </table:table-cell>
          <table:table-cell table:number-columns-repeated="2" office:value-type="float" office:value="0.00221238938053097" calcext:value-type="float">
            <text:p>0,002212389380531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23893805309734" calcext:value-type="float">
            <text:p>0,623893805309734</text:p>
          </table:table-cell>
          <table:table-cell table:number-columns-repeated="4" office:value-type="float" office:value="0.00663716814159292" calcext:value-type="float">
            <text:p>0,006637168141593</text:p>
          </table:table-cell>
          <table:table-cell table:number-columns-repeated="5" office:value-type="float" office:value="0.00442477876106195" calcext:value-type="float">
            <text:p>0,00442477876106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10619469026549" calcext:value-type="float">
            <text:p>0,610619469026549</text:p>
          </table:table-cell>
          <table:table-cell office:value-type="float" office:value="0.0110619469026549" calcext:value-type="float">
            <text:p>0,011061946902655</text:p>
          </table:table-cell>
          <table:table-cell table:number-columns-repeated="2" office:value-type="float" office:value="0.0088495575221239" calcext:value-type="float">
            <text:p>0,008849557522124</text:p>
          </table:table-cell>
          <table:table-cell table:number-columns-repeated="4" office:value-type="float" office:value="0.00663716814159292" calcext:value-type="float">
            <text:p>0,006637168141593</text:p>
          </table:table-cell>
          <table:table-cell table:number-columns-repeated="2" office:value-type="float" office:value="0.00442477876106195" calcext:value-type="float">
            <text:p>0,004424778761062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8536585365854" calcext:value-type="float">
            <text:p>0,658536585365854</text:p>
          </table:table-cell>
          <table:table-cell office:value-type="float" office:value="0.0133037694013304" calcext:value-type="float">
            <text:p>0,01330376940133</text:p>
          </table:table-cell>
          <table:table-cell table:number-columns-repeated="2" office:value-type="float" office:value="0.00886917960088692" calcext:value-type="float">
            <text:p>0,008869179600887</text:p>
          </table:table-cell>
          <table:table-cell office:value-type="float" office:value="0.00665188470066519" calcext:value-type="float">
            <text:p>0,006651884700665</text:p>
          </table:table-cell>
          <table:table-cell table:number-columns-repeated="5" office:value-type="float" office:value="0.00443458980044346" calcext:value-type="float">
            <text:p>0,004434589800443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45232815964523" calcext:value-type="float">
            <text:p>0,645232815964523</text:p>
          </table:table-cell>
          <table:table-cell office:value-type="float" office:value="0.0110864745011086" calcext:value-type="float">
            <text:p>0,011086474501109</text:p>
          </table:table-cell>
          <table:table-cell office:value-type="float" office:value="0.00886917960088692" calcext:value-type="float">
            <text:p>0,008869179600887</text:p>
          </table:table-cell>
          <table:table-cell office:value-type="float" office:value="0.00665188470066519" calcext:value-type="float">
            <text:p>0,006651884700665</text:p>
          </table:table-cell>
          <table:table-cell table:number-columns-repeated="6" office:value-type="float" office:value="0.00443458980044346" calcext:value-type="float">
            <text:p>0,004434589800443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14412416851441" calcext:value-type="float">
            <text:p>0,514412416851441</text:p>
          </table:table-cell>
          <table:table-cell office:value-type="float" office:value="0.150776053215078" calcext:value-type="float">
            <text:p>0,150776053215078</text:p>
          </table:table-cell>
          <table:table-cell table:number-columns-repeated="3" office:value-type="float" office:value="0.00665188470066519" calcext:value-type="float">
            <text:p>0,006651884700665</text:p>
          </table:table-cell>
          <table:table-cell table:number-columns-repeated="5" office:value-type="float" office:value="0.00443458980044346" calcext:value-type="float">
            <text:p>0,004434589800443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476718403547672" calcext:value-type="float">
            <text:p>0,476718403547672</text:p>
          </table:table-cell>
          <table:table-cell office:value-type="float" office:value="0.299334811529933" calcext:value-type="float">
            <text:p>0,299334811529933</text:p>
          </table:table-cell>
          <table:table-cell table:number-columns-repeated="2" office:value-type="float" office:value="0.00665188470066519" calcext:value-type="float">
            <text:p>0,006651884700665</text:p>
          </table:table-cell>
          <table:table-cell table:number-columns-repeated="6" office:value-type="float" office:value="0.00443458980044346" calcext:value-type="float">
            <text:p>0,00443458980044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596452328159645" calcext:value-type="float">
            <text:p>0,596452328159645</text:p>
          </table:table-cell>
          <table:table-cell office:value-type="float" office:value="0.0376940133037694" calcext:value-type="float">
            <text:p>0,037694013303769</text:p>
          </table:table-cell>
          <table:table-cell office:value-type="float" office:value="0.0199556541019956" calcext:value-type="float">
            <text:p>0,019955654101996</text:p>
          </table:table-cell>
          <table:table-cell office:value-type="float" office:value="0.0110864745011086" calcext:value-type="float">
            <text:p>0,011086474501109</text:p>
          </table:table-cell>
          <table:table-cell table:number-columns-repeated="4" office:value-type="float" office:value="0.00665188470066519" calcext:value-type="float">
            <text:p>0,006651884700665</text:p>
          </table:table-cell>
          <table:table-cell table:number-columns-repeated="2" office:value-type="float" office:value="0.00443458980044346" calcext:value-type="float">
            <text:p>0,004434589800443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23059866962306" calcext:value-type="float">
            <text:p>0,623059866962306</text:p>
          </table:table-cell>
          <table:table-cell table:number-columns-repeated="4" office:value-type="float" office:value="0.00886917960088692" calcext:value-type="float">
            <text:p>0,008869179600887</text:p>
          </table:table-cell>
          <table:table-cell table:number-columns-repeated="3" office:value-type="float" office:value="0.00665188470066519" calcext:value-type="float">
            <text:p>0,006651884700665</text:p>
          </table:table-cell>
          <table:table-cell table:number-columns-repeated="2" office:value-type="float" office:value="0.00443458980044346" calcext:value-type="float">
            <text:p>0,004434589800443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62971175166297" calcext:value-type="float">
            <text:p>0,662971175166297</text:p>
          </table:table-cell>
          <table:table-cell table:number-columns-repeated="2" office:value-type="float" office:value="0.0110864745011086" calcext:value-type="float">
            <text:p>0,011086474501109</text:p>
          </table:table-cell>
          <table:table-cell table:number-columns-repeated="5" office:value-type="float" office:value="0.00665188470066519" calcext:value-type="float">
            <text:p>0,006651884700665</text:p>
          </table:table-cell>
          <table:table-cell table:number-columns-repeated="2" office:value-type="float" office:value="0.00443458980044346" calcext:value-type="float">
            <text:p>0,004434589800443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89578713968958" calcext:value-type="float">
            <text:p>0,689578713968958</text:p>
          </table:table-cell>
          <table:table-cell table:number-columns-repeated="2" office:value-type="float" office:value="0.00886917960088692" calcext:value-type="float">
            <text:p>0,008869179600887</text:p>
          </table:table-cell>
          <table:table-cell table:number-columns-repeated="3" office:value-type="float" office:value="0.00665188470066519" calcext:value-type="float">
            <text:p>0,006651884700665</text:p>
          </table:table-cell>
          <table:table-cell table:number-columns-repeated="4" office:value-type="float" office:value="0.00443458980044346" calcext:value-type="float">
            <text:p>0,004434589800443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713968957871397" calcext:value-type="float">
            <text:p>0,713968957871397</text:p>
          </table:table-cell>
          <table:table-cell table:number-columns-repeated="2" office:value-type="float" office:value="0.00886917960088692" calcext:value-type="float">
            <text:p>0,008869179600887</text:p>
          </table:table-cell>
          <table:table-cell table:number-columns-repeated="2" office:value-type="float" office:value="0.00665188470066519" calcext:value-type="float">
            <text:p>0,006651884700665</text:p>
          </table:table-cell>
          <table:table-cell table:number-columns-repeated="2" office:value-type="float" office:value="0.00443458980044346" calcext:value-type="float">
            <text:p>0,004434589800443</text:p>
          </table:table-cell>
          <table:table-cell table:number-columns-repeated="3" office:value-type="float" office:value="0.00221729490022173" calcext:value-type="float">
            <text:p>0,00221729490022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46666666666667" calcext:value-type="float">
            <text:p>0,646666666666667</text:p>
          </table:table-cell>
          <table:table-cell table:number-columns-repeated="4" office:value-type="float" office:value="0.00666666666666667" calcext:value-type="float">
            <text:p>0,006666666666667</text:p>
          </table:table-cell>
          <table:table-cell table:number-columns-repeated="5" office:value-type="float" office:value="0.00444444444444444" calcext:value-type="float">
            <text:p>0,004444444444444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44444444444444" calcext:value-type="float">
            <text:p>0,644444444444444</text:p>
          </table:table-cell>
          <table:table-cell office:value-type="float" office:value="0.0133333333333333" calcext:value-type="float">
            <text:p>0,013333333333333</text:p>
          </table:table-cell>
          <table:table-cell office:value-type="float" office:value="0.00888888888888889" calcext:value-type="float">
            <text:p>0,008888888888889</text:p>
          </table:table-cell>
          <table:table-cell office:value-type="float" office:value="0.00666666666666667" calcext:value-type="float">
            <text:p>0,006666666666667</text:p>
          </table:table-cell>
          <table:table-cell table:number-columns-repeated="6" office:value-type="float" office:value="0.00444444444444444" calcext:value-type="float">
            <text:p>0,004444444444444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93333333333333" calcext:value-type="float">
            <text:p>0,693333333333333</text:p>
          </table:table-cell>
          <table:table-cell office:value-type="float" office:value="0.0133333333333333" calcext:value-type="float">
            <text:p>0,013333333333333</text:p>
          </table:table-cell>
          <table:table-cell table:number-columns-repeated="2" office:value-type="float" office:value="0.00888888888888889" calcext:value-type="float">
            <text:p>0,008888888888889</text:p>
          </table:table-cell>
          <table:table-cell table:number-columns-repeated="3" office:value-type="float" office:value="0.00666666666666667" calcext:value-type="float">
            <text:p>0,006666666666667</text:p>
          </table:table-cell>
          <table:table-cell table:number-columns-repeated="3" office:value-type="float" office:value="0.00444444444444444" calcext:value-type="float">
            <text:p>0,004444444444444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731111111111111" calcext:value-type="float">
            <text:p>0,731111111111111</text:p>
          </table:table-cell>
          <table:table-cell office:value-type="float" office:value="0.00888888888888889" calcext:value-type="float">
            <text:p>0,008888888888889</text:p>
          </table:table-cell>
          <table:table-cell office:value-type="float" office:value="0.00666666666666667" calcext:value-type="float">
            <text:p>0,006666666666667</text:p>
          </table:table-cell>
          <table:table-cell table:number-columns-repeated="4" office:value-type="float" office:value="0.00444444444444444" calcext:value-type="float">
            <text:p>0,004444444444444</text:p>
          </table:table-cell>
          <table:table-cell table:number-columns-repeated="3" office:value-type="float" office:value="0.00222222222222222" calcext:value-type="float">
            <text:p>0,002222222222222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46666666666667" calcext:value-type="float">
            <text:p>0,646666666666667</text:p>
          </table:table-cell>
          <table:table-cell office:value-type="float" office:value="0.00888888888888889" calcext:value-type="float">
            <text:p>0,008888888888889</text:p>
          </table:table-cell>
          <table:table-cell table:number-columns-repeated="6" office:value-type="float" office:value="0.00666666666666667" calcext:value-type="float">
            <text:p>0,006666666666667</text:p>
          </table:table-cell>
          <table:table-cell table:number-columns-repeated="2" office:value-type="float" office:value="0.00444444444444444" calcext:value-type="float">
            <text:p>0,004444444444444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735555555555556" calcext:value-type="float">
            <text:p>0,735555555555556</text:p>
          </table:table-cell>
          <table:table-cell office:value-type="float" office:value="0.00888888888888889" calcext:value-type="float">
            <text:p>0,008888888888889</text:p>
          </table:table-cell>
          <table:table-cell office:value-type="float" office:value="0.00666666666666667" calcext:value-type="float">
            <text:p>0,006666666666667</text:p>
          </table:table-cell>
          <table:table-cell table:number-columns-repeated="7" office:value-type="float" office:value="0.00444444444444444" calcext:value-type="float">
            <text:p>0,004444444444444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6" calcext:value-type="float">
            <text:p>0,56</text:p>
          </table:table-cell>
          <table:table-cell office:value-type="float" office:value="0.0111111111111111" calcext:value-type="float">
            <text:p>0,011111111111111</text:p>
          </table:table-cell>
          <table:table-cell table:number-columns-repeated="2" office:value-type="float" office:value="0.00888888888888889" calcext:value-type="float">
            <text:p>0,008888888888889</text:p>
          </table:table-cell>
          <table:table-cell table:number-columns-repeated="2" office:value-type="float" office:value="0.00666666666666667" calcext:value-type="float">
            <text:p>0,006666666666667</text:p>
          </table:table-cell>
          <table:table-cell table:number-columns-repeated="4" office:value-type="float" office:value="0.00444444444444444" calcext:value-type="float">
            <text:p>0,004444444444444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71111111111111" calcext:value-type="float">
            <text:p>0,671111111111111</text:p>
          </table:table-cell>
          <table:table-cell office:value-type="float" office:value="0.00888888888888889" calcext:value-type="float">
            <text:p>0,008888888888889</text:p>
          </table:table-cell>
          <table:table-cell office:value-type="float" office:value="0.00666666666666667" calcext:value-type="float">
            <text:p>0,006666666666667</text:p>
          </table:table-cell>
          <table:table-cell table:number-columns-repeated="7" office:value-type="float" office:value="0.00444444444444444" calcext:value-type="float">
            <text:p>0,004444444444444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82222222222222" calcext:value-type="float">
            <text:p>0,682222222222222</text:p>
          </table:table-cell>
          <table:table-cell office:value-type="float" office:value="0.0133333333333333" calcext:value-type="float">
            <text:p>0,013333333333333</text:p>
          </table:table-cell>
          <table:table-cell table:number-columns-repeated="3" office:value-type="float" office:value="0.00666666666666667" calcext:value-type="float">
            <text:p>0,006666666666667</text:p>
          </table:table-cell>
          <table:table-cell table:number-columns-repeated="5" office:value-type="float" office:value="0.00444444444444444" calcext:value-type="float">
            <text:p>0,004444444444444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83741648106904" calcext:value-type="float">
            <text:p>0,683741648106904</text:p>
          </table:table-cell>
          <table:table-cell office:value-type="float" office:value="0.0111358574610245" calcext:value-type="float">
            <text:p>0,011135857461025</text:p>
          </table:table-cell>
          <table:table-cell office:value-type="float" office:value="0.0089086859688196" calcext:value-type="float">
            <text:p>0,00890868596882</text:p>
          </table:table-cell>
          <table:table-cell table:number-columns-repeated="2" office:value-type="float" office:value="0.0066815144766147" calcext:value-type="float">
            <text:p>0,006681514476615</text:p>
          </table:table-cell>
          <table:table-cell table:number-columns-repeated="5" office:value-type="float" office:value="0.0044543429844098" calcext:value-type="float">
            <text:p>0,00445434298441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50334075723831" calcext:value-type="float">
            <text:p>0,650334075723831</text:p>
          </table:table-cell>
          <table:table-cell table:number-columns-repeated="2" office:value-type="float" office:value="0.0066815144766147" calcext:value-type="float">
            <text:p>0,006681514476615</text:p>
          </table:table-cell>
          <table:table-cell table:number-columns-repeated="7" office:value-type="float" office:value="0.0044543429844098" calcext:value-type="float">
            <text:p>0,00445434298441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7706013363029" calcext:value-type="float">
            <text:p>0,67706013363029</text:p>
          </table:table-cell>
          <table:table-cell office:value-type="float" office:value="0.0155902004454343" calcext:value-type="float">
            <text:p>0,015590200445434</text:p>
          </table:table-cell>
          <table:table-cell table:number-columns-repeated="3" office:value-type="float" office:value="0.0066815144766147" calcext:value-type="float">
            <text:p>0,006681514476615</text:p>
          </table:table-cell>
          <table:table-cell table:number-columns-repeated="5" office:value-type="float" office:value="0.0044543429844098" calcext:value-type="float">
            <text:p>0,00445434298441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5924276169265" calcext:value-type="float">
            <text:p>0,65924276169265</text:p>
          </table:table-cell>
          <table:table-cell office:value-type="float" office:value="0.0111358574610245" calcext:value-type="float">
            <text:p>0,011135857461025</text:p>
          </table:table-cell>
          <table:table-cell table:number-columns-repeated="4" office:value-type="float" office:value="0.0066815144766147" calcext:value-type="float">
            <text:p>0,006681514476615</text:p>
          </table:table-cell>
          <table:table-cell table:number-columns-repeated="4" office:value-type="float" office:value="0.0044543429844098" calcext:value-type="float">
            <text:p>0,00445434298441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403118040089087" calcext:value-type="float">
            <text:p>0,403118040089087</text:p>
          </table:table-cell>
          <table:table-cell office:value-type="float" office:value="0.244988864142539" calcext:value-type="float">
            <text:p>0,244988864142539</text:p>
          </table:table-cell>
          <table:table-cell office:value-type="float" office:value="0.0133630289532294" calcext:value-type="float">
            <text:p>0,013363028953229</text:p>
          </table:table-cell>
          <table:table-cell office:value-type="float" office:value="0.0089086859688196" calcext:value-type="float">
            <text:p>0,00890868596882</text:p>
          </table:table-cell>
          <table:table-cell table:number-columns-repeated="6" office:value-type="float" office:value="0.0044543429844098" calcext:value-type="float">
            <text:p>0,00445434298441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717149220489978" calcext:value-type="float">
            <text:p>0,717149220489978</text:p>
          </table:table-cell>
          <table:table-cell office:value-type="float" office:value="0.0178173719376392" calcext:value-type="float">
            <text:p>0,017817371937639</text:p>
          </table:table-cell>
          <table:table-cell office:value-type="float" office:value="0.0066815144766147" calcext:value-type="float">
            <text:p>0,006681514476615</text:p>
          </table:table-cell>
          <table:table-cell table:number-columns-repeated="7" office:value-type="float" office:value="0.0044543429844098" calcext:value-type="float">
            <text:p>0,00445434298441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48106904231626" calcext:value-type="float">
            <text:p>0,648106904231626</text:p>
          </table:table-cell>
          <table:table-cell table:number-columns-repeated="2" office:value-type="float" office:value="0.0133630289532294" calcext:value-type="float">
            <text:p>0,013363028953229</text:p>
          </table:table-cell>
          <table:table-cell office:value-type="float" office:value="0.0089086859688196" calcext:value-type="float">
            <text:p>0,00890868596882</text:p>
          </table:table-cell>
          <table:table-cell table:number-columns-repeated="4" office:value-type="float" office:value="0.0044543429844098" calcext:value-type="float">
            <text:p>0,00445434298441</text:p>
          </table:table-cell>
          <table:table-cell table:number-columns-repeated="2" office:value-type="float" office:value="0.0022271714922049" calcext:value-type="float">
            <text:p>0,002227171492205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79287305122494" calcext:value-type="float">
            <text:p>0,679287305122494</text:p>
          </table:table-cell>
          <table:table-cell office:value-type="float" office:value="0.0133630289532294" calcext:value-type="float">
            <text:p>0,013363028953229</text:p>
          </table:table-cell>
          <table:table-cell table:number-columns-repeated="2" office:value-type="float" office:value="0.0111358574610245" calcext:value-type="float">
            <text:p>0,011135857461025</text:p>
          </table:table-cell>
          <table:table-cell table:number-columns-repeated="3" office:value-type="float" office:value="0.0066815144766147" calcext:value-type="float">
            <text:p>0,006681514476615</text:p>
          </table:table-cell>
          <table:table-cell table:number-columns-repeated="3" office:value-type="float" office:value="0.0044543429844098" calcext:value-type="float">
            <text:p>0,00445434298441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6815144766147" calcext:value-type="float">
            <text:p>0,66815144766147</text:p>
          </table:table-cell>
          <table:table-cell office:value-type="float" office:value="0.0111358574610245" calcext:value-type="float">
            <text:p>0,011135857461025</text:p>
          </table:table-cell>
          <table:table-cell office:value-type="float" office:value="0.0089086859688196" calcext:value-type="float">
            <text:p>0,00890868596882</text:p>
          </table:table-cell>
          <table:table-cell table:number-columns-repeated="4" office:value-type="float" office:value="0.0066815144766147" calcext:value-type="float">
            <text:p>0,006681514476615</text:p>
          </table:table-cell>
          <table:table-cell table:number-columns-repeated="3" office:value-type="float" office:value="0.0044543429844098" calcext:value-type="float">
            <text:p>0,00445434298441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404017857142857" calcext:value-type="float">
            <text:p>0,404017857142857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0111607142857143" calcext:value-type="float">
            <text:p>0,011160714285714</text:p>
          </table:table-cell>
          <table:table-cell office:value-type="float" office:value="0.00669642857142857" calcext:value-type="float">
            <text:p>0,006696428571429</text:p>
          </table:table-cell>
          <table:table-cell table:number-columns-repeated="6" office:value-type="float" office:value="0.00446428571428571" calcext:value-type="float">
            <text:p>0,004464285714286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36160714285714" calcext:value-type="float">
            <text:p>0,636160714285714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716517857142857" calcext:value-type="float">
            <text:p>0,716517857142857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6" office:value-type="float" office:value="0.00446428571428571" calcext:value-type="float">
            <text:p>0,004464285714286</text:p>
          </table:table-cell>
          <table:table-cell office:value-type="float" office:value="0.00223214285714286" calcext:value-type="float">
            <text:p>0,002232142857143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49553571428571" calcext:value-type="float">
            <text:p>0,649553571428571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7" office:value-type="float" office:value="0.00446428571428571" calcext:value-type="float">
            <text:p>0,004464285714286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96428571428571" calcext:value-type="float">
            <text:p>0,696428571428571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7" office:value-type="float" office:value="0.00446428571428571" calcext:value-type="float">
            <text:p>0,004464285714286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473214285714286" calcext:value-type="float">
            <text:p>0,473214285714286</text:p>
          </table:table-cell>
          <table:table-cell office:value-type="float" office:value="0.216517857142857" calcext:value-type="float">
            <text:p>0,216517857142857</text:p>
          </table:table-cell>
          <table:table-cell office:value-type="float" office:value="0.0178571428571429" calcext:value-type="float">
            <text:p>0,017857142857143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78571428571429" calcext:value-type="float">
            <text:p>0,678571428571429</text:p>
          </table:table-cell>
          <table:table-cell office:value-type="float" office:value="0.0111607142857143" calcext:value-type="float">
            <text:p>0,011160714285714</text:p>
          </table:table-cell>
          <table:table-cell office:value-type="float" office:value="0.00892857142857143" calcext:value-type="float">
            <text:p>0,008928571428571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2678571428571" calcext:value-type="float">
            <text:p>0,602678571428571</text:p>
          </table:table-cell>
          <table:table-cell office:value-type="float" office:value="0.00892857142857143" calcext:value-type="float">
            <text:p>0,008928571428571</text:p>
          </table:table-cell>
          <table:table-cell table:number-columns-repeated="8" office:value-type="float" office:value="0.00669642857142857" calcext:value-type="float">
            <text:p>0,006696428571429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62946428571429" calcext:value-type="float">
            <text:p>0,662946428571429</text:p>
          </table:table-cell>
          <table:table-cell office:value-type="float" office:value="0.0133928571428571" calcext:value-type="float">
            <text:p>0,013392857142857</text:p>
          </table:table-cell>
          <table:table-cell office:value-type="float" office:value="0.00892857142857143" calcext:value-type="float">
            <text:p>0,008928571428571</text:p>
          </table:table-cell>
          <table:table-cell table:number-columns-repeated="7" office:value-type="float" office:value="0.00446428571428571" calcext:value-type="float">
            <text:p>0,004464285714286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700892857142857" calcext:value-type="float">
            <text:p>0,700892857142857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27232142857143" calcext:value-type="float">
            <text:p>0,627232142857143</text:p>
          </table:table-cell>
          <table:table-cell table:number-columns-repeated="2" office:value-type="float" office:value="0.00892857142857143" calcext:value-type="float">
            <text:p>0,008928571428571</text:p>
          </table:table-cell>
          <table:table-cell table:number-columns-repeated="2" office:value-type="float" office:value="0.00669642857142857" calcext:value-type="float">
            <text:p>0,006696428571429</text:p>
          </table:table-cell>
          <table:table-cell table:number-columns-repeated="5" office:value-type="float" office:value="0.00446428571428571" calcext:value-type="float">
            <text:p>0,004464285714286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28125" calcext:value-type="float">
            <text:p>0,328125</text:p>
          </table:table-cell>
          <table:table-cell office:value-type="float" office:value="0.196428571428571" calcext:value-type="float">
            <text:p>0,196428571428571</text:p>
          </table:table-cell>
          <table:table-cell office:value-type="float" office:value="0.133928571428571" calcext:value-type="float">
            <text:p>0,133928571428571</text:p>
          </table:table-cell>
          <table:table-cell table:number-columns-repeated="4" office:value-type="float" office:value="0.00446428571428571" calcext:value-type="float">
            <text:p>0,004464285714286</text:p>
          </table:table-cell>
          <table:table-cell table:number-columns-repeated="3" office:value-type="float" office:value="0.00223214285714286" calcext:value-type="float">
            <text:p>0,002232142857143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55480984340045" calcext:value-type="float">
            <text:p>0,655480984340045</text:p>
          </table:table-cell>
          <table:table-cell office:value-type="float" office:value="0.0111856823266219" calcext:value-type="float">
            <text:p>0,011185682326622</text:p>
          </table:table-cell>
          <table:table-cell table:number-columns-repeated="2" office:value-type="float" office:value="0.00894854586129754" calcext:value-type="float">
            <text:p>0,008948545861298</text:p>
          </table:table-cell>
          <table:table-cell office:value-type="float" office:value="0.00671140939597315" calcext:value-type="float">
            <text:p>0,006711409395973</text:p>
          </table:table-cell>
          <table:table-cell table:number-columns-repeated="4" office:value-type="float" office:value="0.00447427293064877" calcext:value-type="float">
            <text:p>0,004474272930649</text:p>
          </table:table-cell>
          <table:table-cell office:value-type="float" office:value="0.00223713646532438" calcext:value-type="float">
            <text:p>0,002237136465324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42058165548098" calcext:value-type="float">
            <text:p>0,642058165548098</text:p>
          </table:table-cell>
          <table:table-cell office:value-type="float" office:value="0.0111856823266219" calcext:value-type="float">
            <text:p>0,011185682326622</text:p>
          </table:table-cell>
          <table:table-cell table:number-columns-repeated="3" office:value-type="float" office:value="0.00671140939597315" calcext:value-type="float">
            <text:p>0,006711409395973</text:p>
          </table:table-cell>
          <table:table-cell table:number-columns-repeated="5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568232662192394" calcext:value-type="float">
            <text:p>0,568232662192394</text:p>
          </table:table-cell>
          <table:table-cell office:value-type="float" office:value="0.0134228187919463" calcext:value-type="float">
            <text:p>0,013422818791946</text:p>
          </table:table-cell>
          <table:table-cell table:number-columns-repeated="3" office:value-type="float" office:value="0.0111856823266219" calcext:value-type="float">
            <text:p>0,011185682326622</text:p>
          </table:table-cell>
          <table:table-cell table:number-columns-repeated="2" office:value-type="float" office:value="0.00671140939597315" calcext:value-type="float">
            <text:p>0,006711409395973</text:p>
          </table:table-cell>
          <table:table-cell table:number-columns-repeated="3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84563758389262" calcext:value-type="float">
            <text:p>0,684563758389262</text:p>
          </table:table-cell>
          <table:table-cell office:value-type="float" office:value="0.0134228187919463" calcext:value-type="float">
            <text:p>0,013422818791946</text:p>
          </table:table-cell>
          <table:table-cell office:value-type="float" office:value="0.00894854586129754" calcext:value-type="float">
            <text:p>0,008948545861298</text:p>
          </table:table-cell>
          <table:table-cell table:number-columns-repeated="3" office:value-type="float" office:value="0.00671140939597315" calcext:value-type="float">
            <text:p>0,006711409395973</text:p>
          </table:table-cell>
          <table:table-cell table:number-columns-repeated="4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75615212527964" calcext:value-type="float">
            <text:p>0,675615212527964</text:p>
          </table:table-cell>
          <table:table-cell table:number-columns-repeated="2" office:value-type="float" office:value="0.0111856823266219" calcext:value-type="float">
            <text:p>0,011185682326622</text:p>
          </table:table-cell>
          <table:table-cell office:value-type="float" office:value="0.00894854586129754" calcext:value-type="float">
            <text:p>0,008948545861298</text:p>
          </table:table-cell>
          <table:table-cell office:value-type="float" office:value="0.00671140939597315" calcext:value-type="float">
            <text:p>0,006711409395973</text:p>
          </table:table-cell>
          <table:table-cell table:number-columns-repeated="5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82326621923937" calcext:value-type="float">
            <text:p>0,682326621923937</text:p>
          </table:table-cell>
          <table:table-cell office:value-type="float" office:value="0.00894854586129754" calcext:value-type="float">
            <text:p>0,008948545861298</text:p>
          </table:table-cell>
          <table:table-cell table:number-columns-repeated="3" office:value-type="float" office:value="0.00671140939597315" calcext:value-type="float">
            <text:p>0,006711409395973</text:p>
          </table:table-cell>
          <table:table-cell table:number-columns-repeated="5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277404921700224" calcext:value-type="float">
            <text:p>0,277404921700224</text:p>
          </table:table-cell>
          <table:table-cell office:value-type="float" office:value="0.221476510067114" calcext:value-type="float">
            <text:p>0,221476510067114</text:p>
          </table:table-cell>
          <table:table-cell office:value-type="float" office:value="0.129753914988814" calcext:value-type="float">
            <text:p>0,129753914988814</text:p>
          </table:table-cell>
          <table:table-cell office:value-type="float" office:value="0.00894854586129754" calcext:value-type="float">
            <text:p>0,008948545861298</text:p>
          </table:table-cell>
          <table:table-cell table:number-columns-repeated="6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70917225950783" calcext:value-type="float">
            <text:p>0,70917225950783</text:p>
          </table:table-cell>
          <table:table-cell office:value-type="float" office:value="0.0111856823266219" calcext:value-type="float">
            <text:p>0,011185682326622</text:p>
          </table:table-cell>
          <table:table-cell table:number-columns-repeated="6" office:value-type="float" office:value="0.00447427293064877" calcext:value-type="float">
            <text:p>0,004474272930649</text:p>
          </table:table-cell>
          <table:table-cell table:number-columns-repeated="2" office:value-type="float" office:value="0.00223713646532438" calcext:value-type="float">
            <text:p>0,002237136465324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12975391498881" calcext:value-type="float">
            <text:p>0,612975391498881</text:p>
          </table:table-cell>
          <table:table-cell office:value-type="float" office:value="0.0626398210290828" calcext:value-type="float">
            <text:p>0,062639821029083</text:p>
          </table:table-cell>
          <table:table-cell table:number-columns-repeated="2" office:value-type="float" office:value="0.00894854586129754" calcext:value-type="float">
            <text:p>0,008948545861298</text:p>
          </table:table-cell>
          <table:table-cell table:number-columns-repeated="2" office:value-type="float" office:value="0.00671140939597315" calcext:value-type="float">
            <text:p>0,006711409395973</text:p>
          </table:table-cell>
          <table:table-cell table:number-columns-repeated="4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57718120805369" calcext:value-type="float">
            <text:p>0,657718120805369</text:p>
          </table:table-cell>
          <table:table-cell office:value-type="float" office:value="0.0178970917225951" calcext:value-type="float">
            <text:p>0,017897091722595</text:p>
          </table:table-cell>
          <table:table-cell office:value-type="float" office:value="0.0111856823266219" calcext:value-type="float">
            <text:p>0,011185682326622</text:p>
          </table:table-cell>
          <table:table-cell office:value-type="float" office:value="0.00894854586129754" calcext:value-type="float">
            <text:p>0,008948545861298</text:p>
          </table:table-cell>
          <table:table-cell office:value-type="float" office:value="0.00671140939597315" calcext:value-type="float">
            <text:p>0,006711409395973</text:p>
          </table:table-cell>
          <table:table-cell table:number-columns-repeated="5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93512304250559" calcext:value-type="float">
            <text:p>0,693512304250559</text:p>
          </table:table-cell>
          <table:table-cell office:value-type="float" office:value="0.00671140939597315" calcext:value-type="float">
            <text:p>0,006711409395973</text:p>
          </table:table-cell>
          <table:table-cell table:number-columns-repeated="8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91275167785235" calcext:value-type="float">
            <text:p>0,691275167785235</text:p>
          </table:table-cell>
          <table:table-cell office:value-type="float" office:value="0.0134228187919463" calcext:value-type="float">
            <text:p>0,013422818791946</text:p>
          </table:table-cell>
          <table:table-cell office:value-type="float" office:value="0.0111856823266219" calcext:value-type="float">
            <text:p>0,011185682326622</text:p>
          </table:table-cell>
          <table:table-cell table:number-columns-repeated="3" office:value-type="float" office:value="0.00671140939597315" calcext:value-type="float">
            <text:p>0,006711409395973</text:p>
          </table:table-cell>
          <table:table-cell table:number-columns-repeated="4" office:value-type="float" office:value="0.00447427293064877" calcext:value-type="float">
            <text:p>0,00447427293064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90582959641256" calcext:value-type="float">
            <text:p>0,690582959641256</text:p>
          </table:table-cell>
          <table:table-cell office:value-type="float" office:value="0.0134529147982063" calcext:value-type="float">
            <text:p>0,013452914798206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6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59192825112108" calcext:value-type="float">
            <text:p>0,659192825112108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7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79372197309417" calcext:value-type="float">
            <text:p>0,679372197309417</text:p>
          </table:table-cell>
          <table:table-cell office:value-type="float" office:value="0.015695067264574" calcext:value-type="float">
            <text:p>0,015695067264574</text:p>
          </table:table-cell>
          <table:table-cell table:number-columns-repeated="2" office:value-type="float" office:value="0.00896860986547085" calcext:value-type="float">
            <text:p>0,008968609865471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4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50224215246637" calcext:value-type="float">
            <text:p>0,650224215246637</text:p>
          </table:table-cell>
          <table:table-cell office:value-type="float" office:value="0.0112107623318386" calcext:value-type="float">
            <text:p>0,011210762331839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7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88340807174888" calcext:value-type="float">
            <text:p>0,688340807174888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5" office:value-type="float" office:value="0.00448430493273543" calcext:value-type="float">
            <text:p>0,004484304932735</text:p>
          </table:table-cell>
          <table:table-cell office:value-type="float" office:value="0.00224215246636771" calcext:value-type="float">
            <text:p>0,002242152466368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30044843049327" calcext:value-type="float">
            <text:p>0,630044843049327</text:p>
          </table:table-cell>
          <table:table-cell table:number-columns-repeated="2" office:value-type="float" office:value="0.0134529147982063" calcext:value-type="float">
            <text:p>0,013452914798206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3" office:value-type="float" office:value="0.00672645739910314" calcext:value-type="float">
            <text:p>0,006726457399103</text:p>
          </table:table-cell>
          <table:table-cell table:number-columns-repeated="3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1434977578475" calcext:value-type="float">
            <text:p>0,661434977578475</text:p>
          </table:table-cell>
          <table:table-cell table:number-columns-repeated="3" office:value-type="float" office:value="0.00896860986547085" calcext:value-type="float">
            <text:p>0,008968609865471</text:p>
          </table:table-cell>
          <table:table-cell office:value-type="float" office:value="0.00672645739910314" calcext:value-type="float">
            <text:p>0,006726457399103</text:p>
          </table:table-cell>
          <table:table-cell table:number-columns-repeated="2" office:value-type="float" office:value="0.00448430493273543" calcext:value-type="float">
            <text:p>0,004484304932735</text:p>
          </table:table-cell>
          <table:table-cell table:number-columns-repeated="3" office:value-type="float" office:value="0.00224215246636771" calcext:value-type="float">
            <text:p>0,002242152466368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21076233183856" calcext:value-type="float">
            <text:p>0,621076233183856</text:p>
          </table:table-cell>
          <table:table-cell office:value-type="float" office:value="0.0112107623318386" calcext:value-type="float">
            <text:p>0,011210762331839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3" office:value-type="float" office:value="0.00672645739910314" calcext:value-type="float">
            <text:p>0,006726457399103</text:p>
          </table:table-cell>
          <table:table-cell table:number-columns-repeated="4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708520179372197" calcext:value-type="float">
            <text:p>0,708520179372197</text:p>
          </table:table-cell>
          <table:table-cell office:value-type="float" office:value="0.0134529147982063" calcext:value-type="float">
            <text:p>0,013452914798206</text:p>
          </table:table-cell>
          <table:table-cell office:value-type="float" office:value="0.00672645739910314" calcext:value-type="float">
            <text:p>0,006726457399103</text:p>
          </table:table-cell>
          <table:table-cell table:number-columns-repeated="6" office:value-type="float" office:value="0.00448430493273543" calcext:value-type="float">
            <text:p>0,004484304932735</text:p>
          </table:table-cell>
          <table:table-cell office:value-type="float" office:value="0.00224215246636771" calcext:value-type="float">
            <text:p>0,002242152466368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39013452914798" calcext:value-type="float">
            <text:p>0,639013452914798</text:p>
          </table:table-cell>
          <table:table-cell office:value-type="float" office:value="0.0112107623318386" calcext:value-type="float">
            <text:p>0,011210762331839</text:p>
          </table:table-cell>
          <table:table-cell table:number-columns-repeated="3" office:value-type="float" office:value="0.00672645739910314" calcext:value-type="float">
            <text:p>0,006726457399103</text:p>
          </table:table-cell>
          <table:table-cell table:number-columns-repeated="5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733183856502242" calcext:value-type="float">
            <text:p>0,733183856502242</text:p>
          </table:table-cell>
          <table:table-cell office:value-type="float" office:value="0.00896860986547085" calcext:value-type="float">
            <text:p>0,008968609865471</text:p>
          </table:table-cell>
          <table:table-cell office:value-type="float" office:value="0.00672645739910314" calcext:value-type="float">
            <text:p>0,006726457399103</text:p>
          </table:table-cell>
          <table:table-cell table:number-columns-repeated="6" office:value-type="float" office:value="0.00448430493273543" calcext:value-type="float">
            <text:p>0,004484304932735</text:p>
          </table:table-cell>
          <table:table-cell office:value-type="float" office:value="0.00224215246636771" calcext:value-type="float">
            <text:p>0,002242152466368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54708520179372" calcext:value-type="float">
            <text:p>0,654708520179372</text:p>
          </table:table-cell>
          <table:table-cell table:number-columns-repeated="2" office:value-type="float" office:value="0.00896860986547085" calcext:value-type="float">
            <text:p>0,008968609865471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5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12107623318386" calcext:value-type="float">
            <text:p>0,612107623318386</text:p>
          </table:table-cell>
          <table:table-cell office:value-type="float" office:value="0.015695067264574" calcext:value-type="float">
            <text:p>0,015695067264574</text:p>
          </table:table-cell>
          <table:table-cell table:number-columns-repeated="4" office:value-type="float" office:value="0.00896860986547085" calcext:value-type="float">
            <text:p>0,008968609865471</text:p>
          </table:table-cell>
          <table:table-cell table:number-columns-repeated="2" office:value-type="float" office:value="0.00672645739910314" calcext:value-type="float">
            <text:p>0,006726457399103</text:p>
          </table:table-cell>
          <table:table-cell table:number-columns-repeated="2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8609865470852" calcext:value-type="float">
            <text:p>0,68609865470852</text:p>
          </table:table-cell>
          <table:table-cell office:value-type="float" office:value="0.0112107623318386" calcext:value-type="float">
            <text:p>0,011210762331839</text:p>
          </table:table-cell>
          <table:table-cell office:value-type="float" office:value="0.00896860986547085" calcext:value-type="float">
            <text:p>0,008968609865471</text:p>
          </table:table-cell>
          <table:table-cell table:number-columns-repeated="3" office:value-type="float" office:value="0.00672645739910314" calcext:value-type="float">
            <text:p>0,006726457399103</text:p>
          </table:table-cell>
          <table:table-cell table:number-columns-repeated="4" office:value-type="float" office:value="0.00448430493273543" calcext:value-type="float">
            <text:p>0,004484304932735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98876404494382" calcext:value-type="float">
            <text:p>0,698876404494382</text:p>
          </table:table-cell>
          <table:table-cell office:value-type="float" office:value="0.00898876404494382" calcext:value-type="float">
            <text:p>0,008988764044944</text:p>
          </table:table-cell>
          <table:table-cell table:number-columns-repeated="5" office:value-type="float" office:value="0.00674157303370787" calcext:value-type="float">
            <text:p>0,006741573033708</text:p>
          </table:table-cell>
          <table:table-cell table:number-columns-repeated="3" office:value-type="float" office:value="0.00449438202247191" calcext:value-type="float">
            <text:p>0,004494382022472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9438202247191" calcext:value-type="float">
            <text:p>0,69438202247191</text:p>
          </table:table-cell>
          <table:table-cell office:value-type="float" office:value="0.0157303370786517" calcext:value-type="float">
            <text:p>0,015730337078652</text:p>
          </table:table-cell>
          <table:table-cell office:value-type="float" office:value="0.0134831460674157" calcext:value-type="float">
            <text:p>0,013483146067416</text:p>
          </table:table-cell>
          <table:table-cell office:value-type="float" office:value="0.0112359550561798" calcext:value-type="float">
            <text:p>0,01123595505618</text:p>
          </table:table-cell>
          <table:table-cell office:value-type="float" office:value="0.00898876404494382" calcext:value-type="float">
            <text:p>0,008988764044944</text:p>
          </table:table-cell>
          <table:table-cell office:value-type="float" office:value="0.00674157303370787" calcext:value-type="float">
            <text:p>0,006741573033708</text:p>
          </table:table-cell>
          <table:table-cell table:number-columns-repeated="4" office:value-type="float" office:value="0.00449438202247191" calcext:value-type="float">
            <text:p>0,004494382022472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1910112359551" calcext:value-type="float">
            <text:p>0,671910112359551</text:p>
          </table:table-cell>
          <table:table-cell table:number-columns-repeated="2" office:value-type="float" office:value="0.0112359550561798" calcext:value-type="float">
            <text:p>0,01123595505618</text:p>
          </table:table-cell>
          <table:table-cell table:number-columns-repeated="2" office:value-type="float" office:value="0.00898876404494382" calcext:value-type="float">
            <text:p>0,008988764044944</text:p>
          </table:table-cell>
          <table:table-cell table:number-columns-repeated="5" office:value-type="float" office:value="0.00449438202247191" calcext:value-type="float">
            <text:p>0,004494382022472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28089887640449" calcext:value-type="float">
            <text:p>0,728089887640449</text:p>
          </table:table-cell>
          <table:table-cell table:number-columns-repeated="2" office:value-type="float" office:value="0.0112359550561798" calcext:value-type="float">
            <text:p>0,01123595505618</text:p>
          </table:table-cell>
          <table:table-cell office:value-type="float" office:value="0.00674157303370787" calcext:value-type="float">
            <text:p>0,006741573033708</text:p>
          </table:table-cell>
          <table:table-cell table:number-columns-repeated="6" office:value-type="float" office:value="0.00449438202247191" calcext:value-type="float">
            <text:p>0,004494382022472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15730337078652" calcext:value-type="float">
            <text:p>0,615730337078652</text:p>
          </table:table-cell>
          <table:table-cell office:value-type="float" office:value="0.0134831460674157" calcext:value-type="float">
            <text:p>0,013483146067416</text:p>
          </table:table-cell>
          <table:table-cell office:value-type="float" office:value="0.0112359550561798" calcext:value-type="float">
            <text:p>0,01123595505618</text:p>
          </table:table-cell>
          <table:table-cell table:number-columns-repeated="2" office:value-type="float" office:value="0.00898876404494382" calcext:value-type="float">
            <text:p>0,008988764044944</text:p>
          </table:table-cell>
          <table:table-cell table:number-columns-repeated="2" office:value-type="float" office:value="0.00674157303370787" calcext:value-type="float">
            <text:p>0,006741573033708</text:p>
          </table:table-cell>
          <table:table-cell table:number-columns-repeated="3" office:value-type="float" office:value="0.00449438202247191" calcext:value-type="float">
            <text:p>0,004494382022472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53932584269663" calcext:value-type="float">
            <text:p>0,653932584269663</text:p>
          </table:table-cell>
          <table:table-cell office:value-type="float" office:value="0.0157303370786517" calcext:value-type="float">
            <text:p>0,015730337078652</text:p>
          </table:table-cell>
          <table:table-cell office:value-type="float" office:value="0.0112359550561798" calcext:value-type="float">
            <text:p>0,01123595505618</text:p>
          </table:table-cell>
          <table:table-cell table:number-columns-repeated="3" office:value-type="float" office:value="0.00898876404494382" calcext:value-type="float">
            <text:p>0,008988764044944</text:p>
          </table:table-cell>
          <table:table-cell table:number-columns-repeated="3" office:value-type="float" office:value="0.00674157303370787" calcext:value-type="float">
            <text:p>0,006741573033708</text:p>
          </table:table-cell>
          <table:table-cell office:value-type="float" office:value="0.00449438202247191" calcext:value-type="float">
            <text:p>0,004494382022472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65168539325843" calcext:value-type="float">
            <text:p>0,665168539325843</text:p>
          </table:table-cell>
          <table:table-cell office:value-type="float" office:value="0.00898876404494382" calcext:value-type="float">
            <text:p>0,008988764044944</text:p>
          </table:table-cell>
          <table:table-cell table:number-columns-repeated="2" office:value-type="float" office:value="0.00674157303370787" calcext:value-type="float">
            <text:p>0,006741573033708</text:p>
          </table:table-cell>
          <table:table-cell table:number-columns-repeated="6" office:value-type="float" office:value="0.00449438202247191" calcext:value-type="float">
            <text:p>0,004494382022472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42696629213483" calcext:value-type="float">
            <text:p>0,642696629213483</text:p>
          </table:table-cell>
          <table:table-cell office:value-type="float" office:value="0.0134831460674157" calcext:value-type="float">
            <text:p>0,013483146067416</text:p>
          </table:table-cell>
          <table:table-cell table:number-columns-repeated="2" office:value-type="float" office:value="0.0112359550561798" calcext:value-type="float">
            <text:p>0,01123595505618</text:p>
          </table:table-cell>
          <table:table-cell table:number-columns-repeated="4" office:value-type="float" office:value="0.00674157303370787" calcext:value-type="float">
            <text:p>0,006741573033708</text:p>
          </table:table-cell>
          <table:table-cell table:number-columns-repeated="2" office:value-type="float" office:value="0.00449438202247191" calcext:value-type="float">
            <text:p>0,004494382022472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33707865168539" calcext:value-type="float">
            <text:p>0,633707865168539</text:p>
          </table:table-cell>
          <table:table-cell office:value-type="float" office:value="0.0157303370786517" calcext:value-type="float">
            <text:p>0,015730337078652</text:p>
          </table:table-cell>
          <table:table-cell office:value-type="float" office:value="0.0112359550561798" calcext:value-type="float">
            <text:p>0,01123595505618</text:p>
          </table:table-cell>
          <table:table-cell table:number-columns-repeated="3" office:value-type="float" office:value="0.00898876404494382" calcext:value-type="float">
            <text:p>0,008988764044944</text:p>
          </table:table-cell>
          <table:table-cell table:number-columns-repeated="4" office:value-type="float" office:value="0.00449438202247191" calcext:value-type="float">
            <text:p>0,00449438202247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37078651685393" calcext:value-type="float">
            <text:p>0,737078651685393</text:p>
          </table:table-cell>
          <table:table-cell office:value-type="float" office:value="0.00898876404494382" calcext:value-type="float">
            <text:p>0,008988764044944</text:p>
          </table:table-cell>
          <table:table-cell table:number-columns-repeated="2" office:value-type="float" office:value="0.00449438202247191" calcext:value-type="float">
            <text:p>0,004494382022472</text:p>
          </table:table-cell>
          <table:table-cell table:number-columns-repeated="6" office:value-type="float" office:value="0.00224719101123596" calcext:value-type="float">
            <text:p>0,002247191011236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68918918918919" calcext:value-type="float">
            <text:p>0,668918918918919</text:p>
          </table:table-cell>
          <table:table-cell office:value-type="float" office:value="0.00675675675675676" calcext:value-type="float">
            <text:p>0,006756756756757</text:p>
          </table:table-cell>
          <table:table-cell table:number-columns-repeated="8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599099099099099" calcext:value-type="float">
            <text:p>0,599099099099099</text:p>
          </table:table-cell>
          <table:table-cell table:number-columns-repeated="3"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4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04954954954955" calcext:value-type="float">
            <text:p>0,704954954954955</text:p>
          </table:table-cell>
          <table:table-cell office:value-type="float" office:value="0.0112612612612613" calcext:value-type="float">
            <text:p>0,011261261261261</text:p>
          </table:table-cell>
          <table:table-cell office:value-type="float" office:value="0.00900900900900901" calcext:value-type="float">
            <text:p>0,009009009009009</text:p>
          </table:table-cell>
          <table:table-cell office:value-type="float" office:value="0.00675675675675676" calcext:value-type="float">
            <text:p>0,006756756756757</text:p>
          </table:table-cell>
          <table:table-cell table:number-columns-repeated="4" office:value-type="float" office:value="0.00450450450450451" calcext:value-type="float">
            <text:p>0,004504504504505</text:p>
          </table:table-cell>
          <table:table-cell table:number-columns-repeated="2" office:value-type="float" office:value="0.00225225225225225" calcext:value-type="float">
            <text:p>0,002252252252252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346846846846847" calcext:value-type="float">
            <text:p>0,346846846846847</text:p>
          </table:table-cell>
          <table:table-cell office:value-type="float" office:value="0.27027027027027" calcext:value-type="float">
            <text:p>0,27027027027027</text:p>
          </table:table-cell>
          <table:table-cell office:value-type="float" office:value="0.0112612612612613" calcext:value-type="float">
            <text:p>0,011261261261261</text:p>
          </table:table-cell>
          <table:table-cell office:value-type="float" office:value="0.00675675675675676" calcext:value-type="float">
            <text:p>0,006756756756757</text:p>
          </table:table-cell>
          <table:table-cell table:number-columns-repeated="6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46396396396396" calcext:value-type="float">
            <text:p>0,646396396396396</text:p>
          </table:table-cell>
          <table:table-cell office:value-type="float" office:value="0.0157657657657658" calcext:value-type="float">
            <text:p>0,015765765765766</text:p>
          </table:table-cell>
          <table:table-cell table:number-columns-repeated="2" office:value-type="float" office:value="0.00900900900900901" calcext:value-type="float">
            <text:p>0,009009009009009</text:p>
          </table:table-cell>
          <table:table-cell office:value-type="float" office:value="0.00675675675675676" calcext:value-type="float">
            <text:p>0,006756756756757</text:p>
          </table:table-cell>
          <table:table-cell table:number-columns-repeated="5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5990990990991" calcext:value-type="float">
            <text:p>0,65990990990991</text:p>
          </table:table-cell>
          <table:table-cell table:number-columns-repeated="2" office:value-type="float" office:value="0.0135135135135135" calcext:value-type="float">
            <text:p>0,013513513513514</text:p>
          </table:table-cell>
          <table:table-cell table:number-columns-repeated="2" office:value-type="float" office:value="0.00900900900900901" calcext:value-type="float">
            <text:p>0,009009009009009</text:p>
          </table:table-cell>
          <table:table-cell table:number-columns-repeated="3" office:value-type="float" office:value="0.00675675675675676" calcext:value-type="float">
            <text:p>0,006756756756757</text:p>
          </table:table-cell>
          <table:table-cell table:number-columns-repeated="2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41891891891892" calcext:value-type="float">
            <text:p>0,641891891891892</text:p>
          </table:table-cell>
          <table:table-cell table:number-columns-repeated="3"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4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720720720720721" calcext:value-type="float">
            <text:p>0,720720720720721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3" office:value-type="float" office:value="0.00450450450450451" calcext:value-type="float">
            <text:p>0,004504504504505</text:p>
          </table:table-cell>
          <table:table-cell table:number-columns-repeated="4" office:value-type="float" office:value="0.00225225225225225" calcext:value-type="float">
            <text:p>0,002252252252252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585585585585586" calcext:value-type="float">
            <text:p>0,585585585585586</text:p>
          </table:table-cell>
          <table:table-cell office:value-type="float" office:value="0.018018018018018" calcext:value-type="float">
            <text:p>0,018018018018018</text:p>
          </table:table-cell>
          <table:table-cell office:value-type="float" office:value="0.0135135135135135" calcext:value-type="float">
            <text:p>0,013513513513514</text:p>
          </table:table-cell>
          <table:table-cell office:value-type="float" office:value="0.0112612612612613" calcext:value-type="float">
            <text:p>0,011261261261261</text:p>
          </table:table-cell>
          <table:table-cell table:number-columns-repeated="2" office:value-type="float" office:value="0.00900900900900901" calcext:value-type="float">
            <text:p>0,009009009009009</text:p>
          </table:table-cell>
          <table:table-cell table:number-columns-repeated="3" office:value-type="float" office:value="0.00675675675675676" calcext:value-type="float">
            <text:p>0,006756756756757</text:p>
          </table:table-cell>
          <table:table-cell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23873873873874" calcext:value-type="float">
            <text:p>0,623873873873874</text:p>
          </table:table-cell>
          <table:table-cell office:value-type="float" office:value="0.0202702702702703" calcext:value-type="float">
            <text:p>0,02027027027027</text:p>
          </table:table-cell>
          <table:table-cell office:value-type="float" office:value="0.0112612612612613" calcext:value-type="float">
            <text:p>0,011261261261261</text:p>
          </table:table-cell>
          <table:table-cell office:value-type="float" office:value="0.00900900900900901" calcext:value-type="float">
            <text:p>0,009009009009009</text:p>
          </table:table-cell>
          <table:table-cell table:number-columns-repeated="3" office:value-type="float" office:value="0.00675675675675676" calcext:value-type="float">
            <text:p>0,006756756756757</text:p>
          </table:table-cell>
          <table:table-cell table:number-columns-repeated="3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72522522522523" calcext:value-type="float">
            <text:p>0,272522522522523</text:p>
          </table:table-cell>
          <table:table-cell office:value-type="float" office:value="0.216216216216216" calcext:value-type="float">
            <text:p>0,216216216216216</text:p>
          </table:table-cell>
          <table:table-cell office:value-type="float" office:value="0.0990990990990991" calcext:value-type="float">
            <text:p>0,099099099099099</text:p>
          </table:table-cell>
          <table:table-cell office:value-type="float" office:value="0.0495495495495496" calcext:value-type="float">
            <text:p>0,04954954954955</text:p>
          </table:table-cell>
          <table:table-cell office:value-type="float" office:value="0.0382882882882883" calcext:value-type="float">
            <text:p>0,038288288288288</text:p>
          </table:table-cell>
          <table:table-cell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2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21621621621622" calcext:value-type="float">
            <text:p>0,621621621621622</text:p>
          </table:table-cell>
          <table:table-cell office:value-type="float" office:value="0.018018018018018" calcext:value-type="float">
            <text:p>0,018018018018018</text:p>
          </table:table-cell>
          <table:table-cell office:value-type="float" office:value="0.0157657657657658" calcext:value-type="float">
            <text:p>0,015765765765766</text:p>
          </table:table-cell>
          <table:table-cell office:value-type="float" office:value="0.0112612612612613" calcext:value-type="float">
            <text:p>0,011261261261261</text:p>
          </table:table-cell>
          <table:table-cell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3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93693693693694" calcext:value-type="float">
            <text:p>0,693693693693694</text:p>
          </table:table-cell>
          <table:table-cell office:value-type="float" office:value="0.0112612612612613" calcext:value-type="float">
            <text:p>0,011261261261261</text:p>
          </table:table-cell>
          <table:table-cell table:number-columns-repeated="3" office:value-type="float" office:value="0.00675675675675676" calcext:value-type="float">
            <text:p>0,006756756756757</text:p>
          </table:table-cell>
          <table:table-cell table:number-columns-repeated="5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5855855855856" calcext:value-type="float">
            <text:p>0,605855855855856</text:p>
          </table:table-cell>
          <table:table-cell office:value-type="float" office:value="0.0157657657657658" calcext:value-type="float">
            <text:p>0,015765765765766</text:p>
          </table:table-cell>
          <table:table-cell table:number-columns-repeated="2" office:value-type="float" office:value="0.0112612612612613" calcext:value-type="float">
            <text:p>0,011261261261261</text:p>
          </table:table-cell>
          <table:table-cell table:number-columns-repeated="2" office:value-type="float" office:value="0.00900900900900901" calcext:value-type="float">
            <text:p>0,009009009009009</text:p>
          </table:table-cell>
          <table:table-cell table:number-columns-repeated="2" office:value-type="float" office:value="0.00675675675675676" calcext:value-type="float">
            <text:p>0,006756756756757</text:p>
          </table:table-cell>
          <table:table-cell table:number-columns-repeated="2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62162162162162" calcext:value-type="float">
            <text:p>0,662162162162162</text:p>
          </table:table-cell>
          <table:table-cell table:number-columns-repeated="5" office:value-type="float" office:value="0.00675675675675676" calcext:value-type="float">
            <text:p>0,006756756756757</text:p>
          </table:table-cell>
          <table:table-cell table:number-columns-repeated="4" office:value-type="float" office:value="0.00450450450450451" calcext:value-type="float">
            <text:p>0,004504504504505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88487584650113" calcext:value-type="float">
            <text:p>0,688487584650113</text:p>
          </table:table-cell>
          <table:table-cell office:value-type="float" office:value="0.0112866817155756" calcext:value-type="float">
            <text:p>0,011286681715576</text:p>
          </table:table-cell>
          <table:table-cell office:value-type="float" office:value="0.0090293453724605" calcext:value-type="float">
            <text:p>0,009029345372461</text:p>
          </table:table-cell>
          <table:table-cell table:number-columns-repeated="2" office:value-type="float" office:value="0.00677200902934537" calcext:value-type="float">
            <text:p>0,006772009029345</text:p>
          </table:table-cell>
          <table:table-cell table:number-columns-repeated="5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2979683972912" calcext:value-type="float">
            <text:p>0,62979683972912</text:p>
          </table:table-cell>
          <table:table-cell office:value-type="float" office:value="0.0112866817155756" calcext:value-type="float">
            <text:p>0,011286681715576</text:p>
          </table:table-cell>
          <table:table-cell table:number-columns-repeated="2" office:value-type="float" office:value="0.0090293453724605" calcext:value-type="float">
            <text:p>0,009029345372461</text:p>
          </table:table-cell>
          <table:table-cell table:number-columns-repeated="4" office:value-type="float" office:value="0.00677200902934537" calcext:value-type="float">
            <text:p>0,006772009029345</text:p>
          </table:table-cell>
          <table:table-cell table:number-columns-repeated="2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4966139954853" calcext:value-type="float">
            <text:p>0,604966139954853</text:p>
          </table:table-cell>
          <table:table-cell office:value-type="float" office:value="0.0158013544018059" calcext:value-type="float">
            <text:p>0,015801354401806</text:p>
          </table:table-cell>
          <table:table-cell office:value-type="float" office:value="0.0135440180586907" calcext:value-type="float">
            <text:p>0,013544018058691</text:p>
          </table:table-cell>
          <table:table-cell office:value-type="float" office:value="0.0112866817155756" calcext:value-type="float">
            <text:p>0,011286681715576</text:p>
          </table:table-cell>
          <table:table-cell office:value-type="float" office:value="0.0090293453724605" calcext:value-type="float">
            <text:p>0,009029345372461</text:p>
          </table:table-cell>
          <table:table-cell table:number-columns-repeated="2" office:value-type="float" office:value="0.00677200902934537" calcext:value-type="float">
            <text:p>0,006772009029345</text:p>
          </table:table-cell>
          <table:table-cell table:number-columns-repeated="3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3431151241535" calcext:value-type="float">
            <text:p>0,63431151241535</text:p>
          </table:table-cell>
          <table:table-cell office:value-type="float" office:value="0.0225733634311512" calcext:value-type="float">
            <text:p>0,022573363431151</text:p>
          </table:table-cell>
          <table:table-cell office:value-type="float" office:value="0.0112866817155756" calcext:value-type="float">
            <text:p>0,011286681715576</text:p>
          </table:table-cell>
          <table:table-cell table:number-columns-repeated="2" office:value-type="float" office:value="0.0090293453724605" calcext:value-type="float">
            <text:p>0,009029345372461</text:p>
          </table:table-cell>
          <table:table-cell table:number-columns-repeated="3" office:value-type="float" office:value="0.00677200902934537" calcext:value-type="float">
            <text:p>0,006772009029345</text:p>
          </table:table-cell>
          <table:table-cell table:number-columns-repeated="2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70428893905192" calcext:value-type="float">
            <text:p>0,670428893905192</text:p>
          </table:table-cell>
          <table:table-cell office:value-type="float" office:value="0.018058690744921" calcext:value-type="float">
            <text:p>0,018058690744921</text:p>
          </table:table-cell>
          <table:table-cell table:number-columns-repeated="3" office:value-type="float" office:value="0.00677200902934537" calcext:value-type="float">
            <text:p>0,006772009029345</text:p>
          </table:table-cell>
          <table:table-cell table:number-columns-repeated="5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77200902934537" calcext:value-type="float">
            <text:p>0,677200902934537</text:p>
          </table:table-cell>
          <table:table-cell table:number-columns-repeated="2" office:value-type="float" office:value="0.0112866817155756" calcext:value-type="float">
            <text:p>0,011286681715576</text:p>
          </table:table-cell>
          <table:table-cell office:value-type="float" office:value="0.0090293453724605" calcext:value-type="float">
            <text:p>0,009029345372461</text:p>
          </table:table-cell>
          <table:table-cell table:number-columns-repeated="2" office:value-type="float" office:value="0.00677200902934537" calcext:value-type="float">
            <text:p>0,006772009029345</text:p>
          </table:table-cell>
          <table:table-cell table:number-columns-repeated="4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68171557562077" calcext:value-type="float">
            <text:p>0,668171557562077</text:p>
          </table:table-cell>
          <table:table-cell office:value-type="float" office:value="0.0248306997742664" calcext:value-type="float">
            <text:p>0,024830699774266</text:p>
          </table:table-cell>
          <table:table-cell office:value-type="float" office:value="0.0158013544018059" calcext:value-type="float">
            <text:p>0,015801354401806</text:p>
          </table:table-cell>
          <table:table-cell office:value-type="float" office:value="0.0090293453724605" calcext:value-type="float">
            <text:p>0,009029345372461</text:p>
          </table:table-cell>
          <table:table-cell office:value-type="float" office:value="0.00677200902934537" calcext:value-type="float">
            <text:p>0,006772009029345</text:p>
          </table:table-cell>
          <table:table-cell table:number-columns-repeated="5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36568848758465" calcext:value-type="float">
            <text:p>0,636568848758465</text:p>
          </table:table-cell>
          <table:table-cell office:value-type="float" office:value="0.0225733634311512" calcext:value-type="float">
            <text:p>0,022573363431151</text:p>
          </table:table-cell>
          <table:table-cell office:value-type="float" office:value="0.00677200902934537" calcext:value-type="float">
            <text:p>0,006772009029345</text:p>
          </table:table-cell>
          <table:table-cell table:number-columns-repeated="6" office:value-type="float" office:value="0.00451467268623025" calcext:value-type="float">
            <text:p>0,00451467268623</text:p>
          </table:table-cell>
          <table:table-cell office:value-type="float" office:value="0.00225733634311512" calcext:value-type="float">
            <text:p>0,002257336343115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63656884875847" calcext:value-type="float">
            <text:p>0,663656884875847</text:p>
          </table:table-cell>
          <table:table-cell office:value-type="float" office:value="0.0158013544018059" calcext:value-type="float">
            <text:p>0,015801354401806</text:p>
          </table:table-cell>
          <table:table-cell office:value-type="float" office:value="0.0135440180586907" calcext:value-type="float">
            <text:p>0,013544018058691</text:p>
          </table:table-cell>
          <table:table-cell table:number-columns-repeated="3" office:value-type="float" office:value="0.0090293453724605" calcext:value-type="float">
            <text:p>0,009029345372461</text:p>
          </table:table-cell>
          <table:table-cell office:value-type="float" office:value="0.00677200902934537" calcext:value-type="float">
            <text:p>0,006772009029345</text:p>
          </table:table-cell>
          <table:table-cell table:number-columns-repeated="3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56884875846501" calcext:value-type="float">
            <text:p>0,656884875846501</text:p>
          </table:table-cell>
          <table:table-cell office:value-type="float" office:value="0.0112866817155756" calcext:value-type="float">
            <text:p>0,011286681715576</text:p>
          </table:table-cell>
          <table:table-cell table:number-columns-repeated="4" office:value-type="float" office:value="0.00677200902934537" calcext:value-type="float">
            <text:p>0,006772009029345</text:p>
          </table:table-cell>
          <table:table-cell table:number-columns-repeated="4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45598194130926" calcext:value-type="float">
            <text:p>0,645598194130926</text:p>
          </table:table-cell>
          <table:table-cell office:value-type="float" office:value="0.0158013544018059" calcext:value-type="float">
            <text:p>0,015801354401806</text:p>
          </table:table-cell>
          <table:table-cell office:value-type="float" office:value="0.0135440180586907" calcext:value-type="float">
            <text:p>0,013544018058691</text:p>
          </table:table-cell>
          <table:table-cell office:value-type="float" office:value="0.00677200902934537" calcext:value-type="float">
            <text:p>0,006772009029345</text:p>
          </table:table-cell>
          <table:table-cell table:number-columns-repeated="6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86230248306998" calcext:value-type="float">
            <text:p>0,686230248306998</text:p>
          </table:table-cell>
          <table:table-cell office:value-type="float" office:value="0.0090293453724605" calcext:value-type="float">
            <text:p>0,009029345372461</text:p>
          </table:table-cell>
          <table:table-cell table:number-columns-repeated="5" office:value-type="float" office:value="0.00451467268623025" calcext:value-type="float">
            <text:p>0,00451467268623</text:p>
          </table:table-cell>
          <table:table-cell table:number-columns-repeated="3" office:value-type="float" office:value="0.00225733634311512" calcext:value-type="float">
            <text:p>0,002257336343115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2708803611738" calcext:value-type="float">
            <text:p>0,602708803611738</text:p>
          </table:table-cell>
          <table:table-cell office:value-type="float" office:value="0.0248306997742664" calcext:value-type="float">
            <text:p>0,024830699774266</text:p>
          </table:table-cell>
          <table:table-cell office:value-type="float" office:value="0.0112866817155756" calcext:value-type="float">
            <text:p>0,011286681715576</text:p>
          </table:table-cell>
          <table:table-cell table:number-columns-repeated="2" office:value-type="float" office:value="0.0090293453724605" calcext:value-type="float">
            <text:p>0,009029345372461</text:p>
          </table:table-cell>
          <table:table-cell table:number-columns-repeated="2" office:value-type="float" office:value="0.00677200902934537" calcext:value-type="float">
            <text:p>0,006772009029345</text:p>
          </table:table-cell>
          <table:table-cell table:number-columns-repeated="3" office:value-type="float" office:value="0.00451467268623025" calcext:value-type="float">
            <text:p>0,00451467268623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33484162895928" calcext:value-type="float">
            <text:p>0,633484162895928</text:p>
          </table:table-cell>
          <table:table-cell table:number-columns-repeated="3" office:value-type="float" office:value="0.00904977375565611" calcext:value-type="float">
            <text:p>0,009049773755656</text:p>
          </table:table-cell>
          <table:table-cell table:number-columns-repeated="2" office:value-type="float" office:value="0.00678733031674208" calcext:value-type="float">
            <text:p>0,006787330316742</text:p>
          </table:table-cell>
          <table:table-cell table:number-columns-repeated="4" office:value-type="float" office:value="0.00452488687782806" calcext:value-type="float">
            <text:p>0,004524886877828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556561085972851" calcext:value-type="float">
            <text:p>0,556561085972851</text:p>
          </table:table-cell>
          <table:table-cell office:value-type="float" office:value="0.1289592760181" calcext:value-type="float">
            <text:p>0,1289592760181</text:p>
          </table:table-cell>
          <table:table-cell office:value-type="float" office:value="0.0135746606334842" calcext:value-type="float">
            <text:p>0,013574660633484</text:p>
          </table:table-cell>
          <table:table-cell office:value-type="float" office:value="0.00678733031674208" calcext:value-type="float">
            <text:p>0,006787330316742</text:p>
          </table:table-cell>
          <table:table-cell table:number-columns-repeated="4" office:value-type="float" office:value="0.00452488687782806" calcext:value-type="float">
            <text:p>0,004524886877828</text:p>
          </table:table-cell>
          <table:table-cell table:number-columns-repeated="2" office:value-type="float" office:value="0.00226244343891403" calcext:value-type="float">
            <text:p>0,002262443438914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6289592760181" calcext:value-type="float">
            <text:p>0,66289592760181</text:p>
          </table:table-cell>
          <table:table-cell table:number-columns-repeated="2" office:value-type="float" office:value="0.0113122171945701" calcext:value-type="float">
            <text:p>0,01131221719457</text:p>
          </table:table-cell>
          <table:table-cell table:number-columns-repeated="5" office:value-type="float" office:value="0.00678733031674208" calcext:value-type="float">
            <text:p>0,006787330316742</text:p>
          </table:table-cell>
          <table:table-cell table:number-columns-repeated="2" office:value-type="float" office:value="0.00452488687782806" calcext:value-type="float">
            <text:p>0,004524886877828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31221719457014" calcext:value-type="float">
            <text:p>0,631221719457014</text:p>
          </table:table-cell>
          <table:table-cell office:value-type="float" office:value="0.0226244343891403" calcext:value-type="float">
            <text:p>0,02262443438914</text:p>
          </table:table-cell>
          <table:table-cell office:value-type="float" office:value="0.0113122171945701" calcext:value-type="float">
            <text:p>0,01131221719457</text:p>
          </table:table-cell>
          <table:table-cell table:number-columns-repeated="2" office:value-type="float" office:value="0.00904977375565611" calcext:value-type="float">
            <text:p>0,009049773755656</text:p>
          </table:table-cell>
          <table:table-cell table:number-columns-repeated="3" office:value-type="float" office:value="0.00678733031674208" calcext:value-type="float">
            <text:p>0,006787330316742</text:p>
          </table:table-cell>
          <table:table-cell table:number-columns-repeated="2" office:value-type="float" office:value="0.00452488687782806" calcext:value-type="float">
            <text:p>0,004524886877828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9683257918552" calcext:value-type="float">
            <text:p>0,669683257918552</text:p>
          </table:table-cell>
          <table:table-cell office:value-type="float" office:value="0.0113122171945701" calcext:value-type="float">
            <text:p>0,01131221719457</text:p>
          </table:table-cell>
          <table:table-cell table:number-columns-repeated="3" office:value-type="float" office:value="0.00678733031674208" calcext:value-type="float">
            <text:p>0,006787330316742</text:p>
          </table:table-cell>
          <table:table-cell table:number-columns-repeated="5" office:value-type="float" office:value="0.00452488687782806" calcext:value-type="float">
            <text:p>0,004524886877828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28506787330317" calcext:value-type="float">
            <text:p>0,728506787330317</text:p>
          </table:table-cell>
          <table:table-cell table:number-columns-repeated="2" office:value-type="float" office:value="0.00678733031674208" calcext:value-type="float">
            <text:p>0,006787330316742</text:p>
          </table:table-cell>
          <table:table-cell table:number-columns-repeated="7" office:value-type="float" office:value="0.00452488687782806" calcext:value-type="float">
            <text:p>0,004524886877828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289592760181" calcext:value-type="float">
            <text:p>0,6289592760181</text:p>
          </table:table-cell>
          <table:table-cell office:value-type="float" office:value="0.0158371040723982" calcext:value-type="float">
            <text:p>0,015837104072398</text:p>
          </table:table-cell>
          <table:table-cell office:value-type="float" office:value="0.0113122171945701" calcext:value-type="float">
            <text:p>0,01131221719457</text:p>
          </table:table-cell>
          <table:table-cell table:number-columns-repeated="6" office:value-type="float" office:value="0.00678733031674208" calcext:value-type="float">
            <text:p>0,006787330316742</text:p>
          </table:table-cell>
          <table:table-cell office:value-type="float" office:value="0.00452488687782806" calcext:value-type="float">
            <text:p>0,00452488687782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590497737556561" calcext:value-type="float">
            <text:p>0,590497737556561</text:p>
          </table:table-cell>
          <table:table-cell table:number-columns-repeated="2" office:value-type="float" office:value="0.0113122171945701" calcext:value-type="float">
            <text:p>0,01131221719457</text:p>
          </table:table-cell>
          <table:table-cell table:number-columns-repeated="3" office:value-type="float" office:value="0.00904977375565611" calcext:value-type="float">
            <text:p>0,009049773755656</text:p>
          </table:table-cell>
          <table:table-cell office:value-type="float" office:value="0.00678733031674208" calcext:value-type="float">
            <text:p>0,006787330316742</text:p>
          </table:table-cell>
          <table:table-cell table:number-columns-repeated="3" office:value-type="float" office:value="0.00452488687782806" calcext:value-type="float">
            <text:p>0,004524886877828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714932126696833" calcext:value-type="float">
            <text:p>0,714932126696833</text:p>
          </table:table-cell>
          <table:table-cell table:number-columns-repeated="2" office:value-type="float" office:value="0.00904977375565611" calcext:value-type="float">
            <text:p>0,009049773755656</text:p>
          </table:table-cell>
          <table:table-cell table:number-columns-repeated="2" office:value-type="float" office:value="0.00678733031674208" calcext:value-type="float">
            <text:p>0,006787330316742</text:p>
          </table:table-cell>
          <table:table-cell table:number-columns-repeated="5" office:value-type="float" office:value="0.00452488687782806" calcext:value-type="float">
            <text:p>0,004524886877828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42533936651584" calcext:value-type="float">
            <text:p>0,642533936651584</text:p>
          </table:table-cell>
          <table:table-cell office:value-type="float" office:value="0.0180995475113122" calcext:value-type="float">
            <text:p>0,018099547511312</text:p>
          </table:table-cell>
          <table:table-cell table:number-columns-repeated="2" office:value-type="float" office:value="0.0113122171945701" calcext:value-type="float">
            <text:p>0,01131221719457</text:p>
          </table:table-cell>
          <table:table-cell table:number-columns-repeated="2" office:value-type="float" office:value="0.00904977375565611" calcext:value-type="float">
            <text:p>0,009049773755656</text:p>
          </table:table-cell>
          <table:table-cell office:value-type="float" office:value="0.00678733031674208" calcext:value-type="float">
            <text:p>0,006787330316742</text:p>
          </table:table-cell>
          <table:table-cell table:number-columns-repeated="3" office:value-type="float" office:value="0.00452488687782806" calcext:value-type="float">
            <text:p>0,004524886877828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72562358276644" calcext:value-type="float">
            <text:p>0,72562358276644</text:p>
          </table:table-cell>
          <table:table-cell table:number-columns-repeated="2"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  <table:table-cell office:value-type="float" office:value="0.00226757369614512" calcext:value-type="float">
            <text:p>0,002267573696145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3718820861678" calcext:value-type="float">
            <text:p>0,63718820861678</text:p>
          </table:table-cell>
          <table:table-cell table:number-columns-repeated="2" office:value-type="float" office:value="0.0113378684807256" calcext:value-type="float">
            <text:p>0,011337868480726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78004535147392" calcext:value-type="float">
            <text:p>0,678004535147392</text:p>
          </table:table-cell>
          <table:table-cell office:value-type="float" office:value="0.0158730158730159" calcext:value-type="float">
            <text:p>0,015873015873016</text:p>
          </table:table-cell>
          <table:table-cell table:number-columns-repeated="4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78004535147392" calcext:value-type="float">
            <text:p>0,678004535147392</text:p>
          </table:table-cell>
          <table:table-cell office:value-type="float" office:value="0.0113378684807256" calcext:value-type="float">
            <text:p>0,011337868480726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3718820861678" calcext:value-type="float">
            <text:p>0,63718820861678</text:p>
          </table:table-cell>
          <table:table-cell office:value-type="float" office:value="0.0113378684807256" calcext:value-type="float">
            <text:p>0,011337868480726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4399092970522" calcext:value-type="float">
            <text:p>0,664399092970522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5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707482993197279" calcext:value-type="float">
            <text:p>0,707482993197279</text:p>
          </table:table-cell>
          <table:table-cell office:value-type="float" office:value="0.0158730158730159" calcext:value-type="float">
            <text:p>0,015873015873016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2" office:value-type="float" office:value="0.00453514739229025" calcext:value-type="float">
            <text:p>0,00453514739229</text:p>
          </table:table-cell>
          <table:table-cell table:number-columns-repeated="3" office:value-type="float" office:value="0.00226757369614512" calcext:value-type="float">
            <text:p>0,002267573696145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25850340136054" calcext:value-type="float">
            <text:p>0,625850340136054</text:p>
          </table:table-cell>
          <table:table-cell office:value-type="float" office:value="0.0136054421768708" calcext:value-type="float">
            <text:p>0,013605442176871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5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87528344671202" calcext:value-type="float">
            <text:p>0,487528344671202</text:p>
          </table:table-cell>
          <table:table-cell office:value-type="float" office:value="0.0680272108843538" calcext:value-type="float">
            <text:p>0,068027210884354</text:p>
          </table:table-cell>
          <table:table-cell office:value-type="float" office:value="0.0498866213151927" calcext:value-type="float">
            <text:p>0,049886621315193</text:p>
          </table:table-cell>
          <table:table-cell office:value-type="float" office:value="0.0158730158730159" calcext:value-type="float">
            <text:p>0,015873015873016</text:p>
          </table:table-cell>
          <table:table-cell table:number-columns-repeated="3" office:value-type="float" office:value="0.0113378684807256" calcext:value-type="float">
            <text:p>0,011337868480726</text:p>
          </table:table-cell>
          <table:table-cell office:value-type="float" office:value="0.00680272108843537" calcext:value-type="float">
            <text:p>0,006802721088435</text:p>
          </table:table-cell>
          <table:table-cell table:number-columns-repeated="2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598639455782313" calcext:value-type="float">
            <text:p>0,598639455782313</text:p>
          </table:table-cell>
          <table:table-cell table:number-columns-repeated="3"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0907029478458" calcext:value-type="float">
            <text:p>0,600907029478458</text:p>
          </table:table-cell>
          <table:table-cell office:value-type="float" office:value="0.018140589569161" calcext:value-type="float">
            <text:p>0,018140589569161</text:p>
          </table:table-cell>
          <table:table-cell office:value-type="float" office:value="0.0113378684807256" calcext:value-type="float">
            <text:p>0,011337868480726</text:p>
          </table:table-cell>
          <table:table-cell table:number-columns-repeated="5" office:value-type="float" office:value="0.00680272108843537" calcext:value-type="float">
            <text:p>0,006802721088435</text:p>
          </table:table-cell>
          <table:table-cell table:number-columns-repeated="2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4" office:value-type="float" office:value="0.00680272108843537" calcext:value-type="float">
            <text:p>0,006802721088435</text:p>
          </table:table-cell>
          <table:table-cell table:number-columns-repeated="5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709750566893424" calcext:value-type="float">
            <text:p>0,709750566893424</text:p>
          </table:table-cell>
          <table:table-cell office:value-type="float" office:value="0.0113378684807256" calcext:value-type="float">
            <text:p>0,011337868480726</text:p>
          </table:table-cell>
          <table:table-cell office:value-type="float" office:value="0.0090702947845805" calcext:value-type="float">
            <text:p>0,009070294784581</text:p>
          </table:table-cell>
          <table:table-cell office:value-type="float" office:value="0.00680272108843537" calcext:value-type="float">
            <text:p>0,006802721088435</text:p>
          </table:table-cell>
          <table:table-cell table:number-columns-repeated="6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87074829931973" calcext:value-type="float">
            <text:p>0,687074829931973</text:p>
          </table:table-cell>
          <table:table-cell office:value-type="float" office:value="0.0113378684807256" calcext:value-type="float">
            <text:p>0,011337868480726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3" office:value-type="float" office:value="0.00680272108843537" calcext:value-type="float">
            <text:p>0,006802721088435</text:p>
          </table:table-cell>
          <table:table-cell table:number-columns-repeated="4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71201814058957" calcext:value-type="float">
            <text:p>0,671201814058957</text:p>
          </table:table-cell>
          <table:table-cell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6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78004535147392" calcext:value-type="float">
            <text:p>0,678004535147392</text:p>
          </table:table-cell>
          <table:table-cell office:value-type="float" office:value="0.0136054421768708" calcext:value-type="float">
            <text:p>0,013605442176871</text:p>
          </table:table-cell>
          <table:table-cell table:number-columns-repeated="2"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3" office:value-type="float" office:value="0.00453514739229025" calcext:value-type="float">
            <text:p>0,00453514739229</text:p>
          </table:table-cell>
          <table:table-cell office:value-type="float" office:value="0.00226757369614512" calcext:value-type="float">
            <text:p>0,002267573696145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19047619047619" calcext:value-type="float">
            <text:p>0,619047619047619</text:p>
          </table:table-cell>
          <table:table-cell table:number-columns-repeated="2" office:value-type="float" office:value="0.0113378684807256" calcext:value-type="float">
            <text:p>0,011337868480726</text:p>
          </table:table-cell>
          <table:table-cell table:number-columns-repeated="2" office:value-type="float" office:value="0.0090702947845805" calcext:value-type="float">
            <text:p>0,009070294784581</text:p>
          </table:table-cell>
          <table:table-cell table:number-columns-repeated="2" office:value-type="float" office:value="0.00680272108843537" calcext:value-type="float">
            <text:p>0,006802721088435</text:p>
          </table:table-cell>
          <table:table-cell table:number-columns-repeated="3" office:value-type="float" office:value="0.00453514739229025" calcext:value-type="float">
            <text:p>0,00453514739229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370454545454545" calcext:value-type="float">
            <text:p>0,370454545454545</text:p>
          </table:table-cell>
          <table:table-cell office:value-type="float" office:value="0.311363636363636" calcext:value-type="float">
            <text:p>0,311363636363636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7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727272727272727" calcext:value-type="float">
            <text:p>0,727272727272727</text:p>
          </table:table-cell>
          <table:table-cell table:number-columns-repeated="5" office:value-type="float" office:value="0.00681818181818182" calcext:value-type="float">
            <text:p>0,006818181818182</text:p>
          </table:table-cell>
          <table:table-cell table:number-columns-repeated="4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209090909090909" calcext:value-type="float">
            <text:p>0,209090909090909</text:p>
          </table:table-cell>
          <table:table-cell office:value-type="float" office:value="0.165909090909091" calcext:value-type="float">
            <text:p>0,165909090909091</text:p>
          </table:table-cell>
          <table:table-cell office:value-type="float" office:value="0.15" calcext:value-type="float">
            <text:p>0,15</text:p>
          </table:table-cell>
          <table:table-cell office:value-type="float" office:value="0.106818181818182" calcext:value-type="float">
            <text:p>0,106818181818182</text:p>
          </table:table-cell>
          <table:table-cell office:value-type="float" office:value="0.0136363636363636" calcext:value-type="float">
            <text:p>0,013636363636364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4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84090909090909" calcext:value-type="float">
            <text:p>0,684090909090909</text:p>
          </table:table-cell>
          <table:table-cell office:value-type="float" office:value="0.00909090909090909" calcext:value-type="float">
            <text:p>0,009090909090909</text:p>
          </table:table-cell>
          <table:table-cell table:number-columns-repeated="3" office:value-type="float" office:value="0.00681818181818182" calcext:value-type="float">
            <text:p>0,006818181818182</text:p>
          </table:table-cell>
          <table:table-cell table:number-columns-repeated="3" office:value-type="float" office:value="0.00454545454545455" calcext:value-type="float">
            <text:p>0,004545454545455</text:p>
          </table:table-cell>
          <table:table-cell table:number-columns-repeated="2" office:value-type="float" office:value="0.00227272727272727" calcext:value-type="float">
            <text:p>0,002272727272727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0159090909090909" calcext:value-type="float">
            <text:p>0,015909090909091</text:p>
          </table:table-cell>
          <table:table-cell table:number-columns-repeated="2" office:value-type="float" office:value="0.0136363636363636" calcext:value-type="float">
            <text:p>0,013636363636364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5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15909090909091" calcext:value-type="float">
            <text:p>0,615909090909091</text:p>
          </table:table-cell>
          <table:table-cell table:number-columns-repeated="2" office:value-type="float" office:value="0.0113636363636364" calcext:value-type="float">
            <text:p>0,011363636363636</text:p>
          </table:table-cell>
          <table:table-cell table:number-columns-repeated="2" office:value-type="float" office:value="0.00909090909090909" calcext:value-type="float">
            <text:p>0,009090909090909</text:p>
          </table:table-cell>
          <table:table-cell table:number-columns-repeated="2" office:value-type="float" office:value="0.00681818181818182" calcext:value-type="float">
            <text:p>0,006818181818182</text:p>
          </table:table-cell>
          <table:table-cell table:number-columns-repeated="3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15909090909091" calcext:value-type="float">
            <text:p>0,615909090909091</text:p>
          </table:table-cell>
          <table:table-cell office:value-type="float" office:value="0.0181818181818182" calcext:value-type="float">
            <text:p>0,018181818181818</text:p>
          </table:table-cell>
          <table:table-cell office:value-type="float" office:value="0.0113636363636364" calcext:value-type="float">
            <text:p>0,011363636363636</text:p>
          </table:table-cell>
          <table:table-cell table:number-columns-repeated="2" office:value-type="float" office:value="0.00909090909090909" calcext:value-type="float">
            <text:p>0,009090909090909</text:p>
          </table:table-cell>
          <table:table-cell table:number-columns-repeated="3" office:value-type="float" office:value="0.00681818181818182" calcext:value-type="float">
            <text:p>0,006818181818182</text:p>
          </table:table-cell>
          <table:table-cell table:number-columns-repeated="2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34090909090909" calcext:value-type="float">
            <text:p>0,634090909090909</text:p>
          </table:table-cell>
          <table:table-cell table:number-columns-repeated="2" office:value-type="float" office:value="0.0159090909090909" calcext:value-type="float">
            <text:p>0,015909090909091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6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68181818181818" calcext:value-type="float">
            <text:p>0,668181818181818</text:p>
          </table:table-cell>
          <table:table-cell office:value-type="float" office:value="0.00909090909090909" calcext:value-type="float">
            <text:p>0,009090909090909</text:p>
          </table:table-cell>
          <table:table-cell table:number-columns-repeated="6" office:value-type="float" office:value="0.00454545454545455" calcext:value-type="float">
            <text:p>0,004545454545455</text:p>
          </table:table-cell>
          <table:table-cell table:number-columns-repeated="2" office:value-type="float" office:value="0.00227272727272727" calcext:value-type="float">
            <text:p>0,002272727272727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40909090909091" calcext:value-type="float">
            <text:p>0,640909090909091</text:p>
          </table:table-cell>
          <table:table-cell office:value-type="float" office:value="0.0113636363636364" calcext:value-type="float">
            <text:p>0,011363636363636</text:p>
          </table:table-cell>
          <table:table-cell office:value-type="float" office:value="0.00909090909090909" calcext:value-type="float">
            <text:p>0,009090909090909</text:p>
          </table:table-cell>
          <table:table-cell table:number-columns-repeated="2" office:value-type="float" office:value="0.00681818181818182" calcext:value-type="float">
            <text:p>0,006818181818182</text:p>
          </table:table-cell>
          <table:table-cell table:number-columns-repeated="5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59090909090909" calcext:value-type="float">
            <text:p>0,659090909090909</text:p>
          </table:table-cell>
          <table:table-cell office:value-type="float" office:value="0.0159090909090909" calcext:value-type="float">
            <text:p>0,015909090909091</text:p>
          </table:table-cell>
          <table:table-cell table:number-columns-repeated="4" office:value-type="float" office:value="0.00681818181818182" calcext:value-type="float">
            <text:p>0,006818181818182</text:p>
          </table:table-cell>
          <table:table-cell table:number-columns-repeated="4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88636363636364" calcext:value-type="float">
            <text:p>0,588636363636364</text:p>
          </table:table-cell>
          <table:table-cell office:value-type="float" office:value="0.0113636363636364" calcext:value-type="float">
            <text:p>0,011363636363636</text:p>
          </table:table-cell>
          <table:table-cell table:number-columns-repeated="2" office:value-type="float" office:value="0.00909090909090909" calcext:value-type="float">
            <text:p>0,009090909090909</text:p>
          </table:table-cell>
          <table:table-cell table:number-columns-repeated="4" office:value-type="float" office:value="0.00681818181818182" calcext:value-type="float">
            <text:p>0,006818181818182</text:p>
          </table:table-cell>
          <table:table-cell table:number-columns-repeated="2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65909090909091" calcext:value-type="float">
            <text:p>0,665909090909091</text:p>
          </table:table-cell>
          <table:table-cell office:value-type="float" office:value="0.00909090909090909" calcext:value-type="float">
            <text:p>0,009090909090909</text:p>
          </table:table-cell>
          <table:table-cell table:number-columns-repeated="2" office:value-type="float" office:value="0.00681818181818182" calcext:value-type="float">
            <text:p>0,006818181818182</text:p>
          </table:table-cell>
          <table:table-cell table:number-columns-repeated="6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31818181818182" calcext:value-type="float">
            <text:p>0,631818181818182</text:p>
          </table:table-cell>
          <table:table-cell table:number-columns-repeated="3" office:value-type="float" office:value="0.0113636363636364" calcext:value-type="float">
            <text:p>0,011363636363636</text:p>
          </table:table-cell>
          <table:table-cell office:value-type="float" office:value="0.00909090909090909" calcext:value-type="float">
            <text:p>0,009090909090909</text:p>
          </table:table-cell>
          <table:table-cell office:value-type="float" office:value="0.00681818181818182" calcext:value-type="float">
            <text:p>0,006818181818182</text:p>
          </table:table-cell>
          <table:table-cell table:number-columns-repeated="4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86363636363636" calcext:value-type="float">
            <text:p>0,686363636363636</text:p>
          </table:table-cell>
          <table:table-cell office:value-type="float" office:value="0.0113636363636364" calcext:value-type="float">
            <text:p>0,011363636363636</text:p>
          </table:table-cell>
          <table:table-cell table:number-columns-repeated="2" office:value-type="float" office:value="0.00909090909090909" calcext:value-type="float">
            <text:p>0,009090909090909</text:p>
          </table:table-cell>
          <table:table-cell table:number-columns-repeated="4" office:value-type="float" office:value="0.00681818181818182" calcext:value-type="float">
            <text:p>0,006818181818182</text:p>
          </table:table-cell>
          <table:table-cell table:number-columns-repeated="2" office:value-type="float" office:value="0.00454545454545455" calcext:value-type="float">
            <text:p>0,004545454545455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33257403189066" calcext:value-type="float">
            <text:p>0,633257403189066</text:p>
          </table:table-cell>
          <table:table-cell office:value-type="float" office:value="0.0227790432801822" calcext:value-type="float">
            <text:p>0,022779043280182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2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51480637813212" calcext:value-type="float">
            <text:p>0,651480637813212</text:p>
          </table:table-cell>
          <table:table-cell office:value-type="float" office:value="0.0159453302961276" calcext:value-type="float">
            <text:p>0,015945330296128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5" office:value-type="float" office:value="0.00683371298405467" calcext:value-type="float">
            <text:p>0,006833712984055</text:p>
          </table:table-cell>
          <table:table-cell table:number-columns-repeated="2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200455580866" calcext:value-type="float">
            <text:p>0,608200455580866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  <table:table-cell table:number-columns-repeated="2" office:value-type="float" office:value="0.00227790432801822" calcext:value-type="float">
            <text:p>0,002277904328018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62870159453303" calcext:value-type="float">
            <text:p>0,66287015945330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7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94760820045558" calcext:value-type="float">
            <text:p>0,694760820045558</text:p>
          </table:table-cell>
          <table:table-cell table:number-columns-repeated="2"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  <table:table-cell office:value-type="float" office:value="0.00227790432801822" calcext:value-type="float">
            <text:p>0,002277904328018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90205011389522" calcext:value-type="float">
            <text:p>0,690205011389522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6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26423690205011" calcext:value-type="float">
            <text:p>0,626423690205011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46924829157175" calcext:value-type="float">
            <text:p>0,646924829157175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4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44646924829157" calcext:value-type="float">
            <text:p>0,644646924829157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40091116173121" calcext:value-type="float">
            <text:p>0,640091116173121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76537585421412" calcext:value-type="float">
            <text:p>0,676537585421412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6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87927107061503" calcext:value-type="float">
            <text:p>0,687927107061503</text:p>
          </table:table-cell>
          <table:table-cell office:value-type="float" office:value="0.0159453302961276" calcext:value-type="float">
            <text:p>0,015945330296128</text:p>
          </table:table-cell>
          <table:table-cell office:value-type="float" office:value="0.0136674259681093" calcext:value-type="float">
            <text:p>0,013667425968109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4" office:value-type="float" office:value="0.00455580865603645" calcext:value-type="float">
            <text:p>0,004555808656036</text:p>
          </table:table-cell>
          <table:table-cell office:value-type="float" office:value="0.00227790432801822" calcext:value-type="float">
            <text:p>0,002277904328018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56036446469248" calcext:value-type="float">
            <text:p>0,656036446469248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office:value-type="float" office:value="0.00911161731207289" calcext:value-type="float">
            <text:p>0,009111617312073</text:p>
          </table:table-cell>
          <table:table-cell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69703872437358" calcext:value-type="float">
            <text:p>0,669703872437358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2"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74259681093394" calcext:value-type="float">
            <text:p>0,674259681093394</text:p>
          </table:table-cell>
          <table:table-cell office:value-type="float" office:value="0.0159453302961276" calcext:value-type="float">
            <text:p>0,015945330296128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3"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2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62870159453303" calcext:value-type="float">
            <text:p>0,662870159453303</text:p>
          </table:table-cell>
          <table:table-cell office:value-type="float" office:value="0.0182232346241458" calcext:value-type="float">
            <text:p>0,018223234624146</text:p>
          </table:table-cell>
          <table:table-cell office:value-type="float" office:value="0.0113895216400911" calcext:value-type="float">
            <text:p>0,011389521640091</text:p>
          </table:table-cell>
          <table:table-cell table:number-columns-repeated="7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30979498861048" calcext:value-type="float">
            <text:p>0,630979498861048</text:p>
          </table:table-cell>
          <table:table-cell office:value-type="float" office:value="0.0136674259681093" calcext:value-type="float">
            <text:p>0,013667425968109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78815489749431" calcext:value-type="float">
            <text:p>0,678815489749431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6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724373576309795" calcext:value-type="float">
            <text:p>0,724373576309795</text:p>
          </table:table-cell>
          <table:table-cell office:value-type="float" office:value="0.00911161731207289" calcext:value-type="float">
            <text:p>0,009111617312073</text:p>
          </table:table-cell>
          <table:table-cell table:number-columns-repeated="3" office:value-type="float" office:value="0.00683371298405467" calcext:value-type="float">
            <text:p>0,006833712984055</text:p>
          </table:table-cell>
          <table:table-cell table:number-columns-repeated="5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56036446469248" calcext:value-type="float">
            <text:p>0,656036446469248</text:p>
          </table:table-cell>
          <table:table-cell table:number-columns-repeated="4" office:value-type="float" office:value="0.00911161731207289" calcext:value-type="float">
            <text:p>0,009111617312073</text:p>
          </table:table-cell>
          <table:table-cell table:number-columns-repeated="2" office:value-type="float" office:value="0.00683371298405467" calcext:value-type="float">
            <text:p>0,006833712984055</text:p>
          </table:table-cell>
          <table:table-cell table:number-columns-repeated="3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9248291571754" calcext:value-type="float">
            <text:p>0,69248291571754</text:p>
          </table:table-cell>
          <table:table-cell office:value-type="float" office:value="0.0136674259681093" calcext:value-type="float">
            <text:p>0,013667425968109</text:p>
          </table:table-cell>
          <table:table-cell table:number-columns-repeated="4" office:value-type="float" office:value="0.00683371298405467" calcext:value-type="float">
            <text:p>0,006833712984055</text:p>
          </table:table-cell>
          <table:table-cell table:number-columns-repeated="4" office:value-type="float" office:value="0.00455580865603645" calcext:value-type="float">
            <text:p>0,004555808656036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89497716894977" calcext:value-type="float">
            <text:p>0,689497716894977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4" office:value-type="float" office:value="0.0045662100456621" calcext:value-type="float">
            <text:p>0,004566210045662</text:p>
          </table:table-cell>
          <table:table-cell table:number-columns-repeated="3" office:value-type="float" office:value="0.00228310502283105" calcext:value-type="float">
            <text:p>0,002283105022831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18721461187215" calcext:value-type="float">
            <text:p>0,618721461187215</text:p>
          </table:table-cell>
          <table:table-cell office:value-type="float" office:value="0.0159817351598174" calcext:value-type="float">
            <text:p>0,015981735159817</text:p>
          </table:table-cell>
          <table:table-cell office:value-type="float" office:value="0.0091324200913242" calcext:value-type="float">
            <text:p>0,009132420091324</text:p>
          </table:table-cell>
          <table:table-cell table:number-columns-repeated="3" office:value-type="float" office:value="0.00684931506849315" calcext:value-type="float">
            <text:p>0,006849315068493</text:p>
          </table:table-cell>
          <table:table-cell table:number-columns-repeated="4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36986301369863" calcext:value-type="float">
            <text:p>0,636986301369863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8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50684931506849" calcext:value-type="float">
            <text:p>0,650684931506849</text:p>
          </table:table-cell>
          <table:table-cell office:value-type="float" office:value="0.0182648401826484" calcext:value-type="float">
            <text:p>0,018264840182648</text:p>
          </table:table-cell>
          <table:table-cell office:value-type="float" office:value="0.0159817351598174" calcext:value-type="float">
            <text:p>0,015981735159817</text:p>
          </table:table-cell>
          <table:table-cell table:number-columns-repeated="2" office:value-type="float" office:value="0.0114155251141553" calcext:value-type="float">
            <text:p>0,011415525114155</text:p>
          </table:table-cell>
          <table:table-cell office:value-type="float" office:value="0.0091324200913242" calcext:value-type="float">
            <text:p>0,009132420091324</text:p>
          </table:table-cell>
          <table:table-cell table:number-columns-repeated="4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340182648401826" calcext:value-type="float">
            <text:p>0,340182648401826</text:p>
          </table:table-cell>
          <table:table-cell office:value-type="float" office:value="0.312785388127854" calcext:value-type="float">
            <text:p>0,312785388127854</text:p>
          </table:table-cell>
          <table:table-cell office:value-type="float" office:value="0.0091324200913242" calcext:value-type="float">
            <text:p>0,009132420091324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4" office:value-type="float" office:value="0.0045662100456621" calcext:value-type="float">
            <text:p>0,004566210045662</text:p>
          </table:table-cell>
          <table:table-cell table:number-columns-repeated="2" office:value-type="float" office:value="0.00228310502283105" calcext:value-type="float">
            <text:p>0,002283105022831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89497716894977" calcext:value-type="float">
            <text:p>0,689497716894977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2" office:value-type="float" office:value="0.0091324200913242" calcext:value-type="float">
            <text:p>0,009132420091324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5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75799086757991" calcext:value-type="float">
            <text:p>0,675799086757991</text:p>
          </table:table-cell>
          <table:table-cell table:number-columns-repeated="2" office:value-type="float" office:value="0.0091324200913242" calcext:value-type="float">
            <text:p>0,009132420091324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5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48401826484018" calcext:value-type="float">
            <text:p>0,648401826484018</text:p>
          </table:table-cell>
          <table:table-cell office:value-type="float" office:value="0.0091324200913242" calcext:value-type="float">
            <text:p>0,009132420091324</text:p>
          </table:table-cell>
          <table:table-cell table:number-columns-repeated="5"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78082191780822" calcext:value-type="float">
            <text:p>0,678082191780822</text:p>
          </table:table-cell>
          <table:table-cell office:value-type="float" office:value="0.0136986301369863" calcext:value-type="float">
            <text:p>0,013698630136986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4" office:value-type="float" office:value="0.0045662100456621" calcext:value-type="float">
            <text:p>0,004566210045662</text:p>
          </table:table-cell>
          <table:table-cell table:number-columns-repeated="3" office:value-type="float" office:value="0.00228310502283105" calcext:value-type="float">
            <text:p>0,002283105022831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59817351598174" calcext:value-type="float">
            <text:p>0,659817351598174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5"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32420091324201" calcext:value-type="float">
            <text:p>0,632420091324201</text:p>
          </table:table-cell>
          <table:table-cell office:value-type="float" office:value="0.0159817351598174" calcext:value-type="float">
            <text:p>0,015981735159817</text:p>
          </table:table-cell>
          <table:table-cell office:value-type="float" office:value="0.0136986301369863" calcext:value-type="float">
            <text:p>0,013698630136986</text:p>
          </table:table-cell>
          <table:table-cell table:number-columns-repeated="2" office:value-type="float" office:value="0.0091324200913242" calcext:value-type="float">
            <text:p>0,009132420091324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707762557077626" calcext:value-type="float">
            <text:p>0,707762557077626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7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598173515981735" calcext:value-type="float">
            <text:p>0,598173515981735</text:p>
          </table:table-cell>
          <table:table-cell office:value-type="float" office:value="0.0159817351598174" calcext:value-type="float">
            <text:p>0,015981735159817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2" office:value-type="float" office:value="0.0091324200913242" calcext:value-type="float">
            <text:p>0,009132420091324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18721461187215" calcext:value-type="float">
            <text:p>0,618721461187215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2" office:value-type="float" office:value="0.00684931506849315" calcext:value-type="float">
            <text:p>0,006849315068493</text:p>
          </table:table-cell>
          <table:table-cell table:number-columns-repeated="6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721461187214612" calcext:value-type="float">
            <text:p>0,721461187214612</text:p>
          </table:table-cell>
          <table:table-cell office:value-type="float" office:value="0.0114155251141553" calcext:value-type="float">
            <text:p>0,011415525114155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3" office:value-type="float" office:value="0.0045662100456621" calcext:value-type="float">
            <text:p>0,004566210045662</text:p>
          </table:table-cell>
          <table:table-cell table:number-columns-repeated="4" office:value-type="float" office:value="0.00228310502283105" calcext:value-type="float">
            <text:p>0,002283105022831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550228310502283" calcext:value-type="float">
            <text:p>0,550228310502283</text:p>
          </table:table-cell>
          <table:table-cell office:value-type="float" office:value="0.0114155251141553" calcext:value-type="float">
            <text:p>0,011415525114155</text:p>
          </table:table-cell>
          <table:table-cell table:number-columns-repeated="4" office:value-type="float" office:value="0.00684931506849315" calcext:value-type="float">
            <text:p>0,006849315068493</text:p>
          </table:table-cell>
          <table:table-cell table:number-columns-repeated="4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71232876712329" calcext:value-type="float">
            <text:p>0,671232876712329</text:p>
          </table:table-cell>
          <table:table-cell office:value-type="float" office:value="0.0091324200913242" calcext:value-type="float">
            <text:p>0,009132420091324</text:p>
          </table:table-cell>
          <table:table-cell office:value-type="float" office:value="0.00684931506849315" calcext:value-type="float">
            <text:p>0,006849315068493</text:p>
          </table:table-cell>
          <table:table-cell table:number-columns-repeated="7" office:value-type="float" office:value="0.0045662100456621" calcext:value-type="float">
            <text:p>0,004566210045662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2929061784897" calcext:value-type="float">
            <text:p>0,62929061784897</text:p>
          </table:table-cell>
          <table:table-cell office:value-type="float" office:value="0.0091533180778032" calcext:value-type="float">
            <text:p>0,009153318077803</text:p>
          </table:table-cell>
          <table:table-cell office:value-type="float" office:value="0.0068649885583524" calcext:value-type="float">
            <text:p>0,006864988558352</text:p>
          </table:table-cell>
          <table:table-cell table:number-columns-repeated="7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31578947368421" calcext:value-type="float">
            <text:p>0,631578947368421</text:p>
          </table:table-cell>
          <table:table-cell office:value-type="float" office:value="0.0160183066361556" calcext:value-type="float">
            <text:p>0,016018306636156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4" office:value-type="float" office:value="0.0068649885583524" calcext:value-type="float">
            <text:p>0,006864988558352</text:p>
          </table:table-cell>
          <table:table-cell table:number-columns-repeated="3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8649885583524" calcext:value-type="float">
            <text:p>0,68649885583524</text:p>
          </table:table-cell>
          <table:table-cell office:value-type="float" office:value="0.0137299771167048" calcext:value-type="float">
            <text:p>0,013729977116705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3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68192219679634" calcext:value-type="float">
            <text:p>0,668192219679634</text:p>
          </table:table-cell>
          <table:table-cell office:value-type="float" office:value="0.0205949656750572" calcext:value-type="float">
            <text:p>0,020594965675057</text:p>
          </table:table-cell>
          <table:table-cell office:value-type="float" office:value="0.0160183066361556" calcext:value-type="float">
            <text:p>0,016018306636156</text:p>
          </table:table-cell>
          <table:table-cell table:number-columns-repeated="2" office:value-type="float" office:value="0.0091533180778032" calcext:value-type="float">
            <text:p>0,009153318077803</text:p>
          </table:table-cell>
          <table:table-cell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79633867276888" calcext:value-type="float">
            <text:p>0,679633867276888</text:p>
          </table:table-cell>
          <table:table-cell office:value-type="float" office:value="0.011441647597254" calcext:value-type="float">
            <text:p>0,011441647597254</text:p>
          </table:table-cell>
          <table:table-cell table:number-columns-repeated="3" office:value-type="float" office:value="0.0068649885583524" calcext:value-type="float">
            <text:p>0,006864988558352</text:p>
          </table:table-cell>
          <table:table-cell table:number-columns-repeated="5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6407322654462" calcext:value-type="float">
            <text:p>0,606407322654462</text:p>
          </table:table-cell>
          <table:table-cell table:number-columns-repeated="2" office:value-type="float" office:value="0.0091533180778032" calcext:value-type="float">
            <text:p>0,009153318077803</text:p>
          </table:table-cell>
          <table:table-cell table:number-columns-repeated="7" office:value-type="float" office:value="0.0068649885583524" calcext:value-type="float">
            <text:p>0,006864988558352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709382151029748" calcext:value-type="float">
            <text:p>0,709382151029748</text:p>
          </table:table-cell>
          <table:table-cell table:number-columns-repeated="2" office:value-type="float" office:value="0.0091533180778032" calcext:value-type="float">
            <text:p>0,009153318077803</text:p>
          </table:table-cell>
          <table:table-cell table:number-columns-repeated="3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5903890160183" calcext:value-type="float">
            <text:p>0,665903890160183</text:p>
          </table:table-cell>
          <table:table-cell office:value-type="float" office:value="0.011441647597254" calcext:value-type="float">
            <text:p>0,011441647597254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2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  <table:table-cell office:value-type="float" office:value="0.0022883295194508" calcext:value-type="float">
            <text:p>0,00228832951945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20137299771167" calcext:value-type="float">
            <text:p>0,620137299771167</text:p>
          </table:table-cell>
          <table:table-cell table:number-columns-repeated="2" office:value-type="float" office:value="0.0160183066361556" calcext:value-type="float">
            <text:p>0,016018306636156</text:p>
          </table:table-cell>
          <table:table-cell office:value-type="float" office:value="0.011441647597254" calcext:value-type="float">
            <text:p>0,011441647597254</text:p>
          </table:table-cell>
          <table:table-cell table:number-columns-repeated="4" office:value-type="float" office:value="0.0091533180778032" calcext:value-type="float">
            <text:p>0,009153318077803</text:p>
          </table:table-cell>
          <table:table-cell table:number-columns-repeated="2" office:value-type="float" office:value="0.0068649885583524" calcext:value-type="float">
            <text:p>0,006864988558352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8695652173913" calcext:value-type="float">
            <text:p>0,608695652173913</text:p>
          </table:table-cell>
          <table:table-cell office:value-type="float" office:value="0.011441647597254" calcext:value-type="float">
            <text:p>0,011441647597254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3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597254004576659" calcext:value-type="float">
            <text:p>0,597254004576659</text:p>
          </table:table-cell>
          <table:table-cell office:value-type="float" office:value="0.011441647597254" calcext:value-type="float">
            <text:p>0,011441647597254</text:p>
          </table:table-cell>
          <table:table-cell table:number-columns-repeated="3" office:value-type="float" office:value="0.0091533180778032" calcext:value-type="float">
            <text:p>0,009153318077803</text:p>
          </table:table-cell>
          <table:table-cell table:number-columns-repeated="2" office:value-type="float" office:value="0.0068649885583524" calcext:value-type="float">
            <text:p>0,006864988558352</text:p>
          </table:table-cell>
          <table:table-cell table:number-columns-repeated="3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24713958810069" calcext:value-type="float">
            <text:p>0,624713958810069</text:p>
          </table:table-cell>
          <table:table-cell office:value-type="float" office:value="0.011441647597254" calcext:value-type="float">
            <text:p>0,011441647597254</text:p>
          </table:table-cell>
          <table:table-cell table:number-columns-repeated="4" office:value-type="float" office:value="0.0068649885583524" calcext:value-type="float">
            <text:p>0,006864988558352</text:p>
          </table:table-cell>
          <table:table-cell table:number-columns-repeated="4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24713958810069" calcext:value-type="float">
            <text:p>0,624713958810069</text:p>
          </table:table-cell>
          <table:table-cell office:value-type="float" office:value="0.0251716247139588" calcext:value-type="float">
            <text:p>0,025171624713959</text:p>
          </table:table-cell>
          <table:table-cell office:value-type="float" office:value="0.0091533180778032" calcext:value-type="float">
            <text:p>0,009153318077803</text:p>
          </table:table-cell>
          <table:table-cell table:number-columns-repeated="7" office:value-type="float" office:value="0.0045766590389016" calcext:value-type="float">
            <text:p>0,004576659038902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571100917431193" calcext:value-type="float">
            <text:p>0,571100917431193</text:p>
          </table:table-cell>
          <table:table-cell office:value-type="float" office:value="0.0160550458715596" calcext:value-type="float">
            <text:p>0,01605504587156</text:p>
          </table:table-cell>
          <table:table-cell table:number-columns-repeated="2" office:value-type="float" office:value="0.0091743119266055" calcext:value-type="float">
            <text:p>0,009174311926606</text:p>
          </table:table-cell>
          <table:table-cell table:number-columns-repeated="5" office:value-type="float" office:value="0.00688073394495413" calcext:value-type="float">
            <text:p>0,006880733944954</text:p>
          </table:table-cell>
          <table:table-cell office:value-type="float" office:value="0.00458715596330275" calcext:value-type="float">
            <text:p>0,004587155963303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745412844036697" calcext:value-type="float">
            <text:p>0,745412844036697</text:p>
          </table:table-cell>
          <table:table-cell office:value-type="float" office:value="0.0091743119266055" calcext:value-type="float">
            <text:p>0,009174311926606</text:p>
          </table:table-cell>
          <table:table-cell office:value-type="float" office:value="0.00688073394495413" calcext:value-type="float">
            <text:p>0,006880733944954</text:p>
          </table:table-cell>
          <table:table-cell table:number-columns-repeated="7" office:value-type="float" office:value="0.00458715596330275" calcext:value-type="float">
            <text:p>0,004587155963303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6743119266055" calcext:value-type="float">
            <text:p>0,66743119266055</text:p>
          </table:table-cell>
          <table:table-cell office:value-type="float" office:value="0.018348623853211" calcext:value-type="float">
            <text:p>0,018348623853211</text:p>
          </table:table-cell>
          <table:table-cell table:number-columns-repeated="2" office:value-type="float" office:value="0.0091743119266055" calcext:value-type="float">
            <text:p>0,009174311926606</text:p>
          </table:table-cell>
          <table:table-cell table:number-columns-repeated="6" office:value-type="float" office:value="0.00458715596330275" calcext:value-type="float">
            <text:p>0,004587155963303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754587155963303" calcext:value-type="float">
            <text:p>0,754587155963303</text:p>
          </table:table-cell>
          <table:table-cell office:value-type="float" office:value="0.0114678899082569" calcext:value-type="float">
            <text:p>0,011467889908257</text:p>
          </table:table-cell>
          <table:table-cell table:number-columns-repeated="2" office:value-type="float" office:value="0.00688073394495413" calcext:value-type="float">
            <text:p>0,006880733944954</text:p>
          </table:table-cell>
          <table:table-cell table:number-columns-repeated="6" office:value-type="float" office:value="0.00458715596330275" calcext:value-type="float">
            <text:p>0,004587155963303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1697247706422" calcext:value-type="float">
            <text:p>0,61697247706422</text:p>
          </table:table-cell>
          <table:table-cell office:value-type="float" office:value="0.0114678899082569" calcext:value-type="float">
            <text:p>0,011467889908257</text:p>
          </table:table-cell>
          <table:table-cell table:number-columns-repeated="2" office:value-type="float" office:value="0.0091743119266055" calcext:value-type="float">
            <text:p>0,009174311926606</text:p>
          </table:table-cell>
          <table:table-cell table:number-columns-repeated="5" office:value-type="float" office:value="0.00688073394495413" calcext:value-type="float">
            <text:p>0,006880733944954</text:p>
          </table:table-cell>
          <table:table-cell office:value-type="float" office:value="0.00458715596330275" calcext:value-type="float">
            <text:p>0,004587155963303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3211009174312" calcext:value-type="float">
            <text:p>0,603211009174312</text:p>
          </table:table-cell>
          <table:table-cell office:value-type="float" office:value="0.0229357798165138" calcext:value-type="float">
            <text:p>0,022935779816514</text:p>
          </table:table-cell>
          <table:table-cell office:value-type="float" office:value="0.0160550458715596" calcext:value-type="float">
            <text:p>0,01605504587156</text:p>
          </table:table-cell>
          <table:table-cell table:number-columns-repeated="3" office:value-type="float" office:value="0.00688073394495413" calcext:value-type="float">
            <text:p>0,006880733944954</text:p>
          </table:table-cell>
          <table:table-cell table:number-columns-repeated="4" office:value-type="float" office:value="0.00458715596330275" calcext:value-type="float">
            <text:p>0,00458715596330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39908256880734" calcext:value-type="float">
            <text:p>0,639908256880734</text:p>
          </table:table-cell>
          <table:table-cell office:value-type="float" office:value="0.018348623853211" calcext:value-type="float">
            <text:p>0,018348623853211</text:p>
          </table:table-cell>
          <table:table-cell office:value-type="float" office:value="0.0091743119266055" calcext:value-type="float">
            <text:p>0,009174311926606</text:p>
          </table:table-cell>
          <table:table-cell table:number-columns-repeated="2" office:value-type="float" office:value="0.00688073394495413" calcext:value-type="float">
            <text:p>0,006880733944954</text:p>
          </table:table-cell>
          <table:table-cell table:number-columns-repeated="5" office:value-type="float" office:value="0.00458715596330275" calcext:value-type="float">
            <text:p>0,004587155963303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60550458715596" calcext:value-type="float">
            <text:p>0,660550458715596</text:p>
          </table:table-cell>
          <table:table-cell table:number-columns-repeated="2" office:value-type="float" office:value="0.0091743119266055" calcext:value-type="float">
            <text:p>0,009174311926606</text:p>
          </table:table-cell>
          <table:table-cell office:value-type="float" office:value="0.00688073394495413" calcext:value-type="float">
            <text:p>0,006880733944954</text:p>
          </table:table-cell>
          <table:table-cell table:number-columns-repeated="6" office:value-type="float" office:value="0.00458715596330275" calcext:value-type="float">
            <text:p>0,004587155963303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27586206896552" calcext:value-type="float">
            <text:p>0,627586206896552</text:p>
          </table:table-cell>
          <table:table-cell office:value-type="float" office:value="0.0114942528735632" calcext:value-type="float">
            <text:p>0,011494252873563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2" office:value-type="float" office:value="0.00689655172413793" calcext:value-type="float">
            <text:p>0,006896551724138</text:p>
          </table:table-cell>
          <table:table-cell table:number-columns-repeated="4" office:value-type="float" office:value="0.00459770114942529" calcext:value-type="float">
            <text:p>0,004597701149425</text:p>
          </table:table-cell>
          <table:table-cell office:value-type="float" office:value="0.00229885057471264" calcext:value-type="float">
            <text:p>0,00229885057471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39080459770115" calcext:value-type="float">
            <text:p>0,639080459770115</text:p>
          </table:table-cell>
          <table:table-cell office:value-type="float" office:value="0.0160919540229885" calcext:value-type="float">
            <text:p>0,016091954022989</text:p>
          </table:table-cell>
          <table:table-cell office:value-type="float" office:value="0.0137931034482759" calcext:value-type="float">
            <text:p>0,013793103448276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4" office:value-type="float" office:value="0.00689655172413793" calcext:value-type="float">
            <text:p>0,006896551724138</text:p>
          </table:table-cell>
          <table:table-cell table:number-columns-repeated="2" office:value-type="float" office:value="0.00459770114942529" calcext:value-type="float">
            <text:p>0,004597701149425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45977011494253" calcext:value-type="float">
            <text:p>0,645977011494253</text:p>
          </table:table-cell>
          <table:table-cell office:value-type="float" office:value="0.0367816091954023" calcext:value-type="float">
            <text:p>0,036781609195402</text:p>
          </table:table-cell>
          <table:table-cell office:value-type="float" office:value="0.0183908045977012" calcext:value-type="float">
            <text:p>0,018390804597701</text:p>
          </table:table-cell>
          <table:table-cell table:number-columns-repeated="2" office:value-type="float" office:value="0.00919540229885058" calcext:value-type="float">
            <text:p>0,009195402298851</text:p>
          </table:table-cell>
          <table:table-cell table:number-columns-repeated="5" office:value-type="float" office:value="0.00689655172413793" calcext:value-type="float">
            <text:p>0,006896551724138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01149425287356" calcext:value-type="float">
            <text:p>0,701149425287356</text:p>
          </table:table-cell>
          <table:table-cell table:number-columns-repeated="3" office:value-type="float" office:value="0.00919540229885058" calcext:value-type="float">
            <text:p>0,009195402298851</text:p>
          </table:table-cell>
          <table:table-cell office:value-type="float" office:value="0.00689655172413793" calcext:value-type="float">
            <text:p>0,006896551724138</text:p>
          </table:table-cell>
          <table:table-cell table:number-columns-repeated="4" office:value-type="float" office:value="0.00459770114942529" calcext:value-type="float">
            <text:p>0,004597701149425</text:p>
          </table:table-cell>
          <table:table-cell office:value-type="float" office:value="0.00229885057471264" calcext:value-type="float">
            <text:p>0,002298850574713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2" office:value-type="float" office:value="0.00919540229885058" calcext:value-type="float">
            <text:p>0,009195402298851</text:p>
          </table:table-cell>
          <table:table-cell table:number-columns-repeated="4" office:value-type="float" office:value="0.00689655172413793" calcext:value-type="float">
            <text:p>0,006896551724138</text:p>
          </table:table-cell>
          <table:table-cell table:number-columns-repeated="3" office:value-type="float" office:value="0.00459770114942529" calcext:value-type="float">
            <text:p>0,00459770114942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52873563218391" calcext:value-type="float">
            <text:p>0,652873563218391</text:p>
          </table:table-cell>
          <table:table-cell table:number-columns-repeated="2" office:value-type="float" office:value="0.00689655172413793" calcext:value-type="float">
            <text:p>0,006896551724138</text:p>
          </table:table-cell>
          <table:table-cell table:number-columns-repeated="7" office:value-type="float" office:value="0.00459770114942529" calcext:value-type="float">
            <text:p>0,00459770114942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18390804597701" calcext:value-type="float">
            <text:p>0,618390804597701</text:p>
          </table:table-cell>
          <table:table-cell office:value-type="float" office:value="0.0275862068965517" calcext:value-type="float">
            <text:p>0,027586206896552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6" office:value-type="float" office:value="0.00689655172413793" calcext:value-type="float">
            <text:p>0,006896551724138</text:p>
          </table:table-cell>
          <table:table-cell office:value-type="float" office:value="0.00459770114942529" calcext:value-type="float">
            <text:p>0,004597701149425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52873563218391" calcext:value-type="float">
            <text:p>0,652873563218391</text:p>
          </table:table-cell>
          <table:table-cell table:number-columns-repeated="2" office:value-type="float" office:value="0.0114942528735632" calcext:value-type="float">
            <text:p>0,011494252873563</text:p>
          </table:table-cell>
          <table:table-cell table:number-columns-repeated="4" office:value-type="float" office:value="0.00689655172413793" calcext:value-type="float">
            <text:p>0,006896551724138</text:p>
          </table:table-cell>
          <table:table-cell table:number-columns-repeated="3" office:value-type="float" office:value="0.00459770114942529" calcext:value-type="float">
            <text:p>0,00459770114942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62068965517241" calcext:value-type="float">
            <text:p>0,662068965517241</text:p>
          </table:table-cell>
          <table:table-cell office:value-type="float" office:value="0.0114942528735632" calcext:value-type="float">
            <text:p>0,011494252873563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2" office:value-type="float" office:value="0.00689655172413793" calcext:value-type="float">
            <text:p>0,006896551724138</text:p>
          </table:table-cell>
          <table:table-cell table:number-columns-repeated="5" office:value-type="float" office:value="0.00459770114942529" calcext:value-type="float">
            <text:p>0,004597701149425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45977011494253" calcext:value-type="float">
            <text:p>0,645977011494253</text:p>
          </table:table-cell>
          <table:table-cell office:value-type="float" office:value="0.0137931034482759" calcext:value-type="float">
            <text:p>0,013793103448276</text:p>
          </table:table-cell>
          <table:table-cell office:value-type="float" office:value="0.00919540229885058" calcext:value-type="float">
            <text:p>0,009195402298851</text:p>
          </table:table-cell>
          <table:table-cell table:number-columns-repeated="2" office:value-type="float" office:value="0.00689655172413793" calcext:value-type="float">
            <text:p>0,006896551724138</text:p>
          </table:table-cell>
          <table:table-cell table:number-columns-repeated="5" office:value-type="float" office:value="0.00459770114942529" calcext:value-type="float">
            <text:p>0,004597701149425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73563218390805" calcext:value-type="float">
            <text:p>0,673563218390805</text:p>
          </table:table-cell>
          <table:table-cell office:value-type="float" office:value="0.0183908045977012" calcext:value-type="float">
            <text:p>0,018390804597701</text:p>
          </table:table-cell>
          <table:table-cell office:value-type="float" office:value="0.0114942528735632" calcext:value-type="float">
            <text:p>0,011494252873563</text:p>
          </table:table-cell>
          <table:table-cell office:value-type="float" office:value="0.00919540229885058" calcext:value-type="float">
            <text:p>0,009195402298851</text:p>
          </table:table-cell>
          <table:table-cell office:value-type="float" office:value="0.00689655172413793" calcext:value-type="float">
            <text:p>0,006896551724138</text:p>
          </table:table-cell>
          <table:table-cell table:number-columns-repeated="5" office:value-type="float" office:value="0.00459770114942529" calcext:value-type="float">
            <text:p>0,004597701149425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22119815668203" calcext:value-type="float">
            <text:p>0,622119815668203</text:p>
          </table:table-cell>
          <table:table-cell table:number-columns-repeated="2" office:value-type="float" office:value="0.00921658986175115" calcext:value-type="float">
            <text:p>0,009216589861751</text:p>
          </table:table-cell>
          <table:table-cell table:number-columns-repeated="5" office:value-type="float" office:value="0.00691244239631337" calcext:value-type="float">
            <text:p>0,006912442396313</text:p>
          </table:table-cell>
          <table:table-cell table:number-columns-repeated="2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68202764976958" calcext:value-type="float">
            <text:p>0,668202764976958</text:p>
          </table:table-cell>
          <table:table-cell office:value-type="float" office:value="0.0138248847926267" calcext:value-type="float">
            <text:p>0,013824884792627</text:p>
          </table:table-cell>
          <table:table-cell table:number-columns-repeated="3" office:value-type="float" office:value="0.00691244239631337" calcext:value-type="float">
            <text:p>0,006912442396313</text:p>
          </table:table-cell>
          <table:table-cell table:number-columns-repeated="4" office:value-type="float" office:value="0.00460829493087558" calcext:value-type="float">
            <text:p>0,004608294930876</text:p>
          </table:table-cell>
          <table:table-cell office:value-type="float" office:value="0.00230414746543779" calcext:value-type="float">
            <text:p>0,002304147465438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10599078341014" calcext:value-type="float">
            <text:p>0,610599078341014</text:p>
          </table:table-cell>
          <table:table-cell office:value-type="float" office:value="0.0161290322580645" calcext:value-type="float">
            <text:p>0,016129032258065</text:p>
          </table:table-cell>
          <table:table-cell office:value-type="float" office:value="0.0138248847926267" calcext:value-type="float">
            <text:p>0,013824884792627</text:p>
          </table:table-cell>
          <table:table-cell table:number-columns-repeated="2" office:value-type="float" office:value="0.00921658986175115" calcext:value-type="float">
            <text:p>0,009216589861751</text:p>
          </table:table-cell>
          <table:table-cell table:number-columns-repeated="3" office:value-type="float" office:value="0.00691244239631337" calcext:value-type="float">
            <text:p>0,006912442396313</text:p>
          </table:table-cell>
          <table:table-cell table:number-columns-repeated="2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58986175115207" calcext:value-type="float">
            <text:p>0,658986175115207</text:p>
          </table:table-cell>
          <table:table-cell office:value-type="float" office:value="0.0115207373271889" calcext:value-type="float">
            <text:p>0,011520737327189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6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702764976958525" calcext:value-type="float">
            <text:p>0,702764976958525</text:p>
          </table:table-cell>
          <table:table-cell table:number-columns-repeated="2" office:value-type="float" office:value="0.00921658986175115" calcext:value-type="float">
            <text:p>0,009216589861751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5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63594470046083" calcext:value-type="float">
            <text:p>0,663594470046083</text:p>
          </table:table-cell>
          <table:table-cell office:value-type="float" office:value="0.0115207373271889" calcext:value-type="float">
            <text:p>0,011520737327189</text:p>
          </table:table-cell>
          <table:table-cell table:number-columns-repeated="2" office:value-type="float" office:value="0.00921658986175115" calcext:value-type="float">
            <text:p>0,009216589861751</text:p>
          </table:table-cell>
          <table:table-cell office:value-type="float" office:value="0.00691244239631337" calcext:value-type="float">
            <text:p>0,006912442396313</text:p>
          </table:table-cell>
          <table:table-cell table:number-columns-repeated="5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75115207373272" calcext:value-type="float">
            <text:p>0,675115207373272</text:p>
          </table:table-cell>
          <table:table-cell office:value-type="float" office:value="0.00921658986175115" calcext:value-type="float">
            <text:p>0,009216589861751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6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42857142857143" calcext:value-type="float">
            <text:p>0,642857142857143</text:p>
          </table:table-cell>
          <table:table-cell office:value-type="float" office:value="0.0138248847926267" calcext:value-type="float">
            <text:p>0,013824884792627</text:p>
          </table:table-cell>
          <table:table-cell table:number-columns-repeated="6" office:value-type="float" office:value="0.00691244239631337" calcext:value-type="float">
            <text:p>0,006912442396313</text:p>
          </table:table-cell>
          <table:table-cell table:number-columns-repeated="2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65898617511521" calcext:value-type="float">
            <text:p>0,665898617511521</text:p>
          </table:table-cell>
          <table:table-cell office:value-type="float" office:value="0.0138248847926267" calcext:value-type="float">
            <text:p>0,013824884792627</text:p>
          </table:table-cell>
          <table:table-cell office:value-type="float" office:value="0.00921658986175115" calcext:value-type="float">
            <text:p>0,009216589861751</text:p>
          </table:table-cell>
          <table:table-cell table:number-columns-repeated="5" office:value-type="float" office:value="0.00691244239631337" calcext:value-type="float">
            <text:p>0,006912442396313</text:p>
          </table:table-cell>
          <table:table-cell table:number-columns-repeated="2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65898617511521" calcext:value-type="float">
            <text:p>0,665898617511521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7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317972350230415" calcext:value-type="float">
            <text:p>0,317972350230415</text:p>
          </table:table-cell>
          <table:table-cell office:value-type="float" office:value="0.205069124423963" calcext:value-type="float">
            <text:p>0,205069124423963</text:p>
          </table:table-cell>
          <table:table-cell office:value-type="float" office:value="0.0990783410138249" calcext:value-type="float">
            <text:p>0,099078341013825</text:p>
          </table:table-cell>
          <table:table-cell office:value-type="float" office:value="0.00691244239631337" calcext:value-type="float">
            <text:p>0,006912442396313</text:p>
          </table:table-cell>
          <table:table-cell table:number-columns-repeated="6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72811059907834" calcext:value-type="float">
            <text:p>0,672811059907834</text:p>
          </table:table-cell>
          <table:table-cell office:value-type="float" office:value="0.0184331797235023" calcext:value-type="float">
            <text:p>0,018433179723502</text:p>
          </table:table-cell>
          <table:table-cell office:value-type="float" office:value="0.00921658986175115" calcext:value-type="float">
            <text:p>0,009216589861751</text:p>
          </table:table-cell>
          <table:table-cell table:number-columns-repeated="2" office:value-type="float" office:value="0.00691244239631337" calcext:value-type="float">
            <text:p>0,006912442396313</text:p>
          </table:table-cell>
          <table:table-cell table:number-columns-repeated="5" office:value-type="float" office:value="0.00460829493087558" calcext:value-type="float">
            <text:p>0,004608294930876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90531177829099" calcext:value-type="float">
            <text:p>0,690531177829099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3" office:value-type="float" office:value="0.0069284064665127" calcext:value-type="float">
            <text:p>0,006928406466513</text:p>
          </table:table-cell>
          <table:table-cell table:number-columns-repeated="5"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76674364896074" calcext:value-type="float">
            <text:p>0,676674364896074</text:p>
          </table:table-cell>
          <table:table-cell office:value-type="float" office:value="0.0161662817551963" calcext:value-type="float">
            <text:p>0,016166281755196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7"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6743648960739" calcext:value-type="float">
            <text:p>0,66743648960739</text:p>
          </table:table-cell>
          <table:table-cell office:value-type="float" office:value="0.0184757505773672" calcext:value-type="float">
            <text:p>0,018475750577367</text:p>
          </table:table-cell>
          <table:table-cell office:value-type="float" office:value="0.0115473441108545" calcext:value-type="float">
            <text:p>0,011547344110855</text:p>
          </table:table-cell>
          <table:table-cell table:number-columns-repeated="2" office:value-type="float" office:value="0.0092378752886836" calcext:value-type="float">
            <text:p>0,009237875288684</text:p>
          </table:table-cell>
          <table:table-cell table:number-columns-repeated="2" office:value-type="float" office:value="0.0069284064665127" calcext:value-type="float">
            <text:p>0,006928406466513</text:p>
          </table:table-cell>
          <table:table-cell table:number-columns-repeated="3"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4203233256351" calcext:value-type="float">
            <text:p>0,64203233256351</text:p>
          </table:table-cell>
          <table:table-cell office:value-type="float" office:value="0.0138568129330254" calcext:value-type="float">
            <text:p>0,013856812933025</text:p>
          </table:table-cell>
          <table:table-cell office:value-type="float" office:value="0.0115473441108545" calcext:value-type="float">
            <text:p>0,011547344110855</text:p>
          </table:table-cell>
          <table:table-cell table:number-columns-repeated="2" office:value-type="float" office:value="0.0092378752886836" calcext:value-type="float">
            <text:p>0,009237875288684</text:p>
          </table:table-cell>
          <table:table-cell table:number-columns-repeated="3" office:value-type="float" office:value="0.0069284064665127" calcext:value-type="float">
            <text:p>0,006928406466513</text:p>
          </table:table-cell>
          <table:table-cell table:number-columns-repeated="2"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85912240184758" calcext:value-type="float">
            <text:p>0,685912240184758</text:p>
          </table:table-cell>
          <table:table-cell office:value-type="float" office:value="0.0092378752886836" calcext:value-type="float">
            <text:p>0,009237875288684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6" office:value-type="float" office:value="0.0046189376443418" calcext:value-type="float">
            <text:p>0,004618937644342</text:p>
          </table:table-cell>
          <table:table-cell office:value-type="float" office:value="0.0023094688221709" calcext:value-type="float">
            <text:p>0,002309468822171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702078521939954" calcext:value-type="float">
            <text:p>0,702078521939954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4" office:value-type="float" office:value="0.0046189376443418" calcext:value-type="float">
            <text:p>0,004618937644342</text:p>
          </table:table-cell>
          <table:table-cell table:number-columns-repeated="4" office:value-type="float" office:value="0.0023094688221709" calcext:value-type="float">
            <text:p>0,002309468822171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74364896073903" calcext:value-type="float">
            <text:p>0,674364896073903</text:p>
          </table:table-cell>
          <table:table-cell office:value-type="float" office:value="0.0115473441108545" calcext:value-type="float">
            <text:p>0,011547344110855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3" office:value-type="float" office:value="0.0069284064665127" calcext:value-type="float">
            <text:p>0,006928406466513</text:p>
          </table:table-cell>
          <table:table-cell table:number-columns-repeated="4"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69745958429561" calcext:value-type="float">
            <text:p>0,669745958429561</text:p>
          </table:table-cell>
          <table:table-cell table:number-columns-repeated="2" office:value-type="float" office:value="0.0115473441108545" calcext:value-type="float">
            <text:p>0,011547344110855</text:p>
          </table:table-cell>
          <table:table-cell table:number-columns-repeated="3" office:value-type="float" office:value="0.0069284064665127" calcext:value-type="float">
            <text:p>0,006928406466513</text:p>
          </table:table-cell>
          <table:table-cell table:number-columns-repeated="4"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60508083140878" calcext:value-type="float">
            <text:p>0,660508083140878</text:p>
          </table:table-cell>
          <table:table-cell office:value-type="float" office:value="0.0115473441108545" calcext:value-type="float">
            <text:p>0,011547344110855</text:p>
          </table:table-cell>
          <table:table-cell table:number-columns-repeated="2" office:value-type="float" office:value="0.0092378752886836" calcext:value-type="float">
            <text:p>0,009237875288684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5"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69745958429561" calcext:value-type="float">
            <text:p>0,669745958429561</text:p>
          </table:table-cell>
          <table:table-cell office:value-type="float" office:value="0.0138568129330254" calcext:value-type="float">
            <text:p>0,013856812933025</text:p>
          </table:table-cell>
          <table:table-cell office:value-type="float" office:value="0.0115473441108545" calcext:value-type="float">
            <text:p>0,011547344110855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5" office:value-type="float" office:value="0.0069284064665127" calcext:value-type="float">
            <text:p>0,006928406466513</text:p>
          </table:table-cell>
          <table:table-cell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85912240184758" calcext:value-type="float">
            <text:p>0,685912240184758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8"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74364896073903" calcext:value-type="float">
            <text:p>0,674364896073903</text:p>
          </table:table-cell>
          <table:table-cell office:value-type="float" office:value="0.0115473441108545" calcext:value-type="float">
            <text:p>0,011547344110855</text:p>
          </table:table-cell>
          <table:table-cell office:value-type="float" office:value="0.0092378752886836" calcext:value-type="float">
            <text:p>0,009237875288684</text:p>
          </table:table-cell>
          <table:table-cell table:number-columns-repeated="4" office:value-type="float" office:value="0.0069284064665127" calcext:value-type="float">
            <text:p>0,006928406466513</text:p>
          </table:table-cell>
          <table:table-cell table:number-columns-repeated="3" office:value-type="float" office:value="0.0046189376443418" calcext:value-type="float">
            <text:p>0,00461893764434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85912240184758" calcext:value-type="float">
            <text:p>0,685912240184758</text:p>
          </table:table-cell>
          <table:table-cell office:value-type="float" office:value="0.0115473441108545" calcext:value-type="float">
            <text:p>0,011547344110855</text:p>
          </table:table-cell>
          <table:table-cell office:value-type="float" office:value="0.0069284064665127" calcext:value-type="float">
            <text:p>0,006928406466513</text:p>
          </table:table-cell>
          <table:table-cell table:number-columns-repeated="5" office:value-type="float" office:value="0.0046189376443418" calcext:value-type="float">
            <text:p>0,004618937644342</text:p>
          </table:table-cell>
          <table:table-cell table:number-columns-repeated="2" office:value-type="float" office:value="0.0023094688221709" calcext:value-type="float">
            <text:p>0,002309468822171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71296296296296" calcext:value-type="float">
            <text:p>0,671296296296296</text:p>
          </table:table-cell>
          <table:table-cell office:value-type="float" office:value="0.0115740740740741" calcext:value-type="float">
            <text:p>0,011574074074074</text:p>
          </table:table-cell>
          <table:table-cell table:number-columns-repeated="2" office:value-type="float" office:value="0.00694444444444444" calcext:value-type="float">
            <text:p>0,006944444444444</text:p>
          </table:table-cell>
          <table:table-cell table:number-columns-repeated="5" office:value-type="float" office:value="0.00462962962962963" calcext:value-type="float">
            <text:p>0,00462962962963</text:p>
          </table:table-cell>
          <table:table-cell office:value-type="float" office:value="0.00231481481481481" calcext:value-type="float">
            <text:p>0,00231481481481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594907407407407" calcext:value-type="float">
            <text:p>0,594907407407407</text:p>
          </table:table-cell>
          <table:table-cell table:number-columns-repeated="2" office:value-type="float" office:value="0.0115740740740741" calcext:value-type="float">
            <text:p>0,011574074074074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3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45833333333333" calcext:value-type="float">
            <text:p>0,645833333333333</text:p>
          </table:table-cell>
          <table:table-cell table:number-columns-repeated="5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15740740740741" calcext:value-type="float">
            <text:p>0,615740740740741</text:p>
          </table:table-cell>
          <table:table-cell office:value-type="float" office:value="0.0115740740740741" calcext:value-type="float">
            <text:p>0,011574074074074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0162037037037037" calcext:value-type="float">
            <text:p>0,016203703703704</text:p>
          </table:table-cell>
          <table:table-cell table:number-columns-repeated="8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43518518518518" calcext:value-type="float">
            <text:p>0,643518518518518</text:p>
          </table:table-cell>
          <table:table-cell office:value-type="float" office:value="0.0162037037037037" calcext:value-type="float">
            <text:p>0,016203703703704</text:p>
          </table:table-cell>
          <table:table-cell office:value-type="float" office:value="0.0138888888888889" calcext:value-type="float">
            <text:p>0,01388888888888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48148148148148" calcext:value-type="float">
            <text:p>0,648148148148148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8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59722222222222" calcext:value-type="float">
            <text:p>0,659722222222222</text:p>
          </table:table-cell>
          <table:table-cell office:value-type="float" office:value="0.0115740740740741" calcext:value-type="float">
            <text:p>0,011574074074074</text:p>
          </table:table-cell>
          <table:table-cell office:value-type="float" office:value="0.00925925925925926" calcext:value-type="float">
            <text:p>0,009259259259259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6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8287037037037" calcext:value-type="float">
            <text:p>0,68287037037037</text:p>
          </table:table-cell>
          <table:table-cell office:value-type="float" office:value="0.0138888888888889" calcext:value-type="float">
            <text:p>0,01388888888888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5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706018518518518" calcext:value-type="float">
            <text:p>0,706018518518518</text:p>
          </table:table-cell>
          <table:table-cell office:value-type="float" office:value="0.00925925925925926" calcext:value-type="float">
            <text:p>0,009259259259259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7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50462962962963" calcext:value-type="float">
            <text:p>0,650462962962963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2" office:value-type="float" office:value="0.00694444444444444" calcext:value-type="float">
            <text:p>0,006944444444444</text:p>
          </table:table-cell>
          <table:table-cell table:number-columns-repeated="5" office:value-type="float" office:value="0.00462962962962963" calcext:value-type="float">
            <text:p>0,00462962962963</text:p>
          </table:table-cell>
          <table:table-cell office:value-type="float" office:value="0.00231481481481481" calcext:value-type="float">
            <text:p>0,002314814814815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363425925925926" calcext:value-type="float">
            <text:p>0,363425925925926</text:p>
          </table:table-cell>
          <table:table-cell office:value-type="float" office:value="0.284722222222222" calcext:value-type="float">
            <text:p>0,284722222222222</text:p>
          </table:table-cell>
          <table:table-cell office:value-type="float" office:value="0.00925925925925926" calcext:value-type="float">
            <text:p>0,009259259259259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6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22685185185185" calcext:value-type="float">
            <text:p>0,622685185185185</text:p>
          </table:table-cell>
          <table:table-cell office:value-type="float" office:value="0.0324074074074074" calcext:value-type="float">
            <text:p>0,032407407407407</text:p>
          </table:table-cell>
          <table:table-cell office:value-type="float" office:value="0.0115740740740741" calcext:value-type="float">
            <text:p>0,011574074074074</text:p>
          </table:table-cell>
          <table:table-cell table:number-columns-repeated="2" office:value-type="float" office:value="0.00925925925925926" calcext:value-type="float">
            <text:p>0,00925925925925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2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80555555555556" calcext:value-type="float">
            <text:p>0,680555555555556</text:p>
          </table:table-cell>
          <table:table-cell table:number-columns-repeated="9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36574074074074" calcext:value-type="float">
            <text:p>0,636574074074074</text:p>
          </table:table-cell>
          <table:table-cell office:value-type="float" office:value="0.0162037037037037" calcext:value-type="float">
            <text:p>0,016203703703704</text:p>
          </table:table-cell>
          <table:table-cell office:value-type="float" office:value="0.0115740740740741" calcext:value-type="float">
            <text:p>0,011574074074074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57407407407407" calcext:value-type="float">
            <text:p>0,657407407407407</text:p>
          </table:table-cell>
          <table:table-cell office:value-type="float" office:value="0.0162037037037037" calcext:value-type="float">
            <text:p>0,016203703703704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3" office:value-type="float" office:value="0.00694444444444444" calcext:value-type="float">
            <text:p>0,006944444444444</text:p>
          </table:table-cell>
          <table:table-cell table:number-columns-repeated="4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55092592592593" calcext:value-type="float">
            <text:p>0,655092592592593</text:p>
          </table:table-cell>
          <table:table-cell office:value-type="float" office:value="0.00925925925925926" calcext:value-type="float">
            <text:p>0,009259259259259</text:p>
          </table:table-cell>
          <table:table-cell office:value-type="float" office:value="0.00694444444444444" calcext:value-type="float">
            <text:p>0,006944444444444</text:p>
          </table:table-cell>
          <table:table-cell table:number-columns-repeated="7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45833333333333" calcext:value-type="float">
            <text:p>0,645833333333333</text:p>
          </table:table-cell>
          <table:table-cell office:value-type="float" office:value="0.0162037037037037" calcext:value-type="float">
            <text:p>0,016203703703704</text:p>
          </table:table-cell>
          <table:table-cell office:value-type="float" office:value="0.00925925925925926" calcext:value-type="float">
            <text:p>0,009259259259259</text:p>
          </table:table-cell>
          <table:table-cell table:number-columns-repeated="2" office:value-type="float" office:value="0.00694444444444444" calcext:value-type="float">
            <text:p>0,006944444444444</text:p>
          </table:table-cell>
          <table:table-cell table:number-columns-repeated="5" office:value-type="float" office:value="0.00462962962962963" calcext:value-type="float">
            <text:p>0,00462962962963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5568445475638" calcext:value-type="float">
            <text:p>0,605568445475638</text:p>
          </table:table-cell>
          <table:table-cell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2"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79814385150812" calcext:value-type="float">
            <text:p>0,679814385150812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6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14849187935035" calcext:value-type="float">
            <text:p>0,614849187935035</text:p>
          </table:table-cell>
          <table:table-cell office:value-type="float" office:value="0.0116009280742459" calcext:value-type="float">
            <text:p>0,011600928074246</text:p>
          </table:table-cell>
          <table:table-cell table:number-columns-repeated="2" office:value-type="float" office:value="0.00928074245939675" calcext:value-type="float">
            <text:p>0,009280742459397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79814385150812" calcext:value-type="float">
            <text:p>0,679814385150812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42691415313225" calcext:value-type="float">
            <text:p>0,642691415313225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6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35730858468677" calcext:value-type="float">
            <text:p>0,635730858468677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47331786542923" calcext:value-type="float">
            <text:p>0,647331786542923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2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5661252900232" calcext:value-type="float">
            <text:p>0,65661252900232</text:p>
          </table:table-cell>
          <table:table-cell office:value-type="float" office:value="0.0139211136890951" calcext:value-type="float">
            <text:p>0,013921113689095</text:p>
          </table:table-cell>
          <table:table-cell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40371229698376" calcext:value-type="float">
            <text:p>0,640371229698376</text:p>
          </table:table-cell>
          <table:table-cell office:value-type="float" office:value="0.0116009280742459" calcext:value-type="float">
            <text:p>0,011600928074246</text:p>
          </table:table-cell>
          <table:table-cell table:number-columns-repeated="2" office:value-type="float" office:value="0.00928074245939675" calcext:value-type="float">
            <text:p>0,009280742459397</text:p>
          </table:table-cell>
          <table:table-cell table:number-columns-repeated="3"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14849187935035" calcext:value-type="float">
            <text:p>0,614849187935035</text:p>
          </table:table-cell>
          <table:table-cell office:value-type="float" office:value="0.0185614849187935" calcext:value-type="float">
            <text:p>0,018561484918794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91415313225058" calcext:value-type="float">
            <text:p>0,691415313225058</text:p>
          </table:table-cell>
          <table:table-cell office:value-type="float" office:value="0.0185614849187935" calcext:value-type="float">
            <text:p>0,018561484918794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2"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12529002320186" calcext:value-type="float">
            <text:p>0,612529002320186</text:p>
          </table:table-cell>
          <table:table-cell office:value-type="float" office:value="0.0278422273781903" calcext:value-type="float">
            <text:p>0,02784222737819</text:p>
          </table:table-cell>
          <table:table-cell office:value-type="float" office:value="0.0139211136890951" calcext:value-type="float">
            <text:p>0,013921113689095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2" office:value-type="float" office:value="0.00696055684454756" calcext:value-type="float">
            <text:p>0,006960556844548</text:p>
          </table:table-cell>
          <table:table-cell table:number-columns-repeated="4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24129930394432" calcext:value-type="float">
            <text:p>0,624129930394432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8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47331786542923" calcext:value-type="float">
            <text:p>0,647331786542923</text:p>
          </table:table-cell>
          <table:table-cell office:value-type="float" office:value="0.0232018561484919" calcext:value-type="float">
            <text:p>0,023201856148492</text:p>
          </table:table-cell>
          <table:table-cell office:value-type="float" office:value="0.0185614849187935" calcext:value-type="float">
            <text:p>0,018561484918794</text:p>
          </table:table-cell>
          <table:table-cell office:value-type="float" office:value="0.0139211136890951" calcext:value-type="float">
            <text:p>0,013921113689095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2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712296983758701" calcext:value-type="float">
            <text:p>0,712296983758701</text:p>
          </table:table-cell>
          <table:table-cell office:value-type="float" office:value="0.00928074245939675" calcext:value-type="float">
            <text:p>0,009280742459397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7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12529002320186" calcext:value-type="float">
            <text:p>0,612529002320186</text:p>
          </table:table-cell>
          <table:table-cell office:value-type="float" office:value="0.0139211136890951" calcext:value-type="float">
            <text:p>0,013921113689095</text:p>
          </table:table-cell>
          <table:table-cell office:value-type="float" office:value="0.00928074245939675" calcext:value-type="float">
            <text:p>0,009280742459397</text:p>
          </table:table-cell>
          <table:table-cell table:number-columns-repeated="2"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582366589327146" calcext:value-type="float">
            <text:p>0,582366589327146</text:p>
          </table:table-cell>
          <table:table-cell office:value-type="float" office:value="0.0324825986078886" calcext:value-type="float">
            <text:p>0,032482598607889</text:p>
          </table:table-cell>
          <table:table-cell office:value-type="float" office:value="0.0139211136890951" calcext:value-type="float">
            <text:p>0,013921113689095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3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582366589327146" calcext:value-type="float">
            <text:p>0,582366589327146</text:p>
          </table:table-cell>
          <table:table-cell office:value-type="float" office:value="0.0139211136890951" calcext:value-type="float">
            <text:p>0,013921113689095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5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71461716937355" calcext:value-type="float">
            <text:p>0,71461716937355</text:p>
          </table:table-cell>
          <table:table-cell table:number-columns-repeated="4" office:value-type="float" office:value="0.00696055684454756" calcext:value-type="float">
            <text:p>0,006960556844548</text:p>
          </table:table-cell>
          <table:table-cell table:number-columns-repeated="4" office:value-type="float" office:value="0.00464037122969838" calcext:value-type="float">
            <text:p>0,004640371229698</text:p>
          </table:table-cell>
          <table:table-cell office:value-type="float" office:value="0.00232018561484919" calcext:value-type="float">
            <text:p>0,002320185614849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89095127610209" calcext:value-type="float">
            <text:p>0,689095127610209</text:p>
          </table:table-cell>
          <table:table-cell office:value-type="float" office:value="0.0185614849187935" calcext:value-type="float">
            <text:p>0,018561484918794</text:p>
          </table:table-cell>
          <table:table-cell table:number-columns-repeated="2" office:value-type="float" office:value="0.0116009280742459" calcext:value-type="float">
            <text:p>0,011600928074246</text:p>
          </table:table-cell>
          <table:table-cell office:value-type="float" office:value="0.00928074245939675" calcext:value-type="float">
            <text:p>0,009280742459397</text:p>
          </table:table-cell>
          <table:table-cell office:value-type="float" office:value="0.00696055684454756" calcext:value-type="float">
            <text:p>0,006960556844548</text:p>
          </table:table-cell>
          <table:table-cell table:number-columns-repeated="4" office:value-type="float" office:value="0.00464037122969838" calcext:value-type="float">
            <text:p>0,004640371229698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11627906976744" calcext:value-type="float">
            <text:p>0,611627906976744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3" office:value-type="float" office:value="0.00930232558139535" calcext:value-type="float">
            <text:p>0,009302325581395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267441860465116" calcext:value-type="float">
            <text:p>0,267441860465116</text:p>
          </table:table-cell>
          <table:table-cell office:value-type="float" office:value="0.172093023255814" calcext:value-type="float">
            <text:p>0,172093023255814</text:p>
          </table:table-cell>
          <table:table-cell office:value-type="float" office:value="0.0930232558139535" calcext:value-type="float">
            <text:p>0,093023255813954</text:p>
          </table:table-cell>
          <table:table-cell office:value-type="float" office:value="0.0837209302325581" calcext:value-type="float">
            <text:p>0,083720930232558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" calcext:value-type="float">
            <text:p>0,6</text:p>
          </table:table-cell>
          <table:table-cell office:value-type="float" office:value="0.0186046511627907" calcext:value-type="float">
            <text:p>0,018604651162791</text:p>
          </table:table-cell>
          <table:table-cell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4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55813953488372" calcext:value-type="float">
            <text:p>0,655813953488372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90697674418605" calcext:value-type="float">
            <text:p>0,590697674418605</text:p>
          </table:table-cell>
          <table:table-cell table:number-columns-repeated="2"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4" office:value-type="float" office:value="0.00697674418604651" calcext:value-type="float">
            <text:p>0,006976744186047</text:p>
          </table:table-cell>
          <table:table-cell table:number-columns-repeated="2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41860465116279" calcext:value-type="float">
            <text:p>0,641860465116279</text:p>
          </table:table-cell>
          <table:table-cell office:value-type="float" office:value="0.0302325581395349" calcext:value-type="float">
            <text:p>0,030232558139535</text:p>
          </table:table-cell>
          <table:table-cell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4" office:value-type="float" office:value="0.00697674418604651" calcext:value-type="float">
            <text:p>0,006976744186047</text:p>
          </table:table-cell>
          <table:table-cell table:number-columns-repeated="2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34883720930233" calcext:value-type="float">
            <text:p>0,634883720930233</text:p>
          </table:table-cell>
          <table:table-cell table:number-columns-repeated="2"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4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34883720930233" calcext:value-type="float">
            <text:p>0,634883720930233</text:p>
          </table:table-cell>
          <table:table-cell office:value-type="float" office:value="0.013953488372093" calcext:value-type="float">
            <text:p>0,013953488372093</text:p>
          </table:table-cell>
          <table:table-cell table:number-columns-repeated="2" office:value-type="float" office:value="0.0116279069767442" calcext:value-type="float">
            <text:p>0,011627906976744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table:number-columns-repeated="3" office:value-type="float" office:value="0.00697674418604651" calcext:value-type="float">
            <text:p>0,006976744186047</text:p>
          </table:table-cell>
          <table:table-cell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55813953488372" calcext:value-type="float">
            <text:p>0,655813953488372</text:p>
          </table:table-cell>
          <table:table-cell table:number-columns-repeated="3" office:value-type="float" office:value="0.00930232558139535" calcext:value-type="float">
            <text:p>0,009302325581395</text:p>
          </table:table-cell>
          <table:table-cell table:number-columns-repeated="3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704651162790698" calcext:value-type="float">
            <text:p>0,704651162790698</text:p>
          </table:table-cell>
          <table:table-cell office:value-type="float" office:value="0.013953488372093" calcext:value-type="float">
            <text:p>0,013953488372093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706976744186046" calcext:value-type="float">
            <text:p>0,706976744186046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  <table:table-cell table:number-columns-repeated="2" office:value-type="float" office:value="0.00232558139534884" calcext:value-type="float">
            <text:p>0,002325581395349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" calcext:value-type="float">
            <text:p>0,6</text:p>
          </table:table-cell>
          <table:table-cell office:value-type="float" office:value="0.013953488372093" calcext:value-type="float">
            <text:p>0,013953488372093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table:number-columns-repeated="5" office:value-type="float" office:value="0.00697674418604651" calcext:value-type="float">
            <text:p>0,006976744186047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88372093023256" calcext:value-type="float">
            <text:p>0,688372093023256</text:p>
          </table:table-cell>
          <table:table-cell table:number-columns-repeated="4"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27906976744186" calcext:value-type="float">
            <text:p>0,627906976744186</text:p>
          </table:table-cell>
          <table:table-cell office:value-type="float" office:value="0.0116279069767442" calcext:value-type="float">
            <text:p>0,011627906976744</text:p>
          </table:table-cell>
          <table:table-cell office:value-type="float" office:value="0.00930232558139535" calcext:value-type="float">
            <text:p>0,009302325581395</text:p>
          </table:table-cell>
          <table:table-cell table:number-columns-repeated="4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34883720930233" calcext:value-type="float">
            <text:p>0,634883720930233</text:p>
          </table:table-cell>
          <table:table-cell office:value-type="float" office:value="0.0232558139534884" calcext:value-type="float">
            <text:p>0,023255813953488</text:p>
          </table:table-cell>
          <table:table-cell table:number-columns-repeated="4" office:value-type="float" office:value="0.0116279069767442" calcext:value-type="float">
            <text:p>0,011627906976744</text:p>
          </table:table-cell>
          <table:table-cell table:number-columns-repeated="4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97674418604651" calcext:value-type="float">
            <text:p>0,697674418604651</text:p>
          </table:table-cell>
          <table:table-cell office:value-type="float" office:value="0.0116279069767442" calcext:value-type="float">
            <text:p>0,011627906976744</text:p>
          </table:table-cell>
          <table:table-cell table:number-columns-repeated="2" office:value-type="float" office:value="0.00930232558139535" calcext:value-type="float">
            <text:p>0,009302325581395</text:p>
          </table:table-cell>
          <table:table-cell office:value-type="float" office:value="0.00697674418604651" calcext:value-type="float">
            <text:p>0,006976744186047</text:p>
          </table:table-cell>
          <table:table-cell table:number-columns-repeated="5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13953488372093" calcext:value-type="float">
            <text:p>0,613953488372093</text:p>
          </table:table-cell>
          <table:table-cell table:number-columns-repeated="2" office:value-type="float" office:value="0.013953488372093" calcext:value-type="float">
            <text:p>0,013953488372093</text:p>
          </table:table-cell>
          <table:table-cell table:number-columns-repeated="3" office:value-type="float" office:value="0.00930232558139535" calcext:value-type="float">
            <text:p>0,009302325581395</text:p>
          </table:table-cell>
          <table:table-cell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30232558139535" calcext:value-type="float">
            <text:p>0,630232558139535</text:p>
          </table:table-cell>
          <table:table-cell table:number-columns-repeated="4" office:value-type="float" office:value="0.00930232558139535" calcext:value-type="float">
            <text:p>0,009302325581395</text:p>
          </table:table-cell>
          <table:table-cell table:number-columns-repeated="2" office:value-type="float" office:value="0.00697674418604651" calcext:value-type="float">
            <text:p>0,006976744186047</text:p>
          </table:table-cell>
          <table:table-cell table:number-columns-repeated="3" office:value-type="float" office:value="0.00465116279069768" calcext:value-type="float">
            <text:p>0,004651162790698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2004662004662" calcext:value-type="float">
            <text:p>0,62004662004662</text:p>
          </table:table-cell>
          <table:table-cell office:value-type="float" office:value="0.0186480186480186" calcext:value-type="float">
            <text:p>0,018648018648019</text:p>
          </table:table-cell>
          <table:table-cell office:value-type="float" office:value="0.0163170163170163" calcext:value-type="float">
            <text:p>0,016317016317016</text:p>
          </table:table-cell>
          <table:table-cell office:value-type="float" office:value="0.00932400932400932" calcext:value-type="float">
            <text:p>0,009324009324009</text:p>
          </table:table-cell>
          <table:table-cell table:number-columns-repeated="3" office:value-type="float" office:value="0.00699300699300699" calcext:value-type="float">
            <text:p>0,006993006993007</text:p>
          </table:table-cell>
          <table:table-cell table:number-columns-repeated="3" office:value-type="float" office:value="0.00466200466200466" calcext:value-type="float">
            <text:p>0,004662004662005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75990675990676" calcext:value-type="float">
            <text:p>0,675990675990676</text:p>
          </table:table-cell>
          <table:table-cell office:value-type="float" office:value="0.00932400932400932" calcext:value-type="float">
            <text:p>0,009324009324009</text:p>
          </table:table-cell>
          <table:table-cell table:number-columns-repeated="3" office:value-type="float" office:value="0.00699300699300699" calcext:value-type="float">
            <text:p>0,006993006993007</text:p>
          </table:table-cell>
          <table:table-cell table:number-columns-repeated="5" office:value-type="float" office:value="0.00466200466200466" calcext:value-type="float">
            <text:p>0,00466200466200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22377622377622" calcext:value-type="float">
            <text:p>0,622377622377622</text:p>
          </table:table-cell>
          <table:table-cell office:value-type="float" office:value="0.00932400932400932" calcext:value-type="float">
            <text:p>0,009324009324009</text:p>
          </table:table-cell>
          <table:table-cell office:value-type="float" office:value="0.00699300699300699" calcext:value-type="float">
            <text:p>0,006993006993007</text:p>
          </table:table-cell>
          <table:table-cell table:number-columns-repeated="7" office:value-type="float" office:value="0.00466200466200466" calcext:value-type="float">
            <text:p>0,004662004662005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75990675990676" calcext:value-type="float">
            <text:p>0,675990675990676</text:p>
          </table:table-cell>
          <table:table-cell office:value-type="float" office:value="0.00932400932400932" calcext:value-type="float">
            <text:p>0,009324009324009</text:p>
          </table:table-cell>
          <table:table-cell office:value-type="float" office:value="0.00699300699300699" calcext:value-type="float">
            <text:p>0,006993006993007</text:p>
          </table:table-cell>
          <table:table-cell table:number-columns-repeated="5" office:value-type="float" office:value="0.00466200466200466" calcext:value-type="float">
            <text:p>0,004662004662005</text:p>
          </table:table-cell>
          <table:table-cell table:number-columns-repeated="2" office:value-type="float" office:value="0.00233100233100233" calcext:value-type="float">
            <text:p>0,002331002331002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92074592074592" calcext:value-type="float">
            <text:p>0,592074592074592</text:p>
          </table:table-cell>
          <table:table-cell table:number-columns-repeated="8" office:value-type="float" office:value="0.00699300699300699" calcext:value-type="float">
            <text:p>0,006993006993007</text:p>
          </table:table-cell>
          <table:table-cell office:value-type="float" office:value="0.00466200466200466" calcext:value-type="float">
            <text:p>0,004662004662005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82983682983683" calcext:value-type="float">
            <text:p>0,682983682983683</text:p>
          </table:table-cell>
          <table:table-cell office:value-type="float" office:value="0.013986013986014" calcext:value-type="float">
            <text:p>0,013986013986014</text:p>
          </table:table-cell>
          <table:table-cell office:value-type="float" office:value="0.00699300699300699" calcext:value-type="float">
            <text:p>0,006993006993007</text:p>
          </table:table-cell>
          <table:table-cell table:number-columns-repeated="7" office:value-type="float" office:value="0.00466200466200466" calcext:value-type="float">
            <text:p>0,004662004662005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557109557109557" calcext:value-type="float">
            <text:p>0,557109557109557</text:p>
          </table:table-cell>
          <table:table-cell office:value-type="float" office:value="0.020979020979021" calcext:value-type="float">
            <text:p>0,020979020979021</text:p>
          </table:table-cell>
          <table:table-cell table:number-columns-repeated="3" office:value-type="float" office:value="0.00932400932400932" calcext:value-type="float">
            <text:p>0,009324009324009</text:p>
          </table:table-cell>
          <table:table-cell table:number-columns-repeated="3" office:value-type="float" office:value="0.00699300699300699" calcext:value-type="float">
            <text:p>0,006993006993007</text:p>
          </table:table-cell>
          <table:table-cell table:number-columns-repeated="2" office:value-type="float" office:value="0.00466200466200466" calcext:value-type="float">
            <text:p>0,004662004662005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45687645687646" calcext:value-type="float">
            <text:p>0,645687645687646</text:p>
          </table:table-cell>
          <table:table-cell office:value-type="float" office:value="0.0163170163170163" calcext:value-type="float">
            <text:p>0,016317016317016</text:p>
          </table:table-cell>
          <table:table-cell office:value-type="float" office:value="0.0116550116550117" calcext:value-type="float">
            <text:p>0,011655011655012</text:p>
          </table:table-cell>
          <table:table-cell table:number-columns-repeated="2" office:value-type="float" office:value="0.00699300699300699" calcext:value-type="float">
            <text:p>0,006993006993007</text:p>
          </table:table-cell>
          <table:table-cell table:number-columns-repeated="5" office:value-type="float" office:value="0.00466200466200466" calcext:value-type="float">
            <text:p>0,004662004662005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72196261682243" calcext:value-type="float">
            <text:p>0,72196261682243</text:p>
          </table:table-cell>
          <table:table-cell office:value-type="float" office:value="0.0116822429906542" calcext:value-type="float">
            <text:p>0,011682242990654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2" office:value-type="float" office:value="0.00467289719626168" calcext:value-type="float">
            <text:p>0,004672897196262</text:p>
          </table:table-cell>
          <table:table-cell table:number-columns-repeated="5" office:value-type="float" office:value="0.00233644859813084" calcext:value-type="float">
            <text:p>0,002336448598131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75233644859813" calcext:value-type="float">
            <text:p>0,675233644859813</text:p>
          </table:table-cell>
          <table:table-cell table:number-columns-repeated="2" office:value-type="float" office:value="0.00934579439252336" calcext:value-type="float">
            <text:p>0,009345794392523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4" office:value-type="float" office:value="0.00467289719626168" calcext:value-type="float">
            <text:p>0,004672897196262</text:p>
          </table:table-cell>
          <table:table-cell table:number-columns-repeated="2" office:value-type="float" office:value="0.00233644859813084" calcext:value-type="float">
            <text:p>0,002336448598131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9392523364486" calcext:value-type="float">
            <text:p>0,69392523364486</text:p>
          </table:table-cell>
          <table:table-cell table:number-columns-repeated="2" office:value-type="float" office:value="0.00934579439252336" calcext:value-type="float">
            <text:p>0,009345794392523</text:p>
          </table:table-cell>
          <table:table-cell table:number-columns-repeated="7" office:value-type="float" office:value="0.00467289719626168" calcext:value-type="float">
            <text:p>0,004672897196262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28971962616822" calcext:value-type="float">
            <text:p>0,728971962616822</text:p>
          </table:table-cell>
          <table:table-cell office:value-type="float" office:value="0.0186915887850467" calcext:value-type="float">
            <text:p>0,018691588785047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4" office:value-type="float" office:value="0.00467289719626168" calcext:value-type="float">
            <text:p>0,004672897196262</text:p>
          </table:table-cell>
          <table:table-cell table:number-columns-repeated="3" office:value-type="float" office:value="0.00233644859813084" calcext:value-type="float">
            <text:p>0,002336448598131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89252336448598" calcext:value-type="float">
            <text:p>0,689252336448598</text:p>
          </table:table-cell>
          <table:table-cell office:value-type="float" office:value="0.0116822429906542" calcext:value-type="float">
            <text:p>0,011682242990654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4" office:value-type="float" office:value="0.00467289719626168" calcext:value-type="float">
            <text:p>0,004672897196262</text:p>
          </table:table-cell>
          <table:table-cell table:number-columns-repeated="2" office:value-type="float" office:value="0.00233644859813084" calcext:value-type="float">
            <text:p>0,002336448598131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70560747663551" calcext:value-type="float">
            <text:p>0,670560747663551</text:p>
          </table:table-cell>
          <table:table-cell office:value-type="float" office:value="0.00934579439252336" calcext:value-type="float">
            <text:p>0,009345794392523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6" office:value-type="float" office:value="0.00467289719626168" calcext:value-type="float">
            <text:p>0,004672897196262</text:p>
          </table:table-cell>
          <table:table-cell office:value-type="float" office:value="0.00233644859813084" calcext:value-type="float">
            <text:p>0,002336448598131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72897196261682" calcext:value-type="float">
            <text:p>0,672897196261682</text:p>
          </table:table-cell>
          <table:table-cell office:value-type="float" office:value="0.0280373831775701" calcext:value-type="float">
            <text:p>0,02803738317757</text:p>
          </table:table-cell>
          <table:table-cell office:value-type="float" office:value="0.0163551401869159" calcext:value-type="float">
            <text:p>0,016355140186916</text:p>
          </table:table-cell>
          <table:table-cell office:value-type="float" office:value="0.0116822429906542" calcext:value-type="float">
            <text:p>0,011682242990654</text:p>
          </table:table-cell>
          <table:table-cell table:number-columns-repeated="3" office:value-type="float" office:value="0.00700934579439252" calcext:value-type="float">
            <text:p>0,007009345794393</text:p>
          </table:table-cell>
          <table:table-cell table:number-columns-repeated="2" office:value-type="float" office:value="0.00467289719626168" calcext:value-type="float">
            <text:p>0,004672897196262</text:p>
          </table:table-cell>
          <table:table-cell office:value-type="float" office:value="0.00233644859813084" calcext:value-type="float">
            <text:p>0,002336448598131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33177570093458" calcext:value-type="float">
            <text:p>0,633177570093458</text:p>
          </table:table-cell>
          <table:table-cell office:value-type="float" office:value="0.014018691588785" calcext:value-type="float">
            <text:p>0,014018691588785</text:p>
          </table:table-cell>
          <table:table-cell office:value-type="float" office:value="0.0116822429906542" calcext:value-type="float">
            <text:p>0,011682242990654</text:p>
          </table:table-cell>
          <table:table-cell table:number-columns-repeated="4" office:value-type="float" office:value="0.00700934579439252" calcext:value-type="float">
            <text:p>0,007009345794393</text:p>
          </table:table-cell>
          <table:table-cell table:number-columns-repeated="3" office:value-type="float" office:value="0.00467289719626168" calcext:value-type="float">
            <text:p>0,004672897196262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79906542056075" calcext:value-type="float">
            <text:p>0,679906542056075</text:p>
          </table:table-cell>
          <table:table-cell office:value-type="float" office:value="0.00934579439252336" calcext:value-type="float">
            <text:p>0,009345794392523</text:p>
          </table:table-cell>
          <table:table-cell table:number-columns-repeated="5" office:value-type="float" office:value="0.00700934579439252" calcext:value-type="float">
            <text:p>0,007009345794393</text:p>
          </table:table-cell>
          <table:table-cell table:number-columns-repeated="3" office:value-type="float" office:value="0.00467289719626168" calcext:value-type="float">
            <text:p>0,004672897196262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47196261682243" calcext:value-type="float">
            <text:p>0,647196261682243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7" office:value-type="float" office:value="0.00467289719626168" calcext:value-type="float">
            <text:p>0,004672897196262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49532710280374" calcext:value-type="float">
            <text:p>0,649532710280374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7" office:value-type="float" office:value="0.00467289719626168" calcext:value-type="float">
            <text:p>0,004672897196262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9392523364486" calcext:value-type="float">
            <text:p>0,69392523364486</text:p>
          </table:table-cell>
          <table:table-cell office:value-type="float" office:value="0.0116822429906542" calcext:value-type="float">
            <text:p>0,011682242990654</text:p>
          </table:table-cell>
          <table:table-cell office:value-type="float" office:value="0.00934579439252336" calcext:value-type="float">
            <text:p>0,009345794392523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5" office:value-type="float" office:value="0.00467289719626168" calcext:value-type="float">
            <text:p>0,004672897196262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47196261682243" calcext:value-type="float">
            <text:p>0,647196261682243</text:p>
          </table:table-cell>
          <table:table-cell office:value-type="float" office:value="0.0116822429906542" calcext:value-type="float">
            <text:p>0,011682242990654</text:p>
          </table:table-cell>
          <table:table-cell office:value-type="float" office:value="0.00934579439252336" calcext:value-type="float">
            <text:p>0,009345794392523</text:p>
          </table:table-cell>
          <table:table-cell office:value-type="float" office:value="0.00700934579439252" calcext:value-type="float">
            <text:p>0,007009345794393</text:p>
          </table:table-cell>
          <table:table-cell table:number-columns-repeated="4" office:value-type="float" office:value="0.00467289719626168" calcext:value-type="float">
            <text:p>0,004672897196262</text:p>
          </table:table-cell>
          <table:table-cell table:number-columns-repeated="2" office:value-type="float" office:value="0.00233644859813084" calcext:value-type="float">
            <text:p>0,002336448598131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63551401869159" calcext:value-type="float">
            <text:p>0,663551401869159</text:p>
          </table:table-cell>
          <table:table-cell office:value-type="float" office:value="0.0186915887850467" calcext:value-type="float">
            <text:p>0,018691588785047</text:p>
          </table:table-cell>
          <table:table-cell office:value-type="float" office:value="0.00934579439252336" calcext:value-type="float">
            <text:p>0,009345794392523</text:p>
          </table:table-cell>
          <table:table-cell table:number-columns-repeated="2" office:value-type="float" office:value="0.00700934579439252" calcext:value-type="float">
            <text:p>0,007009345794393</text:p>
          </table:table-cell>
          <table:table-cell table:number-columns-repeated="5" office:value-type="float" office:value="0.00467289719626168" calcext:value-type="float">
            <text:p>0,004672897196262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67447306791569" calcext:value-type="float">
            <text:p>0,667447306791569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7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34660421545668" calcext:value-type="float">
            <text:p>0,634660421545668</text:p>
          </table:table-cell>
          <table:table-cell office:value-type="float" office:value="0.0163934426229508" calcext:value-type="float">
            <text:p>0,016393442622951</text:p>
          </table:table-cell>
          <table:table-cell table:number-columns-repeated="6" office:value-type="float" office:value="0.00936768149882904" calcext:value-type="float">
            <text:p>0,009367681498829</text:p>
          </table:table-cell>
          <table:table-cell table:number-columns-repeated="2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81498829039813" calcext:value-type="float">
            <text:p>0,681498829039813</text:p>
          </table:table-cell>
          <table:table-cell office:value-type="float" office:value="0.0117096018735363" calcext:value-type="float">
            <text:p>0,011709601873536</text:p>
          </table:table-cell>
          <table:table-cell office:value-type="float" office:value="0.00936768149882904" calcext:value-type="float">
            <text:p>0,009367681498829</text:p>
          </table:table-cell>
          <table:table-cell office:value-type="float" office:value="0.00702576112412178" calcext:value-type="float">
            <text:p>0,007025761124122</text:p>
          </table:table-cell>
          <table:table-cell table:number-columns-repeated="5" office:value-type="float" office:value="0.00468384074941452" calcext:value-type="float">
            <text:p>0,004683840749415</text:p>
          </table:table-cell>
          <table:table-cell office:value-type="float" office:value="0.00234192037470726" calcext:value-type="float">
            <text:p>0,002341920374707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74473067915691" calcext:value-type="float">
            <text:p>0,674473067915691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7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75175644028103" calcext:value-type="float">
            <text:p>0,75175644028103</text:p>
          </table:table-cell>
          <table:table-cell office:value-type="float" office:value="0.0163934426229508" calcext:value-type="float">
            <text:p>0,016393442622951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6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9156908665105" calcext:value-type="float">
            <text:p>0,679156908665105</text:p>
          </table:table-cell>
          <table:table-cell table:number-columns-repeated="3" office:value-type="float" office:value="0.00936768149882904" calcext:value-type="float">
            <text:p>0,009367681498829</text:p>
          </table:table-cell>
          <table:table-cell table:number-columns-repeated="4" office:value-type="float" office:value="0.00702576112412178" calcext:value-type="float">
            <text:p>0,007025761124122</text:p>
          </table:table-cell>
          <table:table-cell table:number-columns-repeated="2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9297423888" calcext:value-type="float">
            <text:p>0,608899297423888</text:p>
          </table:table-cell>
          <table:table-cell office:value-type="float" office:value="0.0163934426229508" calcext:value-type="float">
            <text:p>0,016393442622951</text:p>
          </table:table-cell>
          <table:table-cell office:value-type="float" office:value="0.0140515222482436" calcext:value-type="float">
            <text:p>0,014051522248244</text:p>
          </table:table-cell>
          <table:table-cell office:value-type="float" office:value="0.0117096018735363" calcext:value-type="float">
            <text:p>0,011709601873536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4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60421545667447" calcext:value-type="float">
            <text:p>0,660421545667447</text:p>
          </table:table-cell>
          <table:table-cell office:value-type="float" office:value="0.0163934426229508" calcext:value-type="float">
            <text:p>0,016393442622951</text:p>
          </table:table-cell>
          <table:table-cell office:value-type="float" office:value="0.0117096018735363" calcext:value-type="float">
            <text:p>0,011709601873536</text:p>
          </table:table-cell>
          <table:table-cell table:number-columns-repeated="2" office:value-type="float" office:value="0.00936768149882904" calcext:value-type="float">
            <text:p>0,009367681498829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3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37002341920375" calcext:value-type="float">
            <text:p>0,637002341920375</text:p>
          </table:table-cell>
          <table:table-cell office:value-type="float" office:value="0.0210772833723653" calcext:value-type="float">
            <text:p>0,021077283372365</text:p>
          </table:table-cell>
          <table:table-cell office:value-type="float" office:value="0.0163934426229508" calcext:value-type="float">
            <text:p>0,016393442622951</text:p>
          </table:table-cell>
          <table:table-cell office:value-type="float" office:value="0.00936768149882904" calcext:value-type="float">
            <text:p>0,009367681498829</text:p>
          </table:table-cell>
          <table:table-cell table:number-columns-repeated="4" office:value-type="float" office:value="0.00702576112412178" calcext:value-type="float">
            <text:p>0,007025761124122</text:p>
          </table:table-cell>
          <table:table-cell table:number-columns-repeated="2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27634660421546" calcext:value-type="float">
            <text:p>0,627634660421546</text:p>
          </table:table-cell>
          <table:table-cell office:value-type="float" office:value="0.0210772833723653" calcext:value-type="float">
            <text:p>0,021077283372365</text:p>
          </table:table-cell>
          <table:table-cell office:value-type="float" office:value="0.0140515222482436" calcext:value-type="float">
            <text:p>0,014051522248244</text:p>
          </table:table-cell>
          <table:table-cell table:number-columns-repeated="2" office:value-type="float" office:value="0.00936768149882904" calcext:value-type="float">
            <text:p>0,009367681498829</text:p>
          </table:table-cell>
          <table:table-cell table:number-columns-repeated="3" office:value-type="float" office:value="0.00702576112412178" calcext:value-type="float">
            <text:p>0,007025761124122</text:p>
          </table:table-cell>
          <table:table-cell table:number-columns-repeated="2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25292740046838" calcext:value-type="float">
            <text:p>0,625292740046838</text:p>
          </table:table-cell>
          <table:table-cell office:value-type="float" office:value="0.0163934426229508" calcext:value-type="float">
            <text:p>0,016393442622951</text:p>
          </table:table-cell>
          <table:table-cell table:number-columns-repeated="2" office:value-type="float" office:value="0.00702576112412178" calcext:value-type="float">
            <text:p>0,007025761124122</text:p>
          </table:table-cell>
          <table:table-cell table:number-columns-repeated="6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899297423888" calcext:value-type="float">
            <text:p>0,608899297423888</text:p>
          </table:table-cell>
          <table:table-cell table:number-columns-repeated="4" office:value-type="float" office:value="0.00936768149882904" calcext:value-type="float">
            <text:p>0,009367681498829</text:p>
          </table:table-cell>
          <table:table-cell table:number-columns-repeated="5" office:value-type="float" office:value="0.00702576112412178" calcext:value-type="float">
            <text:p>0,007025761124122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44028103044497" calcext:value-type="float">
            <text:p>0,644028103044497</text:p>
          </table:table-cell>
          <table:table-cell office:value-type="float" office:value="0.0187353629976581" calcext:value-type="float">
            <text:p>0,018735362997658</text:p>
          </table:table-cell>
          <table:table-cell table:number-columns-repeated="2" office:value-type="float" office:value="0.0117096018735363" calcext:value-type="float">
            <text:p>0,011709601873536</text:p>
          </table:table-cell>
          <table:table-cell table:number-columns-repeated="3" office:value-type="float" office:value="0.00702576112412178" calcext:value-type="float">
            <text:p>0,007025761124122</text:p>
          </table:table-cell>
          <table:table-cell table:number-columns-repeated="3" office:value-type="float" office:value="0.00468384074941452" calcext:value-type="float">
            <text:p>0,004683840749415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33802816901409" calcext:value-type="float">
            <text:p>0,633802816901409</text:p>
          </table:table-cell>
          <table:table-cell office:value-type="float" office:value="0.0140845070422535" calcext:value-type="float">
            <text:p>0,014084507042254</text:p>
          </table:table-cell>
          <table:table-cell table:number-columns-repeated="3" office:value-type="float" office:value="0.00938967136150235" calcext:value-type="float">
            <text:p>0,009389671361502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office:value-type="float" office:value="0.00234741784037559" calcext:value-type="float">
            <text:p>0,002347417840376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15023474178404" calcext:value-type="float">
            <text:p>0,615023474178404</text:p>
          </table:table-cell>
          <table:table-cell office:value-type="float" office:value="0.0140845070422535" calcext:value-type="float">
            <text:p>0,014084507042254</text:p>
          </table:table-cell>
          <table:table-cell table:number-columns-repeated="2" office:value-type="float" office:value="0.00938967136150235" calcext:value-type="float">
            <text:p>0,009389671361502</text:p>
          </table:table-cell>
          <table:table-cell table:number-columns-repeated="4" office:value-type="float" office:value="0.00704225352112676" calcext:value-type="float">
            <text:p>0,007042253521127</text:p>
          </table:table-cell>
          <table:table-cell table:number-columns-repeated="2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13615023474178" calcext:value-type="float">
            <text:p>0,713615023474178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7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26760563380282" calcext:value-type="float">
            <text:p>0,626760563380282</text:p>
          </table:table-cell>
          <table:table-cell table:number-columns-repeated="3" office:value-type="float" office:value="0.00938967136150235" calcext:value-type="float">
            <text:p>0,009389671361502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4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46478873239437" calcext:value-type="float">
            <text:p>0,746478873239437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7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78403755868545" calcext:value-type="float">
            <text:p>0,678403755868545</text:p>
          </table:table-cell>
          <table:table-cell table:number-columns-repeated="7" office:value-type="float" office:value="0.00469483568075118" calcext:value-type="float">
            <text:p>0,004694835680751</text:p>
          </table:table-cell>
          <table:table-cell table:number-columns-repeated="2" office:value-type="float" office:value="0.00234741784037559" calcext:value-type="float">
            <text:p>0,002347417840376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8075117370892" calcext:value-type="float">
            <text:p>0,68075117370892</text:p>
          </table:table-cell>
          <table:table-cell office:value-type="float" office:value="0.0140845070422535" calcext:value-type="float">
            <text:p>0,014084507042254</text:p>
          </table:table-cell>
          <table:table-cell office:value-type="float" office:value="0.00938967136150235" calcext:value-type="float">
            <text:p>0,009389671361502</text:p>
          </table:table-cell>
          <table:table-cell office:value-type="float" office:value="0.00469483568075118" calcext:value-type="float">
            <text:p>0,004694835680751</text:p>
          </table:table-cell>
          <table:table-cell table:number-columns-repeated="6" office:value-type="float" office:value="0.00234741784037559" calcext:value-type="float">
            <text:p>0,002347417840376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87793427230047" calcext:value-type="float">
            <text:p>0,687793427230047</text:p>
          </table:table-cell>
          <table:table-cell table:number-columns-repeated="2" office:value-type="float" office:value="0.0140845070422535" calcext:value-type="float">
            <text:p>0,014084507042254</text:p>
          </table:table-cell>
          <table:table-cell table:number-columns-repeated="2" office:value-type="float" office:value="0.0117370892018779" calcext:value-type="float">
            <text:p>0,011737089201878</text:p>
          </table:table-cell>
          <table:table-cell office:value-type="float" office:value="0.00938967136150235" calcext:value-type="float">
            <text:p>0,009389671361502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office:value-type="float" office:value="0.00234741784037559" calcext:value-type="float">
            <text:p>0,002347417840376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71830985915493" calcext:value-type="float">
            <text:p>0,71830985915493</text:p>
          </table:table-cell>
          <table:table-cell office:value-type="float" office:value="0.0117370892018779" calcext:value-type="float">
            <text:p>0,011737089201878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4" office:value-type="float" office:value="0.00469483568075118" calcext:value-type="float">
            <text:p>0,004694835680751</text:p>
          </table:table-cell>
          <table:table-cell table:number-columns-repeated="3" office:value-type="float" office:value="0.00234741784037559" calcext:value-type="float">
            <text:p>0,00234741784037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0140845070422535" calcext:value-type="float">
            <text:p>0,014084507042254</text:p>
          </table:table-cell>
          <table:table-cell office:value-type="float" office:value="0.0117370892018779" calcext:value-type="float">
            <text:p>0,011737089201878</text:p>
          </table:table-cell>
          <table:table-cell table:number-columns-repeated="3" office:value-type="float" office:value="0.00938967136150235" calcext:value-type="float">
            <text:p>0,009389671361502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50234741784038" calcext:value-type="float">
            <text:p>0,650234741784038</text:p>
          </table:table-cell>
          <table:table-cell office:value-type="float" office:value="0.0187793427230047" calcext:value-type="float">
            <text:p>0,018779342723005</text:p>
          </table:table-cell>
          <table:table-cell office:value-type="float" office:value="0.0140845070422535" calcext:value-type="float">
            <text:p>0,014084507042254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5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52582159624413" calcext:value-type="float">
            <text:p>0,652582159624413</text:p>
          </table:table-cell>
          <table:table-cell office:value-type="float" office:value="0.0187793427230047" calcext:value-type="float">
            <text:p>0,018779342723005</text:p>
          </table:table-cell>
          <table:table-cell office:value-type="float" office:value="0.0140845070422535" calcext:value-type="float">
            <text:p>0,014084507042254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6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90140845070423" calcext:value-type="float">
            <text:p>0,690140845070423</text:p>
          </table:table-cell>
          <table:table-cell office:value-type="float" office:value="0.0117370892018779" calcext:value-type="float">
            <text:p>0,011737089201878</text:p>
          </table:table-cell>
          <table:table-cell table:number-columns-repeated="2" office:value-type="float" office:value="0.00938967136150235" calcext:value-type="float">
            <text:p>0,009389671361502</text:p>
          </table:table-cell>
          <table:table-cell table:number-columns-repeated="3"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78403755868545" calcext:value-type="float">
            <text:p>0,678403755868545</text:p>
          </table:table-cell>
          <table:table-cell office:value-type="float" office:value="0.0117370892018779" calcext:value-type="float">
            <text:p>0,011737089201878</text:p>
          </table:table-cell>
          <table:table-cell table:number-columns-repeated="2" office:value-type="float" office:value="0.00938967136150235" calcext:value-type="float">
            <text:p>0,009389671361502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4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94835680751174" calcext:value-type="float">
            <text:p>0,694835680751174</text:p>
          </table:table-cell>
          <table:table-cell office:value-type="float" office:value="0.00938967136150235" calcext:value-type="float">
            <text:p>0,009389671361502</text:p>
          </table:table-cell>
          <table:table-cell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table:number-columns-repeated="4" office:value-type="float" office:value="0.00234741784037559" calcext:value-type="float">
            <text:p>0,00234741784037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15023474178404" calcext:value-type="float">
            <text:p>0,615023474178404</text:p>
          </table:table-cell>
          <table:table-cell table:number-columns-repeated="2" office:value-type="float" office:value="0.00938967136150235" calcext:value-type="float">
            <text:p>0,009389671361502</text:p>
          </table:table-cell>
          <table:table-cell table:number-columns-repeated="4"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3849765258216" calcext:value-type="float">
            <text:p>0,63849765258216</text:p>
          </table:table-cell>
          <table:table-cell office:value-type="float" office:value="0.0140845070422535" calcext:value-type="float">
            <text:p>0,014084507042254</text:p>
          </table:table-cell>
          <table:table-cell table:number-columns-repeated="3" office:value-type="float" office:value="0.00938967136150235" calcext:value-type="float">
            <text:p>0,009389671361502</text:p>
          </table:table-cell>
          <table:table-cell table:number-columns-repeated="2" office:value-type="float" office:value="0.00704225352112676" calcext:value-type="float">
            <text:p>0,007042253521127</text:p>
          </table:table-cell>
          <table:table-cell table:number-columns-repeated="3" office:value-type="float" office:value="0.00469483568075118" calcext:value-type="float">
            <text:p>0,004694835680751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56470588235294" calcext:value-type="float">
            <text:p>0,656470588235294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2" office:value-type="float" office:value="0.00941176470588235" calcext:value-type="float">
            <text:p>0,009411764705882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  <table:table-cell office:value-type="float" office:value="0.00235294117647059" calcext:value-type="float">
            <text:p>0,002352941176471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56470588235294" calcext:value-type="float">
            <text:p>0,656470588235294</text:p>
          </table:table-cell>
          <table:table-cell table:number-columns-repeated="3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  <table:table-cell office:value-type="float" office:value="0.00235294117647059" calcext:value-type="float">
            <text:p>0,002352941176471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404705882352941" calcext:value-type="float">
            <text:p>0,404705882352941</text:p>
          </table:table-cell>
          <table:table-cell office:value-type="float" office:value="0.298823529411765" calcext:value-type="float">
            <text:p>0,298823529411765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  <table:table-cell table:number-columns-repeated="3" office:value-type="float" office:value="0.00235294117647059" calcext:value-type="float">
            <text:p>0,002352941176471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47058823529412" calcext:value-type="float">
            <text:p>0,647058823529412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72941176470588" calcext:value-type="float">
            <text:p>0,672941176470588</text:p>
          </table:table-cell>
          <table:table-cell office:value-type="float" office:value="0.0211764705882353" calcext:value-type="float">
            <text:p>0,021176470588235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6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592941176470588" calcext:value-type="float">
            <text:p>0,592941176470588</text:p>
          </table:table-cell>
          <table:table-cell office:value-type="float" office:value="0.0141176470588235" calcext:value-type="float">
            <text:p>0,01411764705882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3" office:value-type="float" office:value="0.00705882352941177" calcext:value-type="float">
            <text:p>0,007058823529412</text:p>
          </table:table-cell>
          <table:table-cell table:number-columns-repeated="4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49411764705882" calcext:value-type="float">
            <text:p>0,649411764705882</text:p>
          </table:table-cell>
          <table:table-cell office:value-type="float" office:value="0.0141176470588235" calcext:value-type="float">
            <text:p>0,01411764705882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4" office:value-type="float" office:value="0.00941176470588235" calcext:value-type="float">
            <text:p>0,009411764705882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25882352941176" calcext:value-type="float">
            <text:p>0,625882352941176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941176470588235" calcext:value-type="float">
            <text:p>0,009411764705882</text:p>
          </table:table-cell>
          <table:table-cell table:number-columns-repeated="3"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63529411764706" calcext:value-type="float">
            <text:p>0,663529411764706</text:p>
          </table:table-cell>
          <table:table-cell office:value-type="float" office:value="0.0141176470588235" calcext:value-type="float">
            <text:p>0,014117647058824</text:p>
          </table:table-cell>
          <table:table-cell table:number-columns-repeated="5"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25882352941176" calcext:value-type="float">
            <text:p>0,625882352941176</text:p>
          </table:table-cell>
          <table:table-cell office:value-type="float" office:value="0.0141176470588235" calcext:value-type="float">
            <text:p>0,014117647058824</text:p>
          </table:table-cell>
          <table:table-cell office:value-type="float" office:value="0.0117647058823529" calcext:value-type="float">
            <text:p>0,011764705882353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0141176470588235" calcext:value-type="float">
            <text:p>0,014117647058824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941176470588235" calcext:value-type="float">
            <text:p>0,009411764705882</text:p>
          </table:table-cell>
          <table:table-cell table:number-columns-repeated="3" office:value-type="float" office:value="0.00705882352941177" calcext:value-type="float">
            <text:p>0,007058823529412</text:p>
          </table:table-cell>
          <table:table-cell table:number-columns-repeated="3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708235294117647" calcext:value-type="float">
            <text:p>0,708235294117647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  <table:table-cell table:number-columns-repeated="2" office:value-type="float" office:value="0.00235294117647059" calcext:value-type="float">
            <text:p>0,00235294117647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6" office:value-type="float" office:value="0.00470588235294118" calcext:value-type="float">
            <text:p>0,004705882352941</text:p>
          </table:table-cell>
          <table:table-cell office:value-type="float" office:value="0.00235294117647059" calcext:value-type="float">
            <text:p>0,002352941176471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472941176470588" calcext:value-type="float">
            <text:p>0,472941176470588</text:p>
          </table:table-cell>
          <table:table-cell office:value-type="float" office:value="0.0682352941176471" calcext:value-type="float">
            <text:p>0,068235294117647</text:p>
          </table:table-cell>
          <table:table-cell office:value-type="float" office:value="0.0423529411764706" calcext:value-type="float">
            <text:p>0,042352941176471</text:p>
          </table:table-cell>
          <table:table-cell office:value-type="float" office:value="0.0376470588235294" calcext:value-type="float">
            <text:p>0,037647058823529</text:p>
          </table:table-cell>
          <table:table-cell office:value-type="float" office:value="0.0258823529411765" calcext:value-type="float">
            <text:p>0,025882352941177</text:p>
          </table:table-cell>
          <table:table-cell office:value-type="float" office:value="0.0211764705882353" calcext:value-type="float">
            <text:p>0,021176470588235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941176470588235" calcext:value-type="float">
            <text:p>0,009411764705882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84705882352941" calcext:value-type="float">
            <text:p>0,684705882352941</text:p>
          </table:table-cell>
          <table:table-cell table:number-columns-repeated="3" office:value-type="float" office:value="0.00941176470588235" calcext:value-type="float">
            <text:p>0,009411764705882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4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24705882352941" calcext:value-type="float">
            <text:p>0,724705882352941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7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10588235294118" calcext:value-type="float">
            <text:p>0,710588235294118</text:p>
          </table:table-cell>
          <table:table-cell office:value-type="float" office:value="0.00705882352941177" calcext:value-type="float">
            <text:p>0,007058823529412</text:p>
          </table:table-cell>
          <table:table-cell office:value-type="float" office:value="0.00470588235294118" calcext:value-type="float">
            <text:p>0,004705882352941</text:p>
          </table:table-cell>
          <table:table-cell table:number-columns-repeated="7" office:value-type="float" office:value="0.00235294117647059" calcext:value-type="float">
            <text:p>0,002352941176471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87058823529412" calcext:value-type="float">
            <text:p>0,687058823529412</text:p>
          </table:table-cell>
          <table:table-cell office:value-type="float" office:value="0.0164705882352941" calcext:value-type="float">
            <text:p>0,016470588235294</text:p>
          </table:table-cell>
          <table:table-cell office:value-type="float" office:value="0.0117647058823529" calcext:value-type="float">
            <text:p>0,011764705882353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6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37647058823529" calcext:value-type="float">
            <text:p>0,637647058823529</text:p>
          </table:table-cell>
          <table:table-cell table:number-columns-repeated="2" office:value-type="float" office:value="0.0117647058823529" calcext:value-type="float">
            <text:p>0,011764705882353</text:p>
          </table:table-cell>
          <table:table-cell table:number-columns-repeated="2" office:value-type="float" office:value="0.00705882352941177" calcext:value-type="float">
            <text:p>0,007058823529412</text:p>
          </table:table-cell>
          <table:table-cell table:number-columns-repeated="5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51764705882353" calcext:value-type="float">
            <text:p>0,651764705882353</text:p>
          </table:table-cell>
          <table:table-cell office:value-type="float" office:value="0.0164705882352941" calcext:value-type="float">
            <text:p>0,016470588235294</text:p>
          </table:table-cell>
          <table:table-cell table:number-columns-repeated="6" office:value-type="float" office:value="0.00470588235294118" calcext:value-type="float">
            <text:p>0,004705882352941</text:p>
          </table:table-cell>
          <table:table-cell table:number-columns-repeated="2" office:value-type="float" office:value="0.00235294117647059" calcext:value-type="float">
            <text:p>0,002352941176471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98823529411765" calcext:value-type="float">
            <text:p>0,698823529411765</text:p>
          </table:table-cell>
          <table:table-cell table:number-columns-repeated="4" office:value-type="float" office:value="0.00941176470588235" calcext:value-type="float">
            <text:p>0,009411764705882</text:p>
          </table:table-cell>
          <table:table-cell office:value-type="float" office:value="0.00705882352941177" calcext:value-type="float">
            <text:p>0,007058823529412</text:p>
          </table:table-cell>
          <table:table-cell table:number-columns-repeated="4" office:value-type="float" office:value="0.00470588235294118" calcext:value-type="float">
            <text:p>0,004705882352941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67452830188679" calcext:value-type="float">
            <text:p>0,667452830188679</text:p>
          </table:table-cell>
          <table:table-cell office:value-type="float" office:value="0.0117924528301887" calcext:value-type="float">
            <text:p>0,011792452830189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3" office:value-type="float" office:value="0.00471698113207547" calcext:value-type="float">
            <text:p>0,004716981132075</text:p>
          </table:table-cell>
          <table:table-cell table:number-columns-repeated="3" office:value-type="float" office:value="0.00235849056603774" calcext:value-type="float">
            <text:p>0,002358490566038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714622641509434" calcext:value-type="float">
            <text:p>0,714622641509434</text:p>
          </table:table-cell>
          <table:table-cell office:value-type="float" office:value="0.00707547169811321" calcext:value-type="float">
            <text:p>0,007075471698113</text:p>
          </table:table-cell>
          <table:table-cell table:number-columns-repeated="7" office:value-type="float" office:value="0.00471698113207547" calcext:value-type="float">
            <text:p>0,004716981132075</text:p>
          </table:table-cell>
          <table:table-cell office:value-type="float" office:value="0.00235849056603774" calcext:value-type="float">
            <text:p>0,002358490566038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55660377358491" calcext:value-type="float">
            <text:p>0,655660377358491</text:p>
          </table:table-cell>
          <table:table-cell table:number-columns-repeated="2" office:value-type="float" office:value="0.00943396226415094" calcext:value-type="float">
            <text:p>0,009433962264151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69811320754717" calcext:value-type="float">
            <text:p>0,669811320754717</text:p>
          </table:table-cell>
          <table:table-cell table:number-columns-repeated="2" office:value-type="float" office:value="0.00943396226415094" calcext:value-type="float">
            <text:p>0,009433962264151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13207547169811" calcext:value-type="float">
            <text:p>0,613207547169811</text:p>
          </table:table-cell>
          <table:table-cell office:value-type="float" office:value="0.0165094339622642" calcext:value-type="float">
            <text:p>0,016509433962264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5" office:value-type="float" office:value="0.00707547169811321" calcext:value-type="float">
            <text:p>0,007075471698113</text:p>
          </table:table-cell>
          <table:table-cell table:number-columns-repeated="2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91037735849057" calcext:value-type="float">
            <text:p>0,691037735849057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6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65094339622642" calcext:value-type="float">
            <text:p>0,665094339622642</text:p>
          </table:table-cell>
          <table:table-cell office:value-type="float" office:value="0.0188679245283019" calcext:value-type="float">
            <text:p>0,018867924528302</text:p>
          </table:table-cell>
          <table:table-cell office:value-type="float" office:value="0.0141509433962264" calcext:value-type="float">
            <text:p>0,014150943396226</text:p>
          </table:table-cell>
          <table:table-cell table:number-columns-repeated="3" office:value-type="float" office:value="0.00943396226415094" calcext:value-type="float">
            <text:p>0,009433962264151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2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72169811320755" calcext:value-type="float">
            <text:p>0,672169811320755</text:p>
          </table:table-cell>
          <table:table-cell table:number-columns-repeated="4"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43867924528302" calcext:value-type="float">
            <text:p>0,643867924528302</text:p>
          </table:table-cell>
          <table:table-cell office:value-type="float" office:value="0.0188679245283019" calcext:value-type="float">
            <text:p>0,018867924528302</text:p>
          </table:table-cell>
          <table:table-cell office:value-type="float" office:value="0.0141509433962264" calcext:value-type="float">
            <text:p>0,014150943396226</text:p>
          </table:table-cell>
          <table:table-cell office:value-type="float" office:value="0.0117924528301887" calcext:value-type="float">
            <text:p>0,011792452830189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5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32075471698113" calcext:value-type="float">
            <text:p>0,632075471698113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4" office:value-type="float" office:value="0.00707547169811321" calcext:value-type="float">
            <text:p>0,007075471698113</text:p>
          </table:table-cell>
          <table:table-cell table:number-columns-repeated="4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587264150943396" calcext:value-type="float">
            <text:p>0,587264150943396</text:p>
          </table:table-cell>
          <table:table-cell table:number-columns-repeated="2" office:value-type="float" office:value="0.0117924528301887" calcext:value-type="float">
            <text:p>0,011792452830189</text:p>
          </table:table-cell>
          <table:table-cell table:number-columns-repeated="2"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86320754716981" calcext:value-type="float">
            <text:p>0,686320754716981</text:p>
          </table:table-cell>
          <table:table-cell office:value-type="float" office:value="0.00943396226415094" calcext:value-type="float">
            <text:p>0,009433962264151</text:p>
          </table:table-cell>
          <table:table-cell office:value-type="float" office:value="0.00707547169811321" calcext:value-type="float">
            <text:p>0,007075471698113</text:p>
          </table:table-cell>
          <table:table-cell table:number-columns-repeated="5" office:value-type="float" office:value="0.00471698113207547" calcext:value-type="float">
            <text:p>0,004716981132075</text:p>
          </table:table-cell>
          <table:table-cell table:number-columns-repeated="2" office:value-type="float" office:value="0.00235849056603774" calcext:value-type="float">
            <text:p>0,002358490566038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69811320754717" calcext:value-type="float">
            <text:p>0,669811320754717</text:p>
          </table:table-cell>
          <table:table-cell office:value-type="float" office:value="0.00943396226415094" calcext:value-type="float">
            <text:p>0,009433962264151</text:p>
          </table:table-cell>
          <table:table-cell table:number-columns-repeated="4" office:value-type="float" office:value="0.00707547169811321" calcext:value-type="float">
            <text:p>0,007075471698113</text:p>
          </table:table-cell>
          <table:table-cell table:number-columns-repeated="4" office:value-type="float" office:value="0.00471698113207547" calcext:value-type="float">
            <text:p>0,00471698113207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12293144208038" calcext:value-type="float">
            <text:p>0,612293144208038</text:p>
          </table:table-cell>
          <table:table-cell table:number-columns-repeated="2" office:value-type="float" office:value="0.0118203309692671" calcext:value-type="float">
            <text:p>0,011820330969267</text:p>
          </table:table-cell>
          <table:table-cell table:number-columns-repeated="2" office:value-type="float" office:value="0.00945626477541371" calcext:value-type="float">
            <text:p>0,009456264775414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565011820331" calcext:value-type="float">
            <text:p>0,607565011820331</text:p>
          </table:table-cell>
          <table:table-cell office:value-type="float" office:value="0.0236406619385343" calcext:value-type="float">
            <text:p>0,023640661938534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  <table:table-cell office:value-type="float" office:value="0.00236406619385343" calcext:value-type="float">
            <text:p>0,002364066193853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59574468085106" calcext:value-type="float">
            <text:p>0,659574468085106</text:p>
          </table:table-cell>
          <table:table-cell table:number-columns-repeated="3"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33569739952719" calcext:value-type="float">
            <text:p>0,633569739952719</text:p>
          </table:table-cell>
          <table:table-cell office:value-type="float" office:value="0.016548463356974" calcext:value-type="float">
            <text:p>0,016548463356974</text:p>
          </table:table-cell>
          <table:table-cell office:value-type="float" office:value="0.0141843971631206" calcext:value-type="float">
            <text:p>0,014184397163121</text:p>
          </table:table-cell>
          <table:table-cell office:value-type="float" office:value="0.0118203309692671" calcext:value-type="float">
            <text:p>0,011820330969267</text:p>
          </table:table-cell>
          <table:table-cell table:number-columns-repeated="2"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57210401891253" calcext:value-type="float">
            <text:p>0,657210401891253</text:p>
          </table:table-cell>
          <table:table-cell office:value-type="float" office:value="0.016548463356974" calcext:value-type="float">
            <text:p>0,01654846335697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59574468085106" calcext:value-type="float">
            <text:p>0,659574468085106</text:p>
          </table:table-cell>
          <table:table-cell office:value-type="float" office:value="0.0260047281323877" calcext:value-type="float">
            <text:p>0,026004728132388</text:p>
          </table:table-cell>
          <table:table-cell office:value-type="float" office:value="0.0118203309692671" calcext:value-type="float">
            <text:p>0,011820330969267</text:p>
          </table:table-cell>
          <table:table-cell table:number-columns-repeated="7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24113475177305" calcext:value-type="float">
            <text:p>0,624113475177305</text:p>
          </table:table-cell>
          <table:table-cell office:value-type="float" office:value="0.0118203309692671" calcext:value-type="float">
            <text:p>0,011820330969267</text:p>
          </table:table-cell>
          <table:table-cell table:number-columns-repeated="3" office:value-type="float" office:value="0.00945626477541371" calcext:value-type="float">
            <text:p>0,009456264775414</text:p>
          </table:table-cell>
          <table:table-cell table:number-columns-repeated="4" office:value-type="float" office:value="0.00709219858156028" calcext:value-type="float">
            <text:p>0,00709219858156</text:p>
          </table:table-cell>
          <table:table-cell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64302600472813" calcext:value-type="float">
            <text:p>0,664302600472813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7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21749408983451" calcext:value-type="float">
            <text:p>0,621749408983451</text:p>
          </table:table-cell>
          <table:table-cell table:number-columns-repeated="2" office:value-type="float" office:value="0.016548463356974" calcext:value-type="float">
            <text:p>0,016548463356974</text:p>
          </table:table-cell>
          <table:table-cell office:value-type="float" office:value="0.00945626477541371" calcext:value-type="float">
            <text:p>0,009456264775414</text:p>
          </table:table-cell>
          <table:table-cell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54846335697399" calcext:value-type="float">
            <text:p>0,654846335697399</text:p>
          </table:table-cell>
          <table:table-cell office:value-type="float" office:value="0.0118203309692671" calcext:value-type="float">
            <text:p>0,011820330969267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6" office:value-type="float" office:value="0.00472813238770686" calcext:value-type="float">
            <text:p>0,004728132387707</text:p>
          </table:table-cell>
          <table:table-cell office:value-type="float" office:value="0.00236406619385343" calcext:value-type="float">
            <text:p>0,002364066193853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38297872340426" calcext:value-type="float">
            <text:p>0,638297872340426</text:p>
          </table:table-cell>
          <table:table-cell table:number-columns-repeated="3" office:value-type="float" office:value="0.0118203309692671" calcext:value-type="float">
            <text:p>0,011820330969267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83215130023641" calcext:value-type="float">
            <text:p>0,683215130023641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4" office:value-type="float" office:value="0.00472813238770686" calcext:value-type="float">
            <text:p>0,004728132387707</text:p>
          </table:table-cell>
          <table:table-cell table:number-columns-repeated="4" office:value-type="float" office:value="0.00236406619385343" calcext:value-type="float">
            <text:p>0,002364066193853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24113475177305" calcext:value-type="float">
            <text:p>0,624113475177305</text:p>
          </table:table-cell>
          <table:table-cell office:value-type="float" office:value="0.0236406619385343" calcext:value-type="float">
            <text:p>0,023640661938534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782505910165485" calcext:value-type="float">
            <text:p>0,782505910165485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4" office:value-type="float" office:value="0.00472813238770686" calcext:value-type="float">
            <text:p>0,004728132387707</text:p>
          </table:table-cell>
          <table:table-cell table:number-columns-repeated="3" office:value-type="float" office:value="0.00236406619385343" calcext:value-type="float">
            <text:p>0,002364066193853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711583924349882" calcext:value-type="float">
            <text:p>0,711583924349882</text:p>
          </table:table-cell>
          <table:table-cell table:number-columns-repeated="2" office:value-type="float" office:value="0.00945626477541371" calcext:value-type="float">
            <text:p>0,009456264775414</text:p>
          </table:table-cell>
          <table:table-cell office:value-type="float" office:value="0.00709219858156028" calcext:value-type="float">
            <text:p>0,00709219858156</text:p>
          </table:table-cell>
          <table:table-cell table:number-columns-repeated="6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45390070921986" calcext:value-type="float">
            <text:p>0,645390070921986</text:p>
          </table:table-cell>
          <table:table-cell table:number-columns-repeated="3" office:value-type="float" office:value="0.00945626477541371" calcext:value-type="float">
            <text:p>0,009456264775414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4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92671394799054" calcext:value-type="float">
            <text:p>0,692671394799054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5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41371158392435" calcext:value-type="float">
            <text:p>0,41371158392435</text:p>
          </table:table-cell>
          <table:table-cell office:value-type="float" office:value="0.182033096926714" calcext:value-type="float">
            <text:p>0,182033096926714</text:p>
          </table:table-cell>
          <table:table-cell office:value-type="float" office:value="0.0118203309692671" calcext:value-type="float">
            <text:p>0,011820330969267</text:p>
          </table:table-cell>
          <table:table-cell table:number-columns-repeated="4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57210401891253" calcext:value-type="float">
            <text:p>0,657210401891253</text:p>
          </table:table-cell>
          <table:table-cell office:value-type="float" office:value="0.0118203309692671" calcext:value-type="float">
            <text:p>0,011820330969267</text:p>
          </table:table-cell>
          <table:table-cell office:value-type="float" office:value="0.00709219858156028" calcext:value-type="float">
            <text:p>0,00709219858156</text:p>
          </table:table-cell>
          <table:table-cell table:number-columns-repeated="4" office:value-type="float" office:value="0.00472813238770686" calcext:value-type="float">
            <text:p>0,004728132387707</text:p>
          </table:table-cell>
          <table:table-cell table:number-columns-repeated="3" office:value-type="float" office:value="0.00236406619385343" calcext:value-type="float">
            <text:p>0,002364066193853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732860520094563" calcext:value-type="float">
            <text:p>0,732860520094563</text:p>
          </table:table-cell>
          <table:table-cell office:value-type="float" office:value="0.0141843971631206" calcext:value-type="float">
            <text:p>0,014184397163121</text:p>
          </table:table-cell>
          <table:table-cell table:number-columns-repeated="2" office:value-type="float" office:value="0.00709219858156028" calcext:value-type="float">
            <text:p>0,00709219858156</text:p>
          </table:table-cell>
          <table:table-cell table:number-columns-repeated="6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12293144208038" calcext:value-type="float">
            <text:p>0,612293144208038</text:p>
          </table:table-cell>
          <table:table-cell table:number-columns-repeated="2" office:value-type="float" office:value="0.0118203309692671" calcext:value-type="float">
            <text:p>0,011820330969267</text:p>
          </table:table-cell>
          <table:table-cell table:number-columns-repeated="2"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2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92671394799054" calcext:value-type="float">
            <text:p>0,692671394799054</text:p>
          </table:table-cell>
          <table:table-cell office:value-type="float" office:value="0.0118203309692671" calcext:value-type="float">
            <text:p>0,011820330969267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3" office:value-type="float" office:value="0.00709219858156028" calcext:value-type="float">
            <text:p>0,00709219858156</text:p>
          </table:table-cell>
          <table:table-cell table:number-columns-repeated="4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59338061465721" calcext:value-type="float">
            <text:p>0,59338061465721</text:p>
          </table:table-cell>
          <table:table-cell office:value-type="float" office:value="0.0141843971631206" calcext:value-type="float">
            <text:p>0,014184397163121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4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704491725768322" calcext:value-type="float">
            <text:p>0,704491725768322</text:p>
          </table:table-cell>
          <table:table-cell office:value-type="float" office:value="0.0141843971631206" calcext:value-type="float">
            <text:p>0,014184397163121</text:p>
          </table:table-cell>
          <table:table-cell office:value-type="float" office:value="0.00945626477541371" calcext:value-type="float">
            <text:p>0,009456264775414</text:p>
          </table:table-cell>
          <table:table-cell table:number-columns-repeated="4" office:value-type="float" office:value="0.00709219858156028" calcext:value-type="float">
            <text:p>0,00709219858156</text:p>
          </table:table-cell>
          <table:table-cell table:number-columns-repeated="3" office:value-type="float" office:value="0.00472813238770686" calcext:value-type="float">
            <text:p>0,004728132387707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44549763033175" calcext:value-type="float">
            <text:p>0,644549763033175</text:p>
          </table:table-cell>
          <table:table-cell table:number-columns-repeated="2" office:value-type="float" office:value="0.0165876777251185" calcext:value-type="float">
            <text:p>0,016587677725119</text:p>
          </table:table-cell>
          <table:table-cell office:value-type="float" office:value="0.014218009478673" calcext:value-type="float">
            <text:p>0,014218009478673</text:p>
          </table:table-cell>
          <table:table-cell office:value-type="float" office:value="0.0118483412322275" calcext:value-type="float">
            <text:p>0,011848341232228</text:p>
          </table:table-cell>
          <table:table-cell table:number-columns-repeated="3" office:value-type="float" office:value="0.00710900473933649" calcext:value-type="float">
            <text:p>0,007109004739336</text:p>
          </table:table-cell>
          <table:table-cell table:number-columns-repeated="2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3696682464455" calcext:value-type="float">
            <text:p>0,73696682464455</text:p>
          </table:table-cell>
          <table:table-cell office:value-type="float" office:value="0.00710900473933649" calcext:value-type="float">
            <text:p>0,007109004739336</text:p>
          </table:table-cell>
          <table:table-cell table:number-columns-repeated="7" office:value-type="float" office:value="0.004739336492891" calcext:value-type="float">
            <text:p>0,004739336492891</text:p>
          </table:table-cell>
          <table:table-cell office:value-type="float" office:value="0.0023696682464455" calcext:value-type="float">
            <text:p>0,002369668246446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701421800947867" calcext:value-type="float">
            <text:p>0,701421800947867</text:p>
          </table:table-cell>
          <table:table-cell table:number-columns-repeated="3"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6</text:p>
          </table:table-cell>
          <table:table-cell table:number-columns-repeated="3" office:value-type="float" office:value="0.004739336492891" calcext:value-type="float">
            <text:p>0,004739336492891</text:p>
          </table:table-cell>
          <table:table-cell office:value-type="float" office:value="0.0023696682464455" calcext:value-type="float">
            <text:p>0,00236966824644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343601895734597" calcext:value-type="float">
            <text:p>0,343601895734597</text:p>
          </table:table-cell>
          <table:table-cell office:value-type="float" office:value="0.31042654028436" calcext:value-type="float">
            <text:p>0,31042654028436</text:p>
          </table:table-cell>
          <table:table-cell office:value-type="float" office:value="0.00947867298578199" calcext:value-type="float">
            <text:p>0,009478672985782</text:p>
          </table:table-cell>
          <table:table-cell office:value-type="float" office:value="0.00710900473933649" calcext:value-type="float">
            <text:p>0,007109004739336</text:p>
          </table:table-cell>
          <table:table-cell table:number-columns-repeated="6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94312796208531" calcext:value-type="float">
            <text:p>0,694312796208531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3" office:value-type="float" office:value="0.00710900473933649" calcext:value-type="float">
            <text:p>0,007109004739336</text:p>
          </table:table-cell>
          <table:table-cell table:number-columns-repeated="5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35071090047393" calcext:value-type="float">
            <text:p>0,635071090047393</text:p>
          </table:table-cell>
          <table:table-cell office:value-type="float" office:value="0.018957345971564" calcext:value-type="float">
            <text:p>0,018957345971564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3" office:value-type="float" office:value="0.00710900473933649" calcext:value-type="float">
            <text:p>0,007109004739336</text:p>
          </table:table-cell>
          <table:table-cell table:number-columns-repeated="4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6824644549763" calcext:value-type="float">
            <text:p>0,66824644549763</text:p>
          </table:table-cell>
          <table:table-cell office:value-type="float" office:value="0.0118483412322275" calcext:value-type="float">
            <text:p>0,011848341232228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6</text:p>
          </table:table-cell>
          <table:table-cell table:number-columns-repeated="5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44549763033175" calcext:value-type="float">
            <text:p>0,644549763033175</text:p>
          </table:table-cell>
          <table:table-cell office:value-type="float" office:value="0.018957345971564" calcext:value-type="float">
            <text:p>0,018957345971564</text:p>
          </table:table-cell>
          <table:table-cell office:value-type="float" office:value="0.014218009478673" calcext:value-type="float">
            <text:p>0,014218009478673</text:p>
          </table:table-cell>
          <table:table-cell office:value-type="float" office:value="0.0118483412322275" calcext:value-type="float">
            <text:p>0,011848341232228</text:p>
          </table:table-cell>
          <table:table-cell table:number-columns-repeated="5" office:value-type="float" office:value="0.00710900473933649" calcext:value-type="float">
            <text:p>0,007109004739336</text:p>
          </table:table-cell>
          <table:table-cell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87203791469194" calcext:value-type="float">
            <text:p>0,687203791469194</text:p>
          </table:table-cell>
          <table:table-cell table:number-columns-repeated="2" office:value-type="float" office:value="0.00710900473933649" calcext:value-type="float">
            <text:p>0,007109004739336</text:p>
          </table:table-cell>
          <table:table-cell table:number-columns-repeated="7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72985781990521" calcext:value-type="float">
            <text:p>0,672985781990521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3" office:value-type="float" office:value="0.00710900473933649" calcext:value-type="float">
            <text:p>0,007109004739336</text:p>
          </table:table-cell>
          <table:table-cell table:number-columns-repeated="2" office:value-type="float" office:value="0.004739336492891" calcext:value-type="float">
            <text:p>0,004739336492891</text:p>
          </table:table-cell>
          <table:table-cell table:number-columns-repeated="3" office:value-type="float" office:value="0.0023696682464455" calcext:value-type="float">
            <text:p>0,002369668246446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722748815165877" calcext:value-type="float">
            <text:p>0,722748815165877</text:p>
          </table:table-cell>
          <table:table-cell office:value-type="float" office:value="0.00947867298578199" calcext:value-type="float">
            <text:p>0,009478672985782</text:p>
          </table:table-cell>
          <table:table-cell office:value-type="float" office:value="0.00710900473933649" calcext:value-type="float">
            <text:p>0,007109004739336</text:p>
          </table:table-cell>
          <table:table-cell table:number-columns-repeated="4" office:value-type="float" office:value="0.004739336492891" calcext:value-type="float">
            <text:p>0,004739336492891</text:p>
          </table:table-cell>
          <table:table-cell table:number-columns-repeated="3" office:value-type="float" office:value="0.0023696682464455" calcext:value-type="float">
            <text:p>0,002369668246446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35071090047393" calcext:value-type="float">
            <text:p>0,635071090047393</text:p>
          </table:table-cell>
          <table:table-cell table:number-columns-repeated="4"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6</text:p>
          </table:table-cell>
          <table:table-cell table:number-columns-repeated="3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82464454976303" calcext:value-type="float">
            <text:p>0,682464454976303</text:p>
          </table:table-cell>
          <table:table-cell table:number-columns-repeated="2" office:value-type="float" office:value="0.00947867298578199" calcext:value-type="float">
            <text:p>0,009478672985782</text:p>
          </table:table-cell>
          <table:table-cell table:number-columns-repeated="6" office:value-type="float" office:value="0.00710900473933649" calcext:value-type="float">
            <text:p>0,007109004739336</text:p>
          </table:table-cell>
          <table:table-cell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8957345971564" calcext:value-type="float">
            <text:p>0,68957345971564</text:p>
          </table:table-cell>
          <table:table-cell office:value-type="float" office:value="0.0118483412322275" calcext:value-type="float">
            <text:p>0,011848341232228</text:p>
          </table:table-cell>
          <table:table-cell table:number-columns-repeated="3" office:value-type="float" office:value="0.00710900473933649" calcext:value-type="float">
            <text:p>0,007109004739336</text:p>
          </table:table-cell>
          <table:table-cell table:number-columns-repeated="5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82464454976303" calcext:value-type="float">
            <text:p>0,682464454976303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4" office:value-type="float" office:value="0.00710900473933649" calcext:value-type="float">
            <text:p>0,007109004739336</text:p>
          </table:table-cell>
          <table:table-cell table:number-columns-repeated="4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701421800947867" calcext:value-type="float">
            <text:p>0,701421800947867</text:p>
          </table:table-cell>
          <table:table-cell table:number-columns-repeated="3"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6</text:p>
          </table:table-cell>
          <table:table-cell table:number-columns-repeated="4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51658767772512" calcext:value-type="float">
            <text:p>0,651658767772512</text:p>
          </table:table-cell>
          <table:table-cell office:value-type="float" office:value="0.0165876777251185" calcext:value-type="float">
            <text:p>0,016587677725119</text:p>
          </table:table-cell>
          <table:table-cell office:value-type="float" office:value="0.0118483412322275" calcext:value-type="float">
            <text:p>0,011848341232228</text:p>
          </table:table-cell>
          <table:table-cell office:value-type="float" office:value="0.00947867298578199" calcext:value-type="float">
            <text:p>0,009478672985782</text:p>
          </table:table-cell>
          <table:table-cell office:value-type="float" office:value="0.00710900473933649" calcext:value-type="float">
            <text:p>0,007109004739336</text:p>
          </table:table-cell>
          <table:table-cell table:number-columns-repeated="5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590047393364929" calcext:value-type="float">
            <text:p>0,590047393364929</text:p>
          </table:table-cell>
          <table:table-cell table:number-columns-repeated="2" office:value-type="float" office:value="0.0118483412322275" calcext:value-type="float">
            <text:p>0,011848341232228</text:p>
          </table:table-cell>
          <table:table-cell table:number-columns-repeated="3" office:value-type="float" office:value="0.00947867298578199" calcext:value-type="float">
            <text:p>0,009478672985782</text:p>
          </table:table-cell>
          <table:table-cell table:number-columns-repeated="2" office:value-type="float" office:value="0.00710900473933649" calcext:value-type="float">
            <text:p>0,007109004739336</text:p>
          </table:table-cell>
          <table:table-cell table:number-columns-repeated="2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1895734597156" calcext:value-type="float">
            <text:p>0,601895734597156</text:p>
          </table:table-cell>
          <table:table-cell office:value-type="float" office:value="0.0213270142180095" calcext:value-type="float">
            <text:p>0,02132701421801</text:p>
          </table:table-cell>
          <table:table-cell office:value-type="float" office:value="0.014218009478673" calcext:value-type="float">
            <text:p>0,014218009478673</text:p>
          </table:table-cell>
          <table:table-cell office:value-type="float" office:value="0.00947867298578199" calcext:value-type="float">
            <text:p>0,009478672985782</text:p>
          </table:table-cell>
          <table:table-cell table:number-columns-repeated="4" office:value-type="float" office:value="0.00710900473933649" calcext:value-type="float">
            <text:p>0,007109004739336</text:p>
          </table:table-cell>
          <table:table-cell table:number-columns-repeated="2" office:value-type="float" office:value="0.004739336492891" calcext:value-type="float">
            <text:p>0,004739336492891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8957345971564" calcext:value-type="float">
            <text:p>0,68957345971564</text:p>
          </table:table-cell>
          <table:table-cell office:value-type="float" office:value="0.014218009478673" calcext:value-type="float">
            <text:p>0,014218009478673</text:p>
          </table:table-cell>
          <table:table-cell table:number-columns-repeated="2" office:value-type="float" office:value="0.00710900473933649" calcext:value-type="float">
            <text:p>0,007109004739336</text:p>
          </table:table-cell>
          <table:table-cell table:number-columns-repeated="5" office:value-type="float" office:value="0.004739336492891" calcext:value-type="float">
            <text:p>0,004739336492891</text:p>
          </table:table-cell>
          <table:table-cell office:value-type="float" office:value="0.0023696682464455" calcext:value-type="float">
            <text:p>0,002369668246446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82464454976303" calcext:value-type="float">
            <text:p>0,682464454976303</text:p>
          </table:table-cell>
          <table:table-cell office:value-type="float" office:value="0.0165876777251185" calcext:value-type="float">
            <text:p>0,016587677725119</text:p>
          </table:table-cell>
          <table:table-cell office:value-type="float" office:value="0.00947867298578199" calcext:value-type="float">
            <text:p>0,009478672985782</text:p>
          </table:table-cell>
          <table:table-cell office:value-type="float" office:value="0.00710900473933649" calcext:value-type="float">
            <text:p>0,007109004739336</text:p>
          </table:table-cell>
          <table:table-cell table:number-columns-repeated="5" office:value-type="float" office:value="0.004739336492891" calcext:value-type="float">
            <text:p>0,004739336492891</text:p>
          </table:table-cell>
          <table:table-cell office:value-type="float" office:value="0.0023696682464455" calcext:value-type="float">
            <text:p>0,002369668246446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60332541567696" calcext:value-type="float">
            <text:p>0,660332541567696</text:p>
          </table:table-cell>
          <table:table-cell office:value-type="float" office:value="0.0190023752969121" calcext:value-type="float">
            <text:p>0,019002375296912</text:p>
          </table:table-cell>
          <table:table-cell office:value-type="float" office:value="0.0166270783847981" calcext:value-type="float">
            <text:p>0,016627078384798</text:p>
          </table:table-cell>
          <table:table-cell office:value-type="float" office:value="0.0118764845605701" calcext:value-type="float">
            <text:p>0,01187648456057</text:p>
          </table:table-cell>
          <table:table-cell office:value-type="float" office:value="0.00950118764845606" calcext:value-type="float">
            <text:p>0,009501187648456</text:p>
          </table:table-cell>
          <table:table-cell table:number-columns-repeated="2" office:value-type="float" office:value="0.00712589073634204" calcext:value-type="float">
            <text:p>0,007125890736342</text:p>
          </table:table-cell>
          <table:table-cell table:number-columns-repeated="3" office:value-type="float" office:value="0.00475059382422803" calcext:value-type="float">
            <text:p>0,00475059382422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55581947743468" calcext:value-type="float">
            <text:p>0,655581947743468</text:p>
          </table:table-cell>
          <table:table-cell table:number-columns-repeated="2" office:value-type="float" office:value="0.00950118764845606" calcext:value-type="float">
            <text:p>0,009501187648456</text:p>
          </table:table-cell>
          <table:table-cell table:number-columns-repeated="2" office:value-type="float" office:value="0.00712589073634204" calcext:value-type="float">
            <text:p>0,007125890736342</text:p>
          </table:table-cell>
          <table:table-cell table:number-columns-repeated="5" office:value-type="float" office:value="0.00475059382422803" calcext:value-type="float">
            <text:p>0,004750593824228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88836104513064" calcext:value-type="float">
            <text:p>0,688836104513064</text:p>
          </table:table-cell>
          <table:table-cell table:number-columns-repeated="2" office:value-type="float" office:value="0.00712589073634204" calcext:value-type="float">
            <text:p>0,007125890736342</text:p>
          </table:table-cell>
          <table:table-cell table:number-columns-repeated="7" office:value-type="float" office:value="0.00475059382422803" calcext:value-type="float">
            <text:p>0,004750593824228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752969121140142" calcext:value-type="float">
            <text:p>0,752969121140142</text:p>
          </table:table-cell>
          <table:table-cell table:number-columns-repeated="4" office:value-type="float" office:value="0.00712589073634204" calcext:value-type="float">
            <text:p>0,007125890736342</text:p>
          </table:table-cell>
          <table:table-cell table:number-columns-repeated="3" office:value-type="float" office:value="0.00475059382422803" calcext:value-type="float">
            <text:p>0,004750593824228</text:p>
          </table:table-cell>
          <table:table-cell table:number-columns-repeated="2" office:value-type="float" office:value="0.00237529691211401" calcext:value-type="float">
            <text:p>0,002375296912114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67458432304038" calcext:value-type="float">
            <text:p>0,667458432304038</text:p>
          </table:table-cell>
          <table:table-cell office:value-type="float" office:value="0.00950118764845606" calcext:value-type="float">
            <text:p>0,009501187648456</text:p>
          </table:table-cell>
          <table:table-cell office:value-type="float" office:value="0.00712589073634204" calcext:value-type="float">
            <text:p>0,007125890736342</text:p>
          </table:table-cell>
          <table:table-cell table:number-columns-repeated="7" office:value-type="float" office:value="0.00475059382422803" calcext:value-type="float">
            <text:p>0,004750593824228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3895486935867" calcext:value-type="float">
            <text:p>0,63895486935867</text:p>
          </table:table-cell>
          <table:table-cell office:value-type="float" office:value="0.00950118764845606" calcext:value-type="float">
            <text:p>0,009501187648456</text:p>
          </table:table-cell>
          <table:table-cell office:value-type="float" office:value="0.00712589073634204" calcext:value-type="float">
            <text:p>0,007125890736342</text:p>
          </table:table-cell>
          <table:table-cell table:number-columns-repeated="6" office:value-type="float" office:value="0.00475059382422803" calcext:value-type="float">
            <text:p>0,004750593824228</text:p>
          </table:table-cell>
          <table:table-cell office:value-type="float" office:value="0.00237529691211401" calcext:value-type="float">
            <text:p>0,002375296912114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6270783847981" calcext:value-type="float">
            <text:p>0,66270783847981</text:p>
          </table:table-cell>
          <table:table-cell office:value-type="float" office:value="0.0142517814726841" calcext:value-type="float">
            <text:p>0,014251781472684</text:p>
          </table:table-cell>
          <table:table-cell office:value-type="float" office:value="0.0118764845605701" calcext:value-type="float">
            <text:p>0,01187648456057</text:p>
          </table:table-cell>
          <table:table-cell table:number-columns-repeated="3" office:value-type="float" office:value="0.00950118764845606" calcext:value-type="float">
            <text:p>0,009501187648456</text:p>
          </table:table-cell>
          <table:table-cell table:number-columns-repeated="3" office:value-type="float" office:value="0.00712589073634204" calcext:value-type="float">
            <text:p>0,007125890736342</text:p>
          </table:table-cell>
          <table:table-cell office:value-type="float" office:value="0.00475059382422803" calcext:value-type="float">
            <text:p>0,004750593824228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242280285035629" calcext:value-type="float">
            <text:p>0,242280285035629</text:p>
          </table:table-cell>
          <table:table-cell office:value-type="float" office:value="0.147268408551069" calcext:value-type="float">
            <text:p>0,147268408551069</text:p>
          </table:table-cell>
          <table:table-cell office:value-type="float" office:value="0.114014251781473" calcext:value-type="float">
            <text:p>0,114014251781473</text:p>
          </table:table-cell>
          <table:table-cell office:value-type="float" office:value="0.0973871733966746" calcext:value-type="float">
            <text:p>0,097387173396675</text:p>
          </table:table-cell>
          <table:table-cell table:number-columns-repeated="2" office:value-type="float" office:value="0.00712589073634204" calcext:value-type="float">
            <text:p>0,007125890736342</text:p>
          </table:table-cell>
          <table:table-cell table:number-columns-repeated="4" office:value-type="float" office:value="0.00475059382422803" calcext:value-type="float">
            <text:p>0,004750593824228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57957244655582" calcext:value-type="float">
            <text:p>0,657957244655582</text:p>
          </table:table-cell>
          <table:table-cell office:value-type="float" office:value="0.0118764845605701" calcext:value-type="float">
            <text:p>0,01187648456057</text:p>
          </table:table-cell>
          <table:table-cell office:value-type="float" office:value="0.00950118764845606" calcext:value-type="float">
            <text:p>0,009501187648456</text:p>
          </table:table-cell>
          <table:table-cell table:number-columns-repeated="3" office:value-type="float" office:value="0.00712589073634204" calcext:value-type="float">
            <text:p>0,007125890736342</text:p>
          </table:table-cell>
          <table:table-cell table:number-columns-repeated="4" office:value-type="float" office:value="0.00475059382422803" calcext:value-type="float">
            <text:p>0,004750593824228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81710213776722" calcext:value-type="float">
            <text:p>0,681710213776722</text:p>
          </table:table-cell>
          <table:table-cell office:value-type="float" office:value="0.00950118764845606" calcext:value-type="float">
            <text:p>0,009501187648456</text:p>
          </table:table-cell>
          <table:table-cell table:number-columns-repeated="4" office:value-type="float" office:value="0.00712589073634204" calcext:value-type="float">
            <text:p>0,007125890736342</text:p>
          </table:table-cell>
          <table:table-cell table:number-columns-repeated="4" office:value-type="float" office:value="0.00475059382422803" calcext:value-type="float">
            <text:p>0,004750593824228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570071258907363" calcext:value-type="float">
            <text:p>0,570071258907363</text:p>
          </table:table-cell>
          <table:table-cell office:value-type="float" office:value="0.0427553444180523" calcext:value-type="float">
            <text:p>0,042755344418052</text:p>
          </table:table-cell>
          <table:table-cell office:value-type="float" office:value="0.0237529691211401" calcext:value-type="float">
            <text:p>0,02375296912114</text:p>
          </table:table-cell>
          <table:table-cell office:value-type="float" office:value="0.0142517814726841" calcext:value-type="float">
            <text:p>0,014251781472684</text:p>
          </table:table-cell>
          <table:table-cell office:value-type="float" office:value="0.0118764845605701" calcext:value-type="float">
            <text:p>0,01187648456057</text:p>
          </table:table-cell>
          <table:table-cell table:number-columns-repeated="3" office:value-type="float" office:value="0.00712589073634204" calcext:value-type="float">
            <text:p>0,007125890736342</text:p>
          </table:table-cell>
          <table:table-cell table:number-columns-repeated="2" office:value-type="float" office:value="0.00475059382422803" calcext:value-type="float">
            <text:p>0,00475059382422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76190476190476" calcext:value-type="float">
            <text:p>0,676190476190476</text:p>
          </table:table-cell>
          <table:table-cell office:value-type="float" office:value="0.0119047619047619" calcext:value-type="float">
            <text:p>0,011904761904762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0142857142857143" calcext:value-type="float">
            <text:p>0,014285714285714</text:p>
          </table:table-cell>
          <table:table-cell table:number-columns-repeated="4" office:value-type="float" office:value="0.00714285714285714" calcext:value-type="float">
            <text:p>0,007142857142857</text:p>
          </table:table-cell>
          <table:table-cell table:number-columns-repeated="4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61904761904762" calcext:value-type="float">
            <text:p>0,661904761904762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table:number-columns-repeated="2"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95238095238095" calcext:value-type="float">
            <text:p>0,695238095238095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table:number-columns-repeated="6" office:value-type="float" office:value="0.00714285714285714" calcext:value-type="float">
            <text:p>0,007142857142857</text:p>
          </table:table-cell>
          <table:table-cell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0119047619047619" calcext:value-type="float">
            <text:p>0,011904761904762</text:p>
          </table:table-cell>
          <table:table-cell table:number-columns-repeated="3" office:value-type="float" office:value="0.00952380952380952" calcext:value-type="float">
            <text:p>0,00952380952381</text:p>
          </table:table-cell>
          <table:table-cell table:number-columns-repeated="4" office:value-type="float" office:value="0.00714285714285714" calcext:value-type="float">
            <text:p>0,007142857142857</text:p>
          </table:table-cell>
          <table:table-cell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576190476190476" calcext:value-type="float">
            <text:p>0,576190476190476</text:p>
          </table:table-cell>
          <table:table-cell office:value-type="float" office:value="0.0690476190476191" calcext:value-type="float">
            <text:p>0,069047619047619</text:p>
          </table:table-cell>
          <table:table-cell office:value-type="float" office:value="0.0190476190476191" calcext:value-type="float">
            <text:p>0,019047619047619</text:p>
          </table:table-cell>
          <table:table-cell table:number-columns-repeated="3" office:value-type="float" office:value="0.0119047619047619" calcext:value-type="float">
            <text:p>0,011904761904762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table:number-columns-repeated="2" office:value-type="float" office:value="0.00714285714285714" calcext:value-type="float">
            <text:p>0,007142857142857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726190476190476" calcext:value-type="float">
            <text:p>0,726190476190476</text:p>
          </table:table-cell>
          <table:table-cell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  <table:table-cell table:number-columns-repeated="2" office:value-type="float" office:value="0.00238095238095238" calcext:value-type="float">
            <text:p>0,002380952380952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71428571428571" calcext:value-type="float">
            <text:p>0,671428571428571</text:p>
          </table:table-cell>
          <table:table-cell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7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80952380952381" calcext:value-type="float">
            <text:p>0,680952380952381</text:p>
          </table:table-cell>
          <table:table-cell office:value-type="float" office:value="0.0119047619047619" calcext:value-type="float">
            <text:p>0,011904761904762</text:p>
          </table:table-cell>
          <table:table-cell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  <table:table-cell office:value-type="float" office:value="0.00238095238095238" calcext:value-type="float">
            <text:p>0,002380952380952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573809523809524" calcext:value-type="float">
            <text:p>0,573809523809524</text:p>
          </table:table-cell>
          <table:table-cell table:number-columns-repeated="3"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73809523809524" calcext:value-type="float">
            <text:p>0,673809523809524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table:number-columns-repeated="5" office:value-type="float" office:value="0.00714285714285714" calcext:value-type="float">
            <text:p>0,007142857142857</text:p>
          </table:table-cell>
          <table:table-cell table:number-columns-repeated="2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19047619047619" calcext:value-type="float">
            <text:p>0,619047619047619</text:p>
          </table:table-cell>
          <table:table-cell table:number-columns-repeated="4"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33333333333333" calcext:value-type="float">
            <text:p>0,633333333333333</text:p>
          </table:table-cell>
          <table:table-cell office:value-type="float" office:value="0.0238095238095238" calcext:value-type="float">
            <text:p>0,023809523809524</text:p>
          </table:table-cell>
          <table:table-cell table:number-columns-repeated="2" office:value-type="float" office:value="0.00714285714285714" calcext:value-type="float">
            <text:p>0,007142857142857</text:p>
          </table:table-cell>
          <table:table-cell table:number-columns-repeated="6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64285714285714" calcext:value-type="float">
            <text:p>0,664285714285714</text:p>
          </table:table-cell>
          <table:table-cell office:value-type="float" office:value="0.0142857142857143" calcext:value-type="float">
            <text:p>0,014285714285714</text:p>
          </table:table-cell>
          <table:table-cell table:number-columns-repeated="2" office:value-type="float" office:value="0.00952380952380952" calcext:value-type="float">
            <text:p>0,00952380952381</text:p>
          </table:table-cell>
          <table:table-cell office:value-type="float" office:value="0.00714285714285714" calcext:value-type="float">
            <text:p>0,007142857142857</text:p>
          </table:table-cell>
          <table:table-cell table:number-columns-repeated="5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728571428571429" calcext:value-type="float">
            <text:p>0,728571428571429</text:p>
          </table:table-cell>
          <table:table-cell office:value-type="float" office:value="0.00952380952380952" calcext:value-type="float">
            <text:p>0,00952380952381</text:p>
          </table:table-cell>
          <table:table-cell table:number-columns-repeated="8" office:value-type="float" office:value="0.00476190476190476" calcext:value-type="float">
            <text:p>0,004761904761905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4200477326969" calcext:value-type="float">
            <text:p>0,64200477326969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5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84964200477327" calcext:value-type="float">
            <text:p>0,684964200477327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7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32458233890215" calcext:value-type="float">
            <text:p>0,632458233890215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5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37231503579952" calcext:value-type="float">
            <text:p>0,637231503579952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0715990453460621" calcext:value-type="float">
            <text:p>0,007159904534606</text:p>
          </table:table-cell>
          <table:table-cell table:number-columns-repeated="6" office:value-type="float" office:value="0.00477326968973747" calcext:value-type="float">
            <text:p>0,004773269689737</text:p>
          </table:table-cell>
          <table:table-cell office:value-type="float" office:value="0.00238663484486874" calcext:value-type="float">
            <text:p>0,002386634844869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591885441527446" calcext:value-type="float">
            <text:p>0,591885441527446</text:p>
          </table:table-cell>
          <table:table-cell office:value-type="float" office:value="0.0143198090692124" calcext:value-type="float">
            <text:p>0,014319809069212</text:p>
          </table:table-cell>
          <table:table-cell table:number-columns-repeated="2" office:value-type="float" office:value="0.00954653937947494" calcext:value-type="float">
            <text:p>0,009546539379475</text:p>
          </table:table-cell>
          <table:table-cell table:number-columns-repeated="5" office:value-type="float" office:value="0.00715990453460621" calcext:value-type="float">
            <text:p>0,007159904534606</text:p>
          </table:table-cell>
          <table:table-cell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25298329355609" calcext:value-type="float">
            <text:p>0,625298329355609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7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70644391408115" calcext:value-type="float">
            <text:p>0,670644391408115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6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711217183770883" calcext:value-type="float">
            <text:p>0,711217183770883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5" office:value-type="float" office:value="0.00477326968973747" calcext:value-type="float">
            <text:p>0,004773269689737</text:p>
          </table:table-cell>
          <table:table-cell office:value-type="float" office:value="0.00238663484486874" calcext:value-type="float">
            <text:p>0,002386634844869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596658711217184" calcext:value-type="float">
            <text:p>0,596658711217184</text:p>
          </table:table-cell>
          <table:table-cell office:value-type="float" office:value="0.0238663484486873" calcext:value-type="float">
            <text:p>0,023866348448687</text:p>
          </table:table-cell>
          <table:table-cell table:number-columns-repeated="3" office:value-type="float" office:value="0.00954653937947494" calcext:value-type="float">
            <text:p>0,009546539379475</text:p>
          </table:table-cell>
          <table:table-cell table:number-columns-repeated="3" office:value-type="float" office:value="0.00715990453460621" calcext:value-type="float">
            <text:p>0,007159904534606</text:p>
          </table:table-cell>
          <table:table-cell table:number-columns-repeated="2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591885441527" calcext:value-type="float">
            <text:p>0,608591885441527</text:p>
          </table:table-cell>
          <table:table-cell office:value-type="float" office:value="0.0214797136038186" calcext:value-type="float">
            <text:p>0,021479713603819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6" office:value-type="float" office:value="0.00715990453460621" calcext:value-type="float">
            <text:p>0,007159904534606</text:p>
          </table:table-cell>
          <table:table-cell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75417661097852" calcext:value-type="float">
            <text:p>0,675417661097852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3" office:value-type="float" office:value="0.00715990453460621" calcext:value-type="float">
            <text:p>0,007159904534606</text:p>
          </table:table-cell>
          <table:table-cell table:number-columns-repeated="4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706443914081146" calcext:value-type="float">
            <text:p>0,706443914081146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4" office:value-type="float" office:value="0.00477326968973747" calcext:value-type="float">
            <text:p>0,004773269689737</text:p>
          </table:table-cell>
          <table:table-cell table:number-columns-repeated="2" office:value-type="float" office:value="0.00238663484486874" calcext:value-type="float">
            <text:p>0,002386634844869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34844868735083" calcext:value-type="float">
            <text:p>0,634844868735083</text:p>
          </table:table-cell>
          <table:table-cell office:value-type="float" office:value="0.0238663484486873" calcext:value-type="float">
            <text:p>0,023866348448687</text:p>
          </table:table-cell>
          <table:table-cell office:value-type="float" office:value="0.00715990453460621" calcext:value-type="float">
            <text:p>0,007159904534606</text:p>
          </table:table-cell>
          <table:table-cell table:number-columns-repeated="4" office:value-type="float" office:value="0.00477326968973747" calcext:value-type="float">
            <text:p>0,004773269689737</text:p>
          </table:table-cell>
          <table:table-cell table:number-columns-repeated="3" office:value-type="float" office:value="0.00238663484486874" calcext:value-type="float">
            <text:p>0,002386634844869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25298329355609" calcext:value-type="float">
            <text:p>0,625298329355609</text:p>
          </table:table-cell>
          <table:table-cell office:value-type="float" office:value="0.0167064439140811" calcext:value-type="float">
            <text:p>0,016706443914081</text:p>
          </table:table-cell>
          <table:table-cell table:number-columns-repeated="2" office:value-type="float" office:value="0.0119331742243437" calcext:value-type="float">
            <text:p>0,011933174224344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3" office:value-type="float" office:value="0.00715990453460621" calcext:value-type="float">
            <text:p>0,007159904534606</text:p>
          </table:table-cell>
          <table:table-cell table:number-columns-repeated="2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30071599045346" calcext:value-type="float">
            <text:p>0,630071599045346</text:p>
          </table:table-cell>
          <table:table-cell table:number-columns-repeated="5"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2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577565632458234" calcext:value-type="float">
            <text:p>0,577565632458234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143198090692124" calcext:value-type="float">
            <text:p>0,014319809069212</text:p>
          </table:table-cell>
          <table:table-cell table:number-columns-repeated="4" office:value-type="float" office:value="0.00715990453460621" calcext:value-type="float">
            <text:p>0,007159904534606</text:p>
          </table:table-cell>
          <table:table-cell table:number-columns-repeated="3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2291169451074" calcext:value-type="float">
            <text:p>0,62291169451074</text:p>
          </table:table-cell>
          <table:table-cell office:value-type="float" office:value="0.0167064439140811" calcext:value-type="float">
            <text:p>0,016706443914081</text:p>
          </table:table-cell>
          <table:table-cell office:value-type="float" office:value="0.0119331742243437" calcext:value-type="float">
            <text:p>0,011933174224344</text:p>
          </table:table-cell>
          <table:table-cell office:value-type="float" office:value="0.00954653937947494" calcext:value-type="float">
            <text:p>0,009546539379475</text:p>
          </table:table-cell>
          <table:table-cell table:number-columns-repeated="2" office:value-type="float" office:value="0.00715990453460621" calcext:value-type="float">
            <text:p>0,007159904534606</text:p>
          </table:table-cell>
          <table:table-cell table:number-columns-repeated="4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708830548926014" calcext:value-type="float">
            <text:p>0,708830548926014</text:p>
          </table:table-cell>
          <table:table-cell office:value-type="float" office:value="0.0143198090692124" calcext:value-type="float">
            <text:p>0,014319809069212</text:p>
          </table:table-cell>
          <table:table-cell office:value-type="float" office:value="0.00715990453460621" calcext:value-type="float">
            <text:p>0,007159904534606</text:p>
          </table:table-cell>
          <table:table-cell table:number-columns-repeated="6" office:value-type="float" office:value="0.00477326968973747" calcext:value-type="float">
            <text:p>0,004773269689737</text:p>
          </table:table-cell>
          <table:table-cell office:value-type="float" office:value="0.00238663484486874" calcext:value-type="float">
            <text:p>0,002386634844869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63484486873508" calcext:value-type="float">
            <text:p>0,663484486873508</text:p>
          </table:table-cell>
          <table:table-cell office:value-type="float" office:value="0.0214797136038186" calcext:value-type="float">
            <text:p>0,021479713603819</text:p>
          </table:table-cell>
          <table:table-cell table:number-columns-repeated="2" office:value-type="float" office:value="0.0119331742243437" calcext:value-type="float">
            <text:p>0,011933174224344</text:p>
          </table:table-cell>
          <table:table-cell table:number-columns-repeated="5" office:value-type="float" office:value="0.00715990453460621" calcext:value-type="float">
            <text:p>0,007159904534606</text:p>
          </table:table-cell>
          <table:table-cell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63484486873508" calcext:value-type="float">
            <text:p>0,663484486873508</text:p>
          </table:table-cell>
          <table:table-cell office:value-type="float" office:value="0.0119331742243437" calcext:value-type="float">
            <text:p>0,011933174224344</text:p>
          </table:table-cell>
          <table:table-cell table:number-columns-repeated="2" office:value-type="float" office:value="0.00954653937947494" calcext:value-type="float">
            <text:p>0,009546539379475</text:p>
          </table:table-cell>
          <table:table-cell office:value-type="float" office:value="0.00715990453460621" calcext:value-type="float">
            <text:p>0,007159904534606</text:p>
          </table:table-cell>
          <table:table-cell table:number-columns-repeated="2" office:value-type="float" office:value="0.00477326968973747" calcext:value-type="float">
            <text:p>0,004773269689737</text:p>
          </table:table-cell>
          <table:table-cell table:number-columns-repeated="3" office:value-type="float" office:value="0.00238663484486874" calcext:value-type="float">
            <text:p>0,002386634844869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75417661097852" calcext:value-type="float">
            <text:p>0,675417661097852</text:p>
          </table:table-cell>
          <table:table-cell office:value-type="float" office:value="0.0119331742243437" calcext:value-type="float">
            <text:p>0,011933174224344</text:p>
          </table:table-cell>
          <table:table-cell table:number-columns-repeated="3" office:value-type="float" office:value="0.00715990453460621" calcext:value-type="float">
            <text:p>0,007159904534606</text:p>
          </table:table-cell>
          <table:table-cell table:number-columns-repeated="5" office:value-type="float" office:value="0.00477326968973747" calcext:value-type="float">
            <text:p>0,004773269689737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88995215311005" calcext:value-type="float">
            <text:p>0,688995215311005</text:p>
          </table:table-cell>
          <table:table-cell table:number-columns-repeated="4"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4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72248803827751" calcext:value-type="float">
            <text:p>0,67224880382775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4" office:value-type="float" office:value="0.00478468899521531" calcext:value-type="float">
            <text:p>0,004784688995215</text:p>
          </table:table-cell>
          <table:table-cell table:number-columns-repeated="4" office:value-type="float" office:value="0.00239234449760766" calcext:value-type="float">
            <text:p>0,002392344497608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62679425837321" calcext:value-type="float">
            <text:p>0,662679425837321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7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705741626794258" calcext:value-type="float">
            <text:p>0,705741626794258</text:p>
          </table:table-cell>
          <table:table-cell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7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712918660287081" calcext:value-type="float">
            <text:p>0,712918660287081</text:p>
          </table:table-cell>
          <table:table-cell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7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590909090909091" calcext:value-type="float">
            <text:p>0,590909090909091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119617224880383" calcext:value-type="float">
            <text:p>0,011961722488038</text:p>
          </table:table-cell>
          <table:table-cell table:number-columns-repeated="2" office:value-type="float" office:value="0.00956937799043062" calcext:value-type="float">
            <text:p>0,009569377990431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2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2870813397129" calcext:value-type="float">
            <text:p>0,602870813397129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6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10047846889952" calcext:value-type="float">
            <text:p>0,610047846889952</text:p>
          </table:table-cell>
          <table:table-cell office:value-type="float" office:value="0.0167464114832536" calcext:value-type="float">
            <text:p>0,016746411483254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4" office:value-type="float" office:value="0.00717703349282297" calcext:value-type="float">
            <text:p>0,007177033492823</text:p>
          </table:table-cell>
          <table:table-cell table:number-columns-repeated="3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8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789473684210526" calcext:value-type="float">
            <text:p>0,789473684210526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6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593301435406699" calcext:value-type="float">
            <text:p>0,593301435406699</text:p>
          </table:table-cell>
          <table:table-cell office:value-type="float" office:value="0.0143540669856459" calcext:value-type="float">
            <text:p>0,014354066985646</text:p>
          </table:table-cell>
          <table:table-cell table:number-columns-repeated="2" office:value-type="float" office:value="0.0119617224880383" calcext:value-type="float">
            <text:p>0,011961722488038</text:p>
          </table:table-cell>
          <table:table-cell table:number-columns-repeated="2" office:value-type="float" office:value="0.00956937799043062" calcext:value-type="float">
            <text:p>0,009569377990431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79425837320574" calcext:value-type="float">
            <text:p>0,679425837320574</text:p>
          </table:table-cell>
          <table:table-cell office:value-type="float" office:value="0.0143540669856459" calcext:value-type="float">
            <text:p>0,014354066985646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2" office:value-type="float" office:value="0.00478468899521531" calcext:value-type="float">
            <text:p>0,004784688995215</text:p>
          </table:table-cell>
          <table:table-cell table:number-columns-repeated="3" office:value-type="float" office:value="0.00239234449760766" calcext:value-type="float">
            <text:p>0,002392344497608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31578947368421" calcext:value-type="float">
            <text:p>0,631578947368421</text:p>
          </table:table-cell>
          <table:table-cell office:value-type="float" office:value="0.0263157894736842" calcext:value-type="float">
            <text:p>0,026315789473684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3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88995215311005" calcext:value-type="float">
            <text:p>0,688995215311005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6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74641148325359" calcext:value-type="float">
            <text:p>0,674641148325359</text:p>
          </table:table-cell>
          <table:table-cell office:value-type="float" office:value="0.0143540669856459" calcext:value-type="float">
            <text:p>0,014354066985646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2" office:value-type="float" office:value="0.00717703349282297" calcext:value-type="float">
            <text:p>0,007177033492823</text:p>
          </table:table-cell>
          <table:table-cell table:number-columns-repeated="4" office:value-type="float" office:value="0.00478468899521531" calcext:value-type="float">
            <text:p>0,004784688995215</text:p>
          </table:table-cell>
          <table:table-cell office:value-type="float" office:value="0.00239234449760766" calcext:value-type="float">
            <text:p>0,002392344497608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65071770334928" calcext:value-type="float">
            <text:p>0,665071770334928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2" office:value-type="float" office:value="0.00717703349282297" calcext:value-type="float">
            <text:p>0,007177033492823</text:p>
          </table:table-cell>
          <table:table-cell table:number-columns-repeated="4" office:value-type="float" office:value="0.00478468899521531" calcext:value-type="float">
            <text:p>0,004784688995215</text:p>
          </table:table-cell>
          <table:table-cell table:number-columns-repeated="2" office:value-type="float" office:value="0.00239234449760766" calcext:value-type="float">
            <text:p>0,00239234449760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430622009569378" calcext:value-type="float">
            <text:p>0,430622009569378</text:p>
          </table:table-cell>
          <table:table-cell office:value-type="float" office:value="0.217703349282297" calcext:value-type="float">
            <text:p>0,217703349282297</text:p>
          </table:table-cell>
          <table:table-cell office:value-type="float" office:value="0.0119617224880383" calcext:value-type="float">
            <text:p>0,011961722488038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6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50717703349282" calcext:value-type="float">
            <text:p>0,650717703349282</text:p>
          </table:table-cell>
          <table:table-cell office:value-type="float" office:value="0.0119617224880383" calcext:value-type="float">
            <text:p>0,011961722488038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5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62679425837321" calcext:value-type="float">
            <text:p>0,662679425837321</text:p>
          </table:table-cell>
          <table:table-cell office:value-type="float" office:value="0.0119617224880383" calcext:value-type="float">
            <text:p>0,011961722488038</text:p>
          </table:table-cell>
          <table:table-cell table:number-columns-repeated="2" office:value-type="float" office:value="0.00956937799043062" calcext:value-type="float">
            <text:p>0,009569377990431</text:p>
          </table:table-cell>
          <table:table-cell office:value-type="float" office:value="0.00717703349282297" calcext:value-type="float">
            <text:p>0,007177033492823</text:p>
          </table:table-cell>
          <table:table-cell table:number-columns-repeated="5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96172248803828" calcext:value-type="float">
            <text:p>0,696172248803828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3" office:value-type="float" office:value="0.00717703349282297" calcext:value-type="float">
            <text:p>0,007177033492823</text:p>
          </table:table-cell>
          <table:table-cell table:number-columns-repeated="5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712918660287081" calcext:value-type="float">
            <text:p>0,712918660287081</text:p>
          </table:table-cell>
          <table:table-cell office:value-type="float" office:value="0.0119617224880383" calcext:value-type="float">
            <text:p>0,011961722488038</text:p>
          </table:table-cell>
          <table:table-cell office:value-type="float" office:value="0.00956937799043062" calcext:value-type="float">
            <text:p>0,009569377990431</text:p>
          </table:table-cell>
          <table:table-cell table:number-columns-repeated="2" office:value-type="float" office:value="0.00717703349282297" calcext:value-type="float">
            <text:p>0,007177033492823</text:p>
          </table:table-cell>
          <table:table-cell table:number-columns-repeated="5" office:value-type="float" office:value="0.00478468899521531" calcext:value-type="float">
            <text:p>0,004784688995215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52278177458034" calcext:value-type="float">
            <text:p>0,652278177458034</text:p>
          </table:table-cell>
          <table:table-cell table:number-columns-repeated="2" office:value-type="float" office:value="0.00959232613908873" calcext:value-type="float">
            <text:p>0,009592326139089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3" office:value-type="float" office:value="0.00479616306954436" calcext:value-type="float">
            <text:p>0,004796163069544</text:p>
          </table:table-cell>
          <table:table-cell table:number-columns-repeated="2" office:value-type="float" office:value="0.00239808153477218" calcext:value-type="float">
            <text:p>0,00239808153477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774580335731415" calcext:value-type="float">
            <text:p>0,774580335731415</text:p>
          </table:table-cell>
          <table:table-cell office:value-type="float" office:value="0.0119904076738609" calcext:value-type="float">
            <text:p>0,011990407673861</text:p>
          </table:table-cell>
          <table:table-cell table:number-columns-repeated="2" office:value-type="float" office:value="0.00959232613908873" calcext:value-type="float">
            <text:p>0,009592326139089</text:p>
          </table:table-cell>
          <table:table-cell office:value-type="float" office:value="0.00719424460431655" calcext:value-type="float">
            <text:p>0,007194244604317</text:p>
          </table:table-cell>
          <table:table-cell table:number-columns-repeated="4" office:value-type="float" office:value="0.00479616306954436" calcext:value-type="float">
            <text:p>0,004796163069544</text:p>
          </table:table-cell>
          <table:table-cell office:value-type="float" office:value="0.00239808153477218" calcext:value-type="float">
            <text:p>0,002398081534772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45083932853717" calcext:value-type="float">
            <text:p>0,645083932853717</text:p>
          </table:table-cell>
          <table:table-cell office:value-type="float" office:value="0.0119904076738609" calcext:value-type="float">
            <text:p>0,011990407673861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3" office:value-type="float" office:value="0.00479616306954436" calcext:value-type="float">
            <text:p>0,004796163069544</text:p>
          </table:table-cell>
          <table:table-cell table:number-columns-repeated="3" office:value-type="float" office:value="0.00239808153477218" calcext:value-type="float">
            <text:p>0,002398081534772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90647482014388" calcext:value-type="float">
            <text:p>0,690647482014388</text:p>
          </table:table-cell>
          <table:table-cell office:value-type="float" office:value="0.0119904076738609" calcext:value-type="float">
            <text:p>0,011990407673861</text:p>
          </table:table-cell>
          <table:table-cell table:number-columns-repeated="4" office:value-type="float" office:value="0.00479616306954436" calcext:value-type="float">
            <text:p>0,004796163069544</text:p>
          </table:table-cell>
          <table:table-cell table:number-columns-repeated="4" office:value-type="float" office:value="0.00239808153477218" calcext:value-type="float">
            <text:p>0,002398081534772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57074340527578" calcext:value-type="float">
            <text:p>0,657074340527578</text:p>
          </table:table-cell>
          <table:table-cell office:value-type="float" office:value="0.0167865707434053" calcext:value-type="float">
            <text:p>0,016786570743405</text:p>
          </table:table-cell>
          <table:table-cell table:number-columns-repeated="3" office:value-type="float" office:value="0.00719424460431655" calcext:value-type="float">
            <text:p>0,007194244604317</text:p>
          </table:table-cell>
          <table:table-cell table:number-columns-repeated="5" office:value-type="float" office:value="0.00479616306954436" calcext:value-type="float">
            <text:p>0,004796163069544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431654676259" calcext:value-type="float">
            <text:p>0,60431654676259</text:p>
          </table:table-cell>
          <table:table-cell office:value-type="float" office:value="0.0215827338129496" calcext:value-type="float">
            <text:p>0,02158273381295</text:p>
          </table:table-cell>
          <table:table-cell table:number-columns-repeated="5" office:value-type="float" office:value="0.00719424460431655" calcext:value-type="float">
            <text:p>0,007194244604317</text:p>
          </table:table-cell>
          <table:table-cell table:number-columns-repeated="3" office:value-type="float" office:value="0.00479616306954436" calcext:value-type="float">
            <text:p>0,004796163069544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00959232613908873" calcext:value-type="float">
            <text:p>0,009592326139089</text:p>
          </table:table-cell>
          <table:table-cell table:number-columns-repeated="3" office:value-type="float" office:value="0.00719424460431655" calcext:value-type="float">
            <text:p>0,007194244604317</text:p>
          </table:table-cell>
          <table:table-cell table:number-columns-repeated="5" office:value-type="float" office:value="0.00479616306954436" calcext:value-type="float">
            <text:p>0,004796163069544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54676258992806" calcext:value-type="float">
            <text:p>0,654676258992806</text:p>
          </table:table-cell>
          <table:table-cell office:value-type="float" office:value="0.0191846522781775" calcext:value-type="float">
            <text:p>0,019184652278178</text:p>
          </table:table-cell>
          <table:table-cell office:value-type="float" office:value="0.00959232613908873" calcext:value-type="float">
            <text:p>0,009592326139089</text:p>
          </table:table-cell>
          <table:table-cell table:number-columns-repeated="3" office:value-type="float" office:value="0.00479616306954436" calcext:value-type="float">
            <text:p>0,004796163069544</text:p>
          </table:table-cell>
          <table:table-cell table:number-columns-repeated="4" office:value-type="float" office:value="0.00239808153477218" calcext:value-type="float">
            <text:p>0,002398081534772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52278177458034" calcext:value-type="float">
            <text:p>0,652278177458034</text:p>
          </table:table-cell>
          <table:table-cell office:value-type="float" office:value="0.0143884892086331" calcext:value-type="float">
            <text:p>0,014388489208633</text:p>
          </table:table-cell>
          <table:table-cell table:number-columns-repeated="3" office:value-type="float" office:value="0.00959232613908873" calcext:value-type="float">
            <text:p>0,009592326139089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3" office:value-type="float" office:value="0.00479616306954436" calcext:value-type="float">
            <text:p>0,004796163069544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717026378896883" calcext:value-type="float">
            <text:p>0,717026378896883</text:p>
          </table:table-cell>
          <table:table-cell office:value-type="float" office:value="0.0143884892086331" calcext:value-type="float">
            <text:p>0,014388489208633</text:p>
          </table:table-cell>
          <table:table-cell office:value-type="float" office:value="0.00959232613908873" calcext:value-type="float">
            <text:p>0,009592326139089</text:p>
          </table:table-cell>
          <table:table-cell table:number-columns-repeated="3" office:value-type="float" office:value="0.00719424460431655" calcext:value-type="float">
            <text:p>0,007194244604317</text:p>
          </table:table-cell>
          <table:table-cell table:number-columns-repeated="4" office:value-type="float" office:value="0.00479616306954436" calcext:value-type="float">
            <text:p>0,004796163069544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719424460431654" calcext:value-type="float">
            <text:p>0,719424460431654</text:p>
          </table:table-cell>
          <table:table-cell office:value-type="float" office:value="0.0167865707434053" calcext:value-type="float">
            <text:p>0,016786570743405</text:p>
          </table:table-cell>
          <table:table-cell office:value-type="float" office:value="0.0119904076738609" calcext:value-type="float">
            <text:p>0,011990407673861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4" office:value-type="float" office:value="0.00479616306954436" calcext:value-type="float">
            <text:p>0,004796163069544</text:p>
          </table:table-cell>
          <table:table-cell office:value-type="float" office:value="0.00239808153477218" calcext:value-type="float">
            <text:p>0,00239808153477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47482014388489" calcext:value-type="float">
            <text:p>0,647482014388489</text:p>
          </table:table-cell>
          <table:table-cell office:value-type="float" office:value="0.0119904076738609" calcext:value-type="float">
            <text:p>0,011990407673861</text:p>
          </table:table-cell>
          <table:table-cell office:value-type="float" office:value="0.00959232613908873" calcext:value-type="float">
            <text:p>0,009592326139089</text:p>
          </table:table-cell>
          <table:table-cell table:number-columns-repeated="2" office:value-type="float" office:value="0.00719424460431655" calcext:value-type="float">
            <text:p>0,007194244604317</text:p>
          </table:table-cell>
          <table:table-cell table:number-columns-repeated="5" office:value-type="float" office:value="0.00479616306954436" calcext:value-type="float">
            <text:p>0,004796163069544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.00.0000</text:date>, <text:time style:data-style-name="N2" text:time-value="14:38:38.2220035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8T15:37:46.766806067</dc:date>
    <meta:editing-duration>P1DT53M33S</meta:editing-duration>
    <meta:editing-cycles>2</meta:editing-cycles>
    <meta:generator>LibreOffice/6.2.8.2$Linux_X86_64 LibreOffice_project/20$Build-2</meta:generator>
    <meta:document-statistic meta:table-count="1" meta:cell-count="210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solid" draw:fill-color="#000000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9.988cm" svg:height="26.723cm" xlink:href=".." xlink:type="simple" chart:class="chart:bar" chart:style-name="ch1">
        <chart:title svg:x="17.609cm" svg:y="0.67cm" chart:style-name="ch2">
          <text:p>Barcodes top-10 mates</text:p>
        </chart:title>
        <chart:legend chart:legend-position="end" svg:x="38.863cm" svg:y="10.821cm" style:legend-expansion="high" chart:style-name="ch3"/>
        <chart:plot-area chart:style-name="ch4" table:cell-range-address="Rates.A1:Rates.K100" chart:data-source-has-labels="both" svg:x="1.81cm" svg:y="1.983cm" svg:width="36.254cm" svg:height="23.225cm">
          <chartooo:coordinate-region svg:x="2.537cm" svg:y="2.182cm" svg:width="35.527cm" svg:height="22.234cm"/>
          <chart:axis chart:dimension="x" chart:name="primary-x" chart:style-name="ch5" chartooo:axis-type="auto">
            <chartooo:date-scale/>
            <chart:title svg:x="18.927cm" svg:y="25.742cm" chart:style-name="ch6">
              <text:p>Barcodes top</text:p>
            </chart:title>
            <chart:categories table:cell-range-address="Rates.A2:Rates.A100"/>
          </chart:axis>
          <chart:axis chart:dimension="y" chart:name="primary-y" chart:style-name="ch7">
            <chart:title svg:x="0.451cm" svg:y="14.83cm" chart:style-name="ch8">
              <text:p>Mate rate top-10</text:p>
            </chart:title>
            <chart:grid chart:style-name="ch9" chart:class="major"/>
          </chart:axis>
          <chart:series chart:style-name="ch10" chart:values-cell-range-address="Rates.B2:Rates.B100" chart:label-cell-address="Rates.B1:Rates.B1" chart:class="chart:bar">
            <chart:data-point chart:repeated="99"/>
          </chart:series>
          <chart:series chart:style-name="ch11" chart:values-cell-range-address="Rates.C2:Rates.C100" chart:label-cell-address="Rates.C1:Rates.C1" chart:class="chart:bar">
            <chart:data-point chart:repeated="99"/>
          </chart:series>
          <chart:series chart:style-name="ch12" chart:values-cell-range-address="Rates.D2:Rates.D100" chart:label-cell-address="Rates.D1:Rates.D1" chart:class="chart:bar">
            <chart:data-point chart:repeated="99"/>
          </chart:series>
          <chart:series chart:style-name="ch13" chart:values-cell-range-address="Rates.E2:Rates.E100" chart:label-cell-address="Rates.E1:Rates.E1" chart:class="chart:bar">
            <chart:data-point chart:repeated="99"/>
          </chart:series>
          <chart:series chart:style-name="ch14" chart:values-cell-range-address="Rates.F2:Rates.F100" chart:label-cell-address="Rates.F1:Rates.F1" chart:class="chart:bar">
            <chart:data-point chart:repeated="99"/>
          </chart:series>
          <chart:series chart:style-name="ch15" chart:values-cell-range-address="Rates.G2:Rates.G100" chart:label-cell-address="Rates.G1:Rates.G1" chart:class="chart:bar">
            <chart:data-point chart:repeated="99"/>
          </chart:series>
          <chart:series chart:style-name="ch16" chart:values-cell-range-address="Rates.H2:Rates.H100" chart:label-cell-address="Rates.H1:Rates.H1" chart:class="chart:bar">
            <chart:data-point chart:repeated="99"/>
          </chart:series>
          <chart:series chart:style-name="ch17" chart:values-cell-range-address="Rates.I2:Rates.I100" chart:label-cell-address="Rates.I1:Rates.I1" chart:class="chart:bar">
            <chart:data-point chart:repeated="99"/>
          </chart:series>
          <chart:series chart:style-name="ch18" chart:values-cell-range-address="Rates.J2:Rates.J100" chart:label-cell-address="Rates.J1:Rates.J1" chart:class="chart:bar">
            <chart:data-point chart:repeated="99"/>
          </chart:series>
          <chart:series chart:style-name="ch19" chart:values-cell-range-address="Rates.K2:Rates.K100" chart:label-cell-address="Rates.K1:Rates.K1" chart:class="chart:bar">
            <chart:data-point chart:repeated="9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Rates.B1:Rates.B1</svg:desc>
                </draw:g>
              </table:table-cell>
              <table:table-cell office:value-type="string">
                <text:p>2</text:p>
                <draw:g>
                  <svg:desc>Rates.C1:Rates.C1</svg:desc>
                </draw:g>
              </table:table-cell>
              <table:table-cell office:value-type="string">
                <text:p>3</text:p>
                <draw:g>
                  <svg:desc>Rates.D1:Rates.D1</svg:desc>
                </draw:g>
              </table:table-cell>
              <table:table-cell office:value-type="string">
                <text:p>4</text:p>
                <draw:g>
                  <svg:desc>Rates.E1:Rates.E1</svg:desc>
                </draw:g>
              </table:table-cell>
              <table:table-cell office:value-type="string">
                <text:p>5</text:p>
                <draw:g>
                  <svg:desc>Rates.F1:Rates.F1</svg:desc>
                </draw:g>
              </table:table-cell>
              <table:table-cell office:value-type="string">
                <text:p>6</text:p>
                <draw:g>
                  <svg:desc>Rates.G1:Rates.G1</svg:desc>
                </draw:g>
              </table:table-cell>
              <table:table-cell office:value-type="string">
                <text:p>7</text:p>
                <draw:g>
                  <svg:desc>Rates.H1:Rates.H1</svg:desc>
                </draw:g>
              </table:table-cell>
              <table:table-cell office:value-type="string">
                <text:p>8</text:p>
                <draw:g>
                  <svg:desc>Rates.I1:Rates.I1</svg:desc>
                </draw:g>
              </table:table-cell>
              <table:table-cell office:value-type="string">
                <text:p>9</text:p>
                <draw:g>
                  <svg:desc>Rates.J1:Rates.J1</svg:desc>
                </draw:g>
              </table:table-cell>
              <table:table-cell office:value-type="string">
                <text:p>10</text:p>
                <draw:g>
                  <svg:desc>Rates.K1:Rates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ates.A2:Rates.A100</svg:desc>
                </draw:g>
              </table:table-cell>
              <table:table-cell office:value-type="float" office:value="0.0431065194157464">
                <text:p>0.0431065194157464</text:p>
                <draw:g>
                  <svg:desc>Rates.B2:Rates.B100</svg:desc>
                </draw:g>
              </table:table-cell>
              <table:table-cell office:value-type="float" office:value="0.0423940149625935">
                <text:p>0.0423940149625935</text:p>
                <draw:g>
                  <svg:desc>Rates.C2:Rates.C100</svg:desc>
                </draw:g>
              </table:table-cell>
              <table:table-cell office:value-type="float" office:value="0.0413252582828643">
                <text:p>0.0413252582828643</text:p>
                <draw:g>
                  <svg:desc>Rates.D2:Rates.D100</svg:desc>
                </draw:g>
              </table:table-cell>
              <table:table-cell office:value-type="float" office:value="0.0381189882436765">
                <text:p>0.0381189882436765</text:p>
                <draw:g>
                  <svg:desc>Rates.E2:Rates.E100</svg:desc>
                </draw:g>
              </table:table-cell>
              <table:table-cell office:value-type="float" office:value="0.0377627360171001">
                <text:p>0.0377627360171001</text:p>
                <draw:g>
                  <svg:desc>Rates.F2:Rates.F100</svg:desc>
                </draw:g>
              </table:table-cell>
              <table:table-cell office:value-type="float" office:value="0.0370502315639473">
                <text:p>0.0370502315639473</text:p>
                <draw:g>
                  <svg:desc>Rates.G2:Rates.G100</svg:desc>
                </draw:g>
              </table:table-cell>
              <table:table-cell office:value-type="float" office:value="0.035981474884218">
                <text:p>0.035981474884218</text:p>
                <draw:g>
                  <svg:desc>Rates.H2:Rates.H100</svg:desc>
                </draw:g>
              </table:table-cell>
              <table:table-cell office:value-type="float" office:value="0.0356252226576416">
                <text:p>0.0356252226576416</text:p>
                <draw:g>
                  <svg:desc>Rates.I2:Rates.I100</svg:desc>
                </draw:g>
              </table:table-cell>
              <table:table-cell office:value-type="float" office:value="0.0345564659779124">
                <text:p>0.0345564659779124</text:p>
                <draw:g>
                  <svg:desc>Rates.J2:Rates.J100</svg:desc>
                </draw:g>
              </table:table-cell>
              <table:table-cell office:value-type="float" office:value="0.0334877092981831">
                <text:p>0.0334877092981831</text:p>
                <draw:g>
                  <svg:desc>Rates.K2:Rates.K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457800511509">
                <text:p>0.11457800511509</text:p>
              </table:table-cell>
              <table:table-cell office:value-type="float" office:value="0.109462915601023">
                <text:p>0.109462915601023</text:p>
              </table:table-cell>
              <table:table-cell office:value-type="float" office:value="0.0884910485933504">
                <text:p>0.0884910485933504</text:p>
              </table:table-cell>
              <table:table-cell office:value-type="float" office:value="0.0859335038363171">
                <text:p>0.0859335038363171</text:p>
              </table:table-cell>
              <table:table-cell office:value-type="float" office:value="0.0603580562659847">
                <text:p>0.0603580562659847</text:p>
              </table:table-cell>
              <table:table-cell office:value-type="float" office:value="0.051150895140665">
                <text:p>0.051150895140665</text:p>
              </table:table-cell>
              <table:table-cell office:value-type="float" office:value="0.0491048593350384">
                <text:p>0.0491048593350384</text:p>
              </table:table-cell>
              <table:table-cell office:value-type="float" office:value="0.0414322250639386">
                <text:p>0.0414322250639386</text:p>
              </table:table-cell>
              <table:table-cell office:value-type="float" office:value="0.0296675191815857">
                <text:p>0.0296675191815857</text:p>
              </table:table-cell>
              <table:table-cell office:value-type="float" office:value="0.0245524296675192">
                <text:p>0.02455242966751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7770419426049">
                <text:p>0.167770419426049</text:p>
              </table:table-cell>
              <table:table-cell office:value-type="float" office:value="0.160412067696836">
                <text:p>0.160412067696836</text:p>
              </table:table-cell>
              <table:table-cell office:value-type="float" office:value="0.0890360559234732">
                <text:p>0.0890360559234732</text:p>
              </table:table-cell>
              <table:table-cell office:value-type="float" office:value="0.0743193524650478">
                <text:p>0.0743193524650478</text:p>
              </table:table-cell>
              <table:table-cell office:value-type="float" office:value="0.047093451066961">
                <text:p>0.047093451066961</text:p>
              </table:table-cell>
              <table:table-cell office:value-type="float" office:value="0.0448859455481972">
                <text:p>0.0448859455481972</text:p>
              </table:table-cell>
              <table:table-cell office:value-type="float" office:value="0.036055923473142">
                <text:p>0.036055923473142</text:p>
              </table:table-cell>
              <table:table-cell office:value-type="float" office:value="0.0323767476085357">
                <text:p>0.0323767476085357</text:p>
              </table:table-cell>
              <table:table-cell office:value-type="float" office:value="0.00294334069168506">
                <text:p>0.00294334069168506</text:p>
              </table:table-cell>
              <table:table-cell office:value-type="float" office:value="0.00294334069168506">
                <text:p>0.002943340691685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67597765363128">
                <text:p>0.167597765363128</text:p>
              </table:table-cell>
              <table:table-cell office:value-type="float" office:value="0.165203511572227">
                <text:p>0.165203511572227</text:p>
              </table:table-cell>
              <table:table-cell office:value-type="float" office:value="0.0933758978451716">
                <text:p>0.0933758978451716</text:p>
              </table:table-cell>
              <table:table-cell office:value-type="float" office:value="0.0909816440542698">
                <text:p>0.0909816440542698</text:p>
              </table:table-cell>
              <table:table-cell office:value-type="float" office:value="0.0494812450119713">
                <text:p>0.0494812450119713</text:p>
              </table:table-cell>
              <table:table-cell office:value-type="float" office:value="0.0422984836392658">
                <text:p>0.0422984836392658</text:p>
              </table:table-cell>
              <table:table-cell office:value-type="float" office:value="0.0207501995211492">
                <text:p>0.0207501995211492</text:p>
              </table:table-cell>
              <table:table-cell office:value-type="float" office:value="0.00478850758180367">
                <text:p>0.00478850758180367</text:p>
              </table:table-cell>
              <table:table-cell office:value-type="float" office:value="0.00319233838786911">
                <text:p>0.00319233838786911</text:p>
              </table:table-cell>
              <table:table-cell office:value-type="float" office:value="0.00319233838786911">
                <text:p>0.003192338387869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3757273482959">
                <text:p>0.163757273482959</text:p>
              </table:table-cell>
              <table:table-cell office:value-type="float" office:value="0.134663341645885">
                <text:p>0.134663341645885</text:p>
              </table:table-cell>
              <table:table-cell office:value-type="float" office:value="0.0914380714879468">
                <text:p>0.0914380714879468</text:p>
              </table:table-cell>
              <table:table-cell office:value-type="float" office:value="0.0897755610972569">
                <text:p>0.0897755610972569</text:p>
              </table:table-cell>
              <table:table-cell office:value-type="float" office:value="0.0631753948462178">
                <text:p>0.0631753948462178</text:p>
              </table:table-cell>
              <table:table-cell office:value-type="float" office:value="0.0590191188694929">
                <text:p>0.0590191188694929</text:p>
              </table:table-cell>
              <table:table-cell office:value-type="float" office:value="0.0349127182044888">
                <text:p>0.0349127182044888</text:p>
              </table:table-cell>
              <table:table-cell office:value-type="float" office:value="0.027431421446384">
                <text:p>0.027431421446384</text:p>
              </table:table-cell>
              <table:table-cell office:value-type="float" office:value="0.00498753117206983">
                <text:p>0.00498753117206983</text:p>
              </table:table-cell>
              <table:table-cell office:value-type="float" office:value="0.00332502078137988">
                <text:p>0.003325020781379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5286343612335">
                <text:p>0.205286343612335</text:p>
              </table:table-cell>
              <table:table-cell office:value-type="float" office:value="0.183259911894273">
                <text:p>0.183259911894273</text:p>
              </table:table-cell>
              <table:table-cell office:value-type="float" office:value="0.129515418502203">
                <text:p>0.129515418502203</text:p>
              </table:table-cell>
              <table:table-cell office:value-type="float" office:value="0.0537444933920705">
                <text:p>0.0537444933920705</text:p>
              </table:table-cell>
              <table:table-cell office:value-type="float" office:value="0.0361233480176212">
                <text:p>0.0361233480176212</text:p>
              </table:table-cell>
              <table:table-cell office:value-type="float" office:value="0.0290748898678414">
                <text:p>0.0290748898678414</text:p>
              </table:table-cell>
              <table:table-cell office:value-type="float" office:value="0.0176211453744493">
                <text:p>0.0176211453744493</text:p>
              </table:table-cell>
              <table:table-cell office:value-type="float" office:value="0.0052863436123348">
                <text:p>0.0052863436123348</text:p>
              </table:table-cell>
              <table:table-cell office:value-type="float" office:value="0.0052863436123348">
                <text:p>0.0052863436123348</text:p>
              </table:table-cell>
              <table:table-cell office:value-type="float" office:value="0.00352422907488987">
                <text:p>0.003524229074889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1660777385159">
                <text:p>0.161660777385159</text:p>
              </table:table-cell>
              <table:table-cell office:value-type="float" office:value="0.115724381625442">
                <text:p>0.115724381625442</text:p>
              </table:table-cell>
              <table:table-cell office:value-type="float" office:value="0.1113074204947">
                <text:p>0.1113074204947</text:p>
              </table:table-cell>
              <table:table-cell office:value-type="float" office:value="0.102473498233216">
                <text:p>0.102473498233216</text:p>
              </table:table-cell>
              <table:table-cell office:value-type="float" office:value="0.0777385159010601">
                <text:p>0.0777385159010601</text:p>
              </table:table-cell>
              <table:table-cell office:value-type="float" office:value="0.0353356890459364">
                <text:p>0.0353356890459364</text:p>
              </table:table-cell>
              <table:table-cell office:value-type="float" office:value="0.0159010600706714">
                <text:p>0.0159010600706714</text:p>
              </table:table-cell>
              <table:table-cell office:value-type="float" office:value="0.00441696113074205">
                <text:p>0.00441696113074205</text:p>
              </table:table-cell>
              <table:table-cell office:value-type="float" office:value="0.00441696113074205">
                <text:p>0.00441696113074205</text:p>
              </table:table-cell>
              <table:table-cell office:value-type="float" office:value="0.00441696113074205">
                <text:p>0.004416961130742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4207188160677">
                <text:p>0.374207188160677</text:p>
              </table:table-cell>
              <table:table-cell office:value-type="float" office:value="0.176532769556025">
                <text:p>0.176532769556025</text:p>
              </table:table-cell>
              <table:table-cell office:value-type="float" office:value="0.134249471458774">
                <text:p>0.134249471458774</text:p>
              </table:table-cell>
              <table:table-cell office:value-type="float" office:value="0.00845665961945032">
                <text:p>0.00845665961945032</text:p>
              </table:table-cell>
              <table:table-cell office:value-type="float" office:value="0.00845665961945032">
                <text:p>0.00845665961945032</text:p>
              </table:table-cell>
              <table:table-cell office:value-type="float" office:value="0.00317124735729387">
                <text:p>0.00317124735729387</text:p>
              </table:table-cell>
              <table:table-cell office:value-type="float" office:value="0.00317124735729387">
                <text:p>0.00317124735729387</text:p>
              </table:table-cell>
              <table:table-cell office:value-type="float" office:value="0.00317124735729387">
                <text:p>0.00317124735729387</text:p>
              </table:table-cell>
              <table:table-cell office:value-type="float" office:value="0.00317124735729387">
                <text:p>0.00317124735729387</text:p>
              </table:table-cell>
              <table:table-cell office:value-type="float" office:value="0.00211416490486258">
                <text:p>0.002114164904862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807486631016">
                <text:p>0.27807486631016</text:p>
              </table:table-cell>
              <table:table-cell office:value-type="float" office:value="0.149732620320856">
                <text:p>0.149732620320856</text:p>
              </table:table-cell>
              <table:table-cell office:value-type="float" office:value="0.0898395721925134">
                <text:p>0.0898395721925134</text:p>
              </table:table-cell>
              <table:table-cell office:value-type="float" office:value="0.0705882352941177">
                <text:p>0.0705882352941177</text:p>
              </table:table-cell>
              <table:table-cell office:value-type="float" office:value="0.0545454545454545">
                <text:p>0.0545454545454545</text:p>
              </table:table-cell>
              <table:table-cell office:value-type="float" office:value="0.00855614973262032">
                <text:p>0.00855614973262032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320855614973262">
                <text:p>0.003208556149732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3422459893048">
                <text:p>0.283422459893048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137967914438503">
                <text:p>0.137967914438503</text:p>
              </table:table-cell>
              <table:table-cell office:value-type="float" office:value="0.0502673796791444">
                <text:p>0.0502673796791444</text:p>
              </table:table-cell>
              <table:table-cell office:value-type="float" office:value="0.0385026737967915">
                <text:p>0.0385026737967915</text:p>
              </table:table-cell>
              <table:table-cell office:value-type="float" office:value="0.00748663101604278">
                <text:p>0.00748663101604278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427807486631016">
                <text:p>0.00427807486631016</text:p>
              </table:table-cell>
              <table:table-cell office:value-type="float" office:value="0.00320855614973262">
                <text:p>0.003208556149732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7062634989201">
                <text:p>0.217062634989201</text:p>
              </table:table-cell>
              <table:table-cell office:value-type="float" office:value="0.172786177105832">
                <text:p>0.172786177105832</text:p>
              </table:table-cell>
              <table:table-cell office:value-type="float" office:value="0.158747300215983">
                <text:p>0.158747300215983</text:p>
              </table:table-cell>
              <table:table-cell office:value-type="float" office:value="0.10475161987041">
                <text:p>0.10475161987041</text:p>
              </table:table-cell>
              <table:table-cell office:value-type="float" office:value="0.00539956803455724">
                <text:p>0.00539956803455724</text:p>
              </table:table-cell>
              <table:table-cell office:value-type="float" office:value="0.00539956803455724">
                <text:p>0.00539956803455724</text:p>
              </table:table-cell>
              <table:table-cell office:value-type="float" office:value="0.00431965442764579">
                <text:p>0.00431965442764579</text:p>
              </table:table-cell>
              <table:table-cell office:value-type="float" office:value="0.00323974082073434">
                <text:p>0.00323974082073434</text:p>
              </table:table-cell>
              <table:table-cell office:value-type="float" office:value="0.00323974082073434">
                <text:p>0.00323974082073434</text:p>
              </table:table-cell>
              <table:table-cell office:value-type="float" office:value="0.00323974082073434">
                <text:p>0.003239740820734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5779376498801">
                <text:p>0.25779376498801</text:p>
              </table:table-cell>
              <table:table-cell office:value-type="float" office:value="0.218225419664269">
                <text:p>0.218225419664269</text:p>
              </table:table-cell>
              <table:table-cell office:value-type="float" office:value="0.13189448441247">
                <text:p>0.13189448441247</text:p>
              </table:table-cell>
              <table:table-cell office:value-type="float" office:value="0.0539568345323741">
                <text:p>0.0539568345323741</text:p>
              </table:table-cell>
              <table:table-cell office:value-type="float" office:value="0.00599520383693046">
                <text:p>0.00599520383693046</text:p>
              </table:table-cell>
              <table:table-cell office:value-type="float" office:value="0.00599520383693046">
                <text:p>0.00599520383693046</text:p>
              </table:table-cell>
              <table:table-cell office:value-type="float" office:value="0.00359712230215827">
                <text:p>0.00359712230215827</text:p>
              </table:table-cell>
              <table:table-cell office:value-type="float" office:value="0.00359712230215827">
                <text:p>0.00359712230215827</text:p>
              </table:table-cell>
              <table:table-cell office:value-type="float" office:value="0.00359712230215827">
                <text:p>0.00359712230215827</text:p>
              </table:table-cell>
              <table:table-cell office:value-type="float" office:value="0.00239808153477218">
                <text:p>0.002398081534772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50955414012739">
                <text:p>0.250955414012739</text:p>
              </table:table-cell>
              <table:table-cell office:value-type="float" office:value="0.239490445859873">
                <text:p>0.239490445859873</text:p>
              </table:table-cell>
              <table:table-cell office:value-type="float" office:value="0.189808917197452">
                <text:p>0.189808917197452</text:p>
              </table:table-cell>
              <table:table-cell office:value-type="float" office:value="0.00509554140127389">
                <text:p>0.00509554140127389</text:p>
              </table:table-cell>
              <table:table-cell office:value-type="float" office:value="0.00509554140127389">
                <text:p>0.00509554140127389</text:p>
              </table:table-cell>
              <table:table-cell office:value-type="float" office:value="0.00382165605095541">
                <text:p>0.00382165605095541</text:p>
              </table:table-cell>
              <table:table-cell office:value-type="float" office:value="0.00382165605095541">
                <text:p>0.00382165605095541</text:p>
              </table:table-cell>
              <table:table-cell office:value-type="float" office:value="0.00382165605095541">
                <text:p>0.00382165605095541</text:p>
              </table:table-cell>
              <table:table-cell office:value-type="float" office:value="0.00254777070063694">
                <text:p>0.00254777070063694</text:p>
              </table:table-cell>
              <table:table-cell office:value-type="float" office:value="0.00254777070063694">
                <text:p>0.002547770700636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59947643979058">
                <text:p>0.359947643979058</text:p>
              </table:table-cell>
              <table:table-cell office:value-type="float" office:value="0.235602094240838">
                <text:p>0.235602094240838</text:p>
              </table:table-cell>
              <table:table-cell office:value-type="float" office:value="0.0981675392670157">
                <text:p>0.0981675392670157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523560209424084">
                <text:p>0.00523560209424084</text:p>
              </table:table-cell>
              <table:table-cell office:value-type="float" office:value="0.00392670157068063">
                <text:p>0.00392670157068063</text:p>
              </table:table-cell>
              <table:table-cell office:value-type="float" office:value="0.00392670157068063">
                <text:p>0.00392670157068063</text:p>
              </table:table-cell>
              <table:table-cell office:value-type="float" office:value="0.00392670157068063">
                <text:p>0.00392670157068063</text:p>
              </table:table-cell>
              <table:table-cell office:value-type="float" office:value="0.00392670157068063">
                <text:p>0.00392670157068063</text:p>
              </table:table-cell>
              <table:table-cell office:value-type="float" office:value="0.00392670157068063">
                <text:p>0.003926701570680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51682368775236">
                <text:p>0.251682368775236</text:p>
              </table:table-cell>
              <table:table-cell office:value-type="float" office:value="0.165545087483176">
                <text:p>0.165545087483176</text:p>
              </table:table-cell>
              <table:table-cell office:value-type="float" office:value="0.160161507402423">
                <text:p>0.160161507402423</text:p>
              </table:table-cell>
              <table:table-cell office:value-type="float" office:value="0.117092866756393">
                <text:p>0.117092866756393</text:p>
              </table:table-cell>
              <table:table-cell office:value-type="float" office:value="0.0053835800807537">
                <text:p>0.0053835800807537</text:p>
              </table:table-cell>
              <table:table-cell office:value-type="float" office:value="0.0053835800807537">
                <text:p>0.0053835800807537</text:p>
              </table:table-cell>
              <table:table-cell office:value-type="float" office:value="0.0053835800807537">
                <text:p>0.0053835800807537</text:p>
              </table:table-cell>
              <table:table-cell office:value-type="float" office:value="0.00403768506056528">
                <text:p>0.00403768506056528</text:p>
              </table:table-cell>
              <table:table-cell office:value-type="float" office:value="0.00269179004037685">
                <text:p>0.00269179004037685</text:p>
              </table:table-cell>
              <table:table-cell office:value-type="float" office:value="0.00269179004037685">
                <text:p>0.002691790040376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1109570041609">
                <text:p>0.201109570041609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34535367545076">
                <text:p>0.134535367545076</text:p>
              </table:table-cell>
              <table:table-cell office:value-type="float" office:value="0.087378640776699">
                <text:p>0.087378640776699</text:p>
              </table:table-cell>
              <table:table-cell office:value-type="float" office:value="0.0624133148404993">
                <text:p>0.0624133148404993</text:p>
              </table:table-cell>
              <table:table-cell office:value-type="float" office:value="0.00693481276005548">
                <text:p>0.00693481276005548</text:p>
              </table:table-cell>
              <table:table-cell office:value-type="float" office:value="0.00416088765603329">
                <text:p>0.00416088765603329</text:p>
              </table:table-cell>
              <table:table-cell office:value-type="float" office:value="0.00416088765603329">
                <text:p>0.00416088765603329</text:p>
              </table:table-cell>
              <table:table-cell office:value-type="float" office:value="0.00416088765603329">
                <text:p>0.00416088765603329</text:p>
              </table:table-cell>
              <table:table-cell office:value-type="float" office:value="0.00277392510402219">
                <text:p>0.002773925104022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286111111111111">
                <text:p>0.28611111111111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205555555555556">
                <text:p>0.20555555555555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0.00277777777777778">
                <text:p>0.002777777777777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78247734138973">
                <text:p>0.678247734138973</text:p>
              </table:table-cell>
              <table:table-cell office:value-type="float" office:value="0.00604229607250755">
                <text:p>0.00604229607250755</text:p>
              </table:table-cell>
              <table:table-cell office:value-type="float" office:value="0.00604229607250755">
                <text:p>0.00604229607250755</text:p>
              </table:table-cell>
              <table:table-cell office:value-type="float" office:value="0.00604229607250755">
                <text:p>0.00604229607250755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  <table:table-cell office:value-type="float" office:value="0.00453172205438066">
                <text:p>0.004531722054380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7776096822995">
                <text:p>0.267776096822995</text:p>
              </table:table-cell>
              <table:table-cell office:value-type="float" office:value="0.255673222390318">
                <text:p>0.255673222390318</text:p>
              </table:table-cell>
              <table:table-cell office:value-type="float" office:value="0.124054462934947">
                <text:p>0.124054462934947</text:p>
              </table:table-cell>
              <table:table-cell office:value-type="float" office:value="0.00907715582450832">
                <text:p>0.00907715582450832</text:p>
              </table:table-cell>
              <table:table-cell office:value-type="float" office:value="0.0075642965204236">
                <text:p>0.0075642965204236</text:p>
              </table:table-cell>
              <table:table-cell office:value-type="float" office:value="0.00605143721633888">
                <text:p>0.00605143721633888</text:p>
              </table:table-cell>
              <table:table-cell office:value-type="float" office:value="0.00605143721633888">
                <text:p>0.00605143721633888</text:p>
              </table:table-cell>
              <table:table-cell office:value-type="float" office:value="0.00302571860816944">
                <text:p>0.00302571860816944</text:p>
              </table:table-cell>
              <table:table-cell office:value-type="float" office:value="0.00302571860816944">
                <text:p>0.00302571860816944</text:p>
              </table:table-cell>
              <table:table-cell office:value-type="float" office:value="0.00302571860816944">
                <text:p>0.003025718608169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22900763358779">
                <text:p>0.422900763358779</text:p>
              </table:table-cell>
              <table:table-cell office:value-type="float" office:value="0.242748091603053">
                <text:p>0.242748091603053</text:p>
              </table:table-cell>
              <table:table-cell office:value-type="float" office:value="0.00610687022900763">
                <text:p>0.00610687022900763</text:p>
              </table:table-cell>
              <table:table-cell office:value-type="float" office:value="0.00610687022900763">
                <text:p>0.0061068702290076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  <table:table-cell office:value-type="float" office:value="0.00458015267175573">
                <text:p>0.004580152671755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5115562403698">
                <text:p>0.25115562403698</text:p>
              </table:table-cell>
              <table:table-cell office:value-type="float" office:value="0.11864406779661">
                <text:p>0.11864406779661</text:p>
              </table:table-cell>
              <table:table-cell office:value-type="float" office:value="0.11864406779661">
                <text:p>0.11864406779661</text:p>
              </table:table-cell>
              <table:table-cell office:value-type="float" office:value="0.0600924499229584">
                <text:p>0.0600924499229584</text:p>
              </table:table-cell>
              <table:table-cell office:value-type="float" office:value="0.0308166409861325">
                <text:p>0.0308166409861325</text:p>
              </table:table-cell>
              <table:table-cell office:value-type="float" office:value="0.0184899845916795">
                <text:p>0.0184899845916795</text:p>
              </table:table-cell>
              <table:table-cell office:value-type="float" office:value="0.00770416024653313">
                <text:p>0.00770416024653313</text:p>
              </table:table-cell>
              <table:table-cell office:value-type="float" office:value="0.0061633281972265">
                <text:p>0.0061633281972265</text:p>
              </table:table-cell>
              <table:table-cell office:value-type="float" office:value="0.0061633281972265">
                <text:p>0.0061633281972265</text:p>
              </table:table-cell>
              <table:table-cell office:value-type="float" office:value="0.0061633281972265">
                <text:p>0.00616332819722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29860031104199">
                <text:p>0.629860031104199</text:p>
              </table:table-cell>
              <table:table-cell office:value-type="float" office:value="0.0139968895800933">
                <text:p>0.0139968895800933</text:p>
              </table:table-cell>
              <table:table-cell office:value-type="float" office:value="0.00777604976671851">
                <text:p>0.00777604976671851</text:p>
              </table:table-cell>
              <table:table-cell office:value-type="float" office:value="0.00777604976671851">
                <text:p>0.00777604976671851</text:p>
              </table:table-cell>
              <table:table-cell office:value-type="float" office:value="0.00622083981337481">
                <text:p>0.00622083981337481</text:p>
              </table:table-cell>
              <table:table-cell office:value-type="float" office:value="0.00622083981337481">
                <text:p>0.00622083981337481</text:p>
              </table:table-cell>
              <table:table-cell office:value-type="float" office:value="0.00622083981337481">
                <text:p>0.00622083981337481</text:p>
              </table:table-cell>
              <table:table-cell office:value-type="float" office:value="0.00622083981337481">
                <text:p>0.00622083981337481</text:p>
              </table:table-cell>
              <table:table-cell office:value-type="float" office:value="0.00466562986003111">
                <text:p>0.00466562986003111</text:p>
              </table:table-cell>
              <table:table-cell office:value-type="float" office:value="0.00466562986003111">
                <text:p>0.004665629860031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00468018720749">
                <text:p>0.700468018720749</text:p>
              </table:table-cell>
              <table:table-cell office:value-type="float" office:value="0.0093603744149766">
                <text:p>0.0093603744149766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31201248049922">
                <text:p>0.0031201248049922</text:p>
              </table:table-cell>
              <table:table-cell office:value-type="float" office:value="0.0031201248049922">
                <text:p>0.00312012480499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22776911076443">
                <text:p>0.422776911076443</text:p>
              </table:table-cell>
              <table:table-cell office:value-type="float" office:value="0.241809672386895">
                <text:p>0.241809672386895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62402496099844">
                <text:p>0.0062402496099844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46801872074883">
                <text:p>0.0046801872074883</text:p>
              </table:table-cell>
              <table:table-cell office:value-type="float" office:value="0.0031201248049922">
                <text:p>0.00312012480499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02848101265823">
                <text:p>0.602848101265823</text:p>
              </table:table-cell>
              <table:table-cell office:value-type="float" office:value="0.0126582278481013">
                <text:p>0.0126582278481013</text:p>
              </table:table-cell>
              <table:table-cell office:value-type="float" office:value="0.0110759493670886">
                <text:p>0.0110759493670886</text:p>
              </table:table-cell>
              <table:table-cell office:value-type="float" office:value="0.00949367088607595">
                <text:p>0.00949367088607595</text:p>
              </table:table-cell>
              <table:table-cell office:value-type="float" office:value="0.00791139240506329">
                <text:p>0.00791139240506329</text:p>
              </table:table-cell>
              <table:table-cell office:value-type="float" office:value="0.00632911392405063">
                <text:p>0.00632911392405063</text:p>
              </table:table-cell>
              <table:table-cell office:value-type="float" office:value="0.00632911392405063">
                <text:p>0.00632911392405063</text:p>
              </table:table-cell>
              <table:table-cell office:value-type="float" office:value="0.00632911392405063">
                <text:p>0.00632911392405063</text:p>
              </table:table-cell>
              <table:table-cell office:value-type="float" office:value="0.00474683544303798">
                <text:p>0.00474683544303798</text:p>
              </table:table-cell>
              <table:table-cell office:value-type="float" office:value="0.00474683544303798">
                <text:p>0.004746835443037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2902711323764">
                <text:p>0.42902711323764</text:p>
              </table:table-cell>
              <table:table-cell office:value-type="float" office:value="0.192982456140351">
                <text:p>0.192982456140351</text:p>
              </table:table-cell>
              <table:table-cell office:value-type="float" office:value="0.076555023923445">
                <text:p>0.076555023923445</text:p>
              </table:table-cell>
              <table:table-cell office:value-type="float" office:value="0.00637958532695375">
                <text:p>0.00637958532695375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478468899521531">
                <text:p>0.00478468899521531</text:p>
              </table:table-cell>
              <table:table-cell office:value-type="float" office:value="0.00318979266347687">
                <text:p>0.003189792663476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8849840255591">
                <text:p>0.68849840255591</text:p>
              </table:table-cell>
              <table:table-cell office:value-type="float" office:value="0.0175718849840256">
                <text:p>0.0175718849840256</text:p>
              </table:table-cell>
              <table:table-cell office:value-type="float" office:value="0.00958466453674122">
                <text:p>0.00958466453674122</text:p>
              </table:table-cell>
              <table:table-cell office:value-type="float" office:value="0.00798722044728434">
                <text:p>0.00798722044728434</text:p>
              </table:table-cell>
              <table:table-cell office:value-type="float" office:value="0.00638977635782748">
                <text:p>0.00638977635782748</text:p>
              </table:table-cell>
              <table:table-cell office:value-type="float" office:value="0.00638977635782748">
                <text:p>0.00638977635782748</text:p>
              </table:table-cell>
              <table:table-cell office:value-type="float" office:value="0.00479233226837061">
                <text:p>0.00479233226837061</text:p>
              </table:table-cell>
              <table:table-cell office:value-type="float" office:value="0.00479233226837061">
                <text:p>0.00479233226837061</text:p>
              </table:table-cell>
              <table:table-cell office:value-type="float" office:value="0.00479233226837061">
                <text:p>0.00479233226837061</text:p>
              </table:table-cell>
              <table:table-cell office:value-type="float" office:value="0.00479233226837061">
                <text:p>0.004792332268370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44">
                <text:p>0.344</text:p>
              </table:table-cell>
              <table:table-cell office:value-type="float" office:value="0.1872">
                <text:p>0.1872</text:p>
              </table:table-cell>
              <table:table-cell office:value-type="float" office:value="0.1344">
                <text:p>0.1344</text:p>
              </table:table-cell>
              <table:table-cell office:value-type="float" office:value="0.0064">
                <text:p>0.0064</text:p>
              </table:table-cell>
              <table:table-cell office:value-type="float" office:value="0.0064">
                <text:p>0.0064</text:p>
              </table:table-cell>
              <table:table-cell office:value-type="float" office:value="0.0064">
                <text:p>0.0064</text:p>
              </table:table-cell>
              <table:table-cell office:value-type="float" office:value="0.0048">
                <text:p>0.0048</text:p>
              </table:table-cell>
              <table:table-cell office:value-type="float" office:value="0.0048">
                <text:p>0.0048</text:p>
              </table:table-cell>
              <table:table-cell office:value-type="float" office:value="0.0032">
                <text:p>0.0032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78029079159935">
                <text:p>0.378029079159935</text:p>
              </table:table-cell>
              <table:table-cell office:value-type="float" office:value="0.290791599353796">
                <text:p>0.290791599353796</text:p>
              </table:table-cell>
              <table:table-cell office:value-type="float" office:value="0.00646203554119548">
                <text:p>0.00646203554119548</text:p>
              </table:table-cell>
              <table:table-cell office:value-type="float" office:value="0.00646203554119548">
                <text:p>0.00646203554119548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  <table:table-cell office:value-type="float" office:value="0.00484652665589661">
                <text:p>0.004846526655896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8122977346278">
                <text:p>0.618122977346278</text:p>
              </table:table-cell>
              <table:table-cell office:value-type="float" office:value="0.011326860841424">
                <text:p>0.011326860841424</text:p>
              </table:table-cell>
              <table:table-cell office:value-type="float" office:value="0.00809061488673139">
                <text:p>0.00809061488673139</text:p>
              </table:table-cell>
              <table:table-cell office:value-type="float" office:value="0.00809061488673139">
                <text:p>0.00809061488673139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323624595469256">
                <text:p>0.00323624595469256</text:p>
              </table:table-cell>
              <table:table-cell office:value-type="float" office:value="0.00323624595469256">
                <text:p>0.003236245954692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99029126213592">
                <text:p>0.699029126213592</text:p>
              </table:table-cell>
              <table:table-cell office:value-type="float" office:value="0.00970873786407767">
                <text:p>0.00970873786407767</text:p>
              </table:table-cell>
              <table:table-cell office:value-type="float" office:value="0.00809061488673139">
                <text:p>0.00809061488673139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647249190938511">
                <text:p>0.00647249190938511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485436893203883">
                <text:p>0.00485436893203883</text:p>
              </table:table-cell>
              <table:table-cell office:value-type="float" office:value="0.00323624595469256">
                <text:p>0.003236245954692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88815789473684">
                <text:p>0.588815789473684</text:p>
              </table:table-cell>
              <table:table-cell office:value-type="float" office:value="0.00986842105263158">
                <text:p>0.00986842105263158</text:p>
              </table:table-cell>
              <table:table-cell office:value-type="float" office:value="0.00986842105263158">
                <text:p>0.00986842105263158</text:p>
              </table:table-cell>
              <table:table-cell office:value-type="float" office:value="0.00822368421052632">
                <text:p>0.00822368421052632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0493421052631579">
                <text:p>0.00493421052631579</text:p>
              </table:table-cell>
              <table:table-cell office:value-type="float" office:value="0.00493421052631579">
                <text:p>0.00493421052631579</text:p>
              </table:table-cell>
              <table:table-cell office:value-type="float" office:value="0.00493421052631579">
                <text:p>0.0049342105263157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82042833607908">
                <text:p>0.682042833607908</text:p>
              </table:table-cell>
              <table:table-cell office:value-type="float" office:value="0.0214168039538715">
                <text:p>0.0214168039538715</text:p>
              </table:table-cell>
              <table:table-cell office:value-type="float" office:value="0.00823723228995058">
                <text:p>0.00823723228995058</text:p>
              </table:table-cell>
              <table:table-cell office:value-type="float" office:value="0.00658978583196046">
                <text:p>0.00658978583196046</text:p>
              </table:table-cell>
              <table:table-cell office:value-type="float" office:value="0.00494233937397035">
                <text:p>0.00494233937397035</text:p>
              </table:table-cell>
              <table:table-cell office:value-type="float" office:value="0.00494233937397035">
                <text:p>0.00494233937397035</text:p>
              </table:table-cell>
              <table:table-cell office:value-type="float" office:value="0.00494233937397035">
                <text:p>0.00494233937397035</text:p>
              </table:table-cell>
              <table:table-cell office:value-type="float" office:value="0.00494233937397035">
                <text:p>0.00494233937397035</text:p>
              </table:table-cell>
              <table:table-cell office:value-type="float" office:value="0.00329489291598023">
                <text:p>0.00329489291598023</text:p>
              </table:table-cell>
              <table:table-cell office:value-type="float" office:value="0.00329489291598023">
                <text:p>0.003294892915980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69421487603306">
                <text:p>0.669421487603306</text:p>
              </table:table-cell>
              <table:table-cell office:value-type="float" office:value="0.0115702479338843">
                <text:p>0.0115702479338843</text:p>
              </table:table-cell>
              <table:table-cell office:value-type="float" office:value="0.00991735537190083">
                <text:p>0.00991735537190083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330578512396694">
                <text:p>0.00330578512396694</text:p>
              </table:table-cell>
              <table:table-cell office:value-type="float" office:value="0.00330578512396694">
                <text:p>0.00330578512396694</text:p>
              </table:table-cell>
              <table:table-cell office:value-type="float" office:value="0.00330578512396694">
                <text:p>0.003305785123966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57851239669421">
                <text:p>0.657851239669421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0.00661157024793388">
                <text:p>0.00661157024793388</text:p>
              </table:table-cell>
              <table:table-cell office:value-type="float" office:value="0.00661157024793388">
                <text:p>0.00661157024793388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495867768595041">
                <text:p>0.00495867768595041</text:p>
              </table:table-cell>
              <table:table-cell office:value-type="float" office:value="0.00330578512396694">
                <text:p>0.00330578512396694</text:p>
              </table:table-cell>
              <table:table-cell office:value-type="float" office:value="0.00330578512396694">
                <text:p>0.00330578512396694</text:p>
              </table:table-cell>
              <table:table-cell office:value-type="float" office:value="0.00330578512396694">
                <text:p>0.0033057851239669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20860927152318">
                <text:p>0.620860927152318</text:p>
              </table:table-cell>
              <table:table-cell office:value-type="float" office:value="0.0165562913907285">
                <text:p>0.0165562913907285</text:p>
              </table:table-cell>
              <table:table-cell office:value-type="float" office:value="0.0132450331125828">
                <text:p>0.0132450331125828</text:p>
              </table:table-cell>
              <table:table-cell office:value-type="float" office:value="0.0115894039735099">
                <text:p>0.0115894039735099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496688741721854">
                <text:p>0.004966887417218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93046357615894">
                <text:p>0.293046357615894</text:p>
              </table:table-cell>
              <table:table-cell office:value-type="float" office:value="0.195364238410596">
                <text:p>0.195364238410596</text:p>
              </table:table-cell>
              <table:table-cell office:value-type="float" office:value="0.193708609271523">
                <text:p>0.193708609271523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496688741721854">
                <text:p>0.00496688741721854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71523178807947">
                <text:p>0.71523178807947</text:p>
              </table:table-cell>
              <table:table-cell office:value-type="float" office:value="0.0149006622516556">
                <text:p>0.0149006622516556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662251655629139">
                <text:p>0.00662251655629139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  <table:table-cell office:value-type="float" office:value="0.0033112582781457">
                <text:p>0.003311258278145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72787979966611">
                <text:p>0.672787979966611</text:p>
              </table:table-cell>
              <table:table-cell office:value-type="float" office:value="0.011686143572621">
                <text:p>0.011686143572621</text:p>
              </table:table-cell>
              <table:table-cell office:value-type="float" office:value="0.011686143572621">
                <text:p>0.011686143572621</text:p>
              </table:table-cell>
              <table:table-cell office:value-type="float" office:value="0.00667779632721202">
                <text:p>0.00667779632721202</text:p>
              </table:table-cell>
              <table:table-cell office:value-type="float" office:value="0.00667779632721202">
                <text:p>0.00667779632721202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500834724540901">
                <text:p>0.00500834724540901</text:p>
              </table:table-cell>
              <table:table-cell office:value-type="float" office:value="0.00333889816360601">
                <text:p>0.00333889816360601</text:p>
              </table:table-cell>
              <table:table-cell office:value-type="float" office:value="0.00333889816360601">
                <text:p>0.003338898163606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5418060200669">
                <text:p>0.625418060200669</text:p>
              </table:table-cell>
              <table:table-cell office:value-type="float" office:value="0.0150501672240803">
                <text:p>0.0150501672240803</text:p>
              </table:table-cell>
              <table:table-cell office:value-type="float" office:value="0.0117056856187291">
                <text:p>0.0117056856187291</text:p>
              </table:table-cell>
              <table:table-cell office:value-type="float" office:value="0.0100334448160535">
                <text:p>0.0100334448160535</text:p>
              </table:table-cell>
              <table:table-cell office:value-type="float" office:value="0.00501672240802676">
                <text:p>0.00501672240802676</text:p>
              </table:table-cell>
              <table:table-cell office:value-type="float" office:value="0.00501672240802676">
                <text:p>0.00501672240802676</text:p>
              </table:table-cell>
              <table:table-cell office:value-type="float" office:value="0.00501672240802676">
                <text:p>0.00501672240802676</text:p>
              </table:table-cell>
              <table:table-cell office:value-type="float" office:value="0.00501672240802676">
                <text:p>0.00501672240802676</text:p>
              </table:table-cell>
              <table:table-cell office:value-type="float" office:value="0.00334448160535117">
                <text:p>0.00334448160535117</text:p>
              </table:table-cell>
              <table:table-cell office:value-type="float" office:value="0.00334448160535117">
                <text:p>0.003344481605351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98993288590604">
                <text:p>0.598993288590604</text:p>
              </table:table-cell>
              <table:table-cell office:value-type="float" office:value="0.0302013422818792">
                <text:p>0.0302013422818792</text:p>
              </table:table-cell>
              <table:table-cell office:value-type="float" office:value="0.0134228187919463">
                <text:p>0.0134228187919463</text:p>
              </table:table-cell>
              <table:table-cell office:value-type="float" office:value="0.0134228187919463">
                <text:p>0.0134228187919463</text:p>
              </table:table-cell>
              <table:table-cell office:value-type="float" office:value="0.00503355704697987">
                <text:p>0.00503355704697987</text:p>
              </table:table-cell>
              <table:table-cell office:value-type="float" office:value="0.00503355704697987">
                <text:p>0.00503355704697987</text:p>
              </table:table-cell>
              <table:table-cell office:value-type="float" office:value="0.00503355704697987">
                <text:p>0.00503355704697987</text:p>
              </table:table-cell>
              <table:table-cell office:value-type="float" office:value="0.00335570469798658">
                <text:p>0.00335570469798658</text:p>
              </table:table-cell>
              <table:table-cell office:value-type="float" office:value="0.00335570469798658">
                <text:p>0.00335570469798658</text:p>
              </table:table-cell>
              <table:table-cell office:value-type="float" office:value="0.00335570469798658">
                <text:p>0.0033557046979865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0.00673400673400673">
                <text:p>0.00673400673400673</text:p>
              </table:table-cell>
              <table:table-cell office:value-type="float" office:value="0.00673400673400673">
                <text:p>0.00673400673400673</text:p>
              </table:table-cell>
              <table:table-cell office:value-type="float" office:value="0.00673400673400673">
                <text:p>0.00673400673400673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336700336700337">
                <text:p>0.00336700336700337</text:p>
              </table:table-cell>
              <table:table-cell office:value-type="float" office:value="0.00336700336700337">
                <text:p>0.003367003367003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30508474576271">
                <text:p>0.730508474576271</text:p>
              </table:table-cell>
              <table:table-cell office:value-type="float" office:value="0.0101694915254237">
                <text:p>0.0101694915254237</text:p>
              </table:table-cell>
              <table:table-cell office:value-type="float" office:value="0.00677966101694915">
                <text:p>0.00677966101694915</text:p>
              </table:table-cell>
              <table:table-cell office:value-type="float" office:value="0.00508474576271186">
                <text:p>0.00508474576271186</text:p>
              </table:table-cell>
              <table:table-cell office:value-type="float" office:value="0.00508474576271186">
                <text:p>0.00508474576271186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338983050847458">
                <text:p>0.00338983050847458</text:p>
              </table:table-cell>
              <table:table-cell office:value-type="float" office:value="0.00169491525423729">
                <text:p>0.001694915254237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63247863247863">
                <text:p>0.663247863247863</text:p>
              </table:table-cell>
              <table:table-cell office:value-type="float" office:value="0.00854700854700855">
                <text:p>0.00854700854700855</text:p>
              </table:table-cell>
              <table:table-cell office:value-type="float" office:value="0.00683760683760684">
                <text:p>0.00683760683760684</text:p>
              </table:table-cell>
              <table:table-cell office:value-type="float" office:value="0.00683760683760684">
                <text:p>0.00683760683760684</text:p>
              </table:table-cell>
              <table:table-cell office:value-type="float" office:value="0.00683760683760684">
                <text:p>0.00683760683760684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716239316239316">
                <text:p>0.716239316239316</text:p>
              </table:table-cell>
              <table:table-cell office:value-type="float" office:value="0.0136752136752137">
                <text:p>0.0136752136752137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512820512820513">
                <text:p>0.00512820512820513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  <table:table-cell office:value-type="float" office:value="0.00341880341880342">
                <text:p>0.0034188034188034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0.0154109589041096">
                <text:p>0.0154109589041096</text:p>
              </table:table-cell>
              <table:table-cell office:value-type="float" office:value="0.011986301369863">
                <text:p>0.011986301369863</text:p>
              </table:table-cell>
              <table:table-cell office:value-type="float" office:value="0.00856164383561644">
                <text:p>0.00856164383561644</text:p>
              </table:table-cell>
              <table:table-cell office:value-type="float" office:value="0.00513698630136986">
                <text:p>0.00513698630136986</text:p>
              </table:table-cell>
              <table:table-cell office:value-type="float" office:value="0.00513698630136986">
                <text:p>0.00513698630136986</text:p>
              </table:table-cell>
              <table:table-cell office:value-type="float" office:value="0.00513698630136986">
                <text:p>0.00513698630136986</text:p>
              </table:table-cell>
              <table:table-cell office:value-type="float" office:value="0.00342465753424658">
                <text:p>0.00342465753424658</text:p>
              </table:table-cell>
              <table:table-cell office:value-type="float" office:value="0.00342465753424658">
                <text:p>0.00342465753424658</text:p>
              </table:table-cell>
              <table:table-cell office:value-type="float" office:value="0.00342465753424658">
                <text:p>0.0034246575342465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61512027491409">
                <text:p>0.661512027491409</text:p>
              </table:table-cell>
              <table:table-cell office:value-type="float" office:value="0.0120274914089347">
                <text:p>0.0120274914089347</text:p>
              </table:table-cell>
              <table:table-cell office:value-type="float" office:value="0.00859106529209622">
                <text:p>0.00859106529209622</text:p>
              </table:table-cell>
              <table:table-cell office:value-type="float" office:value="0.00859106529209622">
                <text:p>0.00859106529209622</text:p>
              </table:table-cell>
              <table:table-cell office:value-type="float" office:value="0.00687285223367698">
                <text:p>0.00687285223367698</text:p>
              </table:table-cell>
              <table:table-cell office:value-type="float" office:value="0.00515463917525773">
                <text:p>0.00515463917525773</text:p>
              </table:table-cell>
              <table:table-cell office:value-type="float" office:value="0.00515463917525773">
                <text:p>0.00515463917525773</text:p>
              </table:table-cell>
              <table:table-cell office:value-type="float" office:value="0.00515463917525773">
                <text:p>0.00515463917525773</text:p>
              </table:table-cell>
              <table:table-cell office:value-type="float" office:value="0.00343642611683849">
                <text:p>0.00343642611683849</text:p>
              </table:table-cell>
              <table:table-cell office:value-type="float" office:value="0.00343642611683849">
                <text:p>0.0034364261168384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62650602409639">
                <text:p>0.662650602409639</text:p>
              </table:table-cell>
              <table:table-cell office:value-type="float" office:value="0.0103270223752152">
                <text:p>0.0103270223752152</text:p>
              </table:table-cell>
              <table:table-cell office:value-type="float" office:value="0.00860585197934596">
                <text:p>0.00860585197934596</text:p>
              </table:table-cell>
              <table:table-cell office:value-type="float" office:value="0.00688468158347676">
                <text:p>0.00688468158347676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52667814113597">
                <text:p>0.452667814113597</text:p>
              </table:table-cell>
              <table:table-cell office:value-type="float" office:value="0.225473321858864">
                <text:p>0.225473321858864</text:p>
              </table:table-cell>
              <table:table-cell office:value-type="float" office:value="0.00688468158347676">
                <text:p>0.00688468158347676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93631669535284">
                <text:p>0.693631669535284</text:p>
              </table:table-cell>
              <table:table-cell office:value-type="float" office:value="0.00688468158347676">
                <text:p>0.00688468158347676</text:p>
              </table:table-cell>
              <table:table-cell office:value-type="float" office:value="0.00688468158347676">
                <text:p>0.00688468158347676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516351118760757">
                <text:p>0.00516351118760757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  <table:table-cell office:value-type="float" office:value="0.00344234079173838">
                <text:p>0.003442340791738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51041666666667">
                <text:p>0.651041666666667</text:p>
              </table:table-cell>
              <table:table-cell office:value-type="float" office:value="0.015625">
                <text:p>0.015625</text:p>
              </table:table-cell>
              <table:table-cell office:value-type="float" office:value="0.0121527777777778">
                <text:p>0.0121527777777778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68402777777778">
                <text:p>0.668402777777778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7304347826087">
                <text:p>0.67304347826087</text:p>
              </table:table-cell>
              <table:table-cell office:value-type="float" office:value="0.00695652173913044">
                <text:p>0.00695652173913044</text:p>
              </table:table-cell>
              <table:table-cell office:value-type="float" office:value="0.00695652173913044">
                <text:p>0.00695652173913044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  <table:table-cell office:value-type="float" office:value="0.00521739130434783">
                <text:p>0.005217391304347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93379790940767">
                <text:p>0.693379790940767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696864111498258">
                <text:p>0.00696864111498258</text:p>
              </table:table-cell>
              <table:table-cell office:value-type="float" office:value="0.00522648083623693">
                <text:p>0.00522648083623693</text:p>
              </table:table-cell>
              <table:table-cell office:value-type="float" office:value="0.00522648083623693">
                <text:p>0.00522648083623693</text:p>
              </table:table-cell>
              <table:table-cell office:value-type="float" office:value="0.00522648083623693">
                <text:p>0.0052264808362369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0.00524475524475525">
                <text:p>0.0052447552447552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  <table:table-cell office:value-type="float" office:value="0.0034965034965035">
                <text:p>0.003496503496503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35087719298246">
                <text:p>0.735087719298246</text:p>
              </table:table-cell>
              <table:table-cell office:value-type="float" office:value="0.00701754385964912">
                <text:p>0.00701754385964912</text:p>
              </table:table-cell>
              <table:table-cell office:value-type="float" office:value="0.00701754385964912">
                <text:p>0.00701754385964912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0.00350877192982456">
                <text:p>0.00350877192982456</text:p>
              </table:table-cell>
              <table:table-cell office:value-type="float" office:value="0.00350877192982456">
                <text:p>0.0035087719298245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00704225352113">
                <text:p>0.700704225352113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00528169014084507">
                <text:p>0.00528169014084507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  <table:table-cell office:value-type="float" office:value="0.00352112676056338">
                <text:p>0.0035211267605633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84303350970018">
                <text:p>0.684303350970018</text:p>
              </table:table-cell>
              <table:table-cell office:value-type="float" office:value="0.00705467372134039">
                <text:p>0.0070546737213403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.00352733686067019">
                <text:p>0.00352733686067019</text:p>
              </table:table-cell>
              <table:table-cell office:value-type="float" office:value="0.00352733686067019">
                <text:p>0.00352733686067019</text:p>
              </table:table-cell>
              <table:table-cell office:value-type="float" office:value="0.00352733686067019">
                <text:p>0.003527336860670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54867256637168">
                <text:p>0.654867256637168</text:p>
              </table:table-cell>
              <table:table-cell office:value-type="float" office:value="0.0230088495575221">
                <text:p>0.0230088495575221</text:p>
              </table:table-cell>
              <table:table-cell office:value-type="float" office:value="0.00707964601769912">
                <text:p>0.00707964601769912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42477876106195">
                <text:p>0.642477876106195</text:p>
              </table:table-cell>
              <table:table-cell office:value-type="float" office:value="0.0088495575221239">
                <text:p>0.0088495575221239</text:p>
              </table:table-cell>
              <table:table-cell office:value-type="float" office:value="0.0088495575221239">
                <text:p>0.0088495575221239</text:p>
              </table:table-cell>
              <table:table-cell office:value-type="float" office:value="0.00707964601769912">
                <text:p>0.00707964601769912</text:p>
              </table:table-cell>
              <table:table-cell office:value-type="float" office:value="0.00707964601769912">
                <text:p>0.00707964601769912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530973451327434">
                <text:p>0.00530973451327434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  <table:table-cell office:value-type="float" office:value="0.00353982300884956">
                <text:p>0.0035398230088495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05673758865248">
                <text:p>0.705673758865248</text:p>
              </table:table-cell>
              <table:table-cell office:value-type="float" office:value="0.0141843971631206">
                <text:p>0.0141843971631206</text:p>
              </table:table-cell>
              <table:table-cell office:value-type="float" office:value="0.00886524822695036">
                <text:p>0.00886524822695036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0.00354609929078014">
                <text:p>0.00354609929078014</text:p>
              </table:table-cell>
              <table:table-cell office:value-type="float" office:value="0.00354609929078014">
                <text:p>0.0035460992907801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56028368794326">
                <text:p>0.656028368794326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00886524822695036">
                <text:p>0.00886524822695036</text:p>
              </table:table-cell>
              <table:table-cell office:value-type="float" office:value="0.00886524822695036">
                <text:p>0.00886524822695036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0.00531914893617021">
                <text:p>0.005319148936170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02131438721137">
                <text:p>0.602131438721137</text:p>
              </table:table-cell>
              <table:table-cell office:value-type="float" office:value="0.0213143872113677">
                <text:p>0.0213143872113677</text:p>
              </table:table-cell>
              <table:table-cell office:value-type="float" office:value="0.0213143872113677">
                <text:p>0.0213143872113677</text:p>
              </table:table-cell>
              <table:table-cell office:value-type="float" office:value="0.0124333925399645">
                <text:p>0.0124333925399645</text:p>
              </table:table-cell>
              <table:table-cell office:value-type="float" office:value="0.0088809946714032">
                <text:p>0.0088809946714032</text:p>
              </table:table-cell>
              <table:table-cell office:value-type="float" office:value="0.00710479573712256">
                <text:p>0.00710479573712256</text:p>
              </table:table-cell>
              <table:table-cell office:value-type="float" office:value="0.00532859680284192">
                <text:p>0.00532859680284192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76021314387211">
                <text:p>0.476021314387211</text:p>
              </table:table-cell>
              <table:table-cell office:value-type="float" office:value="0.19360568383659">
                <text:p>0.19360568383659</text:p>
              </table:table-cell>
              <table:table-cell office:value-type="float" office:value="0.00710479573712256">
                <text:p>0.00710479573712256</text:p>
              </table:table-cell>
              <table:table-cell office:value-type="float" office:value="0.00710479573712256">
                <text:p>0.00710479573712256</text:p>
              </table:table-cell>
              <table:table-cell office:value-type="float" office:value="0.00532859680284192">
                <text:p>0.00532859680284192</text:p>
              </table:table-cell>
              <table:table-cell office:value-type="float" office:value="0.00532859680284192">
                <text:p>0.00532859680284192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  <table:table-cell office:value-type="float" office:value="0.00355239786856128">
                <text:p>0.003552397868561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07829181494662">
                <text:p>0.307829181494662</text:p>
              </table:table-cell>
              <table:table-cell office:value-type="float" office:value="0.297153024911032">
                <text:p>0.297153024911032</text:p>
              </table:table-cell>
              <table:table-cell office:value-type="float" office:value="0.0177935943060498">
                <text:p>0.0177935943060498</text:p>
              </table:table-cell>
              <table:table-cell office:value-type="float" office:value="0.00711743772241993">
                <text:p>0.00711743772241993</text:p>
              </table:table-cell>
              <table:table-cell office:value-type="float" office:value="0.00711743772241993">
                <text:p>0.00711743772241993</text:p>
              </table:table-cell>
              <table:table-cell office:value-type="float" office:value="0.00533807829181495">
                <text:p>0.00533807829181495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79715302491103">
                <text:p>0.679715302491103</text:p>
              </table:table-cell>
              <table:table-cell office:value-type="float" office:value="0.00889679715302491">
                <text:p>0.00889679715302491</text:p>
              </table:table-cell>
              <table:table-cell office:value-type="float" office:value="0.00533807829181495">
                <text:p>0.00533807829181495</text:p>
              </table:table-cell>
              <table:table-cell office:value-type="float" office:value="0.00533807829181495">
                <text:p>0.00533807829181495</text:p>
              </table:table-cell>
              <table:table-cell office:value-type="float" office:value="0.00533807829181495">
                <text:p>0.00533807829181495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  <table:table-cell office:value-type="float" office:value="0.00355871886120996">
                <text:p>0.0035587188612099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33928571428571">
                <text:p>0.633928571428571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892857142857143">
                <text:p>0.00892857142857143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535714285714286">
                <text:p>0.00535714285714286</text:p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0357142857142857">
                <text:p>0.0035714285714285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08928571428571">
                <text:p>0.608928571428571</text:p>
              </table:table-cell>
              <table:table-cell office:value-type="float" office:value="0.0160714285714286">
                <text:p>0.0160714285714286</text:p>
              </table:table-cell>
              <table:table-cell office:value-type="float" office:value="0.0107142857142857">
                <text:p>0.0107142857142857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0535714285714286">
                <text:p>0.00535714285714286</text:p>
              </table:table-cell>
              <table:table-cell office:value-type="float" office:value="0.00357142857142857">
                <text:p>0.00357142857142857</text:p>
              </table:table-cell>
              <table:table-cell office:value-type="float" office:value="0.00357142857142857">
                <text:p>0.0035714285714285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40429338103757">
                <text:p>0.640429338103757</text:p>
              </table:table-cell>
              <table:table-cell office:value-type="float" office:value="0.0125223613595707">
                <text:p>0.0125223613595707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536672629695886">
                <text:p>0.00536672629695886</text:p>
              </table:table-cell>
              <table:table-cell office:value-type="float" office:value="0.00536672629695886">
                <text:p>0.00536672629695886</text:p>
              </table:table-cell>
              <table:table-cell office:value-type="float" office:value="0.0035778175313059">
                <text:p>0.0035778175313059</text:p>
              </table:table-cell>
              <table:table-cell office:value-type="float" office:value="0.0035778175313059">
                <text:p>0.0035778175313059</text:p>
              </table:table-cell>
              <table:table-cell office:value-type="float" office:value="0.0035778175313059">
                <text:p>0.0035778175313059</text:p>
              </table:table-cell>
              <table:table-cell office:value-type="float" office:value="0.0035778175313059">
                <text:p>0.0035778175313059</text:p>
              </table:table-cell>
              <table:table-cell office:value-type="float" office:value="0.0035778175313059">
                <text:p>0.00357781753130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49373881932022">
                <text:p>0.649373881932022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894454382826476">
                <text:p>0.00894454382826476</text:p>
              </table:table-cell>
              <table:table-cell office:value-type="float" office:value="0.00715563506261181">
                <text:p>0.00715563506261181</text:p>
              </table:table-cell>
              <table:table-cell office:value-type="float" office:value="0.00715563506261181">
                <text:p>0.00715563506261181</text:p>
              </table:table-cell>
              <table:table-cell office:value-type="float" office:value="0.00536672629695886">
                <text:p>0.00536672629695886</text:p>
              </table:table-cell>
              <table:table-cell office:value-type="float" office:value="0.00536672629695886">
                <text:p>0.00536672629695886</text:p>
              </table:table-cell>
              <table:table-cell office:value-type="float" office:value="0.0035778175313059">
                <text:p>0.003577817531305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90664272890485">
                <text:p>0.590664272890485</text:p>
              </table:table-cell>
              <table:table-cell office:value-type="float" office:value="0.0143626570915619">
                <text:p>0.0143626570915619</text:p>
              </table:table-cell>
              <table:table-cell office:value-type="float" office:value="0.0125673249551167">
                <text:p>0.0125673249551167</text:p>
              </table:table-cell>
              <table:table-cell office:value-type="float" office:value="0.00897666068222621">
                <text:p>0.00897666068222621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19389587073609">
                <text:p>0.619389587073609</text:p>
              </table:table-cell>
              <table:table-cell office:value-type="float" office:value="0.00897666068222621">
                <text:p>0.00897666068222621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359066427289049">
                <text:p>0.0035906642728904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73249551166966">
                <text:p>0.673249551166966</text:p>
              </table:table-cell>
              <table:table-cell office:value-type="float" office:value="0.0143626570915619">
                <text:p>0.0143626570915619</text:p>
              </table:table-cell>
              <table:table-cell office:value-type="float" office:value="0.00718132854578097">
                <text:p>0.00718132854578097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538599640933573">
                <text:p>0.00538599640933573</text:p>
              </table:table-cell>
              <table:table-cell office:value-type="float" office:value="0.00359066427289049">
                <text:p>0.00359066427289049</text:p>
              </table:table-cell>
              <table:table-cell office:value-type="float" office:value="0.00359066427289049">
                <text:p>0.00359066427289049</text:p>
              </table:table-cell>
              <table:table-cell office:value-type="float" office:value="0.00359066427289049">
                <text:p>0.00359066427289049</text:p>
              </table:table-cell>
              <table:table-cell office:value-type="float" office:value="0.00359066427289049">
                <text:p>0.00359066427289049</text:p>
              </table:table-cell>
              <table:table-cell office:value-type="float" office:value="0.00359066427289049">
                <text:p>0.0035906642728904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0.00899280575539568">
                <text:p>0.00899280575539568</text:p>
              </table:table-cell>
              <table:table-cell office:value-type="float" office:value="0.00719424460431655">
                <text:p>0.00719424460431655</text:p>
              </table:table-cell>
              <table:table-cell office:value-type="float" office:value="0.00539568345323741">
                <text:p>0.00539568345323741</text:p>
              </table:table-cell>
              <table:table-cell office:value-type="float" office:value="0.00539568345323741">
                <text:p>0.00539568345323741</text:p>
              </table:table-cell>
              <table:table-cell office:value-type="float" office:value="0.00539568345323741">
                <text:p>0.0053956834532374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67811934900542">
                <text:p>0.567811934900542</text:p>
              </table:table-cell>
              <table:table-cell office:value-type="float" office:value="0.0614828209764919">
                <text:p>0.0614828209764919</text:p>
              </table:table-cell>
              <table:table-cell office:value-type="float" office:value="0.00904159132007233">
                <text:p>0.00904159132007233</text:p>
              </table:table-cell>
              <table:table-cell office:value-type="float" office:value="0.00723327305605787">
                <text:p>0.00723327305605787</text:p>
              </table:table-cell>
              <table:table-cell office:value-type="float" office:value="0.00723327305605787">
                <text:p>0.00723327305605787</text:p>
              </table:table-cell>
              <table:table-cell office:value-type="float" office:value="0.0054249547920434">
                <text:p>0.0054249547920434</text:p>
              </table:table-cell>
              <table:table-cell office:value-type="float" office:value="0.00361663652802893">
                <text:p>0.00361663652802893</text:p>
              </table:table-cell>
              <table:table-cell office:value-type="float" office:value="0.00361663652802893">
                <text:p>0.00361663652802893</text:p>
              </table:table-cell>
              <table:table-cell office:value-type="float" office:value="0.00361663652802893">
                <text:p>0.00361663652802893</text:p>
              </table:table-cell>
              <table:table-cell office:value-type="float" office:value="0.00361663652802893">
                <text:p>0.0036166365280289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25">
                <text:p>0.625</text:p>
              </table:table-cell>
              <table:table-cell office:value-type="float" office:value="0.00905797101449275">
                <text:p>0.00905797101449275</text:p>
              </table:table-cell>
              <table:table-cell office:value-type="float" office:value="0.00905797101449275">
                <text:p>0.00905797101449275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77536231884058">
                <text:p>0.677536231884058</text:p>
              </table:table-cell>
              <table:table-cell office:value-type="float" office:value="0.00905797101449275">
                <text:p>0.00905797101449275</text:p>
              </table:table-cell>
              <table:table-cell office:value-type="float" office:value="0.00905797101449275">
                <text:p>0.00905797101449275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0.00543478260869565">
                <text:p>0.00543478260869565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0.0036231884057971">
                <text:p>0.003623188405797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005444646098">
                <text:p>0.7005444646098</text:p>
              </table:table-cell>
              <table:table-cell office:value-type="float" office:value="0.0127041742286751">
                <text:p>0.0127041742286751</text:p>
              </table:table-cell>
              <table:table-cell office:value-type="float" office:value="0.00725952813067151">
                <text:p>0.00725952813067151</text:p>
              </table:table-cell>
              <table:table-cell office:value-type="float" office:value="0.00544464609800363">
                <text:p>0.00544464609800363</text:p>
              </table:table-cell>
              <table:table-cell office:value-type="float" office:value="0.00544464609800363">
                <text:p>0.00544464609800363</text:p>
              </table:table-cell>
              <table:table-cell office:value-type="float" office:value="0.00362976406533575">
                <text:p>0.00362976406533575</text:p>
              </table:table-cell>
              <table:table-cell office:value-type="float" office:value="0.00362976406533575">
                <text:p>0.00362976406533575</text:p>
              </table:table-cell>
              <table:table-cell office:value-type="float" office:value="0.00362976406533575">
                <text:p>0.00362976406533575</text:p>
              </table:table-cell>
              <table:table-cell office:value-type="float" office:value="0.00362976406533575">
                <text:p>0.00362976406533575</text:p>
              </table:table-cell>
              <table:table-cell office:value-type="float" office:value="0.00362976406533575">
                <text:p>0.003629764065335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35531135531136">
                <text:p>0.635531135531136</text:p>
              </table:table-cell>
              <table:table-cell office:value-type="float" office:value="0.0183150183150183">
                <text:p>0.0183150183150183</text:p>
              </table:table-cell>
              <table:table-cell office:value-type="float" office:value="0.0183150183150183">
                <text:p>0.0183150183150183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54945054945055">
                <text:p>0.0054945054945055</text:p>
              </table:table-cell>
              <table:table-cell office:value-type="float" office:value="0.00366300366300366">
                <text:p>0.003663003663003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39556377079482">
                <text:p>0.639556377079482</text:p>
              </table:table-cell>
              <table:table-cell office:value-type="float" office:value="0.0129390018484288">
                <text:p>0.0129390018484288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369685767097967">
                <text:p>0.003696857670979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34011090573013">
                <text:p>0.634011090573013</text:p>
              </table:table-cell>
              <table:table-cell office:value-type="float" office:value="0.0166358595194085">
                <text:p>0.0166358595194085</text:p>
              </table:table-cell>
              <table:table-cell office:value-type="float" office:value="0.00924214417744917">
                <text:p>0.00924214417744917</text:p>
              </table:table-cell>
              <table:table-cell office:value-type="float" office:value="0.00924214417744917">
                <text:p>0.00924214417744917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369685767097967">
                <text:p>0.00369685767097967</text:p>
              </table:table-cell>
              <table:table-cell office:value-type="float" office:value="0.00369685767097967">
                <text:p>0.00369685767097967</text:p>
              </table:table-cell>
              <table:table-cell office:value-type="float" office:value="0.00369685767097967">
                <text:p>0.00369685767097967</text:p>
              </table:table-cell>
              <table:table-cell office:value-type="float" office:value="0.00369685767097967">
                <text:p>0.003696857670979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43253234750462">
                <text:p>0.643253234750462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739371534195933">
                <text:p>0.00739371534195933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  <table:table-cell office:value-type="float" office:value="0.0055452865064695">
                <text:p>0.005545286506469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111317254174397">
                <text:p>0.0111317254174397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556586270871985">
                <text:p>0.00556586270871985</text:p>
              </table:table-cell>
              <table:table-cell office:value-type="float" office:value="0.00556586270871985">
                <text:p>0.00556586270871985</text:p>
              </table:table-cell>
              <table:table-cell office:value-type="float" office:value="0.00556586270871985">
                <text:p>0.00556586270871985</text:p>
              </table:table-cell>
              <table:table-cell office:value-type="float" office:value="0.00371057513914657">
                <text:p>0.00371057513914657</text:p>
              </table:table-cell>
              <table:table-cell office:value-type="float" office:value="0.00371057513914657">
                <text:p>0.0037105751391465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01298701298701">
                <text:p>0.701298701298701</text:p>
              </table:table-cell>
              <table:table-cell office:value-type="float" office:value="0.0111317254174397">
                <text:p>0.0111317254174397</text:p>
              </table:table-cell>
              <table:table-cell office:value-type="float" office:value="0.0111317254174397">
                <text:p>0.0111317254174397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742115027829313">
                <text:p>0.00742115027829313</text:p>
              </table:table-cell>
              <table:table-cell office:value-type="float" office:value="0.00371057513914657">
                <text:p>0.00371057513914657</text:p>
              </table:table-cell>
              <table:table-cell office:value-type="float" office:value="0.00371057513914657">
                <text:p>0.00371057513914657</text:p>
              </table:table-cell>
              <table:table-cell office:value-type="float" office:value="0.00371057513914657">
                <text:p>0.00371057513914657</text:p>
              </table:table-cell>
              <table:table-cell office:value-type="float" office:value="0.00371057513914657">
                <text:p>0.0037105751391465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2453531598513">
                <text:p>0.62453531598513</text:p>
              </table:table-cell>
              <table:table-cell office:value-type="float" office:value="0.0111524163568773">
                <text:p>0.0111524163568773</text:p>
              </table:table-cell>
              <table:table-cell office:value-type="float" office:value="0.00929368029739777">
                <text:p>0.00929368029739777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557620817843866">
                <text:p>0.00557620817843866</text:p>
              </table:table-cell>
              <table:table-cell office:value-type="float" office:value="0.00371747211895911">
                <text:p>0.0037174721189591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21973929236499">
                <text:p>0.621973929236499</text:p>
              </table:table-cell>
              <table:table-cell office:value-type="float" office:value="0.0130353817504656">
                <text:p>0.0130353817504656</text:p>
              </table:table-cell>
              <table:table-cell office:value-type="float" office:value="0.0130353817504656">
                <text:p>0.0130353817504656</text:p>
              </table:table-cell>
              <table:table-cell office:value-type="float" office:value="0.00931098696461825">
                <text:p>0.00931098696461825</text:p>
              </table:table-cell>
              <table:table-cell office:value-type="float" office:value="0.00931098696461825">
                <text:p>0.0093109869646182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37243947858473">
                <text:p>0.00372439478584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29422718808194">
                <text:p>0.629422718808194</text:p>
              </table:table-cell>
              <table:table-cell office:value-type="float" office:value="0.00931098696461825">
                <text:p>0.00931098696461825</text:p>
              </table:table-cell>
              <table:table-cell office:value-type="float" office:value="0.0074487895716946">
                <text:p>0.0074487895716946</text:p>
              </table:table-cell>
              <table:table-cell office:value-type="float" office:value="0.0074487895716946">
                <text:p>0.0074487895716946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37243947858473">
                <text:p>0.0037243947858473</text:p>
              </table:table-cell>
              <table:table-cell office:value-type="float" office:value="0.0037243947858473">
                <text:p>0.0037243947858473</text:p>
              </table:table-cell>
              <table:table-cell office:value-type="float" office:value="0.0037243947858473">
                <text:p>0.003724394785847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294227188081937">
                <text:p>0.294227188081937</text:p>
              </table:table-cell>
              <table:table-cell office:value-type="float" office:value="0.245810055865922">
                <text:p>0.245810055865922</text:p>
              </table:table-cell>
              <table:table-cell office:value-type="float" office:value="0.113594040968343">
                <text:p>0.113594040968343</text:p>
              </table:table-cell>
              <table:table-cell office:value-type="float" office:value="0.0074487895716946">
                <text:p>0.0074487895716946</text:p>
              </table:table-cell>
              <table:table-cell office:value-type="float" office:value="0.0074487895716946">
                <text:p>0.0074487895716946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558659217877095">
                <text:p>0.00558659217877095</text:p>
              </table:table-cell>
              <table:table-cell office:value-type="float" office:value="0.0037243947858473">
                <text:p>0.0037243947858473</text:p>
              </table:table-cell>
              <table:table-cell office:value-type="float" office:value="0.0037243947858473">
                <text:p>0.0037243947858473</text:p>
              </table:table-cell>
              <table:table-cell office:value-type="float" office:value="0.0037243947858473">
                <text:p>0.00372439478584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64179104477612">
                <text:p>0.664179104477612</text:p>
              </table:table-cell>
              <table:table-cell office:value-type="float" office:value="0.0205223880597015">
                <text:p>0.0205223880597015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0.00559701492537313">
                <text:p>0.00559701492537313</text:p>
              </table:table-cell>
              <table:table-cell office:value-type="float" office:value="0.00559701492537313">
                <text:p>0.00559701492537313</text:p>
              </table:table-cell>
              <table:table-cell office:value-type="float" office:value="0.00559701492537313">
                <text:p>0.00559701492537313</text:p>
              </table:table-cell>
              <table:table-cell office:value-type="float" office:value="0.00373134328358209">
                <text:p>0.00373134328358209</text:p>
              </table:table-cell>
              <table:table-cell office:value-type="float" office:value="0.00373134328358209">
                <text:p>0.00373134328358209</text:p>
              </table:table-cell>
              <table:table-cell office:value-type="float" office:value="0.00373134328358209">
                <text:p>0.00373134328358209</text:p>
              </table:table-cell>
              <table:table-cell office:value-type="float" office:value="0.00373134328358209">
                <text:p>0.0037313432835820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67289719626168">
                <text:p>0.667289719626168</text:p>
              </table:table-cell>
              <table:table-cell office:value-type="float" office:value="0.011214953271028">
                <text:p>0.011214953271028</text:p>
              </table:table-cell>
              <table:table-cell office:value-type="float" office:value="0.00747663551401869">
                <text:p>0.00747663551401869</text:p>
              </table:table-cell>
              <table:table-cell office:value-type="float" office:value="0.00747663551401869">
                <text:p>0.00747663551401869</text:p>
              </table:table-cell>
              <table:table-cell office:value-type="float" office:value="0.00747663551401869">
                <text:p>0.00747663551401869</text:p>
              </table:table-cell>
              <table:table-cell office:value-type="float" office:value="0.00747663551401869">
                <text:p>0.00747663551401869</text:p>
              </table:table-cell>
              <table:table-cell office:value-type="float" office:value="0.00560747663551402">
                <text:p>0.00560747663551402</text:p>
              </table:table-cell>
              <table:table-cell office:value-type="float" office:value="0.00560747663551402">
                <text:p>0.00560747663551402</text:p>
              </table:table-cell>
              <table:table-cell office:value-type="float" office:value="0.00560747663551402">
                <text:p>0.00560747663551402</text:p>
              </table:table-cell>
              <table:table-cell office:value-type="float" office:value="0.00560747663551402">
                <text:p>0.0056074766355140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14821763602251">
                <text:p>0.714821763602251</text:p>
              </table:table-cell>
              <table:table-cell office:value-type="float" office:value="0.0168855534709193">
                <text:p>0.0168855534709193</text:p>
              </table:table-cell>
              <table:table-cell office:value-type="float" office:value="0.0075046904315197">
                <text:p>0.0075046904315197</text:p>
              </table:table-cell>
              <table:table-cell office:value-type="float" office:value="0.00562851782363978">
                <text:p>0.00562851782363978</text:p>
              </table:table-cell>
              <table:table-cell office:value-type="float" office:value="0.00562851782363978">
                <text:p>0.00562851782363978</text:p>
              </table:table-cell>
              <table:table-cell office:value-type="float" office:value="0.00375234521575985">
                <text:p>0.00375234521575985</text:p>
              </table:table-cell>
              <table:table-cell office:value-type="float" office:value="0.00375234521575985">
                <text:p>0.00375234521575985</text:p>
              </table:table-cell>
              <table:table-cell office:value-type="float" office:value="0.00375234521575985">
                <text:p>0.00375234521575985</text:p>
              </table:table-cell>
              <table:table-cell office:value-type="float" office:value="0.00375234521575985">
                <text:p>0.00375234521575985</text:p>
              </table:table-cell>
              <table:table-cell office:value-type="float" office:value="0.00375234521575985">
                <text:p>0.0037523452157598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59774436090226">
                <text:p>0.659774436090226</text:p>
              </table:table-cell>
              <table:table-cell office:value-type="float" office:value="0.0150375939849624">
                <text:p>0.0150375939849624</text:p>
              </table:table-cell>
              <table:table-cell office:value-type="float" office:value="0.0112781954887218">
                <text:p>0.0112781954887218</text:p>
              </table:table-cell>
              <table:table-cell office:value-type="float" office:value="0.0075187969924812">
                <text:p>0.0075187969924812</text:p>
              </table:table-cell>
              <table:table-cell office:value-type="float" office:value="0.0075187969924812">
                <text:p>0.0075187969924812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389097744360902">
                <text:p>0.389097744360902</text:p>
              </table:table-cell>
              <table:table-cell office:value-type="float" office:value="0.255639097744361">
                <text:p>0.255639097744361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37593984962406">
                <text:p>0.0037593984962406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76691729323308">
                <text:p>0.676691729323308</text:p>
              </table:table-cell>
              <table:table-cell office:value-type="float" office:value="0.0169172932330827">
                <text:p>0.0169172932330827</text:p>
              </table:table-cell>
              <table:table-cell office:value-type="float" office:value="0.00939849624060151">
                <text:p>0.00939849624060151</text:p>
              </table:table-cell>
              <table:table-cell office:value-type="float" office:value="0.00939849624060151">
                <text:p>0.00939849624060151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56390977443609">
                <text:p>0.0056390977443609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70433145009416">
                <text:p>0.670433145009416</text:p>
              </table:table-cell>
              <table:table-cell office:value-type="float" office:value="0.0112994350282486">
                <text:p>0.0112994350282486</text:p>
              </table:table-cell>
              <table:table-cell office:value-type="float" office:value="0.00564971751412429">
                <text:p>0.00564971751412429</text:p>
              </table:table-cell>
              <table:table-cell office:value-type="float" office:value="0.00564971751412429">
                <text:p>0.00564971751412429</text:p>
              </table:table-cell>
              <table:table-cell office:value-type="float" office:value="0.00564971751412429">
                <text:p>0.00564971751412429</text:p>
              </table:table-cell>
              <table:table-cell office:value-type="float" office:value="0.00376647834274953">
                <text:p>0.00376647834274953</text:p>
              </table:table-cell>
              <table:table-cell office:value-type="float" office:value="0.00376647834274953">
                <text:p>0.00376647834274953</text:p>
              </table:table-cell>
              <table:table-cell office:value-type="float" office:value="0.00376647834274953">
                <text:p>0.00376647834274953</text:p>
              </table:table-cell>
              <table:table-cell office:value-type="float" office:value="0.00376647834274953">
                <text:p>0.00376647834274953</text:p>
              </table:table-cell>
              <table:table-cell office:value-type="float" office:value="0.00376647834274953">
                <text:p>0.0037664783427495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6351606805293">
                <text:p>0.66351606805293</text:p>
              </table:table-cell>
              <table:table-cell office:value-type="float" office:value="0.0151228733459357">
                <text:p>0.0151228733459357</text:p>
              </table:table-cell>
              <table:table-cell office:value-type="float" office:value="0.00756143667296787">
                <text:p>0.00756143667296787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378071833648393">
                <text:p>0.00378071833648393</text:p>
              </table:table-cell>
              <table:table-cell office:value-type="float" office:value="0.00378071833648393">
                <text:p>0.00378071833648393</text:p>
              </table:table-cell>
              <table:table-cell office:value-type="float" office:value="0.00378071833648393">
                <text:p>0.0037807183364839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97353497164461">
                <text:p>0.597353497164461</text:p>
              </table:table-cell>
              <table:table-cell office:value-type="float" office:value="0.00945179584120983">
                <text:p>0.00945179584120983</text:p>
              </table:table-cell>
              <table:table-cell office:value-type="float" office:value="0.00756143667296787">
                <text:p>0.00756143667296787</text:p>
              </table:table-cell>
              <table:table-cell office:value-type="float" office:value="0.00756143667296787">
                <text:p>0.00756143667296787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0.00378071833648393">
                <text:p>0.00378071833648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solid" draw:fill-color="#000000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9.988cm" svg:height="26.723cm" xlink:href=".." xlink:type="simple" chart:class="chart:bar" chart:style-name="ch1">
        <chart:title svg:x="16.551cm" svg:y="0.67cm" chart:style-name="ch2">
          <text:p>Barcodes top-10 mates (absolute)</text:p>
        </chart:title>
        <chart:legend chart:legend-position="end" svg:x="38.863cm" svg:y="10.821cm" style:legend-expansion="high" chart:style-name="ch3"/>
        <chart:plot-area chart:style-name="ch4" table:cell-range-address="Rates.O1:Rates.X100" chart:data-source-has-labels="row" svg:x="1.81cm" svg:y="1.983cm" svg:width="36.254cm" svg:height="23.225cm">
          <chartooo:coordinate-region svg:x="2.802cm" svg:y="2.182cm" svg:width="35.262cm" svg:height="22.234cm"/>
          <chart:axis chart:dimension="x" chart:name="primary-x" chart:style-name="ch5">
            <chart:title svg:x="18.927cm" svg:y="25.742cm" chart:style-name="ch6">
              <text:p>Barcodes top</text:p>
            </chart:title>
          </chart:axis>
          <chart:axis chart:dimension="y" chart:name="primary-y" chart:style-name="ch7">
            <chart:title svg:x="0.451cm" svg:y="15.557cm" chart:style-name="ch8">
              <text:p>Mate reads number top-10</text:p>
            </chart:title>
            <chart:grid chart:style-name="ch9" chart:class="major"/>
          </chart:axis>
          <chart:series chart:style-name="ch10" chart:values-cell-range-address="Rates.O2:Rates.O100" chart:label-cell-address="Rates.O1:Rates.O1" chart:class="chart:bar">
            <chart:data-point chart:repeated="99"/>
          </chart:series>
          <chart:series chart:style-name="ch11" chart:values-cell-range-address="Rates.P2:Rates.P100" chart:label-cell-address="Rates.P1:Rates.P1" chart:class="chart:bar">
            <chart:data-point chart:repeated="99"/>
          </chart:series>
          <chart:series chart:style-name="ch12" chart:values-cell-range-address="Rates.Q2:Rates.Q100" chart:label-cell-address="Rates.Q1:Rates.Q1" chart:class="chart:bar">
            <chart:data-point chart:repeated="99"/>
          </chart:series>
          <chart:series chart:style-name="ch13" chart:values-cell-range-address="Rates.R2:Rates.R100" chart:label-cell-address="Rates.R1:Rates.R1" chart:class="chart:bar">
            <chart:data-point chart:repeated="99"/>
          </chart:series>
          <chart:series chart:style-name="ch14" chart:values-cell-range-address="Rates.S2:Rates.S100" chart:label-cell-address="Rates.S1:Rates.S1" chart:class="chart:bar">
            <chart:data-point chart:repeated="99"/>
          </chart:series>
          <chart:series chart:style-name="ch15" chart:values-cell-range-address="Rates.T2:Rates.T100" chart:label-cell-address="Rates.T1:Rates.T1" chart:class="chart:bar">
            <chart:data-point chart:repeated="99"/>
          </chart:series>
          <chart:series chart:style-name="ch16" chart:values-cell-range-address="Rates.U2:Rates.U100" chart:label-cell-address="Rates.U1:Rates.U1" chart:class="chart:bar">
            <chart:data-point chart:repeated="99"/>
          </chart:series>
          <chart:series chart:style-name="ch17" chart:values-cell-range-address="Rates.V2:Rates.V100" chart:label-cell-address="Rates.V1:Rates.V1" chart:class="chart:bar">
            <chart:data-point chart:repeated="99"/>
          </chart:series>
          <chart:series chart:style-name="ch18" chart:values-cell-range-address="Rates.W2:Rates.W100" chart:label-cell-address="Rates.W1:Rates.W1" chart:class="chart:bar">
            <chart:data-point chart:repeated="99"/>
          </chart:series>
          <chart:series chart:style-name="ch19" chart:values-cell-range-address="Rates.X2:Rates.X100" chart:label-cell-address="Rates.X1:Rates.X1" chart:class="chart:bar">
            <chart:data-point chart:repeated="9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Rates.O1:Rates.O1</svg:desc>
                </draw:g>
              </table:table-cell>
              <table:table-cell office:value-type="string">
                <text:p>2</text:p>
                <draw:g>
                  <svg:desc>Rates.P1:Rates.P1</svg:desc>
                </draw:g>
              </table:table-cell>
              <table:table-cell office:value-type="string">
                <text:p>3</text:p>
                <draw:g>
                  <svg:desc>Rates.Q1:Rates.Q1</svg:desc>
                </draw:g>
              </table:table-cell>
              <table:table-cell office:value-type="string">
                <text:p>4</text:p>
                <draw:g>
                  <svg:desc>Rates.R1:Rates.R1</svg:desc>
                </draw:g>
              </table:table-cell>
              <table:table-cell office:value-type="string">
                <text:p>5</text:p>
                <draw:g>
                  <svg:desc>Rates.S1:Rates.S1</svg:desc>
                </draw:g>
              </table:table-cell>
              <table:table-cell office:value-type="string">
                <text:p>6</text:p>
                <draw:g>
                  <svg:desc>Rates.T1:Rates.T1</svg:desc>
                </draw:g>
              </table:table-cell>
              <table:table-cell office:value-type="string">
                <text:p>7</text:p>
                <draw:g>
                  <svg:desc>Rates.U1:Rates.U1</svg:desc>
                </draw:g>
              </table:table-cell>
              <table:table-cell office:value-type="string">
                <text:p>8</text:p>
                <draw:g>
                  <svg:desc>Rates.V1:Rates.V1</svg:desc>
                </draw:g>
              </table:table-cell>
              <table:table-cell office:value-type="string">
                <text:p>9</text:p>
                <draw:g>
                  <svg:desc>Rates.W1:Rates.W1</svg:desc>
                </draw:g>
              </table:table-cell>
              <table:table-cell office:value-type="string">
                <text:p>10</text:p>
                <draw:g>
                  <svg:desc>Rates.X1:Rates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Rates.O2:Rates.O100</svg:desc>
                </draw:g>
              </table:table-cell>
              <table:table-cell office:value-type="float" office:value="119">
                <text:p>119</text:p>
                <draw:g>
                  <svg:desc>Rates.P2:Rates.P100</svg:desc>
                </draw:g>
              </table:table-cell>
              <table:table-cell office:value-type="float" office:value="116">
                <text:p>116</text:p>
                <draw:g>
                  <svg:desc>Rates.Q2:Rates.Q100</svg:desc>
                </draw:g>
              </table:table-cell>
              <table:table-cell office:value-type="float" office:value="107">
                <text:p>107</text:p>
                <draw:g>
                  <svg:desc>Rates.R2:Rates.R100</svg:desc>
                </draw:g>
              </table:table-cell>
              <table:table-cell office:value-type="float" office:value="106">
                <text:p>106</text:p>
                <draw:g>
                  <svg:desc>Rates.S2:Rates.S100</svg:desc>
                </draw:g>
              </table:table-cell>
              <table:table-cell office:value-type="float" office:value="104">
                <text:p>104</text:p>
                <draw:g>
                  <svg:desc>Rates.T2:Rates.T100</svg:desc>
                </draw:g>
              </table:table-cell>
              <table:table-cell office:value-type="float" office:value="101">
                <text:p>101</text:p>
                <draw:g>
                  <svg:desc>Rates.U2:Rates.U100</svg:desc>
                </draw:g>
              </table:table-cell>
              <table:table-cell office:value-type="float" office:value="100">
                <text:p>100</text:p>
                <draw:g>
                  <svg:desc>Rates.V2:Rates.V100</svg:desc>
                </draw:g>
              </table:table-cell>
              <table:table-cell office:value-type="float" office:value="97">
                <text:p>97</text:p>
                <draw:g>
                  <svg:desc>Rates.W2:Rates.W100</svg:desc>
                </draw:g>
              </table:table-cell>
              <table:table-cell office:value-type="float" office:value="94">
                <text:p>94</text:p>
                <draw:g>
                  <svg:desc>Rates.X2:Rates.X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">
                <text:p>224</text:p>
              </table:table-cell>
              <table:table-cell office:value-type="float" office:value="214">
                <text:p>214</text:p>
              </table:table-cell>
              <table:table-cell office:value-type="float" office:value="173">
                <text:p>173</text:p>
              </table:table-cell>
              <table:table-cell office:value-type="float" office:value="168">
                <text:p>168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218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101">
                <text:p>101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0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">
                <text:p>197</text:p>
              </table:table-cell>
              <table:table-cell office:value-type="float" office:value="162">
                <text:p>162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3">
                <text:p>233</text:p>
              </table:table-cell>
              <table:table-cell office:value-type="float" office:value="208">
                <text:p>208</text:p>
              </table:table-cell>
              <table:table-cell office:value-type="float" office:value="147">
                <text:p>147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3">
                <text:p>183</text:p>
              </table:table-cell>
              <table:table-cell office:value-type="float" office:value="131">
                <text:p>131</text:p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4">
                <text:p>354</text:p>
              </table:table-cell>
              <table:table-cell office:value-type="float" office:value="167">
                <text:p>167</text:p>
              </table:table-cell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140">
                <text:p>140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5">
                <text:p>265</text:p>
              </table:table-cell>
              <table:table-cell office:value-type="float" office:value="136">
                <text:p>136</text:p>
              </table:table-cell>
              <table:table-cell office:value-type="float" office:value="129">
                <text:p>129</text:p>
              </table:table-cell>
              <table:table-cell office:value-type="float" office:value="47">
                <text:p>47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">
                <text:p>201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5">
                <text:p>215</text:p>
              </table:table-cell>
              <table:table-cell office:value-type="float" office:value="182">
                <text:p>182</text:p>
              </table:table-cell>
              <table:table-cell office:value-type="float" office:value="110">
                <text:p>110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">
                <text:p>197</text:p>
              </table:table-cell>
              <table:table-cell office:value-type="float" office:value="188">
                <text:p>188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5">
                <text:p>27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">
                <text:p>187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">
                <text:p>145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63">
                <text:p>63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">
                <text:p>274</text:p>
              </table:table-cell>
              <table:table-cell office:value-type="float" office:value="206">
                <text:p>20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7">
                <text:p>347</text:p>
              </table:table-cell>
              <table:table-cell office:value-type="float" office:value="148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9">
                <text:p>4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">
                <text:p>177</text:p>
              </table:table-cell>
              <table:table-cell office:value-type="float" office:value="169">
                <text:p>169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7">
                <text:p>277</text:p>
              </table:table-cell>
              <table:table-cell office:value-type="float" office:value="159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">
                <text:p>163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5">
                <text:p>40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9">
                <text:p>44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">
                <text:p>271</text:p>
              </table:table-cell>
              <table:table-cell office:value-type="float" office:value="155">
                <text:p>15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1">
                <text:p>38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9">
                <text:p>269</text:p>
              </table:table-cell>
              <table:table-cell office:value-type="float" office:value="121">
                <text:p>121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1">
                <text:p>43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5">
                <text:p>215</text:p>
              </table:table-cell>
              <table:table-cell office:value-type="float" office:value="117">
                <text:p>117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">
                <text:p>234</text:p>
              </table:table-cell>
              <table:table-cell office:value-type="float" office:value="180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2">
                <text:p>38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2">
                <text:p>4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">
                <text:p>35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4">
                <text:p>41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5">
                <text:p>40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">
                <text:p>39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5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">
                <text:p>177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2">
                <text:p>43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6">
                <text:p>38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3">
                <text:p>40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4">
                <text:p>37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7">
                <text:p>357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">
                <text:p>4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1">
                <text:p>43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8">
                <text:p>38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9">
                <text:p>41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6">
                <text:p>33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5">
                <text:p>38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3">
                <text:p>263</text:p>
              </table:table-cell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3">
                <text:p>40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5">
                <text:p>37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5">
                <text:p>38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7">
                <text:p>38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7">
                <text:p>3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9">
                <text:p>41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8">
                <text:p>38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0">
                <text:p>37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3">
                <text:p>36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8">
                <text:p>39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0">
                <text:p>37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9">
                <text:p>33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8">
                <text:p>268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3">
                <text:p>173</text:p>
              </table:table-cell>
              <table:table-cell office:value-type="float" office:value="167">
                <text:p>16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2">
                <text:p>38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5">
                <text:p>35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1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8">
                <text:p>35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3">
                <text:p>36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9">
                <text:p>32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5">
                <text:p>34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6">
                <text:p>33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4">
                <text:p>314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5">
                <text:p>34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4">
                <text:p>37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6">
                <text:p>38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7">
                <text:p>34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6">
                <text:p>34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3">
                <text:p>34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8">
                <text:p>3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3">
                <text:p>34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8">
                <text:p>37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6">
                <text:p>33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4">
                <text:p>33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8">
                <text:p>33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132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6">
                <text:p>35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7">
                <text:p>35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1">
                <text:p>38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1">
                <text:p>35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7">
                <text:p>207</text:p>
              </table:table-cell>
              <table:table-cell office:value-type="float" office:value="136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0">
                <text:p>36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6">
                <text:p>35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1">
                <text:p>35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6">
                <text:p>31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